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985">
      <style:graphic-properties fo:wrap-option="no-wrap" fo:padding-top="0.05in" fo:padding-bottom="0.05in" fo:padding-left="0.1in" fo:padding-right="0.1in" draw:textarea-vertical-align="middle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center" style:tab-stop-distance="1in" fo:margin-left="0in" fo:margin-right="0in" fo:text-indent="0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>
      <style:graphic-properties fo:wrap-option="no-wrap" fo:padding-top="0.05in" fo:padding-bottom="0.05in" fo:padding-left="0.1in" fo:padding-right="0.1in" draw:textarea-vertical-align="middle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center" style:tab-stop-distance="1in" fo:margin-left="0in" fo:margin-right="0in" fo:text-indent="0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no-wrap" fo:padding-top="0.05in" fo:padding-bottom="0.05in" fo:padding-left="0.1in" fo:padding-right="0.1in" draw:textarea-vertical-align="middle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2083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center" style:tab-stop-distance="1in" fo:margin-left="0in" fo:margin-right="0in" fo:text-indent="0in" fo:margin-top="0.152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no-wrap" fo:padding-top="0.05in" fo:padding-bottom="0.05in" fo:padding-left="0.1in" fo:padding-right="0.1in" draw:textarea-vertical-align="middle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2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1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0">
      <style:graphic-properties fo:wrap-option="no-wrap" fo:padding-top="0.05in" fo:padding-bottom="0.05in" fo:padding-left="0.1in" fo:padding-right="0.1in" draw:textarea-vertical-align="middle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2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3">
      <style:graphic-properties fo:wrap-option="no-wrap" fo:padding-top="0.05in" fo:padding-bottom="0.05in" fo:padding-left="0.1in" fo:padding-right="0.1in" draw:textarea-vertical-align="middle" draw:textarea-horizontal-align="left" draw:fill="solid" draw:fill-color="#ffff00" draw:opacity="100%" draw:stroke="solid" svg:stroke-width="0.02083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406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4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9">
      <style:graphic-properties fo:wrap-option="no-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2617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2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1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4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4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2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7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5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7">
      <style:graphic-properties fo:wrap-option="no-wrap" fo:padding-top="0.05in" fo:padding-bottom="0.05in" fo:padding-left="0.1in" fo:padding-right="0.1in" draw:textarea-vertical-align="middle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2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8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0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0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2003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1">
      <style:graphic-properties fo:wrap-option="no-wrap" fo:padding-top="0.05in" fo:padding-bottom="0.05in" fo:padding-left="0.1in" fo:padding-right="0.1in" draw:textarea-vertical-align="middle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2213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2006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424">
      <style:graphic-properties fo:wrap-option="no-wrap" fo:padding-top="0.05in" fo:padding-bottom="0.05in" fo:padding-left="0.1in" fo:padding-right="0.1in" draw:textarea-vertical-align="middle" draw:textarea-horizontal-align="left" draw:fill="solid" draw:fill-color="#ffff00" draw:opacity="100%" draw:stroke="solid" svg:stroke-width="0.02083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2216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2009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4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9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7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4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2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22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2015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resentation" style:name="a2431">
      <style:graphic-properties draw:fill="none" draw:stroke="solid" svg:stroke-width="0.01042in" svg:stroke-color="#000000" svg:stroke-opacity="100%" draw:stroke-linejoin="miter"/>
    </style:style>
    <style:style style:family="text" style:name="a2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25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2018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24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5">
      <style:text-properties fo:font-variant="normal" fo:text-transform="none" fo:color="#993300" style:text-line-through-type="none" style:text-line-through-style="none" style:text-line-through-width="auto" style:text-line-through-color="font-color" style:text-position="0% 100%" fo:font-family="Times New Roman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8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439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8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1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1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2024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4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2027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5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7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2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0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0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2033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3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2036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45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6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2039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9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8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2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2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2045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2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1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5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2048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6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8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7">
      <style:graphic-properties draw:fill="none" draw:stroke="solid" svg:stroke-width="0.01042in" svg:stroke-color="#000000" svg:stroke-opacity="100%" draw:stroke-linejoin="miter"/>
    </style:style>
    <style:style style:family="presentation" style:name="a2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1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1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2054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2470">
      <style:graphic-properties fo:wrap-option="no-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64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2057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2">
      <style:paragraph-properties fo:line-height="100%" fo:text-align="left" style:tab-stop-distance="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22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67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8">
      <style:graphic-properties fo:wrap-option="no-wrap" fo:padding-top="0.05in" fo:padding-bottom="0.05in" fo:padding-left="0.1in" fo:padding-right="0.1in" draw:textarea-vertical-align="middle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2686">
      <style:graphic-properties fo:wrap-option="no-wrap" fo:padding-top="0.05in" fo:padding-bottom="0.05in" fo:padding-left="0.1in" fo:padding-right="0.1in" draw:textarea-vertical-align="middle" draw:textarea-horizontal-align="left" draw:fill="solid" draw:fill-color="#009900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mbol" style:font-family-generic="roman" style:font-pitch="variable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60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0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2063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3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2066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69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Times New Roman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82">
      <style:graphic-properties fo:wrap-option="no-wrap" fo:padding-top="0.05in" fo:padding-bottom="0.05in" fo:padding-left="0.1in" fo:padding-right="0.1in" draw:textarea-vertical-align="middle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2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Times New Roman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6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2069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85">
      <style:graphic-properties fo:wrap-option="no-wrap" fo:padding-top="0.05in" fo:padding-bottom="0.05in" fo:padding-left="0.1in" fo:padding-right="0.1in" draw:textarea-vertical-align="middle" draw:textarea-horizontal-align="left" draw:fill="solid" draw:fill-color="#ffff00" draw:opacity="100%" draw:stroke="solid" svg:stroke-width="0.02083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79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2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8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269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8">
      <style:paragraph-properties fo:line-height="100%" fo:text-align="left" style:tab-stop-distance="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2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2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2075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2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2">
      <style:graphic-properties draw:fill="none" draw:stroke="solid" svg:stroke-width="0.01042in" svg:stroke-color="#000000" svg:stroke-opacity="100%" draw:stroke-linejoin="miter"/>
    </style:style>
    <style:style style:family="paragraph" style:name="a22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85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2078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drawing-page" style:name="a24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8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496">
      <style:text-properties fo:font-variant="normal" fo:text-transform="none" fo:color="#993300" style:text-line-through-type="none" style:text-line-through-style="none" style:text-line-through-width="auto" style:text-line-through-color="font-color" style:text-position="0% 100%" fo:font-family="Times New Roman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8">
      <style:text-properties fo:font-variant="normal" fo:text-transform="none" fo:color="#993300" style:text-line-through-type="none" style:text-line-through-style="none" style:text-line-through-width="auto" style:text-line-through-color="font-color" style:text-position="0% 100%" fo:font-family="Times New Roman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1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1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2084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4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2087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7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0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3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6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9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1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4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7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0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0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703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3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706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6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709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9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2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7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2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5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5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9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22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715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5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8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9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25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718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8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993300" style:text-line-through-type="none" style:text-line-through-style="none" style:text-line-through-width="auto" style:text-line-through-color="font-color" style:text-position="0% 100%" fo:font-family="Times New Roman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1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7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1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5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4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1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724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7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34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727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5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7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0">
      <style:graphic-properties draw:fill="none" draw:stroke="solid" svg:stroke-width="0.01042in" svg:stroke-color="#000000" svg:stroke-opacity="100%" draw:stroke-linejoin="miter"/>
    </style:style>
    <style:style style:family="presentation" style:name="a1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1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4">
      <style:text-properties fo:font-variant="normal" fo:text-transform="none" fo:color="#993300" style:text-line-through-type="none" style:text-line-through-style="none" style:text-line-through-width="auto" style:text-line-through-color="font-color" style:text-position="0% 100%" fo:font-family="Times New Roman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0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resentation" style:name="a1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0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5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4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3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40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108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3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5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6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318">
      <style:paragraph-properties fo:line-height="100%" fo:text-align="center" style:tab-stop-distance="1in" fo:margin-left="0in" fo:margin-right="0in" fo:text-indent="0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9">
      <style:graphic-properties fo:wrap-option="no-wrap" fo:padding-top="0.05in" fo:padding-bottom="0.05in" fo:padding-left="0.1in" fo:padding-right="0.1in" draw:textarea-vertical-align="middle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1943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736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9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9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6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739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9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Trebuchet M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Trebuchet M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2">
      <style:graphic-properties fo:wrap-option="no-wrap" fo:padding-top="0.05in" fo:padding-bottom="0.05in" fo:padding-left="0.1in" fo:padding-right="0.1in" draw:textarea-vertical-align="middle" draw:textarea-horizontal-align="left" draw:fill="solid" draw:fill-color="#ffff00" draw:opacity="100%" draw:stroke="solid" svg:stroke-width="0.03125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Trebuchet M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2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5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625in" svg:stroke-color="#ff0000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117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2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5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5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3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8">
      <style:graphic-properties fo:wrap-option="no-wrap" fo:padding-top="0.05in" fo:padding-bottom="0.05in" fo:padding-left="0.1in" fo:padding-right="0.1in" draw:textarea-vertical-align="middle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1952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745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5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8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9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5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748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8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Trebuchet M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100%" fo:text-align="center" style:tab-stop-distance="1in" fo:margin-left="0in" fo:margin-right="0in" fo:text-indent="0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Trebuchet M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1">
      <style:graphic-properties fo:wrap-option="no-wrap" fo:padding-top="0.05in" fo:padding-bottom="0.05in" fo:padding-left="0.1in" fo:padding-right="0.1in" draw:textarea-vertical-align="middle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Trebuchet M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1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333">
      <style:paragraph-properties fo:line-height="100%" fo:text-align="center" style:tab-stop-distance="1in" fo:margin-left="0in" fo:margin-right="0in" fo:text-indent="0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4">
      <style:graphic-properties fo:wrap-option="no-wrap" fo:padding-top="0.05in" fo:padding-bottom="0.05in" fo:padding-left="0.1in" fo:padding-right="0.1in" draw:textarea-vertical-align="middle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1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4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7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961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4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7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4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757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7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Trebuchet M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Trebuchet M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0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0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3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0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3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7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6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970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763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5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6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3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9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973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766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9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9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6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769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9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2">
      <style:graphic-properties fo:wrap-option="no-wrap" fo:padding-top="0.05in" fo:padding-bottom="0.05in" fo:padding-left="0.1in" fo:padding-right="0.1in" draw:textarea-vertical-align="middle" draw:textarea-horizontal-align="left" draw:fill="solid" draw:fill-color="#ffff00" draw:opacity="100%" draw:stroke="solid" svg:stroke-width="0.03125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2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145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5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2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3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5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2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5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8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5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8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982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775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8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9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85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778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8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1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1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154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1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3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4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1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5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7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4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3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7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991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4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7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3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4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787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7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0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0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163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0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3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3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790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6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3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3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6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1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3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9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6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3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9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796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9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7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9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2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2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175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5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2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3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5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178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5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8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8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1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1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184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4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187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7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0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3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6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9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1">
      <style:paragraph-properties fo:line-height="100%" fo:text-align="left" style:tab-stop-distance="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mbol" style:font-family-generic="roman" style:font-pitch="variable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mbol" style:font-family-generic="roman" style:font-pitch="variable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1">
      <style:text-properties fo:font-variant="normal" fo:text-transform="none" fo:color="#3300ff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3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506">
      <style:text-properties fo:font-variant="normal" fo:text-transform="none" fo:color="#3300ff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8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2300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0">
      <style:text-properties fo:font-variant="normal" fo:text-transform="none" fo:color="#3300ff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3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251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0">
      <style:text-properties fo:font-variant="normal" fo:text-transform="none" fo:color="#993300" style:text-line-through-type="none" style:text-line-through-style="none" style:text-line-through-width="auto" style:text-line-through-color="font-color" style:text-position="0% 100%" fo:font-family="Times New Roman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3">
      <style:text-properties fo:font-variant="normal" fo:text-transform="none" fo:color="#3300ff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6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resentation" style:name="a27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5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9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2725">
      <style:graphic-properties fo:wrap-option="wrap" fo:padding-top="0.05in" fo:padding-bottom="0.05in" fo:padding-left="0.1in" fo:padding-right="0.1in" draw:textarea-vertical-align="top" draw:textarea-horizontal-align="left" draw:fill="solid" draw:fill-color="#ffff99" draw:opacity="50.195%" draw:stroke="solid" svg:stroke-width="0.00347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text" style:name="a2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8">
      <style:text-properties fo:font-variant="normal" fo:text-transform="none" fo:color="#3300ff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2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3125in" svg:stroke-color="#000000" draw:marker-end="a2728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02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2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12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2520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05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23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15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27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4">
      <style:text-properties fo:font-variant="normal" fo:text-transform="none" fo:color="#3300ff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8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2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3125in" svg:stroke-color="#000000" draw:marker-end="a2732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18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7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3125in" svg:stroke-color="#000000" draw:marker-end="a2736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1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23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21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2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4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2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24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27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532">
      <style:text-properties fo:font-variant="normal" fo:text-transform="none" fo:color="#3300ff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3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7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23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27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27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535">
      <style:text-properties fo:font-variant="normal" fo:text-transform="none" fo:color="#3300ff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6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2120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30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2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3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2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33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2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2">
      <style:graphic-properties draw:fill="none" draw:stroke="solid" svg:stroke-width="0.01042in" svg:stroke-color="#000000" svg:stroke-opacity="100%" draw:stroke-linejoin="miter"/>
    </style:style>
    <style:style style:family="graphic" style:name="a2126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23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36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275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drawing-page" style:name="a2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29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2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6">
      <style:text-properties fo:font-variant="normal" fo:text-transform="none" fo:color="#993300" style:text-line-through-type="none" style:text-line-through-style="none" style:text-line-through-width="auto" style:text-line-through-color="font-color" style:text-position="0% 100%" fo:font-family="Times New Roman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9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2755">
      <style:graphic-properties fo:wrap-option="no-wrap" fo:padding-top="0.05in" fo:padding-bottom="0.05in" fo:padding-left="0.1in" fo:padding-right="0.1in" draw:textarea-vertical-align="middle" draw:textarea-horizontal-align="left" draw:fill="solid" draw:fill-color="#009900" draw:opacity="100%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2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3125in" svg:stroke-color="#000000" draw:marker-end="a2758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32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23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42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2550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35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23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45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27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38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23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3">
      <style:graphic-properties draw:fill="none" draw:stroke="solid" svg:stroke-width="0.01042in" svg:stroke-color="#000000" svg:stroke-opacity="100%" draw:stroke-linejoin="miter"/>
    </style:style>
    <style:style style:family="text" style:name="a2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48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resentation" style:name="a2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57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7">
      <style:text-properties fo:font-variant="normal" fo:text-transform="none" fo:color="#993300" style:text-line-through-type="none" style:text-line-through-style="none" style:text-line-through-width="auto" style:text-line-through-color="font-color" style:text-position="0% 100%" fo:font-family="Times New Roman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1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23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2">
      <style:graphic-properties draw:fill="none" draw:stroke="solid" svg:stroke-width="0.01042in" svg:stroke-color="#000000" svg:stroke-opacity="100%" draw:stroke-linejoin="miter"/>
    </style:style>
    <style:style style:family="paragraph" style:name="a2560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4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resentation" style:name="a2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7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356">
      <style:text-properties fo:font-variant="normal" fo:text-transform="none" fo:color="#993300" style:text-line-through-type="none" style:text-line-through-style="none" style:text-line-through-width="auto" style:text-line-through-color="font-color" style:text-position="0% 100%" fo:font-family="Times New Roman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3">
      <style:graphic-properties draw:fill="none" draw:stroke="solid" svg:stroke-width="0.01042in" svg:stroke-color="#000000" svg:stroke-opacity="100%" draw:stroke-linejoin="miter"/>
    </style:style>
    <style:style style:family="text" style:name="a2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6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50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3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3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6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25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6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9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25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6">
      <style:graphic-properties fo:wrap-option="no-wrap" fo:padding-top="0.05in" fo:padding-bottom="0.05in" fo:padding-left="0.1in" fo:padding-right="0.1in" draw:textarea-vertical-align="middle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aragraph" style:name="a2369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2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2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0">
      <style:graphic-properties fo:wrap-option="no-wrap" fo:padding-top="0.05in" fo:padding-bottom="0.05in" fo:padding-left="0.1in" fo:padding-right="0.1in" draw:textarea-vertical-align="middle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aragraph" style:name="a21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5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3">
      <style:graphic-properties fo:wrap-option="no-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21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6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68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6">
      <style:graphic-properties fo:wrap-option="no-wrap" fo:padding-top="0.05in" fo:padding-bottom="0.05in" fo:padding-left="0.1in" fo:padding-right="0.1in" draw:textarea-vertical-align="middle" draw:textarea-horizontal-align="left" draw:fill="solid" draw:fill-color="#ffff00" draw:opacity="100%" draw:stroke="solid" svg:stroke-width="0.02083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2379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9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21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1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74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2383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3">
      <style:graphic-properties draw:fill="none" draw:stroke="solid" svg:stroke-width="0.01042in" svg:stroke-color="#000000" svg:stroke-opacity="100%" draw:stroke-linejoin="miter"/>
    </style:style>
    <style:style style:family="graphic" style:name="a2177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8">
      <style:graphic-properties fo:wrap-option="no-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draw:auto-grow-width="false" draw:auto-grow-height="false"/>
      <style:paragraph-properties style:font-independent-line-spacing="true" style:writing-mode="lr-tb"/>
    </style:style>
    <style:style style:family="drawing-page" style:name="a2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7">
      <style:text-properties fo:font-variant="normal" fo:text-transform="none" fo:color="#993300" style:text-line-through-type="none" style:text-line-through-style="none" style:text-line-through-width="auto" style:text-line-through-color="font-color" style:text-position="0% 100%" fo:font-family="Times New Roman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80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83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23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21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86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6">
      <style:graphic-properties fo:wrap-option="no-wrap" fo:padding-top="0.05in" fo:padding-bottom="0.05in" fo:padding-left="0.1in" fo:padding-right="0.1in" draw:textarea-vertical-align="middle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2189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2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5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8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2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5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8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1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1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604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4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607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7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0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0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403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20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3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406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8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23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6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6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409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8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6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619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9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2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4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2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2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5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6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2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415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8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832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6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5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418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8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35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6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8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8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2">
      <style:graphic-properties fo:wrap-option="no-wrap" fo:padding-top="0.05in" fo:padding-bottom="0.05in" fo:padding-left="0.1in" fo:padding-right="0.1in" draw:textarea-vertical-align="middle" draw:textarea-horizontal-align="left" draw:fill="solid" draw:fill-color="#ffff00" draw:opacity="100%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1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1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4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1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5">
      <style:paragraph-properties fo:line-height="100%" fo:text-align="center" style:tab-stop-distance="1in" fo:margin-left="0in" fo:margin-right="0in" fo:text-indent="0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4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006">
      <style:graphic-properties fo:wrap-option="no-wrap" fo:padding-top="0.05in" fo:padding-bottom="0.05in" fo:padding-left="0.1in" fo:padding-right="0.1in" draw:textarea-vertical-align="middle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aragraph" style:name="a16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1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424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2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7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841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009">
      <style:paragraph-properties fo:line-height="100%" fo:text-align="center" style:tab-stop-distance="1in" fo:margin-left="0in" fo:margin-right="0in" fo:text-indent="0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4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427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4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6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7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7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0">
      <style:graphic-properties fo:wrap-option="no-wrap" fo:padding-top="0.05in" fo:padding-bottom="0.05in" fo:padding-left="0.1in" fo:padding-right="0.1in" draw:textarea-vertical-align="middle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0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013">
      <style:paragraph-properties fo:line-height="100%" fo:text-align="center" style:tab-stop-distance="1in" fo:margin-left="0in" fo:margin-right="0in" fo:text-indent="0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0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2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>
      <style:graphic-properties fo:wrap-option="no-wrap" fo:padding-top="0.05in" fo:padding-bottom="0.05in" fo:padding-left="0.1in" fo:padding-right="0.1in" draw:textarea-vertical-align="middle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3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0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433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no-wrap" fo:padding-top="0.05in" fo:padding-bottom="0.05in" fo:padding-left="0.1in" fo:padding-right="0.1in" draw:textarea-vertical-align="middle" draw:textarea-horizontal-align="left" draw:fill="solid" draw:fill-color="#ffff00" draw:opacity="100%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6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850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3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436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2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9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853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6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6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439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8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6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649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9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020">
      <style:paragraph-properties fo:line-height="100%" fo:text-align="center" style:tab-stop-distance="1in" fo:margin-left="0in" fo:margin-right="0in" fo:text-indent="0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1">
      <style:graphic-properties fo:wrap-option="no-wrap" fo:padding-top="0.05in" fo:padding-bottom="0.05in" fo:padding-left="0.1in" fo:padding-right="0.1in" draw:textarea-vertical-align="middle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2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024">
      <style:paragraph-properties fo:line-height="100%" fo:text-align="center" style:tab-stop-distance="1in" fo:margin-left="0in" fo:margin-right="0in" fo:text-indent="0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5">
      <style:graphic-properties fo:wrap-option="no-wrap" fo:padding-top="0.05in" fo:padding-bottom="0.05in" fo:padding-left="0.1in" fo:padding-right="0.1in" draw:textarea-vertical-align="middle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1442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5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center" style:tab-stop-distance="1in" fo:margin-left="0in" fo:margin-right="0in" fo:text-indent="0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2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445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2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9">
      <style:graphic-properties fo:wrap-option="no-wrap" fo:padding-top="0.05in" fo:padding-bottom="0.05in" fo:padding-left="0.1in" fo:padding-right="0.1in" draw:textarea-vertical-align="middle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8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862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5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448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8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5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8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8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draw:fill="none" draw:stroke="solid" svg:stroke-width="0.01042in" svg:stroke-color="#000000" svg:stroke-opacity="100%" draw:stroke-linejoin="miter"/>
    </style:style>
    <style:style style:family="graphic" style:name="a1241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51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2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4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drawing-page" style:name="a10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993300" style:text-line-through-type="none" style:text-line-through-style="none" style:text-line-through-width="auto" style:text-line-through-color="font-color" style:text-position="0% 100%" fo:font-family="Times New Roman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1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454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2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7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871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resentation" style:name="a10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4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457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2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4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7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7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993300" style:text-line-through-type="none" style:text-line-through-style="none" style:text-line-through-width="auto" style:text-line-through-color="font-color" style:text-position="0% 100%" fo:font-family="Times New Roman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1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0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0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2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3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0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463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2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6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880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3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466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9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883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6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6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469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8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6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679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draw:fill="none" draw:stroke="solid" svg:stroke-width="0.01042in" svg:stroke-color="#000000" svg:stroke-opacity="100%" draw:stroke-linejoin="miter"/>
    </style:style>
    <style:style style:family="graphic" style:name="a1889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resentation" style:name="a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4">
      <style:text-properties fo:font-variant="normal" fo:text-transform="none" fo:color="#993300" style:text-line-through-type="none" style:text-line-through-style="none" style:text-line-through-width="auto" style:text-line-through-color="font-color" style:text-position="0% 100%" fo:font-family="Times New Roman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2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2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2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5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2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475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8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892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6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5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478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8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5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6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8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8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7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3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1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1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4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1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484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2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7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0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4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487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2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7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3">
      <style:graphic-properties draw:fill="none" draw:stroke="solid" svg:stroke-width="0.01042in" svg:stroke-color="#000000" svg:stroke-opacity="100%" draw:stroke-linejoin="miter"/>
    </style:style>
    <style:style style:family="presentation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7">
      <style:text-properties fo:font-variant="normal" fo:text-transform="none" fo:color="#993300" style:text-line-through-type="none" style:text-line-through-style="none" style:text-line-through-width="auto" style:text-line-through-color="font-color" style:text-position="0% 100%" fo:font-family="Times New Roman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0">
      <style:graphic-properties fo:wrap-option="no-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0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0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0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2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3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3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6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078">
      <style:graphic-properties fo:wrap-option="no-wrap" fo:padding-top="0.05in" fo:padding-bottom="0.05in" fo:padding-left="0.1in" fo:padding-right="0.1in" draw:textarea-vertical-align="middle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aragraph" style:name="a14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6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2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9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4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9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center" style:tab-stop-distance="1in" fo:margin-left="0in" fo:margin-right="0in" fo:text-indent="0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fo:wrap-option="no-wrap" fo:padding-top="0.05in" fo:padding-bottom="0.05in" fo:padding-left="0.1in" fo:padding-right="0.1in" draw:textarea-vertical-align="middle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2">
      <style:graphic-properties fo:wrap-option="no-wrap" fo:padding-top="0.05in" fo:padding-bottom="0.05in" fo:padding-left="0.1in" fo:padding-right="0.1in" draw:textarea-vertical-align="middle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2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085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625in" svg:stroke-color="#ff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6">
      <style:graphic-properties draw:fill="none" draw:stroke="solid" svg:stroke-width="0.01042in" svg:stroke-color="#000000" svg:stroke-opacity="100%" draw:stroke-linejoin="miter"/>
    </style:style>
    <style:style style:family="paragraph" style:name="a10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0">
      <style:paragraph-properties fo:line-height="100%" fo:text-align="center" style:tab-stop-distance="1in" fo:margin-left="0in" fo:margin-right="0in" fo:text-indent="0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1">
      <style:graphic-properties fo:wrap-option="no-wrap" fo:padding-top="0.05in" fo:padding-bottom="0.05in" fo:padding-left="0.1in" fo:padding-right="0.1in" draw:textarea-vertical-align="middle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2083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center" style:tab-stop-distance="1in" fo:margin-left="0in" fo:margin-right="0in" fo:text-indent="0in" fo:margin-top="0.15278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no-wrap" fo:padding-top="0.05in" fo:padding-bottom="0.05in" fo:padding-left="0.1in" fo:padding-right="0.1in" draw:textarea-vertical-align="middle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0">
      <style:graphic-properties fo:wrap-option="no-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fo:wrap-option="no-wrap" fo:padding-top="0.05in" fo:padding-bottom="0.05in" fo:padding-left="0.1in" fo:padding-right="0.1in" draw:textarea-vertical-align="middle" draw:textarea-horizontal-align="left" draw:fill="solid" draw:fill-color="#ffff00" draw:opacity="100%" draw:stroke="solid" svg:stroke-width="0.02083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0">
      <style:paragraph-properties fo:line-height="100%" fo:text-align="center" style:tab-stop-distance="1in" fo:margin-left="0in" fo:margin-right="0in" fo:text-indent="0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>
      <style:graphic-properties fo:wrap-option="no-wrap" fo:padding-top="0.05in" fo:padding-bottom="0.05in" fo:padding-left="0.1in" fo:padding-right="0.1in" draw:textarea-vertical-align="middle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center" style:tab-stop-distance="1in" fo:margin-left="0in" fo:margin-right="0in" fo:text-indent="0in" fo:margin-top="0.194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558">
      <text:list-level-style-bullet text:level="1" text:bullet-char="n">
        <style:list-level-properties text:space-before="0.0625in" text:min-label-width="0.3125in"/>
        <style:text-properties fo:color="#cb00cb" fo:font-family="Wingdings" style:font-pitch="variable" fo:font-size="55%"/>
      </text:list-level-style-bullet>
      <text:list-level-style-bullet text:level="2" text:bullet-char="n">
        <style:list-level-properties text:space-before="0.5in" text:min-label-width="0.3125in"/>
        <style:text-properties fo:color="#cb00cb" fo:font-family="Wingdings" style:font-pitch="variable" fo:font-size="55%"/>
      </text:list-level-style-bullet>
      <text:list-level-style-bullet text:level="3" text:bullet-char="n">
        <style:list-level-properties text:space-before="0.9375in" text:min-label-width="0.3125in"/>
        <style:text-properties fo:color="#cb00cb" fo:font-family="Wingdings" style:font-pitch="variable" fo:font-size="55%"/>
      </text:list-level-style-bullet>
      <text:list-level-style-bullet text:level="4" text:bullet-char="n">
        <style:list-level-properties text:space-before="1.4375in" text:min-label-width="0.3125in"/>
        <style:text-properties fo:color="#cb00cb" fo:font-family="Wingdings" style:font-pitch="variable" fo:font-size="55%"/>
      </text:list-level-style-bullet>
      <text:list-level-style-bullet text:level="5" text:bullet-char="n">
        <style:list-level-properties text:space-before="1.9375in" text:min-label-width="0.3125in"/>
        <style:text-properties fo:color="#cb00cb" fo:font-family="Wingdings" style:font-pitch="variable" fo:font-size="55%"/>
      </text:list-level-style-bullet>
      <text:list-level-style-bullet text:level="6" text:bullet-char="n">
        <style:list-level-properties text:space-before="2.4375in" text:min-label-width="0.3125in"/>
        <style:text-properties fo:color="#cb00cb" fo:font-family="Wingdings" style:font-pitch="variable" fo:font-size="55%"/>
      </text:list-level-style-bullet>
      <text:list-level-style-bullet text:level="7" text:bullet-char="n">
        <style:list-level-properties text:space-before="2.9375in" text:min-label-width="0.3125in"/>
        <style:text-properties fo:color="#cb00cb" fo:font-family="Wingdings" style:font-pitch="variable" fo:font-size="55%"/>
      </text:list-level-style-bullet>
      <text:list-level-style-bullet text:level="8" text:bullet-char="n">
        <style:list-level-properties text:space-before="3.4375in" text:min-label-width="0.3125in"/>
        <style:text-properties fo:color="#cb00cb" fo:font-family="Wingdings" style:font-pitch="variable" fo:font-size="55%"/>
      </text:list-level-style-bullet>
      <text:list-level-style-bullet text:level="9" text:bullet-char="n">
        <style:list-level-properties text:space-before="3.9375in" text:min-label-width="0.3125in"/>
        <style:text-properties fo:color="#cb00cb" fo:font-family="Wingdings" style:font-pitch="variable" fo:font-size="55%"/>
      </text:list-level-style-bullet>
    </text:list-style>
    <text:list-style style:name="a2534">
      <text:list-level-style-bullet text:level="1" text:bullet-char="n">
        <style:list-level-properties text:space-before="0in" text:min-label-width="0.375in"/>
        <style:text-properties fo:color="#0098cb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0098cb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0098cb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0098cb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0098cb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0098cb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0098cb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0098cb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0098cb" fo:font-family="Wingdings" style:font-pitch="variable" fo:font-size="60%"/>
      </text:list-level-style-bullet>
    </text:list-style>
    <text:list-style style:name="a1050">
      <text:list-level-style-bullet text:level="1" text:bullet-char="n">
        <style:list-level-properties text:space-before="0.0625in" text:min-label-width="0.3125in"/>
        <style:text-properties fo:color="#cb00cb" fo:font-family="Wingdings" style:font-pitch="variable" fo:font-size="55%"/>
      </text:list-level-style-bullet>
      <text:list-level-style-bullet text:level="2" text:bullet-char="n">
        <style:list-level-properties text:space-before="0.5in" text:min-label-width="0.3125in"/>
        <style:text-properties fo:color="#cb00cb" fo:font-family="Wingdings" style:font-pitch="variable" fo:font-size="55%"/>
      </text:list-level-style-bullet>
      <text:list-level-style-bullet text:level="3" text:bullet-char="n">
        <style:list-level-properties text:space-before="0.9375in" text:min-label-width="0.3125in"/>
        <style:text-properties fo:color="#cb00cb" fo:font-family="Wingdings" style:font-pitch="variable" fo:font-size="55%"/>
      </text:list-level-style-bullet>
      <text:list-level-style-bullet text:level="4" text:bullet-char="n">
        <style:list-level-properties text:space-before="1.4375in" text:min-label-width="0.3125in"/>
        <style:text-properties fo:color="#cb00cb" fo:font-family="Wingdings" style:font-pitch="variable" fo:font-size="55%"/>
      </text:list-level-style-bullet>
      <text:list-level-style-bullet text:level="5" text:bullet-char="n">
        <style:list-level-properties text:space-before="1.9375in" text:min-label-width="0.3125in"/>
        <style:text-properties fo:color="#cb00cb" fo:font-family="Wingdings" style:font-pitch="variable" fo:font-size="55%"/>
      </text:list-level-style-bullet>
      <text:list-level-style-bullet text:level="6" text:bullet-char="n">
        <style:list-level-properties text:space-before="2.4375in" text:min-label-width="0.3125in"/>
        <style:text-properties fo:color="#cb00cb" fo:font-family="Wingdings" style:font-pitch="variable" fo:font-size="55%"/>
      </text:list-level-style-bullet>
      <text:list-level-style-bullet text:level="7" text:bullet-char="n">
        <style:list-level-properties text:space-before="2.9375in" text:min-label-width="0.3125in"/>
        <style:text-properties fo:color="#cb00cb" fo:font-family="Wingdings" style:font-pitch="variable" fo:font-size="55%"/>
      </text:list-level-style-bullet>
      <text:list-level-style-bullet text:level="8" text:bullet-char="n">
        <style:list-level-properties text:space-before="3.4375in" text:min-label-width="0.3125in"/>
        <style:text-properties fo:color="#cb00cb" fo:font-family="Wingdings" style:font-pitch="variable" fo:font-size="55%"/>
      </text:list-level-style-bullet>
      <text:list-level-style-bullet text:level="9" text:bullet-char="n">
        <style:list-level-properties text:space-before="3.9375in" text:min-label-width="0.3125in"/>
        <style:text-properties fo:color="#cb00cb" fo:font-family="Wingdings" style:font-pitch="variable" fo:font-size="55%"/>
      </text:list-level-style-bullet>
    </text:list-style>
    <text:list-style style:name="a2537">
      <text:list-level-style-bullet text:level="1" text:bullet-char="n">
        <style:list-level-properties text:space-before="0in" text:min-label-width="0.375in"/>
        <style:text-properties fo:color="#0098cb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0098cb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0098cb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0098cb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0098cb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0098cb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0098cb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0098cb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0098cb" fo:font-family="Wingdings" style:font-pitch="variable" fo:font-size="60%"/>
      </text:list-level-style-bullet>
    </text:list-style>
    <text:list-style style:name="a2463">
      <text:list-level-style-bullet text:level="1" text:bullet-char="n">
        <style:list-level-properties text:space-before="0.0625in" text:min-label-width="0.3125in"/>
        <style:text-properties fo:color="#cb00cb" fo:font-family="Wingdings" style:font-pitch="variable" fo:font-size="55%"/>
      </text:list-level-style-bullet>
      <text:list-level-style-bullet text:level="2" text:bullet-char="n">
        <style:list-level-properties text:space-before="0.5in" text:min-label-width="0.3125in"/>
        <style:text-properties fo:color="#cb00cb" fo:font-family="Wingdings" style:font-pitch="variable" fo:font-size="55%"/>
      </text:list-level-style-bullet>
      <text:list-level-style-bullet text:level="3" text:bullet-char="n">
        <style:list-level-properties text:space-before="0.9375in" text:min-label-width="0.3125in"/>
        <style:text-properties fo:color="#cb00cb" fo:font-family="Wingdings" style:font-pitch="variable" fo:font-size="55%"/>
      </text:list-level-style-bullet>
      <text:list-level-style-bullet text:level="4" text:bullet-char="n">
        <style:list-level-properties text:space-before="1.4375in" text:min-label-width="0.3125in"/>
        <style:text-properties fo:color="#cb00cb" fo:font-family="Wingdings" style:font-pitch="variable" fo:font-size="55%"/>
      </text:list-level-style-bullet>
      <text:list-level-style-bullet text:level="5" text:bullet-char="n">
        <style:list-level-properties text:space-before="1.9375in" text:min-label-width="0.3125in"/>
        <style:text-properties fo:color="#cb00cb" fo:font-family="Wingdings" style:font-pitch="variable" fo:font-size="55%"/>
      </text:list-level-style-bullet>
      <text:list-level-style-bullet text:level="6" text:bullet-char="n">
        <style:list-level-properties text:space-before="2.4375in" text:min-label-width="0.3125in"/>
        <style:text-properties fo:color="#cb00cb" fo:font-family="Wingdings" style:font-pitch="variable" fo:font-size="55%"/>
      </text:list-level-style-bullet>
      <text:list-level-style-bullet text:level="7" text:bullet-char="n">
        <style:list-level-properties text:space-before="2.9375in" text:min-label-width="0.3125in"/>
        <style:text-properties fo:color="#cb00cb" fo:font-family="Wingdings" style:font-pitch="variable" fo:font-size="55%"/>
      </text:list-level-style-bullet>
      <text:list-level-style-bullet text:level="8" text:bullet-char="n">
        <style:list-level-properties text:space-before="3.4375in" text:min-label-width="0.3125in"/>
        <style:text-properties fo:color="#cb00cb" fo:font-family="Wingdings" style:font-pitch="variable" fo:font-size="55%"/>
      </text:list-level-style-bullet>
      <text:list-level-style-bullet text:level="9" text:bullet-char="n">
        <style:list-level-properties text:space-before="3.9375in" text:min-label-width="0.3125in"/>
        <style:text-properties fo:color="#cb00cb" fo:font-family="Wingdings" style:font-pitch="variable" fo:font-size="55%"/>
      </text:list-level-style-bullet>
    </text:list-style>
    <text:list-style style:name="a2512">
      <text:list-level-style-bullet text:level="1" text:bullet-char="n">
        <style:list-level-properties text:space-before="0in" text:min-label-width="0.375in"/>
        <style:text-properties fo:color="#0098cb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0098cb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0098cb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0098cb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0098cb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0098cb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0098cb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0098cb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0098cb" fo:font-family="Wingdings" style:font-pitch="variable" fo:font-size="60%"/>
      </text:list-level-style-bullet>
    </text:list-style>
    <text:list-style style:name="a2440">
      <text:list-level-style-bullet text:level="1" text:bullet-char="n">
        <style:list-level-properties text:space-before="0in" text:min-label-width="0.375in"/>
        <style:text-properties fo:color="#0098cb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0098cb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0098cb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0098cb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0098cb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0098cb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0098cb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0098cb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0098cb" fo:font-family="Wingdings" style:font-pitch="variable" fo:font-size="60%"/>
      </text:list-level-style-bullet>
    </text:list-style>
    <text:list-style style:name="a962">
      <text:list-level-style-bullet text:level="1" text:bullet-char="n">
        <style:list-level-properties text:space-before="0in" text:min-label-width="0.375in"/>
        <style:text-properties fo:color="#0098cb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0098cb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0098cb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0098cb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0098cb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0098cb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0098cb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0098cb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0098cb" fo:font-family="Wingdings" style:font-pitch="variable" fo:font-size="60%"/>
      </text:list-level-style-bullet>
    </text:list-style>
    <text:list-style style:name="a1128">
      <text:list-level-style-bullet text:level="1" text:bullet-char="n">
        <style:list-level-properties text:space-before="0in" text:min-label-width="0.375in"/>
        <style:text-properties fo:color="#0098cb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0098cb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0098cb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0098cb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0098cb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0098cb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0098cb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0098cb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0098cb" fo:font-family="Wingdings" style:font-pitch="variable" fo:font-size="60%"/>
      </text:list-level-style-bullet>
    </text:list-style>
    <text:list-style style:name="a2466">
      <text:list-level-style-bullet text:level="1" text:bullet-char="n">
        <style:list-level-properties text:space-before="0.0625in" text:min-label-width="0.3125in"/>
        <style:text-properties fo:color="#cb00cb" fo:font-family="Wingdings" style:font-pitch="variable" fo:font-size="55%"/>
      </text:list-level-style-bullet>
      <text:list-level-style-bullet text:level="2" text:bullet-char="n">
        <style:list-level-properties text:space-before="0.5in" text:min-label-width="0.3125in"/>
        <style:text-properties fo:color="#cb00cb" fo:font-family="Wingdings" style:font-pitch="variable" fo:font-size="55%"/>
      </text:list-level-style-bullet>
      <text:list-level-style-bullet text:level="3" text:bullet-char="n">
        <style:list-level-properties text:space-before="0.9375in" text:min-label-width="0.3125in"/>
        <style:text-properties fo:color="#cb00cb" fo:font-family="Wingdings" style:font-pitch="variable" fo:font-size="55%"/>
      </text:list-level-style-bullet>
      <text:list-level-style-bullet text:level="4" text:bullet-char="n">
        <style:list-level-properties text:space-before="1.4375in" text:min-label-width="0.3125in"/>
        <style:text-properties fo:color="#cb00cb" fo:font-family="Wingdings" style:font-pitch="variable" fo:font-size="55%"/>
      </text:list-level-style-bullet>
      <text:list-level-style-bullet text:level="5" text:bullet-char="n">
        <style:list-level-properties text:space-before="1.9375in" text:min-label-width="0.3125in"/>
        <style:text-properties fo:color="#cb00cb" fo:font-family="Wingdings" style:font-pitch="variable" fo:font-size="55%"/>
      </text:list-level-style-bullet>
      <text:list-level-style-bullet text:level="6" text:bullet-char="n">
        <style:list-level-properties text:space-before="2.4375in" text:min-label-width="0.3125in"/>
        <style:text-properties fo:color="#cb00cb" fo:font-family="Wingdings" style:font-pitch="variable" fo:font-size="55%"/>
      </text:list-level-style-bullet>
      <text:list-level-style-bullet text:level="7" text:bullet-char="n">
        <style:list-level-properties text:space-before="2.9375in" text:min-label-width="0.3125in"/>
        <style:text-properties fo:color="#cb00cb" fo:font-family="Wingdings" style:font-pitch="variable" fo:font-size="55%"/>
      </text:list-level-style-bullet>
      <text:list-level-style-bullet text:level="8" text:bullet-char="n">
        <style:list-level-properties text:space-before="3.4375in" text:min-label-width="0.3125in"/>
        <style:text-properties fo:color="#cb00cb" fo:font-family="Wingdings" style:font-pitch="variable" fo:font-size="55%"/>
      </text:list-level-style-bullet>
      <text:list-level-style-bullet text:level="9" text:bullet-char="n">
        <style:list-level-properties text:space-before="3.9375in" text:min-label-width="0.3125in"/>
        <style:text-properties fo:color="#cb00cb" fo:font-family="Wingdings" style:font-pitch="variable" fo:font-size="55%"/>
      </text:list-level-style-bullet>
    </text:list-style>
    <text:list-style style:name="a2516">
      <text:list-level-style-bullet text:level="1" text:bullet-char="n">
        <style:list-level-properties text:space-before="0in" text:min-label-width="0.375in"/>
        <style:text-properties fo:color="#0098cb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0098cb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0098cb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0098cb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0098cb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0098cb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0098cb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0098cb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0098cb" fo:font-family="Wingdings" style:font-pitch="variable" fo:font-size="60%"/>
      </text:list-level-style-bullet>
    </text:list-style>
    <text:list-style style:name="a1056">
      <text:list-level-style-bullet text:level="1" text:bullet-char="n">
        <style:list-level-properties text:space-before="0in" text:min-label-width="0.375in"/>
        <style:text-properties fo:color="#0098cb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0098cb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0098cb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0098cb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0098cb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0098cb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0098cb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0098cb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0098cb" fo:font-family="Wingdings" style:font-pitch="variable" fo:font-size="60%"/>
      </text:list-level-style-bullet>
    </text:list-style>
    <text:list-style style:name="a2370">
      <text:list-level-style-bullet text:level="1" text:bullet-char="n">
        <style:list-level-properties text:space-before="0.0625in" text:min-label-width="0.3125in"/>
        <style:text-properties fo:color="#cb00cb" fo:font-family="Wingdings" style:font-pitch="variable" fo:font-size="55%"/>
      </text:list-level-style-bullet>
      <text:list-level-style-bullet text:level="2" text:bullet-char="n">
        <style:list-level-properties text:space-before="0.5in" text:min-label-width="0.3125in"/>
        <style:text-properties fo:color="#cb00cb" fo:font-family="Wingdings" style:font-pitch="variable" fo:font-size="55%"/>
      </text:list-level-style-bullet>
      <text:list-level-style-bullet text:level="3" text:bullet-char="n">
        <style:list-level-properties text:space-before="0.9375in" text:min-label-width="0.3125in"/>
        <style:text-properties fo:color="#cb00cb" fo:font-family="Wingdings" style:font-pitch="variable" fo:font-size="55%"/>
      </text:list-level-style-bullet>
      <text:list-level-style-bullet text:level="4" text:bullet-char="n">
        <style:list-level-properties text:space-before="1.4375in" text:min-label-width="0.3125in"/>
        <style:text-properties fo:color="#cb00cb" fo:font-family="Wingdings" style:font-pitch="variable" fo:font-size="55%"/>
      </text:list-level-style-bullet>
      <text:list-level-style-bullet text:level="5" text:bullet-char="n">
        <style:list-level-properties text:space-before="1.9375in" text:min-label-width="0.3125in"/>
        <style:text-properties fo:color="#cb00cb" fo:font-family="Wingdings" style:font-pitch="variable" fo:font-size="55%"/>
      </text:list-level-style-bullet>
      <text:list-level-style-bullet text:level="6" text:bullet-char="n">
        <style:list-level-properties text:space-before="2.4375in" text:min-label-width="0.3125in"/>
        <style:text-properties fo:color="#cb00cb" fo:font-family="Wingdings" style:font-pitch="variable" fo:font-size="55%"/>
      </text:list-level-style-bullet>
      <text:list-level-style-bullet text:level="7" text:bullet-char="n">
        <style:list-level-properties text:space-before="2.9375in" text:min-label-width="0.3125in"/>
        <style:text-properties fo:color="#cb00cb" fo:font-family="Wingdings" style:font-pitch="variable" fo:font-size="55%"/>
      </text:list-level-style-bullet>
      <text:list-level-style-bullet text:level="8" text:bullet-char="n">
        <style:list-level-properties text:space-before="3.4375in" text:min-label-width="0.3125in"/>
        <style:text-properties fo:color="#cb00cb" fo:font-family="Wingdings" style:font-pitch="variable" fo:font-size="55%"/>
      </text:list-level-style-bullet>
      <text:list-level-style-bullet text:level="9" text:bullet-char="n">
        <style:list-level-properties text:space-before="3.9375in" text:min-label-width="0.3125in"/>
        <style:text-properties fo:color="#cb00cb" fo:font-family="Wingdings" style:font-pitch="variable" fo:font-size="55%"/>
      </text:list-level-style-bullet>
    </text:list-style>
    <text:list-style style:name="a942">
      <text:list-level-style-bullet text:level="1" text:bullet-char="n">
        <style:list-level-properties text:space-before="0in" text:min-label-width="0.375in"/>
        <style:text-properties fo:color="#0098cb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0098cb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0098cb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0098cb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0098cb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0098cb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0098cb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0098cb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0098cb" fo:font-family="Wingdings" style:font-pitch="variable" fo:font-size="60%"/>
      </text:list-level-style-bullet>
    </text:list-style>
    <text:list-style style:name="a2446">
      <text:list-level-style-bullet text:level="1" text:bullet-char="n">
        <style:list-level-properties text:space-before="0in" text:min-label-width="0.375in"/>
        <style:text-properties fo:color="#0098cb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0098cb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0098cb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0098cb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0098cb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0098cb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0098cb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0098cb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0098cb" fo:font-family="Wingdings" style:font-pitch="variable" fo:font-size="60%"/>
      </text:list-level-style-bullet>
    </text:list-style>
    <text:list-style style:name="a2373">
      <text:list-level-style-bullet text:level="1" text:bullet-char="n">
        <style:list-level-properties text:space-before="0.0625in" text:min-label-width="0.3125in"/>
        <style:text-properties fo:color="#cb00cb" fo:font-family="Wingdings" style:font-pitch="variable" fo:font-size="55%"/>
      </text:list-level-style-bullet>
      <text:list-level-style-bullet text:level="2" text:bullet-char="n">
        <style:list-level-properties text:space-before="0.5in" text:min-label-width="0.3125in"/>
        <style:text-properties fo:color="#cb00cb" fo:font-family="Wingdings" style:font-pitch="variable" fo:font-size="55%"/>
      </text:list-level-style-bullet>
      <text:list-level-style-bullet text:level="3" text:bullet-char="n">
        <style:list-level-properties text:space-before="0.9375in" text:min-label-width="0.3125in"/>
        <style:text-properties fo:color="#cb00cb" fo:font-family="Wingdings" style:font-pitch="variable" fo:font-size="55%"/>
      </text:list-level-style-bullet>
      <text:list-level-style-bullet text:level="4" text:bullet-char="n">
        <style:list-level-properties text:space-before="1.4375in" text:min-label-width="0.3125in"/>
        <style:text-properties fo:color="#cb00cb" fo:font-family="Wingdings" style:font-pitch="variable" fo:font-size="55%"/>
      </text:list-level-style-bullet>
      <text:list-level-style-bullet text:level="5" text:bullet-char="n">
        <style:list-level-properties text:space-before="1.9375in" text:min-label-width="0.3125in"/>
        <style:text-properties fo:color="#cb00cb" fo:font-family="Wingdings" style:font-pitch="variable" fo:font-size="55%"/>
      </text:list-level-style-bullet>
      <text:list-level-style-bullet text:level="6" text:bullet-char="n">
        <style:list-level-properties text:space-before="2.4375in" text:min-label-width="0.3125in"/>
        <style:text-properties fo:color="#cb00cb" fo:font-family="Wingdings" style:font-pitch="variable" fo:font-size="55%"/>
      </text:list-level-style-bullet>
      <text:list-level-style-bullet text:level="7" text:bullet-char="n">
        <style:list-level-properties text:space-before="2.9375in" text:min-label-width="0.3125in"/>
        <style:text-properties fo:color="#cb00cb" fo:font-family="Wingdings" style:font-pitch="variable" fo:font-size="55%"/>
      </text:list-level-style-bullet>
      <text:list-level-style-bullet text:level="8" text:bullet-char="n">
        <style:list-level-properties text:space-before="3.4375in" text:min-label-width="0.3125in"/>
        <style:text-properties fo:color="#cb00cb" fo:font-family="Wingdings" style:font-pitch="variable" fo:font-size="55%"/>
      </text:list-level-style-bullet>
      <text:list-level-style-bullet text:level="9" text:bullet-char="n">
        <style:list-level-properties text:space-before="3.9375in" text:min-label-width="0.3125in"/>
        <style:text-properties fo:color="#cb00cb" fo:font-family="Wingdings" style:font-pitch="variable" fo:font-size="55%"/>
      </text:list-level-style-bullet>
    </text:list-style>
    <text:list-style style:name="a2672">
      <text:list-level-style-bullet text:level="1" text:bullet-char="n">
        <style:list-level-properties text:space-before="0in" text:min-label-width="0.375in"/>
        <style:text-properties fo:color="#0098cb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0098cb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0098cb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0098cb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0098cb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0098cb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0098cb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0098cb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0098cb" fo:font-family="Wingdings" style:font-pitch="variable" fo:font-size="60%"/>
      </text:list-level-style-bullet>
    </text:list-style>
    <text:list-style style:name="a1109">
      <text:list-level-style-bullet text:level="1" text:bullet-char="n">
        <style:list-level-properties text:space-before="0in" text:min-label-width="0.375in"/>
        <style:text-properties fo:color="#0098cb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0098cb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0098cb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0098cb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0098cb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0098cb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0098cb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0098cb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0098cb" fo:font-family="Wingdings" style:font-pitch="variable" fo:font-size="60%"/>
      </text:list-level-style-bullet>
    </text:list-style>
    <text:list-style style:name="a945">
      <text:list-level-style-bullet text:level="1" text:bullet-char="n">
        <style:list-level-properties text:space-before="0in" text:min-label-width="0.375in"/>
        <style:text-properties fo:color="#0098cb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0098cb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0098cb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0098cb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0098cb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0098cb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0098cb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0098cb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0098cb" fo:font-family="Wingdings" style:font-pitch="variable" fo:font-size="60%"/>
      </text:list-level-style-bullet>
    </text:list-style>
    <text:list-style style:name="a1311">
      <text:list-level-style-bullet text:level="1" text:bullet-char="n">
        <style:list-level-properties text:space-before="0in" text:min-label-width="0.375in"/>
        <style:text-properties fo:color="#0098cb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0098cb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0098cb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0098cb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0098cb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0098cb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0098cb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0098cb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0098cb" fo:font-family="Wingdings" style:font-pitch="variable" fo:font-size="60%"/>
      </text:list-level-style-bullet>
    </text:list-style>
    <text:list-style style:name="a2377">
      <text:list-level-style-bullet text:level="1" text:bullet-char="n">
        <style:list-level-properties text:space-before="0.0625in" text:min-label-width="0.3125in"/>
        <style:text-properties fo:color="#cb00cb" fo:font-family="Wingdings" style:font-pitch="variable" fo:font-size="55%"/>
      </text:list-level-style-bullet>
      <text:list-level-style-bullet text:level="2" text:bullet-char="n">
        <style:list-level-properties text:space-before="0.5in" text:min-label-width="0.3125in"/>
        <style:text-properties fo:color="#cb00cb" fo:font-family="Wingdings" style:font-pitch="variable" fo:font-size="55%"/>
      </text:list-level-style-bullet>
      <text:list-level-style-bullet text:level="3" text:bullet-char="n">
        <style:list-level-properties text:space-before="0.9375in" text:min-label-width="0.3125in"/>
        <style:text-properties fo:color="#cb00cb" fo:font-family="Wingdings" style:font-pitch="variable" fo:font-size="55%"/>
      </text:list-level-style-bullet>
      <text:list-level-style-bullet text:level="4" text:bullet-char="n">
        <style:list-level-properties text:space-before="1.4375in" text:min-label-width="0.3125in"/>
        <style:text-properties fo:color="#cb00cb" fo:font-family="Wingdings" style:font-pitch="variable" fo:font-size="55%"/>
      </text:list-level-style-bullet>
      <text:list-level-style-bullet text:level="5" text:bullet-char="n">
        <style:list-level-properties text:space-before="1.9375in" text:min-label-width="0.3125in"/>
        <style:text-properties fo:color="#cb00cb" fo:font-family="Wingdings" style:font-pitch="variable" fo:font-size="55%"/>
      </text:list-level-style-bullet>
      <text:list-level-style-bullet text:level="6" text:bullet-char="n">
        <style:list-level-properties text:space-before="2.4375in" text:min-label-width="0.3125in"/>
        <style:text-properties fo:color="#cb00cb" fo:font-family="Wingdings" style:font-pitch="variable" fo:font-size="55%"/>
      </text:list-level-style-bullet>
      <text:list-level-style-bullet text:level="7" text:bullet-char="n">
        <style:list-level-properties text:space-before="2.9375in" text:min-label-width="0.3125in"/>
        <style:text-properties fo:color="#cb00cb" fo:font-family="Wingdings" style:font-pitch="variable" fo:font-size="55%"/>
      </text:list-level-style-bullet>
      <text:list-level-style-bullet text:level="8" text:bullet-char="n">
        <style:list-level-properties text:space-before="3.4375in" text:min-label-width="0.3125in"/>
        <style:text-properties fo:color="#cb00cb" fo:font-family="Wingdings" style:font-pitch="variable" fo:font-size="55%"/>
      </text:list-level-style-bullet>
      <text:list-level-style-bullet text:level="9" text:bullet-char="n">
        <style:list-level-properties text:space-before="3.9375in" text:min-label-width="0.3125in"/>
        <style:text-properties fo:color="#cb00cb" fo:font-family="Wingdings" style:font-pitch="variable" fo:font-size="55%"/>
      </text:list-level-style-bullet>
    </text:list-style>
    <text:list-style style:name="a948">
      <text:list-level-style-bullet text:level="1" text:bullet-char="n">
        <style:list-level-properties text:space-before="0.0625in" text:min-label-width="0.3125in"/>
        <style:text-properties fo:color="#cb00cb" fo:font-family="Wingdings" style:font-pitch="variable" fo:font-size="55%"/>
      </text:list-level-style-bullet>
      <text:list-level-style-bullet text:level="2" text:bullet-char="n">
        <style:list-level-properties text:space-before="0.5in" text:min-label-width="0.3125in"/>
        <style:text-properties fo:color="#cb00cb" fo:font-family="Wingdings" style:font-pitch="variable" fo:font-size="55%"/>
      </text:list-level-style-bullet>
      <text:list-level-style-bullet text:level="3" text:bullet-char="n">
        <style:list-level-properties text:space-before="0.9375in" text:min-label-width="0.3125in"/>
        <style:text-properties fo:color="#cb00cb" fo:font-family="Wingdings" style:font-pitch="variable" fo:font-size="55%"/>
      </text:list-level-style-bullet>
      <text:list-level-style-bullet text:level="4" text:bullet-char="n">
        <style:list-level-properties text:space-before="1.4375in" text:min-label-width="0.3125in"/>
        <style:text-properties fo:color="#cb00cb" fo:font-family="Wingdings" style:font-pitch="variable" fo:font-size="55%"/>
      </text:list-level-style-bullet>
      <text:list-level-style-bullet text:level="5" text:bullet-char="n">
        <style:list-level-properties text:space-before="1.9375in" text:min-label-width="0.3125in"/>
        <style:text-properties fo:color="#cb00cb" fo:font-family="Wingdings" style:font-pitch="variable" fo:font-size="55%"/>
      </text:list-level-style-bullet>
      <text:list-level-style-bullet text:level="6" text:bullet-char="n">
        <style:list-level-properties text:space-before="2.4375in" text:min-label-width="0.3125in"/>
        <style:text-properties fo:color="#cb00cb" fo:font-family="Wingdings" style:font-pitch="variable" fo:font-size="55%"/>
      </text:list-level-style-bullet>
      <text:list-level-style-bullet text:level="7" text:bullet-char="n">
        <style:list-level-properties text:space-before="2.9375in" text:min-label-width="0.3125in"/>
        <style:text-properties fo:color="#cb00cb" fo:font-family="Wingdings" style:font-pitch="variable" fo:font-size="55%"/>
      </text:list-level-style-bullet>
      <text:list-level-style-bullet text:level="8" text:bullet-char="n">
        <style:list-level-properties text:space-before="3.4375in" text:min-label-width="0.3125in"/>
        <style:text-properties fo:color="#cb00cb" fo:font-family="Wingdings" style:font-pitch="variable" fo:font-size="55%"/>
      </text:list-level-style-bullet>
      <text:list-level-style-bullet text:level="9" text:bullet-char="n">
        <style:list-level-properties text:space-before="3.9375in" text:min-label-width="0.3125in"/>
        <style:text-properties fo:color="#cb00cb" fo:font-family="Wingdings" style:font-pitch="variable" fo:font-size="55%"/>
      </text:list-level-style-bullet>
    </text:list-style>
    <text:list-style style:name="a1315">
      <text:list-level-style-bullet text:level="1" text:bullet-char="n">
        <style:list-level-properties text:space-before="0in" text:min-label-width="0.375in"/>
        <style:text-properties fo:color="#0098cb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0098cb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0098cb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0098cb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0098cb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0098cb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0098cb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0098cb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0098cb" fo:font-family="Wingdings" style:font-pitch="variable" fo:font-size="60%"/>
      </text:list-level-style-bullet>
    </text:list-style>
    <text:list-style style:name="a2561">
      <text:list-level-style-bullet text:level="1" text:bullet-char="n">
        <style:list-level-properties text:space-before="0in" text:min-label-width="0.375in"/>
        <style:text-properties fo:color="#0098cb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0098cb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0098cb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0098cb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0098cb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0098cb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0098cb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0098cb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0098cb" fo:font-family="Wingdings" style:font-pitch="variable" fo:font-size="60%"/>
      </text:list-level-style-bullet>
    </text:list-style>
    <text:list-style style:name="a2610">
      <text:list-level-style-bullet text:level="1" text:bullet-char="n">
        <style:list-level-properties text:space-before="0.0625in" text:min-label-width="0.3125in"/>
        <style:text-properties fo:color="#cb00cb" fo:font-family="Wingdings" style:font-pitch="variable" fo:font-size="55%"/>
      </text:list-level-style-bullet>
      <text:list-level-style-bullet text:level="2" text:bullet-char="n">
        <style:list-level-properties text:space-before="0.5in" text:min-label-width="0.3125in"/>
        <style:text-properties fo:color="#cb00cb" fo:font-family="Wingdings" style:font-pitch="variable" fo:font-size="55%"/>
      </text:list-level-style-bullet>
      <text:list-level-style-bullet text:level="3" text:bullet-char="n">
        <style:list-level-properties text:space-before="0.9375in" text:min-label-width="0.3125in"/>
        <style:text-properties fo:color="#cb00cb" fo:font-family="Wingdings" style:font-pitch="variable" fo:font-size="55%"/>
      </text:list-level-style-bullet>
      <text:list-level-style-bullet text:level="4" text:bullet-char="n">
        <style:list-level-properties text:space-before="1.4375in" text:min-label-width="0.3125in"/>
        <style:text-properties fo:color="#cb00cb" fo:font-family="Wingdings" style:font-pitch="variable" fo:font-size="55%"/>
      </text:list-level-style-bullet>
      <text:list-level-style-bullet text:level="5" text:bullet-char="n">
        <style:list-level-properties text:space-before="1.9375in" text:min-label-width="0.3125in"/>
        <style:text-properties fo:color="#cb00cb" fo:font-family="Wingdings" style:font-pitch="variable" fo:font-size="55%"/>
      </text:list-level-style-bullet>
      <text:list-level-style-bullet text:level="6" text:bullet-char="n">
        <style:list-level-properties text:space-before="2.4375in" text:min-label-width="0.3125in"/>
        <style:text-properties fo:color="#cb00cb" fo:font-family="Wingdings" style:font-pitch="variable" fo:font-size="55%"/>
      </text:list-level-style-bullet>
      <text:list-level-style-bullet text:level="7" text:bullet-char="n">
        <style:list-level-properties text:space-before="2.9375in" text:min-label-width="0.3125in"/>
        <style:text-properties fo:color="#cb00cb" fo:font-family="Wingdings" style:font-pitch="variable" fo:font-size="55%"/>
      </text:list-level-style-bullet>
      <text:list-level-style-bullet text:level="8" text:bullet-char="n">
        <style:list-level-properties text:space-before="3.4375in" text:min-label-width="0.3125in"/>
        <style:text-properties fo:color="#cb00cb" fo:font-family="Wingdings" style:font-pitch="variable" fo:font-size="55%"/>
      </text:list-level-style-bullet>
      <text:list-level-style-bullet text:level="9" text:bullet-char="n">
        <style:list-level-properties text:space-before="3.9375in" text:min-label-width="0.3125in"/>
        <style:text-properties fo:color="#cb00cb" fo:font-family="Wingdings" style:font-pitch="variable" fo:font-size="55%"/>
      </text:list-level-style-bullet>
    </text:list-style>
    <text:list-style style:name="a2564">
      <text:list-level-style-bullet text:level="1" text:bullet-char="n">
        <style:list-level-properties text:space-before="0in" text:min-label-width="0.375in"/>
        <style:text-properties fo:color="#0098cb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0098cb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0098cb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0098cb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0098cb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0098cb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0098cb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0098cb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0098cb" fo:font-family="Wingdings" style:font-pitch="variable" fo:font-size="60%"/>
      </text:list-level-style-bullet>
    </text:list-style>
    <text:list-style style:name="a2567">
      <text:list-level-style-bullet text:level="1" text:bullet-char="n">
        <style:list-level-properties text:space-before="0in" text:min-label-width="0.375in"/>
        <style:text-properties fo:color="#0098cb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0098cb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0098cb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0098cb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0098cb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0098cb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0098cb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0098cb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0098cb" fo:font-family="Wingdings" style:font-pitch="variable" fo:font-size="60%"/>
      </text:list-level-style-bullet>
    </text:list-style>
    <text:list-style style:name="a2618">
      <text:list-level-style-bullet text:level="1" text:bullet-char="n">
        <style:list-level-properties text:space-before="0.0625in" text:min-label-width="0.3125in"/>
        <style:text-properties fo:color="#cb00cb" fo:font-family="Wingdings" style:font-pitch="variable" fo:font-size="55%"/>
      </text:list-level-style-bullet>
      <text:list-level-style-bullet text:level="2" text:bullet-char="n">
        <style:list-level-properties text:space-before="0.5in" text:min-label-width="0.3125in"/>
        <style:text-properties fo:color="#cb00cb" fo:font-family="Wingdings" style:font-pitch="variable" fo:font-size="55%"/>
      </text:list-level-style-bullet>
      <text:list-level-style-bullet text:level="3" text:bullet-char="n">
        <style:list-level-properties text:space-before="0.9375in" text:min-label-width="0.3125in"/>
        <style:text-properties fo:color="#cb00cb" fo:font-family="Wingdings" style:font-pitch="variable" fo:font-size="55%"/>
      </text:list-level-style-bullet>
      <text:list-level-style-bullet text:level="4" text:bullet-char="n">
        <style:list-level-properties text:space-before="1.4375in" text:min-label-width="0.3125in"/>
        <style:text-properties fo:color="#cb00cb" fo:font-family="Wingdings" style:font-pitch="variable" fo:font-size="55%"/>
      </text:list-level-style-bullet>
      <text:list-level-style-bullet text:level="5" text:bullet-char="n">
        <style:list-level-properties text:space-before="1.9375in" text:min-label-width="0.3125in"/>
        <style:text-properties fo:color="#cb00cb" fo:font-family="Wingdings" style:font-pitch="variable" fo:font-size="55%"/>
      </text:list-level-style-bullet>
      <text:list-level-style-bullet text:level="6" text:bullet-char="n">
        <style:list-level-properties text:space-before="2.4375in" text:min-label-width="0.3125in"/>
        <style:text-properties fo:color="#cb00cb" fo:font-family="Wingdings" style:font-pitch="variable" fo:font-size="55%"/>
      </text:list-level-style-bullet>
      <text:list-level-style-bullet text:level="7" text:bullet-char="n">
        <style:list-level-properties text:space-before="2.9375in" text:min-label-width="0.3125in"/>
        <style:text-properties fo:color="#cb00cb" fo:font-family="Wingdings" style:font-pitch="variable" fo:font-size="55%"/>
      </text:list-level-style-bullet>
      <text:list-level-style-bullet text:level="8" text:bullet-char="n">
        <style:list-level-properties text:space-before="3.4375in" text:min-label-width="0.3125in"/>
        <style:text-properties fo:color="#cb00cb" fo:font-family="Wingdings" style:font-pitch="variable" fo:font-size="55%"/>
      </text:list-level-style-bullet>
      <text:list-level-style-bullet text:level="9" text:bullet-char="n">
        <style:list-level-properties text:space-before="3.9375in" text:min-label-width="0.3125in"/>
        <style:text-properties fo:color="#cb00cb" fo:font-family="Wingdings" style:font-pitch="variable" fo:font-size="55%"/>
      </text:list-level-style-bullet>
    </text:list-style>
    <text:list-style style:name="a2521">
      <text:list-level-style-bullet text:level="1" text:bullet-char="n">
        <style:list-level-properties text:space-before="0.0625in" text:min-label-width="0.3125in"/>
        <style:text-properties fo:color="#cb00cb" fo:font-family="Wingdings" style:font-pitch="variable" fo:font-size="55%"/>
      </text:list-level-style-bullet>
      <text:list-level-style-bullet text:level="2" text:bullet-char="n">
        <style:list-level-properties text:space-before="0.5in" text:min-label-width="0.3125in"/>
        <style:text-properties fo:color="#cb00cb" fo:font-family="Wingdings" style:font-pitch="variable" fo:font-size="55%"/>
      </text:list-level-style-bullet>
      <text:list-level-style-bullet text:level="3" text:bullet-char="n">
        <style:list-level-properties text:space-before="0.9375in" text:min-label-width="0.3125in"/>
        <style:text-properties fo:color="#cb00cb" fo:font-family="Wingdings" style:font-pitch="variable" fo:font-size="55%"/>
      </text:list-level-style-bullet>
      <text:list-level-style-bullet text:level="4" text:bullet-char="n">
        <style:list-level-properties text:space-before="1.4375in" text:min-label-width="0.3125in"/>
        <style:text-properties fo:color="#cb00cb" fo:font-family="Wingdings" style:font-pitch="variable" fo:font-size="55%"/>
      </text:list-level-style-bullet>
      <text:list-level-style-bullet text:level="5" text:bullet-char="n">
        <style:list-level-properties text:space-before="1.9375in" text:min-label-width="0.3125in"/>
        <style:text-properties fo:color="#cb00cb" fo:font-family="Wingdings" style:font-pitch="variable" fo:font-size="55%"/>
      </text:list-level-style-bullet>
      <text:list-level-style-bullet text:level="6" text:bullet-char="n">
        <style:list-level-properties text:space-before="2.4375in" text:min-label-width="0.3125in"/>
        <style:text-properties fo:color="#cb00cb" fo:font-family="Wingdings" style:font-pitch="variable" fo:font-size="55%"/>
      </text:list-level-style-bullet>
      <text:list-level-style-bullet text:level="7" text:bullet-char="n">
        <style:list-level-properties text:space-before="2.9375in" text:min-label-width="0.3125in"/>
        <style:text-properties fo:color="#cb00cb" fo:font-family="Wingdings" style:font-pitch="variable" fo:font-size="55%"/>
      </text:list-level-style-bullet>
      <text:list-level-style-bullet text:level="8" text:bullet-char="n">
        <style:list-level-properties text:space-before="3.4375in" text:min-label-width="0.3125in"/>
        <style:text-properties fo:color="#cb00cb" fo:font-family="Wingdings" style:font-pitch="variable" fo:font-size="55%"/>
      </text:list-level-style-bullet>
      <text:list-level-style-bullet text:level="9" text:bullet-char="n">
        <style:list-level-properties text:space-before="3.9375in" text:min-label-width="0.3125in"/>
        <style:text-properties fo:color="#cb00cb" fo:font-family="Wingdings" style:font-pitch="variable" fo:font-size="55%"/>
      </text:list-level-style-bullet>
    </text:list-style>
    <text:list-style style:name="a1061">
      <text:list-level-style-bullet text:level="1" text:bullet-char="n">
        <style:list-level-properties text:space-before="0in" text:min-label-width="0.375in"/>
        <style:text-properties fo:color="#0098cb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0098cb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0098cb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0098cb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0098cb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0098cb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0098cb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0098cb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0098cb" fo:font-family="Wingdings" style:font-pitch="variable" fo:font-size="60%"/>
      </text:list-level-style-bullet>
    </text:list-style>
    <text:list-style style:name="a1135">
      <text:list-level-style-bullet text:level="1" text:bullet-char="n">
        <style:list-level-properties text:space-before="0in" text:min-label-width="0.375in"/>
        <style:text-properties fo:color="#0098cb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0098cb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0098cb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0098cb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0098cb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0098cb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0098cb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0098cb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0098cb" fo:font-family="Wingdings" style:font-pitch="variable" fo:font-size="60%"/>
      </text:list-level-style-bullet>
    </text:list-style>
    <text:list-style style:name="a1138">
      <text:list-level-style-bullet text:level="1" text:bullet-char="n">
        <style:list-level-properties text:space-before="0in" text:min-label-width="0.375in"/>
        <style:text-properties fo:color="#0098cb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0098cb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0098cb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0098cb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0098cb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0098cb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0098cb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0098cb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0098cb" fo:font-family="Wingdings" style:font-pitch="variable" fo:font-size="60%"/>
      </text:list-level-style-bullet>
    </text:list-style>
    <text:list-style style:name="a1064">
      <text:list-level-style-bullet text:level="1" text:bullet-char="n">
        <style:list-level-properties text:space-before="0in" text:min-label-width="0.375in"/>
        <style:text-properties fo:color="#0098cb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0098cb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0098cb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0098cb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0098cb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0098cb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0098cb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0098cb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0098cb" fo:font-family="Wingdings" style:font-pitch="variable" fo:font-size="60%"/>
      </text:list-level-style-bullet>
    </text:list-style>
    <text:list-style style:name="a2380">
      <text:list-level-style-bullet text:level="1" text:bullet-char="n">
        <style:list-level-properties text:space-before="0in" text:min-label-width="0.375in"/>
        <style:text-properties fo:color="#0098cb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0098cb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0098cb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0098cb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0098cb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0098cb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0098cb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0098cb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0098cb" fo:font-family="Wingdings" style:font-pitch="variable" fo:font-size="60%"/>
      </text:list-level-style-bullet>
    </text:list-style>
    <text:list-style style:name="a1042">
      <text:list-level-style-bullet text:level="1" text:bullet-char="n">
        <style:list-level-properties text:space-before="0in" text:min-label-width="0.375in"/>
        <style:text-properties fo:color="#0098cb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0098cb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0098cb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0098cb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0098cb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0098cb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0098cb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0098cb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0098cb" fo:font-family="Wingdings" style:font-pitch="variable" fo:font-size="60%"/>
      </text:list-level-style-bullet>
    </text:list-style>
    <text:list-style style:name="a2528">
      <text:list-level-style-bullet text:level="1" text:bullet-char="n">
        <style:list-level-properties text:space-before="0in" text:min-label-width="0.375in"/>
        <style:text-properties fo:color="#0098cb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0098cb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0098cb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0098cb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0098cb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0098cb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0098cb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0098cb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0098cb" fo:font-family="Wingdings" style:font-pitch="variable" fo:font-size="60%"/>
      </text:list-level-style-bullet>
    </text:list-style>
    <text:list-style style:name="a2455">
      <text:list-level-style-bullet text:level="1" text:bullet-char="n">
        <style:list-level-properties text:space-before="0.0625in" text:min-label-width="0.3125in"/>
        <style:text-properties fo:color="#cb00cb" fo:font-family="Wingdings" style:font-pitch="variable" fo:font-size="55%"/>
      </text:list-level-style-bullet>
      <text:list-level-style-bullet text:level="2" text:bullet-char="n">
        <style:list-level-properties text:space-before="0.5in" text:min-label-width="0.3125in"/>
        <style:text-properties fo:color="#cb00cb" fo:font-family="Wingdings" style:font-pitch="variable" fo:font-size="55%"/>
      </text:list-level-style-bullet>
      <text:list-level-style-bullet text:level="3" text:bullet-char="n">
        <style:list-level-properties text:space-before="0.9375in" text:min-label-width="0.3125in"/>
        <style:text-properties fo:color="#cb00cb" fo:font-family="Wingdings" style:font-pitch="variable" fo:font-size="55%"/>
      </text:list-level-style-bullet>
      <text:list-level-style-bullet text:level="4" text:bullet-char="n">
        <style:list-level-properties text:space-before="1.4375in" text:min-label-width="0.3125in"/>
        <style:text-properties fo:color="#cb00cb" fo:font-family="Wingdings" style:font-pitch="variable" fo:font-size="55%"/>
      </text:list-level-style-bullet>
      <text:list-level-style-bullet text:level="5" text:bullet-char="n">
        <style:list-level-properties text:space-before="1.9375in" text:min-label-width="0.3125in"/>
        <style:text-properties fo:color="#cb00cb" fo:font-family="Wingdings" style:font-pitch="variable" fo:font-size="55%"/>
      </text:list-level-style-bullet>
      <text:list-level-style-bullet text:level="6" text:bullet-char="n">
        <style:list-level-properties text:space-before="2.4375in" text:min-label-width="0.3125in"/>
        <style:text-properties fo:color="#cb00cb" fo:font-family="Wingdings" style:font-pitch="variable" fo:font-size="55%"/>
      </text:list-level-style-bullet>
      <text:list-level-style-bullet text:level="7" text:bullet-char="n">
        <style:list-level-properties text:space-before="2.9375in" text:min-label-width="0.3125in"/>
        <style:text-properties fo:color="#cb00cb" fo:font-family="Wingdings" style:font-pitch="variable" fo:font-size="55%"/>
      </text:list-level-style-bullet>
      <text:list-level-style-bullet text:level="8" text:bullet-char="n">
        <style:list-level-properties text:space-before="3.4375in" text:min-label-width="0.3125in"/>
        <style:text-properties fo:color="#cb00cb" fo:font-family="Wingdings" style:font-pitch="variable" fo:font-size="55%"/>
      </text:list-level-style-bullet>
      <text:list-level-style-bullet text:level="9" text:bullet-char="n">
        <style:list-level-properties text:space-before="3.9375in" text:min-label-width="0.3125in"/>
        <style:text-properties fo:color="#cb00cb" fo:font-family="Wingdings" style:font-pitch="variable" fo:font-size="55%"/>
      </text:list-level-style-bullet>
    </text:list-style>
    <text:list-style style:name="a2504">
      <text:list-level-style-bullet text:level="1" text:bullet-char="n">
        <style:list-level-properties text:space-before="0in" text:min-label-width="0.375in"/>
        <style:text-properties fo:color="#0098cb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0098cb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0098cb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0098cb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0098cb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0098cb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0098cb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0098cb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0098cb" fo:font-family="Wingdings" style:font-pitch="variable" fo:font-size="60%"/>
      </text:list-level-style-bullet>
    </text:list-style>
    <text:list-style style:name="a1118">
      <text:list-level-style-bullet text:level="1" text:bullet-char="n">
        <style:list-level-properties text:space-before="0in" text:min-label-width="0.375in"/>
        <style:text-properties fo:color="#0098cb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0098cb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0098cb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0098cb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0098cb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0098cb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0098cb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0098cb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0098cb" fo:font-family="Wingdings" style:font-pitch="variable" fo:font-size="60%"/>
      </text:list-level-style-bullet>
    </text:list-style>
    <text:list-style style:name="a2384">
      <text:list-level-style-bullet text:level="1" text:bullet-char="n">
        <style:list-level-properties text:space-before="0in" text:min-label-width="0.375in"/>
        <style:text-properties fo:color="#0098cb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0098cb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0098cb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0098cb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0098cb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0098cb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0098cb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0098cb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0098cb" fo:font-family="Wingdings" style:font-pitch="variable" fo:font-size="60%"/>
      </text:list-level-style-bullet>
    </text:list-style>
    <text:list-style style:name="a1047">
      <text:list-level-style-bullet text:level="1" text:bullet-char="n">
        <style:list-level-properties text:space-before="0.0625in" text:min-label-width="0.3125in"/>
        <style:text-properties fo:color="#cb00cb" fo:font-family="Wingdings" style:font-pitch="variable" fo:font-size="55%"/>
      </text:list-level-style-bullet>
      <text:list-level-style-bullet text:level="2" text:bullet-char="n">
        <style:list-level-properties text:space-before="0.5in" text:min-label-width="0.3125in"/>
        <style:text-properties fo:color="#cb00cb" fo:font-family="Wingdings" style:font-pitch="variable" fo:font-size="55%"/>
      </text:list-level-style-bullet>
      <text:list-level-style-bullet text:level="3" text:bullet-char="n">
        <style:list-level-properties text:space-before="0.9375in" text:min-label-width="0.3125in"/>
        <style:text-properties fo:color="#cb00cb" fo:font-family="Wingdings" style:font-pitch="variable" fo:font-size="55%"/>
      </text:list-level-style-bullet>
      <text:list-level-style-bullet text:level="4" text:bullet-char="n">
        <style:list-level-properties text:space-before="1.4375in" text:min-label-width="0.3125in"/>
        <style:text-properties fo:color="#cb00cb" fo:font-family="Wingdings" style:font-pitch="variable" fo:font-size="55%"/>
      </text:list-level-style-bullet>
      <text:list-level-style-bullet text:level="5" text:bullet-char="n">
        <style:list-level-properties text:space-before="1.9375in" text:min-label-width="0.3125in"/>
        <style:text-properties fo:color="#cb00cb" fo:font-family="Wingdings" style:font-pitch="variable" fo:font-size="55%"/>
      </text:list-level-style-bullet>
      <text:list-level-style-bullet text:level="6" text:bullet-char="n">
        <style:list-level-properties text:space-before="2.4375in" text:min-label-width="0.3125in"/>
        <style:text-properties fo:color="#cb00cb" fo:font-family="Wingdings" style:font-pitch="variable" fo:font-size="55%"/>
      </text:list-level-style-bullet>
      <text:list-level-style-bullet text:level="7" text:bullet-char="n">
        <style:list-level-properties text:space-before="2.9375in" text:min-label-width="0.3125in"/>
        <style:text-properties fo:color="#cb00cb" fo:font-family="Wingdings" style:font-pitch="variable" fo:font-size="55%"/>
      </text:list-level-style-bullet>
      <text:list-level-style-bullet text:level="8" text:bullet-char="n">
        <style:list-level-properties text:space-before="3.4375in" text:min-label-width="0.3125in"/>
        <style:text-properties fo:color="#cb00cb" fo:font-family="Wingdings" style:font-pitch="variable" fo:font-size="55%"/>
      </text:list-level-style-bullet>
      <text:list-level-style-bullet text:level="9" text:bullet-char="n">
        <style:list-level-properties text:space-before="3.9375in" text:min-label-width="0.3125in"/>
        <style:text-properties fo:color="#cb00cb" fo:font-family="Wingdings" style:font-pitch="variable" fo:font-size="55%"/>
      </text:list-level-style-bullet>
    </text:list-style>
    <text:list-style style:name="a2361">
      <text:list-level-style-bullet text:level="1" text:bullet-char="n">
        <style:list-level-properties text:space-before="0in" text:min-label-width="0.375in"/>
        <style:text-properties fo:color="#0098cb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0098cb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0098cb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0098cb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0098cb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0098cb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0098cb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0098cb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0098cb" fo:font-family="Wingdings" style:font-pitch="variable" fo:font-size="60%"/>
      </text:list-level-style-bullet>
    </text:list-style>
    <text:list-style style:name="a2509">
      <text:list-level-style-bullet text:level="1" text:bullet-char="n">
        <style:list-level-properties text:space-before="0.0625in" text:min-label-width="0.3125in"/>
        <style:text-properties fo:color="#cb00cb" fo:font-family="Wingdings" style:font-pitch="variable" fo:font-size="55%"/>
      </text:list-level-style-bullet>
      <text:list-level-style-bullet text:level="2" text:bullet-char="n">
        <style:list-level-properties text:space-before="0.5in" text:min-label-width="0.3125in"/>
        <style:text-properties fo:color="#cb00cb" fo:font-family="Wingdings" style:font-pitch="variable" fo:font-size="55%"/>
      </text:list-level-style-bullet>
      <text:list-level-style-bullet text:level="3" text:bullet-char="n">
        <style:list-level-properties text:space-before="0.9375in" text:min-label-width="0.3125in"/>
        <style:text-properties fo:color="#cb00cb" fo:font-family="Wingdings" style:font-pitch="variable" fo:font-size="55%"/>
      </text:list-level-style-bullet>
      <text:list-level-style-bullet text:level="4" text:bullet-char="n">
        <style:list-level-properties text:space-before="1.4375in" text:min-label-width="0.3125in"/>
        <style:text-properties fo:color="#cb00cb" fo:font-family="Wingdings" style:font-pitch="variable" fo:font-size="55%"/>
      </text:list-level-style-bullet>
      <text:list-level-style-bullet text:level="5" text:bullet-char="n">
        <style:list-level-properties text:space-before="1.9375in" text:min-label-width="0.3125in"/>
        <style:text-properties fo:color="#cb00cb" fo:font-family="Wingdings" style:font-pitch="variable" fo:font-size="55%"/>
      </text:list-level-style-bullet>
      <text:list-level-style-bullet text:level="6" text:bullet-char="n">
        <style:list-level-properties text:space-before="2.4375in" text:min-label-width="0.3125in"/>
        <style:text-properties fo:color="#cb00cb" fo:font-family="Wingdings" style:font-pitch="variable" fo:font-size="55%"/>
      </text:list-level-style-bullet>
      <text:list-level-style-bullet text:level="7" text:bullet-char="n">
        <style:list-level-properties text:space-before="2.9375in" text:min-label-width="0.3125in"/>
        <style:text-properties fo:color="#cb00cb" fo:font-family="Wingdings" style:font-pitch="variable" fo:font-size="55%"/>
      </text:list-level-style-bullet>
      <text:list-level-style-bullet text:level="8" text:bullet-char="n">
        <style:list-level-properties text:space-before="3.4375in" text:min-label-width="0.3125in"/>
        <style:text-properties fo:color="#cb00cb" fo:font-family="Wingdings" style:font-pitch="variable" fo:font-size="55%"/>
      </text:list-level-style-bullet>
      <text:list-level-style-bullet text:level="9" text:bullet-char="n">
        <style:list-level-properties text:space-before="3.9375in" text:min-label-width="0.3125in"/>
        <style:text-properties fo:color="#cb00cb" fo:font-family="Wingdings" style:font-pitch="variable" fo:font-size="55%"/>
      </text:list-level-style-bullet>
    </text:list-style>
    <text:list-style style:name="a2364">
      <text:list-level-style-bullet text:level="1" text:bullet-char="n">
        <style:list-level-properties text:space-before="0in" text:min-label-width="0.375in"/>
        <style:text-properties fo:color="#0098cb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0098cb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0098cb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0098cb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0098cb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0098cb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0098cb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0098cb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0098cb" fo:font-family="Wingdings" style:font-pitch="variable" fo:font-size="60%"/>
      </text:list-level-style-bullet>
    </text:list-style>
    <text:list-style style:name="a2367">
      <text:list-level-style-bullet text:level="1" text:bullet-char="n">
        <style:list-level-properties text:space-before="0in" text:min-label-width="0.375in"/>
        <style:text-properties fo:color="#0098cb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0098cb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0098cb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0098cb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0098cb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0098cb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0098cb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0098cb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0098cb" fo:font-family="Wingdings" style:font-pitch="variable" fo:font-size="60%"/>
      </text:list-level-style-bullet>
    </text:list-style>
    <text:list-style style:name="a939">
      <text:list-level-style-bullet text:level="1" text:bullet-char="n">
        <style:list-level-properties text:space-before="0in" text:min-label-width="0.375in"/>
        <style:text-properties fo:color="#0098cb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0098cb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0098cb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0098cb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0098cb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0098cb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0098cb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0098cb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0098cb" fo:font-family="Wingdings" style:font-pitch="variable" fo:font-size="60%"/>
      </text:list-level-style-bullet>
    </text:list-style>
    <text:list-style style:name="a1305">
      <text:list-level-style-bullet text:level="1" text:bullet-char="n">
        <style:list-level-properties text:space-before="0in" text:min-label-width="0.375in"/>
        <style:text-properties fo:color="#0098cb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0098cb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0098cb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0098cb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0098cb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0098cb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0098cb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0098cb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0098cb" fo:font-family="Wingdings" style:font-pitch="variable" fo:font-size="60%"/>
      </text:list-level-style-bullet>
    </text:list-style>
    <text:list-style style:name="a2669">
      <text:list-level-style-bullet text:level="1" text:bullet-char="n">
        <style:list-level-properties text:space-before="0.0625in" text:min-label-width="0.3125in"/>
        <style:text-properties fo:color="#cb00cb" fo:font-family="Wingdings" style:font-pitch="variable" fo:font-size="55%"/>
      </text:list-level-style-bullet>
      <text:list-level-style-bullet text:level="2" text:bullet-char="n">
        <style:list-level-properties text:space-before="0.5in" text:min-label-width="0.3125in"/>
        <style:text-properties fo:color="#cb00cb" fo:font-family="Wingdings" style:font-pitch="variable" fo:font-size="55%"/>
      </text:list-level-style-bullet>
      <text:list-level-style-bullet text:level="3" text:bullet-char="n">
        <style:list-level-properties text:space-before="0.9375in" text:min-label-width="0.3125in"/>
        <style:text-properties fo:color="#cb00cb" fo:font-family="Wingdings" style:font-pitch="variable" fo:font-size="55%"/>
      </text:list-level-style-bullet>
      <text:list-level-style-bullet text:level="4" text:bullet-char="n">
        <style:list-level-properties text:space-before="1.4375in" text:min-label-width="0.3125in"/>
        <style:text-properties fo:color="#cb00cb" fo:font-family="Wingdings" style:font-pitch="variable" fo:font-size="55%"/>
      </text:list-level-style-bullet>
      <text:list-level-style-bullet text:level="5" text:bullet-char="n">
        <style:list-level-properties text:space-before="1.9375in" text:min-label-width="0.3125in"/>
        <style:text-properties fo:color="#cb00cb" fo:font-family="Wingdings" style:font-pitch="variable" fo:font-size="55%"/>
      </text:list-level-style-bullet>
      <text:list-level-style-bullet text:level="6" text:bullet-char="n">
        <style:list-level-properties text:space-before="2.4375in" text:min-label-width="0.3125in"/>
        <style:text-properties fo:color="#cb00cb" fo:font-family="Wingdings" style:font-pitch="variable" fo:font-size="55%"/>
      </text:list-level-style-bullet>
      <text:list-level-style-bullet text:level="7" text:bullet-char="n">
        <style:list-level-properties text:space-before="2.9375in" text:min-label-width="0.3125in"/>
        <style:text-properties fo:color="#cb00cb" fo:font-family="Wingdings" style:font-pitch="variable" fo:font-size="55%"/>
      </text:list-level-style-bullet>
      <text:list-level-style-bullet text:level="8" text:bullet-char="n">
        <style:list-level-properties text:space-before="3.4375in" text:min-label-width="0.3125in"/>
        <style:text-properties fo:color="#cb00cb" fo:font-family="Wingdings" style:font-pitch="variable" fo:font-size="55%"/>
      </text:list-level-style-bullet>
      <text:list-level-style-bullet text:level="9" text:bullet-char="n">
        <style:list-level-properties text:space-before="3.9375in" text:min-label-width="0.3125in"/>
        <style:text-properties fo:color="#cb00cb" fo:font-family="Wingdings" style:font-pitch="variable" fo:font-size="55%"/>
      </text:list-level-style-bullet>
    </text:list-style>
    <text:list-style style:name="a1308">
      <text:list-level-style-bullet text:level="1" text:bullet-char="n">
        <style:list-level-properties text:space-before="0in" text:min-label-width="0.375in"/>
        <style:text-properties fo:color="#0098cb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0098cb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0098cb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0098cb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0098cb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0098cb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0098cb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0098cb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0098cb" fo:font-family="Wingdings" style:font-pitch="variable" fo:font-size="60%"/>
      </text:list-level-style-bullet>
    </text:list-style>
    <text:list-style style:name="a2649">
      <text:list-level-style-bullet text:level="1" text:bullet-char="n">
        <style:list-level-properties text:space-before="0.0625in" text:min-label-width="0.3125in"/>
        <style:text-properties fo:color="#cb00cb" fo:font-family="Wingdings" style:font-pitch="variable" fo:font-size="55%"/>
      </text:list-level-style-bullet>
      <text:list-level-style-bullet text:level="2" text:bullet-char="n">
        <style:list-level-properties text:space-before="0.5in" text:min-label-width="0.3125in"/>
        <style:text-properties fo:color="#cb00cb" fo:font-family="Wingdings" style:font-pitch="variable" fo:font-size="55%"/>
      </text:list-level-style-bullet>
      <text:list-level-style-bullet text:level="3" text:bullet-char="n">
        <style:list-level-properties text:space-before="0.9375in" text:min-label-width="0.3125in"/>
        <style:text-properties fo:color="#cb00cb" fo:font-family="Wingdings" style:font-pitch="variable" fo:font-size="55%"/>
      </text:list-level-style-bullet>
      <text:list-level-style-bullet text:level="4" text:bullet-char="n">
        <style:list-level-properties text:space-before="1.4375in" text:min-label-width="0.3125in"/>
        <style:text-properties fo:color="#cb00cb" fo:font-family="Wingdings" style:font-pitch="variable" fo:font-size="55%"/>
      </text:list-level-style-bullet>
      <text:list-level-style-bullet text:level="5" text:bullet-char="n">
        <style:list-level-properties text:space-before="1.9375in" text:min-label-width="0.3125in"/>
        <style:text-properties fo:color="#cb00cb" fo:font-family="Wingdings" style:font-pitch="variable" fo:font-size="55%"/>
      </text:list-level-style-bullet>
      <text:list-level-style-bullet text:level="6" text:bullet-char="n">
        <style:list-level-properties text:space-before="2.4375in" text:min-label-width="0.3125in"/>
        <style:text-properties fo:color="#cb00cb" fo:font-family="Wingdings" style:font-pitch="variable" fo:font-size="55%"/>
      </text:list-level-style-bullet>
      <text:list-level-style-bullet text:level="7" text:bullet-char="n">
        <style:list-level-properties text:space-before="2.9375in" text:min-label-width="0.3125in"/>
        <style:text-properties fo:color="#cb00cb" fo:font-family="Wingdings" style:font-pitch="variable" fo:font-size="55%"/>
      </text:list-level-style-bullet>
      <text:list-level-style-bullet text:level="8" text:bullet-char="n">
        <style:list-level-properties text:space-before="3.4375in" text:min-label-width="0.3125in"/>
        <style:text-properties fo:color="#cb00cb" fo:font-family="Wingdings" style:font-pitch="variable" fo:font-size="55%"/>
      </text:list-level-style-bullet>
      <text:list-level-style-bullet text:level="9" text:bullet-char="n">
        <style:list-level-properties text:space-before="3.9375in" text:min-label-width="0.3125in"/>
        <style:text-properties fo:color="#cb00cb" fo:font-family="Wingdings" style:font-pitch="variable" fo:font-size="55%"/>
      </text:list-level-style-bullet>
    </text:list-style>
    <text:list-style style:name="a2551">
      <text:list-level-style-bullet text:level="1" text:bullet-char="n">
        <style:list-level-properties text:space-before="0in" text:min-label-width="0.375in"/>
        <style:text-properties fo:color="#0098cb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0098cb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0098cb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0098cb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0098cb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0098cb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0098cb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0098cb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0098cb" fo:font-family="Wingdings" style:font-pitch="variable" fo:font-size="60%"/>
      </text:list-level-style-bullet>
    </text:list-style>
    <text:list-style style:name="a2626">
      <text:list-level-style-bullet text:level="1" text:bullet-char="n">
        <style:list-level-properties text:space-before="0.0625in" text:min-label-width="0.3125in"/>
        <style:text-properties fo:color="#cb00cb" fo:font-family="Wingdings" style:font-pitch="variable" fo:font-size="55%"/>
      </text:list-level-style-bullet>
      <text:list-level-style-bullet text:level="2" text:bullet-char="n">
        <style:list-level-properties text:space-before="0.5in" text:min-label-width="0.3125in"/>
        <style:text-properties fo:color="#cb00cb" fo:font-family="Wingdings" style:font-pitch="variable" fo:font-size="55%"/>
      </text:list-level-style-bullet>
      <text:list-level-style-bullet text:level="3" text:bullet-char="n">
        <style:list-level-properties text:space-before="0.9375in" text:min-label-width="0.3125in"/>
        <style:text-properties fo:color="#cb00cb" fo:font-family="Wingdings" style:font-pitch="variable" fo:font-size="55%"/>
      </text:list-level-style-bullet>
      <text:list-level-style-bullet text:level="4" text:bullet-char="n">
        <style:list-level-properties text:space-before="1.4375in" text:min-label-width="0.3125in"/>
        <style:text-properties fo:color="#cb00cb" fo:font-family="Wingdings" style:font-pitch="variable" fo:font-size="55%"/>
      </text:list-level-style-bullet>
      <text:list-level-style-bullet text:level="5" text:bullet-char="n">
        <style:list-level-properties text:space-before="1.9375in" text:min-label-width="0.3125in"/>
        <style:text-properties fo:color="#cb00cb" fo:font-family="Wingdings" style:font-pitch="variable" fo:font-size="55%"/>
      </text:list-level-style-bullet>
      <text:list-level-style-bullet text:level="6" text:bullet-char="n">
        <style:list-level-properties text:space-before="2.4375in" text:min-label-width="0.3125in"/>
        <style:text-properties fo:color="#cb00cb" fo:font-family="Wingdings" style:font-pitch="variable" fo:font-size="55%"/>
      </text:list-level-style-bullet>
      <text:list-level-style-bullet text:level="7" text:bullet-char="n">
        <style:list-level-properties text:space-before="2.9375in" text:min-label-width="0.3125in"/>
        <style:text-properties fo:color="#cb00cb" fo:font-family="Wingdings" style:font-pitch="variable" fo:font-size="55%"/>
      </text:list-level-style-bullet>
      <text:list-level-style-bullet text:level="8" text:bullet-char="n">
        <style:list-level-properties text:space-before="3.4375in" text:min-label-width="0.3125in"/>
        <style:text-properties fo:color="#cb00cb" fo:font-family="Wingdings" style:font-pitch="variable" fo:font-size="55%"/>
      </text:list-level-style-bullet>
      <text:list-level-style-bullet text:level="9" text:bullet-char="n">
        <style:list-level-properties text:space-before="3.9375in" text:min-label-width="0.3125in"/>
        <style:text-properties fo:color="#cb00cb" fo:font-family="Wingdings" style:font-pitch="variable" fo:font-size="55%"/>
      </text:list-level-style-bullet>
    </text:list-style>
    <text:list-style style:name="a2602">
      <text:list-level-style-bullet text:level="1" text:bullet-char="n">
        <style:list-level-properties text:space-before="0in" text:min-label-width="0.375in"/>
        <style:text-properties fo:color="#0098cb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0098cb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0098cb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0098cb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0098cb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0098cb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0098cb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0098cb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0098cb" fo:font-family="Wingdings" style:font-pitch="variable" fo:font-size="60%"/>
      </text:list-level-style-bullet>
    </text:list-style>
    <text:list-style style:name="a2554">
      <text:list-level-style-bullet text:level="1" text:bullet-char="n">
        <style:list-level-properties text:space-before="0in" text:min-label-width="0.375in"/>
        <style:text-properties fo:color="#0098cb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0098cb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0098cb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0098cb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0098cb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0098cb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0098cb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0098cb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0098cb" fo:font-family="Wingdings" style:font-pitch="variable" fo:font-size="60%"/>
      </text:list-level-style-bullet>
    </text:list-style>
    <text:list-style style:name="a2629">
      <text:list-level-style-bullet text:level="1" text:bullet-char="n">
        <style:list-level-properties text:space-before="0in" text:min-label-width="0.375in"/>
        <style:text-properties fo:color="#0098cb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0098cb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0098cb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0098cb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0098cb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0098cb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0098cb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0098cb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0098cb" fo:font-family="Wingdings" style:font-pitch="variable" fo:font-size="60%"/>
      </text:list-level-style-bullet>
    </text:list-style>
    <text:list-style style:name="a2531">
      <text:list-level-style-bullet text:level="1" text:bullet-char="n">
        <style:list-level-properties text:space-before="0in" text:min-label-width="0.375in"/>
        <style:text-properties fo:color="#0098cb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0098cb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0098cb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0098cb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0098cb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0098cb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0098cb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0098cb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0098cb" fo:font-family="Wingdings" style:font-pitch="variable" fo:font-size="60%"/>
      </text:list-level-style-bullet>
    </text:list-style>
    <number:date-style xmlns:number="urn:oasis:names:tc:opendocument:xmlns:datastyle:1.0" style:name="a920" number:transliteration-format="" number:transliteration-style="long">
      <number:day number:calendar="gregorian"/>
      <number:text>-</number:text>
      <number:month number:textual="true" number:calendar="gregorian"/>
      <number:text>-</number:text>
      <number:year number:calendar="gregorian"/>
    </number:date-style>
  </office:automatic-styles>
  <office:body>
    <office:presentation>
      <draw:page draw:name="Slide1" draw:style-name="a918" draw:master-page-name="Master1-Layout1-title-Title-Slide" presentation:presentation-page-layout-name="Master1-PPL1" draw:id="Slide-256">
        <draw:frame draw:id="id135" draw:style-name="a922" draw:name="Rectangle 4" svg:x="8.83333in" svg:y="7.16667in" svg:width="1.16667in" svg:height="0.33333in">
          <draw:text-box>
            <text:p text:style-name="a921" text:class-names="" text:cond-style-name=""><text:span text:style-name="a919" text:class-names=""><text:date text:fixed="false" style:data-style-name="a920"/></text:span></text:p>
          </draw:text-box>
          <svg:title/>
          <svg:desc/>
        </draw:frame>
        <draw:frame draw:id="id136" presentation:style-name="a925" draw:name="Rectangle 2" svg:x="0.91667in" svg:y="2.41667in" svg:width="8.33333in" svg:height="1.16667in" presentation:class="title" presentation:placeholder="false">
          <draw:text-box>
            <text:p text:style-name="a924" text:class-names="" text:cond-style-name=""><text:span text:style-name="a923" text:class-names="">Trigonometry</text:span></text:p>
          </draw:text-box>
          <svg:title/>
          <svg:desc/>
        </draw:frame>
        <draw:frame draw:id="id137" presentation:style-name="a926" draw:name="Rectangle 3" svg:x="1.25in" svg:y="4.25in" svg:width="8.33333in" svg:height="1in" presentation:class="subtitle" presentation:placeholder="true">
          <draw:text-box/>
          <svg:title/>
          <svg:desc/>
        </draw:frame>
        <presentation:notes draw:style-name="a932">
          <draw:frame draw:id="id138" draw:style-name="a929" draw:name="Rectangle 7" svg:x="4.25in" svg:y="9.5in" svg:width="3.25in" svg:height="0.5in">
            <draw:text-box>
              <text:p text:style-name="a928" text:class-names="" text:cond-style-name=""><text:span text:style-name="a927" text:class-names=""><text:page-number style:num-format="1" text:fixed="false"/></text:span></text:p>
            </draw:text-box>
            <svg:title/>
            <svg:desc/>
          </draw:frame>
          <draw:page-thumbnail draw:page-number="1" svg:x="1.25in" svg:y="0.75in" svg:width="5in" svg:height="3.75in" presentation:class="page" draw:id="id139" presentation:style-name="a930" draw:name="Rectangle 2">
            <svg:title/>
            <svg:desc/>
          </draw:page-thumbnail>
          <draw:frame draw:id="id140" presentation:style-name="a931" draw:name="Rectangle 3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Slide2" draw:style-name="a933" draw:master-page-name="Master1-Layout2-obj-Title-and-Content" presentation:presentation-page-layout-name="Master1-PPL2" draw:id="Slide-257">
        <draw:frame draw:id="id141" presentation:style-name="a936" draw:name="Rectangle 2" svg:x="1.33333in" svg:y="0.25in" svg:width="8.52257in" svg:height="0.91667in" presentation:class="title" presentation:placeholder="false">
          <draw:text-box>
            <text:p text:style-name="a935" text:class-names="" text:cond-style-name=""><text:span text:style-name="a934" text:class-names="">Instant Trig</text:span></text:p>
          </draw:text-box>
          <svg:title/>
          <svg:desc/>
        </draw:frame>
        <draw:frame draw:id="id142" presentation:style-name="a949" draw:name="Rectangle 3" svg:x="0.41667in" svg:y="1.5in" svg:width="9.37674in" svg:height="5.2066in" presentation:class="outline" presentation:placeholder="false">
          <draw:text-box>
            <text:list text:style-name="a939">
              <text:list-item>
                <text:p text:style-name="a938" text:class-names="" text:cond-style-name=""><text:span text:style-name="a937" text:class-names="">Trigonometry is math, so many people find it scary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>It’s usually taught in a one-semester high-school course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However, 95% of all the “trig” you’ll ever need to know can be covered in 15 minutes</text:span></text:p>
              </text:list-item>
            </text:list>
            <text:list text:style-name="a948">
              <text:list-item>
                <text:list text:style-name="a948">
                  <text:list-item>
                    <text:p text:style-name="a947" text:class-names="" text:cond-style-name=""><text:span text:style-name="a946" text:class-names="">And that’s what we’re going to do now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955">
          <draw:frame draw:id="id143" draw:style-name="a952" draw:name="Rectangle 7" svg:x="4.25in" svg:y="9.5in" svg:width="3.25in" svg:height="0.5in">
            <draw:text-box>
              <text:p text:style-name="a951" text:class-names="" text:cond-style-name=""><text:span text:style-name="a950" text:class-names=""><text:page-number style:num-format="1" text:fixed="false"/></text:span></text:p>
            </draw:text-box>
            <svg:title/>
            <svg:desc/>
          </draw:frame>
          <draw:page-thumbnail draw:page-number="2" svg:x="1.25in" svg:y="0.75in" svg:width="5in" svg:height="3.75in" presentation:class="page" draw:id="id144" presentation:style-name="a953" draw:name="Rectangle 2">
            <svg:title/>
            <svg:desc/>
          </draw:page-thumbnail>
          <draw:frame draw:id="id145" presentation:style-name="a954" draw:name="Rectangle 3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Slide7" draw:style-name="a956" draw:master-page-name="Master1-Layout2-obj-Title-and-Content" presentation:presentation-page-layout-name="Master1-PPL2" draw:id="Slide-262">
        <draw:frame draw:id="id146" presentation:style-name="a959" draw:name="Rectangle 2" svg:x="1.33333in" svg:y="0.25in" svg:width="8.52257in" svg:height="0.91667in" presentation:class="title" presentation:placeholder="false">
          <draw:text-box>
            <text:p text:style-name="a958" text:class-names="" text:cond-style-name=""><text:span text:style-name="a957" text:class-names="">Angles add to 180°</text:span></text:p>
          </draw:text-box>
          <svg:title/>
          <svg:desc/>
        </draw:frame>
        <draw:frame draw:id="id148" presentation:style-name="a963" draw:name="Rectangle 3" svg:x="0.41667in" svg:y="1.5in" svg:width="9.37674in" svg:height="5.2066in" presentation:class="outline" presentation:placeholder="false">
          <draw:text-box>
            <text:list text:style-name="a962">
              <text:list-item>
                <text:p text:style-name="a961" text:class-names="" text:cond-style-name="" text:id="id147"><text:span text:style-name="a960" text:class-names="">The angles of a triangle always add up to 180°</text:span></text:p>
              </text:list-item>
            </text:list>
          </draw:text-box>
          <svg:title/>
          <svg:desc/>
        </draw:frame>
        <draw:g draw:name="Group 33" draw:id="id149">
          <svg:title/>
          <svg:desc/>
          <draw:custom-shape svg:x="1.58333in" svg:y="2.91667in" svg:width="1.75in" svg:height="2.08333in" draw:id="id167" draw:style-name="a1017" draw:name="AutoShape 4">
            <svg:title/>
            <svg:desc/>
            <text:p text:style-name="a1016" text:class-names="" text:cond-style-name=""><text:span text:style-name="a1015" text:class-names=""/></text:p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frame draw:id="id168" draw:style-name="a1021" draw:name="Text Box 10" svg:x="2.16667in" svg:y="3.33333in" svg:width="0.59549in" svg:height="0.40104in">
            <draw:text-box>
              <text:p text:style-name="a1020" text:class-names="" text:cond-style-name=""><text:span text:style-name="a1018" text:class-names="">44°</text:span><text:span text:style-name="a1019" text:class-names=""/></text:p>
            </draw:text-box>
            <svg:title/>
            <svg:desc/>
          </draw:frame>
          <draw:frame draw:id="id169" draw:style-name="a1025" draw:name="Text Box 11" svg:x="1.66667in" svg:y="4.58333in" svg:width="0.59549in" svg:height="0.40104in">
            <draw:text-box>
              <text:p text:style-name="a1024" text:class-names="" text:cond-style-name=""><text:span text:style-name="a1022" text:class-names="">68°</text:span><text:span text:style-name="a1023" text:class-names=""/></text:p>
            </draw:text-box>
            <svg:title/>
            <svg:desc/>
          </draw:frame>
          <draw:frame draw:id="id170" draw:style-name="a1029" draw:name="Text Box 12" svg:x="2.66667in" svg:y="4.58333in" svg:width="0.59549in" svg:height="0.40104in">
            <draw:text-box>
              <text:p text:style-name="a1028" text:class-names="" text:cond-style-name=""><text:span text:style-name="a1026" text:class-names="">68°</text:span><text:span text:style-name="a1027" text:class-names=""/></text:p>
            </draw:text-box>
            <svg:title/>
            <svg:desc/>
          </draw:frame>
        </draw:g>
        <draw:g draw:name="Group 32" draw:id="id150">
          <svg:title/>
          <svg:desc/>
          <draw:custom-shape svg:x="5.5in" svg:y="3.08333in" svg:width="2.66667in" svg:height="1.41667in" draw:id="id163" draw:style-name="a1002" draw:name="Freeform 9">
            <svg:title/>
            <svg:desc/>
            <text:p text:style-name="a1001" text:class-names="" text:cond-style-name=""><text:span text:style-name="a1000" text:class-names=""/></text:p>
            <draw:enhanced-geometry xmlns:dr3d="urn:oasis:names:tc:opendocument:xmlns:dr3d:1.0" draw:type="non-primitive" svg:viewBox="0 0 1536 816" draw:enhanced-path="M 0 0 L 768 816 1536 816 0 0 Z N" draw:text-areas="?f13 ?f14 ?f17 ?f16" draw:glue-points="?f13 ?f14 ?f15 ?f16 ?f17 ?f16 ?f13 ?f14" draw:glue-point-leaving-directions="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36"/>
              <draw:equation draw:name="f7" draw:formula="?f4 / 816"/>
              <draw:equation draw:name="f8" draw:formula="0 * ?f5 / 1536"/>
              <draw:equation draw:name="f9" draw:formula="0 * ?f4 / 816"/>
              <draw:equation draw:name="f10" draw:formula="768 * ?f5 / 1536"/>
              <draw:equation draw:name="f11" draw:formula="816 * ?f4 / 816"/>
              <draw:equation draw:name="f12" draw:formula="1536 * ?f5 / 1536"/>
              <draw:equation draw:name="f13" draw:formula="?f8 / ?f6"/>
              <draw:equation draw:name="f14" draw:formula="?f9 / ?f7"/>
              <draw:equation draw:name="f15" draw:formula="?f10 / ?f6"/>
              <draw:equation draw:name="f16" draw:formula="?f11 / ?f7"/>
              <draw:equation draw:name="f17" draw:formula="?f12 / ?f6"/>
            </draw:enhanced-geometry>
          </draw:custom-shape>
          <draw:frame draw:id="id164" draw:style-name="a1006" draw:name="Text Box 13" svg:x="5.07118in" svg:y="2.83333in" svg:width="0.59549in" svg:height="0.40104in">
            <draw:text-box>
              <text:p text:style-name="a1005" text:class-names="" text:cond-style-name=""><text:span text:style-name="a1003" text:class-names="">20°</text:span><text:span text:style-name="a1004" text:class-names=""/></text:p>
            </draw:text-box>
            <svg:title/>
            <svg:desc/>
          </draw:frame>
          <draw:frame draw:id="id165" draw:style-name="a1010" draw:name="Text Box 14" svg:x="6.41667in" svg:y="4.5in" svg:width="0.72743in" svg:height="0.40104in">
            <draw:text-box>
              <text:p text:style-name="a1009" text:class-names="" text:cond-style-name=""><text:span text:style-name="a1007" text:class-names="">120°</text:span><text:span text:style-name="a1008" text:class-names=""/></text:p>
            </draw:text-box>
            <svg:title/>
            <svg:desc/>
          </draw:frame>
          <draw:frame draw:id="id166" draw:style-name="a1014" draw:name="Text Box 15" svg:x="8.08333in" svg:y="4.26563in" svg:width="0.59549in" svg:height="0.40104in">
            <draw:text-box>
              <text:p text:style-name="a1013" text:class-names="" text:cond-style-name=""><text:span text:style-name="a1011" text:class-names="">30°</text:span><text:span text:style-name="a1012" text:class-names=""/></text:p>
            </draw:text-box>
            <svg:title/>
            <svg:desc/>
          </draw:frame>
        </draw:g>
        <draw:g draw:name="Group 30" draw:id="id151">
          <svg:title/>
          <svg:desc/>
          <draw:frame draw:id="id158" draw:style-name="a985" draw:name="Text Box 16" svg:x="2.20139in" svg:y="5.33333in" svg:width="0.59549in" svg:height="0.40104in">
            <draw:text-box>
              <text:p text:style-name="a984" text:class-names="" text:cond-style-name=""><text:span text:style-name="a982" text:class-names="">44°</text:span><text:span text:style-name="a983" text:class-names=""/></text:p>
            </draw:text-box>
            <svg:title/>
            <svg:desc/>
          </draw:frame>
          <draw:frame draw:id="id159" draw:style-name="a989" draw:name="Text Box 18" svg:x="2.20139in" svg:y="5.61111in" svg:width="0.59549in" svg:height="0.40104in">
            <draw:text-box>
              <text:p text:style-name="a988" text:class-names="" text:cond-style-name=""><text:span text:style-name="a986" text:class-names="">68°</text:span><text:span text:style-name="a987" text:class-names=""/></text:p>
            </draw:text-box>
            <svg:title/>
            <svg:desc/>
          </draw:frame>
          <draw:frame draw:id="id160" draw:style-name="a993" draw:name="Text Box 19" svg:x="2in" svg:y="5.93229in" svg:width="0.80208in" svg:height="0.40104in">
            <draw:text-box>
              <text:p text:style-name="a992" text:class-names="" text:cond-style-name=""><text:span text:style-name="a990" text:class-names="">+ 68°</text:span><text:span text:style-name="a991" text:class-names=""/></text:p>
            </draw:text-box>
            <svg:title/>
            <svg:desc/>
          </draw:frame>
          <draw:custom-shape svg:x="2.03472in" svg:y="6.33333in" svg:width="0.58333in" svg:height="0in" draw:id="id161" draw:style-name="a996" draw:name="Line 20">
            <svg:title/>
            <svg:desc/>
            <text:p text:style-name="a995" text:class-names="" text:cond-style-name=""><text:span text:style-name="a994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frame draw:id="id162" draw:style-name="a999" draw:name="Text Box 21" svg:x="2.05903in" svg:y="6.34896in" svg:width="0.72743in" svg:height="0.40104in">
            <draw:text-box>
              <text:p text:style-name="a998" text:class-names="" text:cond-style-name=""><text:span text:style-name="a997" text:class-names="">180°</text:span></text:p>
            </draw:text-box>
            <svg:title/>
            <svg:desc/>
          </draw:frame>
        </draw:g>
        <draw:g draw:name="Group 31" draw:id="id152">
          <svg:title/>
          <svg:desc/>
          <draw:frame draw:id="id153" draw:style-name="a967" draw:name="Text Box 23" svg:x="7.16667in" svg:y="5.16667in" svg:width="0.59549in" svg:height="0.40104in">
            <draw:text-box>
              <text:p text:style-name="a966" text:class-names="" text:cond-style-name=""><text:span text:style-name="a964" text:class-names="">20°</text:span><text:span text:style-name="a965" text:class-names=""/></text:p>
            </draw:text-box>
            <svg:title/>
            <svg:desc/>
          </draw:frame>
          <draw:frame draw:id="id154" draw:style-name="a971" draw:name="Text Box 24" svg:x="7.16667in" svg:y="5.46875in" svg:width="0.59549in" svg:height="0.40104in">
            <draw:text-box>
              <text:p text:style-name="a970" text:class-names="" text:cond-style-name=""><text:span text:style-name="a968" text:class-names="">30°</text:span><text:span text:style-name="a969" text:class-names=""/></text:p>
            </draw:text-box>
            <svg:title/>
            <svg:desc/>
          </draw:frame>
          <draw:custom-shape svg:x="7in" svg:y="6.16667in" svg:width="0.58333in" svg:height="0in" draw:id="id155" draw:style-name="a974" draw:name="Line 27">
            <svg:title/>
            <svg:desc/>
            <text:p text:style-name="a973" text:class-names="" text:cond-style-name=""><text:span text:style-name="a972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frame draw:id="id156" draw:style-name="a977" draw:name="Text Box 28" svg:x="7.02431in" svg:y="6.18229in" svg:width="0.72743in" svg:height="0.40104in">
            <draw:text-box>
              <text:p text:style-name="a976" text:class-names="" text:cond-style-name=""><text:span text:style-name="a975" text:class-names="">180°</text:span></text:p>
            </draw:text-box>
            <svg:title/>
            <svg:desc/>
          </draw:frame>
          <draw:frame draw:id="id157" draw:style-name="a981" draw:name="Text Box 29" svg:x="6.83333in" svg:y="5.76563in" svg:width="0.93229in" svg:height="0.40104in">
            <draw:text-box>
              <text:p text:style-name="a980" text:class-names="" text:cond-style-name=""><text:span text:style-name="a978" text:class-names="">+ 130°</text:span><text:span text:style-name="a979" text:class-names=""/></text:p>
            </draw:text-box>
            <svg:title/>
            <svg:desc/>
          </draw:frame>
        </draw:g>
        <anim:par xmlns:anim="urn:oasis:names:tc:opendocument:xmlns:animation:1.0" presentation:node-type="timing-root">
          <anim:seq presentation:node-type="main-sequence" smil:dur="indefinite"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2" presentation:preset-sub-type="8" presentation:preset-class="entrance" presentation:group-id="0" smil:begin="0.0s" smil:fill="hold">
                  <anim:set smil:targetElement="id147" smil:attributeName="visibility" smil:to="visible" smil:begin="0.0s" smil:dur="0.001s" smil:fill="hold"/>
                  <anim:transitionFilter smil:targetElement="id147" smil:type="slideWipe" smil:subtype="fromLeft" smil:dur="0.5s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2" presentation:preset-sub-type="1" presentation:preset-class="entrance" smil:begin="0.0s" smil:fill="hold">
                  <anim:set smil:targetElement="id149" smil:attributeName="visibility" smil:to="visible" smil:begin="0.0s" smil:dur="0.001s" smil:fill="hold"/>
                  <anim:transitionFilter smil:targetElement="id149" smil:type="slideWipe" smil:subtype="fromTop" smil:dur="0.5s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2" presentation:preset-sub-type="1" presentation:preset-class="entrance" smil:begin="0.0s" smil:fill="hold">
                  <anim:set smil:targetElement="id151" smil:attributeName="visibility" smil:to="visible" smil:begin="0.0s" smil:dur="0.001s" smil:fill="hold"/>
                  <anim:transitionFilter smil:targetElement="id151" smil:type="slideWipe" smil:subtype="fromTop" smil:dur="0.5s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2" presentation:preset-sub-type="1" presentation:preset-class="entrance" smil:begin="0.0s" smil:fill="hold">
                  <anim:set smil:targetElement="id150" smil:attributeName="visibility" smil:to="visible" smil:begin="0.0s" smil:dur="0.001s" smil:fill="hold"/>
                  <anim:transitionFilter smil:targetElement="id150" smil:type="slideWipe" smil:subtype="fromTop" smil:dur="0.5s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2" presentation:preset-sub-type="1" presentation:preset-class="entrance" smil:begin="0.0s" smil:fill="hold">
                  <anim:set smil:targetElement="id152" smil:attributeName="visibility" smil:to="visible" smil:begin="0.0s" smil:dur="0.001s" smil:fill="hold"/>
                  <anim:transitionFilter smil:targetElement="id152" smil:type="slideWipe" smil:subtype="fromTop" smil:dur="0.5s"/>
                </anim:par>
              </anim:par>
            </anim:par>
          </anim:seq>
        </anim:par>
        <presentation:notes draw:style-name="a1035">
          <draw:frame draw:id="id171" draw:style-name="a1032" draw:name="Rectangle 7" svg:x="4.25in" svg:y="9.5in" svg:width="3.25in" svg:height="0.5in">
            <draw:text-box>
              <text:p text:style-name="a1031" text:class-names="" text:cond-style-name=""><text:span text:style-name="a1030" text:class-names=""><text:page-number style:num-format="1" text:fixed="false"/></text:span></text:p>
            </draw:text-box>
            <svg:title/>
            <svg:desc/>
          </draw:frame>
          <draw:page-thumbnail draw:page-number="3" svg:x="1.25in" svg:y="0.75in" svg:width="5in" svg:height="3.75in" presentation:class="page" draw:id="id172" presentation:style-name="a1033" draw:name="Rectangle 2">
            <svg:title/>
            <svg:desc/>
          </draw:page-thumbnail>
          <draw:frame draw:id="id173" presentation:style-name="a1034" draw:name="Rectangle 3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Slide4" draw:style-name="a1036" draw:master-page-name="Master1-Layout4-twoObj-Two-Content" presentation:presentation-page-layout-name="Master1-PPL4" draw:id="Slide-259">
        <draw:frame draw:id="id174" presentation:style-name="a1039" draw:name="Rectangle 2" svg:x="1.33333in" svg:y="0.25in" svg:width="8.52257in" svg:height="0.91667in" presentation:class="title" presentation:placeholder="false">
          <draw:text-box>
            <text:p text:style-name="a1038" text:class-names="" text:cond-style-name=""><text:span text:style-name="a1037" text:class-names="">Right triangles</text:span></text:p>
          </draw:text-box>
          <svg:title/>
          <svg:desc/>
        </draw:frame>
        <draw:frame draw:id="id178" presentation:style-name="a1051" draw:name="Rectangle 3" svg:x="0.41667in" svg:y="1.5in" svg:width="9.08333in" svg:height="1.66667in" presentation:class="outline" presentation:placeholder="false">
          <draw:text-box>
            <text:list text:style-name="a1042">
              <text:list-item>
                <text:p text:style-name="a1041" text:class-names="" text:cond-style-name="" text:id="id175"><text:span text:style-name="a1040" text:class-names="">We only care about right triangles</text:span></text:p>
              </text:list-item>
            </text:list>
            <text:list text:style-name="a1047">
              <text:list-item>
                <text:list text:style-name="a1047">
                  <text:list-item>
                    <text:p text:style-name="a1046" text:class-names="" text:cond-style-name="" text:id="id176"><text:span text:style-name="a1043" text:class-names="">A<text:s text:c="1"/></text:span><text:span text:style-name="a1044" text:class-names="">right triangle</text:span><text:span text:style-name="a1045" text:class-names=""><text:s text:c="1"/>is one in which one of the angles is 90°</text:span></text:p>
                  </text:list-item>
                </text:list>
              </text:list-item>
            </text:list>
            <text:list text:style-name="a1050">
              <text:list-item>
                <text:list text:style-name="a1050">
                  <text:list-item>
                    <text:p text:style-name="a1049" text:class-names="" text:cond-style-name="" text:id="id177"><text:span text:style-name="a1048" text:class-names="">Here’s a right triangle:</text:span></text:p>
                  </text:list-item>
                </text:list>
              </text:list-item>
            </text:list>
          </draw:text-box>
          <svg:title/>
          <svg:desc/>
        </draw:frame>
        <draw:frame draw:id="id182" presentation:style-name="a1065" draw:name="Rectangle 4" svg:x="0.33333in" svg:y="5.33333in" svg:width="9.37674in" svg:height="1.78993in" presentation:class="outline" presentation:placeholder="false">
          <draw:text-box>
            <text:list text:style-name="a1056">
              <text:list-item>
                <text:p text:style-name="a1055" text:class-names="" text:cond-style-name="" text:id="id179"><text:span text:style-name="a1052" text:class-names="">We call the longest side the<text:s text:c="1"/></text:span><text:span text:style-name="a1053" text:class-names="">hypotenuse</text:span><text:span text:style-name="a1054" text:class-names=""/></text:p>
              </text:list-item>
            </text:list>
            <text:list text:style-name="a1061">
              <text:list-item>
                <text:p text:style-name="a1060" text:class-names="" text:cond-style-name="" text:id="id180"><text:span text:style-name="a1057" text:class-names="">We pick one of the other angles--</text:span><text:span text:style-name="a1058" text:class-names="">not</text:span><text:span text:style-name="a1059" text:class-names=""><text:s text:c="1"/>the right angle</text:span></text:p>
              </text:list-item>
            </text:list>
            <text:list text:style-name="a1064">
              <text:list-item>
                <text:p text:style-name="a1063" text:class-names="" text:cond-style-name="" text:id="id181"><text:span text:style-name="a1062" text:class-names="">We name the other two sides relative to that angle</text:span></text:p>
              </text:list-item>
            </text:list>
          </draw:text-box>
          <svg:title/>
          <svg:desc/>
        </draw:frame>
        <draw:custom-shape svg:x="0.75in" svg:y="3.25in" svg:width="1.75in" svg:height="1.07986in" draw:id="id185" draw:style-name="a1070" draw:name="AutoShape 8">
          <svg:title/>
          <svg:desc/>
          <text:p text:style-name="a1067" text:class-names="" text:cond-style-name="" text:id="id183"><text:span text:style-name="a1066" text:class-names="">Here’s the</text:span></text:p>
          <text:p text:style-name="a1069" text:class-names="" text:cond-style-name="" text:id="id184"><text:span text:style-name="a1068" text:class-names="">right angle</text:span></text:p>
          <draw:enhanced-geometry xmlns:dr3d="urn:oasis:names:tc:opendocument:xmlns:dr3d:1.0" draw:type="non-primitive" svg:viewBox="0 0 21600 21600" draw:enhanced-path="M 3590 0 X 0 3590 L ?f2 ?f3 0 8970 0 12630 ?f4 ?f5 0 18010 Y 3590 21600 L ?f6 ?f7 8970 21600 12630 21600 ?f8 ?f9 18010 21600 X 21600 18010 L ?f10 ?f11 21600 12630 21600 8970 ?f12 ?f13 21600 3590 Y 18010 0 L ?f14 ?f15 12630 0 8970 0 ?f16 ?f17 Z N" draw:text-areas="800 800 20800 20800" draw:glue-points="?f40 ?f41" draw:glue-point-leaving-directions="180" draw:modifiers="30814 31671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draw:name="Group 15" draw:id="id186">
          <svg:title/>
          <svg:desc/>
          <draw:custom-shape svg:x="3.41667in" svg:y="3.33333in" svg:width="3.83333in" svg:height="1.58333in" draw:id="id196" draw:style-name="a1093" draw:name="AutoShape 5">
            <svg:title/>
            <svg:desc/>
            <text:p text:style-name="a1092" text:class-names="" text:cond-style-name=""><text:span text:style-name="a1091" text:class-names=""/></text:p>
    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?f7 / 12"/>
              <draw:equation draw:name="f10" draw:formula="?f0 + ?f8"/>
              <draw:equation draw:name="f11" draw:formula="?f4 * 7 / 12"/>
              <draw:equation draw:name="f12" draw:formula="?f7 * 7 / 12"/>
              <draw:equation draw:name="f13" draw:formula="?f4 * 11 / 12"/>
            </draw:enhanced-geometry>
          </draw:custom-shape>
          <draw:custom-shape svg:x="3.41667in" svg:y="4.75in" svg:width="0.16667in" svg:height="0.16667in" draw:id="id197" draw:style-name="a1096" draw:name="Rectangle 9">
            <svg:title/>
            <svg:desc/>
            <text:p text:style-name="a1095" text:class-names="" text:cond-style-name=""><text:span text:style-name="a109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188" draw:style-name="a1074" draw:transform="translate(-0.98785in -0.25in) rotate(-0.39941) translate(5.36285in 3.87326in)" draw:name="Text Box 10" svg:width="1.97569in" svg:height="0.5in">
          <draw:text-box>
            <text:p text:style-name="a1073" text:class-names="" text:cond-style-name="" text:id="id187"><text:span text:style-name="a1071" text:class-names="">hypotenuse</text:span><text:span text:style-name="a1072" text:class-names=""/></text:p>
          </draw:text-box>
          <svg:title/>
          <svg:desc/>
        </draw:frame>
        <draw:g draw:name="Group 16" draw:id="id189">
          <svg:title/>
          <svg:desc/>
          <draw:custom-shape svg:x="6.58333in" svg:y="4.58333in" svg:width="0.91667in" svg:height="0.58333in" draw:id="id194" draw:style-name="a1085" draw:name="Oval 11">
            <svg:title/>
            <svg:desc/>
            <text:p text:style-name="a1084" text:class-names="" text:cond-style-name=""><text:span text:style-name="a1083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6.66667in" svg:y="2.66667in" svg:width="2.58333in" svg:height="1.08333in" draw:id="id195" draw:style-name="a1090" draw:name="AutoShape 12">
            <svg:title/>
            <svg:desc/>
            <text:p text:style-name="a1087" text:class-names="" text:cond-style-name=""><text:span text:style-name="a1086" text:class-names="">Here’s the angle</text:span></text:p>
            <text:p text:style-name="a1089" text:class-names="" text:cond-style-name=""><text:span text:style-name="a1088" text:class-names="">we are looking at</text:span></text:p>
            <draw:enhanced-geometry xmlns:dr3d="urn:oasis:names:tc:opendocument:xmlns:dr3d:1.0" draw:type="non-primitive" svg:viewBox="0 0 21600 21600" draw:enhanced-path="M 3590 0 X 0 3590 L ?f2 ?f3 0 8970 0 12630 ?f4 ?f5 0 18010 Y 3590 21600 L ?f6 ?f7 8970 21600 12630 21600 ?f8 ?f9 18010 21600 X 21600 18010 L ?f10 ?f11 21600 12630 21600 8970 ?f12 ?f13 21600 3590 Y 18010 0 L ?f14 ?f15 12630 0 8970 0 ?f16 ?f17 Z N" draw:text-areas="800 800 20800 20800" draw:glue-points="?f40 ?f41" draw:glue-point-leaving-directions="180" draw:modifiers="3789 36865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frame draw:id="id191" draw:style-name="a1078" draw:name="Text Box 13" svg:x="4.08333in" svg:y="4.5in" svg:width="1.52083in" svg:height="0.5in">
          <draw:text-box>
            <text:p text:style-name="a1077" text:class-names="" text:cond-style-name="" text:id="id190"><text:span text:style-name="a1075" text:class-names="">adjacent</text:span><text:span text:style-name="a1076" text:class-names=""/></text:p>
          </draw:text-box>
          <svg:title/>
          <svg:desc/>
        </draw:frame>
        <draw:frame draw:id="id193" draw:style-name="a1082" draw:transform="translate(-0.73698in -0.25in) rotate(-4.71239) translate(3.16493in 4.15365in)" draw:name="Text Box 14" svg:width="1.47396in" svg:height="0.5in">
          <draw:text-box>
            <text:p text:style-name="a1081" text:class-names="" text:cond-style-name="" text:id="id192"><text:span text:style-name="a1079" text:class-names="">opposite</text:span><text:span text:style-name="a1080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2" presentation:preset-sub-type="8" presentation:preset-class="entrance" presentation:group-id="0" smil:begin="0.0s" smil:fill="hold">
                  <anim:set smil:targetElement="id175" smil:attributeName="visibility" smil:to="visible" smil:begin="0.0s" smil:dur="0.001s" smil:fill="hold"/>
                  <anim:transitionFilter smil:targetElement="id175" smil:type="slideWipe" smil:subtype="fromLeft" smil:dur="0.5s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2" presentation:preset-sub-type="8" presentation:preset-class="entrance" presentation:group-id="0" smil:begin="0.0s" smil:fill="hold">
                  <anim:set smil:targetElement="id176" smil:attributeName="visibility" smil:to="visible" smil:begin="0.0s" smil:dur="0.001s" smil:fill="hold"/>
                  <anim:transitionFilter smil:targetElement="id176" smil:type="slideWipe" smil:subtype="fromLeft" smil:dur="0.5s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2" presentation:preset-sub-type="8" presentation:preset-class="entrance" presentation:group-id="0" smil:begin="0.0s" smil:fill="hold">
                  <anim:set smil:targetElement="id177" smil:attributeName="visibility" smil:to="visible" smil:begin="0.0s" smil:dur="0.001s" smil:fill="hold"/>
                  <anim:transitionFilter smil:targetElement="id177" smil:type="slideWipe" smil:subtype="fromLeft" smil:dur="0.5s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86" smil:attributeName="visibility" smil:to="visible" smil:begin="0.499s" smil:dur="0.001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85" smil:attributeName="visibility" smil:to="visible" smil:begin="0.499s" smil:dur="0.001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2" presentation:preset-sub-type="8" presentation:preset-class="entrance" presentation:group-id="0" smil:begin="0.0s" smil:fill="hold">
                  <anim:set smil:targetElement="id179" smil:attributeName="visibility" smil:to="visible" smil:begin="0.0s" smil:dur="0.001s" smil:fill="hold"/>
                  <anim:transitionFilter smil:targetElement="id179" smil:type="slideWipe" smil:subtype="fromLeft" smil:dur="0.5s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2" presentation:preset-sub-type="8" presentation:preset-class="entrance" presentation:group-id="0" smil:begin="0.0s" smil:fill="hold">
                  <anim:set smil:targetElement="id180" smil:attributeName="visibility" smil:to="visible" smil:begin="0.0s" smil:dur="0.001s" smil:fill="hold"/>
                  <anim:transitionFilter smil:targetElement="id180" smil:type="slideWipe" smil:subtype="fromLeft" smil:dur="0.5s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2" presentation:preset-sub-type="8" presentation:preset-class="entrance" presentation:group-id="0" smil:begin="0.0s" smil:fill="hold">
                  <anim:set smil:targetElement="id181" smil:attributeName="visibility" smil:to="visible" smil:begin="0.0s" smil:dur="0.001s" smil:fill="hold"/>
                  <anim:transitionFilter smil:targetElement="id181" smil:type="slideWipe" smil:subtype="fromLeft" smil:dur="0.5s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88" smil:attributeName="visibility" smil:to="visible" smil:begin="0.499s" smil:dur="0.001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89" smil:attributeName="visibility" smil:to="visible" smil:begin="0.499s" smil:dur="0.001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91" smil:attributeName="visibility" smil:to="visible" smil:begin="0.499s" smil:dur="0.001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93" smil:attributeName="visibility" smil:to="visible" smil:begin="0.499s" smil:dur="0.001s" smil:fill="hold"/>
                </anim:par>
              </anim:par>
            </anim:par>
          </anim:seq>
        </anim:par>
        <presentation:notes draw:style-name="a1102">
          <draw:frame draw:id="id198" draw:style-name="a1099" draw:name="Rectangle 7" svg:x="4.25in" svg:y="9.5in" svg:width="3.25in" svg:height="0.5in">
            <draw:text-box>
              <text:p text:style-name="a1098" text:class-names="" text:cond-style-name=""><text:span text:style-name="a1097" text:class-names=""><text:page-number style:num-format="1" text:fixed="false"/></text:span></text:p>
            </draw:text-box>
            <svg:title/>
            <svg:desc/>
          </draw:frame>
          <draw:page-thumbnail draw:page-number="4" svg:x="1.25in" svg:y="0.75in" svg:width="5in" svg:height="3.75in" presentation:class="page" draw:id="id199" presentation:style-name="a1100" draw:name="Rectangle 2">
            <svg:title/>
            <svg:desc/>
          </draw:page-thumbnail>
          <draw:frame draw:id="id200" presentation:style-name="a1101" draw:name="Rectangle 3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Slide3" draw:style-name="a1103" draw:master-page-name="Master1-Layout4-twoObj-Two-Content" presentation:presentation-page-layout-name="Master1-PPL4" draw:id="Slide-258">
        <draw:frame draw:id="id201" presentation:style-name="a1106" draw:name="Rectangle 2" svg:x="1.33333in" svg:y="0.25in" svg:width="8.52257in" svg:height="0.91667in" presentation:class="title" presentation:placeholder="false">
          <draw:text-box>
            <text:p text:style-name="a1105" text:class-names="" text:cond-style-name=""><text:span text:style-name="a1104" text:class-names="">The Pythagorean Theorem</text:span></text:p>
          </draw:text-box>
          <svg:title/>
          <svg:desc/>
        </draw:frame>
        <draw:frame draw:id="id204" presentation:style-name="a1119" draw:name="Rectangle 12" svg:x="0.41667in" svg:y="1.5in" svg:width="4.75in" svg:height="2.75in" presentation:class="outline" presentation:placeholder="false">
          <draw:text-box>
            <text:list text:style-name="a1109">
              <text:list-item>
                <text:p text:style-name="a1108" text:class-names="" text:cond-style-name="" text:id="id202"><text:span text:style-name="a1107" text:class-names="">If you square the length of the two shorter sides and add them, you get the square of the length of the hypotenuse<text:line-break/></text:span></text:p>
              </text:list-item>
            </text:list>
            <text:list text:style-name="a1118">
              <text:list-item>
                <text:p text:style-name="a1117" text:class-names="" text:cond-style-name="" text:id="id203"><text:span text:style-name="a1110" text:class-names="">adj</text:span><text:span text:style-name="a1111" text:class-names="">2</text:span><text:span text:style-name="a1112" text:class-names=""><text:s text:c="1"/>+ opp</text:span><text:span text:style-name="a1113" text:class-names="">2</text:span><text:span text:style-name="a1114" text:class-names=""><text:s text:c="1"/>= hyp</text:span><text:span text:style-name="a1115" text:class-names="">2</text:span><text:span text:style-name="a1116" text:class-names=""/></text:p>
              </text:list-item>
            </text:list>
          </draw:text-box>
          <svg:title/>
          <svg:desc/>
        </draw:frame>
        <draw:g draw:name="Group 65" draw:id="id205">
          <svg:title/>
          <svg:desc/>
          <draw:g draw:name="Group 61" draw:id="id210">
            <svg:title/>
            <svg:desc/>
            <draw:custom-shape svg:x="5.8125in" svg:y="3.22569in" svg:width="0.33333in" svg:height="0.33333in" draw:id="id255" draw:style-name="a1268" draw:name="Rectangle 8">
              <svg:title/>
              <svg:desc/>
              <text:p text:style-name="a1267" text:class-names="" text:cond-style-name=""><text:span text:style-name="a126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6.14583in" svg:y="3.22569in" svg:width="0.33333in" svg:height="0.33333in" draw:id="id256" draw:style-name="a1271" draw:name="Rectangle 9">
              <svg:title/>
              <svg:desc/>
              <text:p text:style-name="a1270" text:class-names="" text:cond-style-name=""><text:span text:style-name="a126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6.47917in" svg:y="3.22569in" svg:width="0.33333in" svg:height="0.33333in" draw:id="id257" draw:style-name="a1274" draw:name="Rectangle 10">
              <svg:title/>
              <svg:desc/>
              <text:p text:style-name="a1273" text:class-names="" text:cond-style-name=""><text:span text:style-name="a127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5.8125in" svg:y="3.55903in" svg:width="0.33333in" svg:height="0.33333in" draw:id="id258" draw:style-name="a1277" draw:name="Rectangle 14">
              <svg:title/>
              <svg:desc/>
              <text:p text:style-name="a1276" text:class-names="" text:cond-style-name=""><text:span text:style-name="a127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6.14583in" svg:y="3.55903in" svg:width="0.33333in" svg:height="0.33333in" draw:id="id259" draw:style-name="a1280" draw:name="Rectangle 15">
              <svg:title/>
              <svg:desc/>
              <text:p text:style-name="a1279" text:class-names="" text:cond-style-name=""><text:span text:style-name="a127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6.47917in" svg:y="3.55903in" svg:width="0.33333in" svg:height="0.33333in" draw:id="id260" draw:style-name="a1283" draw:name="Rectangle 16">
              <svg:title/>
              <svg:desc/>
              <text:p text:style-name="a1282" text:class-names="" text:cond-style-name=""><text:span text:style-name="a128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5.8125in" svg:y="3.89236in" svg:width="0.33333in" svg:height="0.33333in" draw:id="id261" draw:style-name="a1286" draw:name="Rectangle 17">
              <svg:title/>
              <svg:desc/>
              <text:p text:style-name="a1285" text:class-names="" text:cond-style-name=""><text:span text:style-name="a128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6.14583in" svg:y="3.89236in" svg:width="0.33333in" svg:height="0.33333in" draw:id="id262" draw:style-name="a1289" draw:name="Rectangle 18">
              <svg:title/>
              <svg:desc/>
              <text:p text:style-name="a1288" text:class-names="" text:cond-style-name=""><text:span text:style-name="a128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6.47917in" svg:y="3.89236in" svg:width="0.33333in" svg:height="0.33333in" draw:id="id263" draw:style-name="a1292" draw:name="Rectangle 19">
              <svg:title/>
              <svg:desc/>
              <text:p text:style-name="a1291" text:class-names="" text:cond-style-name=""><text:span text:style-name="a129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g draw:name="Group 62" draw:id="id211">
            <svg:title/>
            <svg:desc/>
            <draw:custom-shape svg:x="6.8125in" svg:y="4.22569in" svg:width="0.33333in" svg:height="0.33333in" draw:id="id239" draw:style-name="a1220" draw:name="Rectangle 20">
              <svg:title/>
              <svg:desc/>
              <text:p text:style-name="a1219" text:class-names="" text:cond-style-name=""><text:span text:style-name="a121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7.14583in" svg:y="4.22569in" svg:width="0.33333in" svg:height="0.33333in" draw:id="id240" draw:style-name="a1223" draw:name="Rectangle 21">
              <svg:title/>
              <svg:desc/>
              <text:p text:style-name="a1222" text:class-names="" text:cond-style-name=""><text:span text:style-name="a122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7.47917in" svg:y="4.22569in" svg:width="0.33333in" svg:height="0.33333in" draw:id="id241" draw:style-name="a1226" draw:name="Rectangle 22">
              <svg:title/>
              <svg:desc/>
              <text:p text:style-name="a1225" text:class-names="" text:cond-style-name=""><text:span text:style-name="a122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6.8125in" svg:y="4.55903in" svg:width="0.33333in" svg:height="0.33333in" draw:id="id242" draw:style-name="a1229" draw:name="Rectangle 23">
              <svg:title/>
              <svg:desc/>
              <text:p text:style-name="a1228" text:class-names="" text:cond-style-name=""><text:span text:style-name="a122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7.14583in" svg:y="4.55903in" svg:width="0.33333in" svg:height="0.33333in" draw:id="id243" draw:style-name="a1232" draw:name="Rectangle 24">
              <svg:title/>
              <svg:desc/>
              <text:p text:style-name="a1231" text:class-names="" text:cond-style-name=""><text:span text:style-name="a123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7.47917in" svg:y="4.55903in" svg:width="0.33333in" svg:height="0.33333in" draw:id="id244" draw:style-name="a1235" draw:name="Rectangle 25">
              <svg:title/>
              <svg:desc/>
              <text:p text:style-name="a1234" text:class-names="" text:cond-style-name=""><text:span text:style-name="a123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6.8125in" svg:y="4.89236in" svg:width="0.33333in" svg:height="0.33333in" draw:id="id245" draw:style-name="a1238" draw:name="Rectangle 26">
              <svg:title/>
              <svg:desc/>
              <text:p text:style-name="a1237" text:class-names="" text:cond-style-name=""><text:span text:style-name="a123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7.14583in" svg:y="4.89236in" svg:width="0.33333in" svg:height="0.33333in" draw:id="id246" draw:style-name="a1241" draw:name="Rectangle 27">
              <svg:title/>
              <svg:desc/>
              <text:p text:style-name="a1240" text:class-names="" text:cond-style-name=""><text:span text:style-name="a123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7.47917in" svg:y="4.89236in" svg:width="0.33333in" svg:height="0.33333in" draw:id="id247" draw:style-name="a1244" draw:name="Rectangle 28">
              <svg:title/>
              <svg:desc/>
              <text:p text:style-name="a1243" text:class-names="" text:cond-style-name=""><text:span text:style-name="a124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6.8125in" svg:y="5.22569in" svg:width="0.33333in" svg:height="0.33333in" draw:id="id248" draw:style-name="a1247" draw:name="Rectangle 29">
              <svg:title/>
              <svg:desc/>
              <text:p text:style-name="a1246" text:class-names="" text:cond-style-name=""><text:span text:style-name="a124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7.14583in" svg:y="5.22569in" svg:width="0.33333in" svg:height="0.33333in" draw:id="id249" draw:style-name="a1250" draw:name="Rectangle 30">
              <svg:title/>
              <svg:desc/>
              <text:p text:style-name="a1249" text:class-names="" text:cond-style-name=""><text:span text:style-name="a124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7.47917in" svg:y="5.22569in" svg:width="0.33333in" svg:height="0.33333in" draw:id="id250" draw:style-name="a1253" draw:name="Rectangle 31">
              <svg:title/>
              <svg:desc/>
              <text:p text:style-name="a1252" text:class-names="" text:cond-style-name=""><text:span text:style-name="a125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7.8125in" svg:y="4.22569in" svg:width="0.33333in" svg:height="0.33333in" draw:id="id251" draw:style-name="a1256" draw:name="Rectangle 32">
              <svg:title/>
              <svg:desc/>
              <text:p text:style-name="a1255" text:class-names="" text:cond-style-name=""><text:span text:style-name="a125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7.8125in" svg:y="4.55903in" svg:width="0.33333in" svg:height="0.33333in" draw:id="id252" draw:style-name="a1259" draw:name="Rectangle 33">
              <svg:title/>
              <svg:desc/>
              <text:p text:style-name="a1258" text:class-names="" text:cond-style-name=""><text:span text:style-name="a125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7.8125in" svg:y="4.89236in" svg:width="0.33333in" svg:height="0.33333in" draw:id="id253" draw:style-name="a1262" draw:name="Rectangle 34">
              <svg:title/>
              <svg:desc/>
              <text:p text:style-name="a1261" text:class-names="" text:cond-style-name=""><text:span text:style-name="a126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7.8125in" svg:y="5.22569in" svg:width="0.33333in" svg:height="0.33333in" draw:id="id254" draw:style-name="a1265" draw:name="Rectangle 35">
              <svg:title/>
              <svg:desc/>
              <text:p text:style-name="a1264" text:class-names="" text:cond-style-name=""><text:span text:style-name="a126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g draw:name="Group 63" draw:id="id212">
            <svg:title/>
            <svg:desc/>
            <draw:custom-shape svg:width="0.3316in" svg:height="0.36667in" draw:id="id214" draw:style-name="a1145" draw:transform="translate(-0.1658in -0.18333in) rotate(-0.61687) translate(7.8876in 2.01818in)" draw:name="Rectangle 36">
              <svg:title/>
              <svg:desc/>
              <text:p text:style-name="a1144" text:class-names="" text:cond-style-name=""><text:span text:style-name="a114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3316in" svg:height="0.36667in" draw:id="id215" draw:style-name="a1148" draw:transform="translate(-0.1658in -0.18333in) rotate(-0.61687) translate(8.15808in 2.21in)" draw:name="Rectangle 37">
              <svg:title/>
              <svg:desc/>
              <text:p text:style-name="a1147" text:class-names="" text:cond-style-name=""><text:span text:style-name="a114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3316in" svg:height="0.36667in" draw:id="id216" draw:style-name="a1151" draw:transform="translate(-0.1658in -0.18333in) rotate(-0.61687) translate(8.42856in 2.40183in)" draw:name="Rectangle 38">
              <svg:title/>
              <svg:desc/>
              <text:p text:style-name="a1150" text:class-names="" text:cond-style-name=""><text:span text:style-name="a114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3316in" svg:height="0.36667in" draw:id="id217" draw:style-name="a1154" draw:transform="translate(-0.1658in -0.18333in) rotate(-0.61687) translate(7.67549in 2.31726in)" draw:name="Rectangle 39">
              <svg:title/>
              <svg:desc/>
              <text:p text:style-name="a1153" text:class-names="" text:cond-style-name=""><text:span text:style-name="a115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3316in" svg:height="0.36667in" draw:id="id218" draw:style-name="a1157" draw:transform="translate(-0.1658in -0.18333in) rotate(-0.61687) translate(7.94597in 2.50909in)" draw:name="Rectangle 40">
              <svg:title/>
              <svg:desc/>
              <text:p text:style-name="a1156" text:class-names="" text:cond-style-name=""><text:span text:style-name="a115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3316in" svg:height="0.36667in" draw:id="id219" draw:style-name="a1160" draw:transform="translate(-0.1658in -0.18333in) rotate(-0.61687) translate(8.21645in 2.70091in)" draw:name="Rectangle 41">
              <svg:title/>
              <svg:desc/>
              <text:p text:style-name="a1159" text:class-names="" text:cond-style-name=""><text:span text:style-name="a115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3316in" svg:height="0.36667in" draw:id="id220" draw:style-name="a1163" draw:transform="translate(-0.1658in -0.18333in) rotate(-0.61687) translate(7.46338in 2.61635in)" draw:name="Rectangle 42">
              <svg:title/>
              <svg:desc/>
              <text:p text:style-name="a1162" text:class-names="" text:cond-style-name=""><text:span text:style-name="a116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3316in" svg:height="0.36667in" draw:id="id221" draw:style-name="a1166" draw:transform="translate(-0.1658in -0.18333in) rotate(-0.61687) translate(7.73386in 2.80818in)" draw:name="Rectangle 43">
              <svg:title/>
              <svg:desc/>
              <text:p text:style-name="a1165" text:class-names="" text:cond-style-name=""><text:span text:style-name="a116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3316in" svg:height="0.36667in" draw:id="id222" draw:style-name="a1169" draw:transform="translate(-0.1658in -0.18333in) rotate(-0.61687) translate(8.00434in 3in)" draw:name="Rectangle 44">
              <svg:title/>
              <svg:desc/>
              <text:p text:style-name="a1168" text:class-names="" text:cond-style-name=""><text:span text:style-name="a116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3316in" svg:height="0.36667in" draw:id="id223" draw:style-name="a1172" draw:transform="translate(-0.1658in -0.18333in) rotate(-0.61687) translate(7.25127in 2.91544in)" draw:name="Rectangle 45">
              <svg:title/>
              <svg:desc/>
              <text:p text:style-name="a1171" text:class-names="" text:cond-style-name=""><text:span text:style-name="a117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3316in" svg:height="0.36667in" draw:id="id224" draw:style-name="a1175" draw:transform="translate(-0.1658in -0.18333in) rotate(-0.61687) translate(7.52175in 3.10726in)" draw:name="Rectangle 46">
              <svg:title/>
              <svg:desc/>
              <text:p text:style-name="a1174" text:class-names="" text:cond-style-name=""><text:span text:style-name="a117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3316in" svg:height="0.36667in" draw:id="id225" draw:style-name="a1178" draw:transform="translate(-0.1658in -0.18333in) rotate(-0.61687) translate(7.79223in 3.29909in)" draw:name="Rectangle 47">
              <svg:title/>
              <svg:desc/>
              <text:p text:style-name="a1177" text:class-names="" text:cond-style-name=""><text:span text:style-name="a117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3316in" svg:height="0.36667in" draw:id="id226" draw:style-name="a1181" draw:transform="translate(-0.1658in -0.18333in) rotate(-0.61687) translate(8.69905in 2.59365in)" draw:name="Rectangle 48">
              <svg:title/>
              <svg:desc/>
              <text:p text:style-name="a1180" text:class-names="" text:cond-style-name=""><text:span text:style-name="a117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3316in" svg:height="0.36667in" draw:id="id227" draw:style-name="a1184" draw:transform="translate(-0.1658in -0.18333in) rotate(-0.61687) translate(8.48693in 2.89274in)" draw:name="Rectangle 49">
              <svg:title/>
              <svg:desc/>
              <text:p text:style-name="a1183" text:class-names="" text:cond-style-name=""><text:span text:style-name="a118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3316in" svg:height="0.36667in" draw:id="id228" draw:style-name="a1187" draw:transform="translate(-0.1658in -0.18333in) rotate(-0.61687) translate(8.27482in 3.19182in)" draw:name="Rectangle 50">
              <svg:title/>
              <svg:desc/>
              <text:p text:style-name="a1186" text:class-names="" text:cond-style-name=""><text:span text:style-name="a118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3316in" svg:height="0.36667in" draw:id="id229" draw:style-name="a1190" draw:transform="translate(-0.1658in -0.18333in) rotate(-0.61687) translate(8.06271in 3.49091in)" draw:name="Rectangle 51">
              <svg:title/>
              <svg:desc/>
              <text:p text:style-name="a1189" text:class-names="" text:cond-style-name=""><text:span text:style-name="a118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3316in" svg:height="0.36667in" draw:id="id230" draw:style-name="a1193" draw:transform="translate(-0.1658in -0.18333in) rotate(-0.61687) translate(7.03915in 3.21453in)" draw:name="Rectangle 52">
              <svg:title/>
              <svg:desc/>
              <text:p text:style-name="a1192" text:class-names="" text:cond-style-name=""><text:span text:style-name="a119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3316in" svg:height="0.36667in" draw:id="id231" draw:style-name="a1196" draw:transform="translate(-0.1658in -0.18333in) rotate(-0.61687) translate(7.30964in 3.40635in)" draw:name="Rectangle 53">
              <svg:title/>
              <svg:desc/>
              <text:p text:style-name="a1195" text:class-names="" text:cond-style-name=""><text:span text:style-name="a119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3316in" svg:height="0.36667in" draw:id="id232" draw:style-name="a1199" draw:transform="translate(-0.1658in -0.18333in) rotate(-0.61687) translate(7.58012in 3.59817in)" draw:name="Rectangle 54">
              <svg:title/>
              <svg:desc/>
              <text:p text:style-name="a1198" text:class-names="" text:cond-style-name=""><text:span text:style-name="a1197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3316in" svg:height="0.36667in" draw:id="id233" draw:style-name="a1202" draw:transform="translate(-0.1658in -0.18333in) rotate(-0.61687) translate(7.8506in 3.79in)" draw:name="Rectangle 55">
              <svg:title/>
              <svg:desc/>
              <text:p text:style-name="a1201" text:class-names="" text:cond-style-name=""><text:span text:style-name="a120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3316in" svg:height="0.36667in" draw:id="id234" draw:style-name="a1205" draw:transform="translate(-0.1658in -0.18333in) rotate(-0.61687) translate(8.96953in 2.78547in)" draw:name="Rectangle 56">
              <svg:title/>
              <svg:desc/>
              <text:p text:style-name="a1204" text:class-names="" text:cond-style-name=""><text:span text:style-name="a120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3316in" svg:height="0.36667in" draw:id="id235" draw:style-name="a1208" draw:transform="translate(-0.1658in -0.18333in) rotate(-0.61687) translate(8.75741in 3.08456in)" draw:name="Rectangle 57">
              <svg:title/>
              <svg:desc/>
              <text:p text:style-name="a1207" text:class-names="" text:cond-style-name=""><text:span text:style-name="a120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3316in" svg:height="0.36667in" draw:id="id236" draw:style-name="a1211" draw:transform="translate(-0.1658in -0.18333in) rotate(-0.61687) translate(8.5453in 3.38365in)" draw:name="Rectangle 58">
              <svg:title/>
              <svg:desc/>
              <text:p text:style-name="a1210" text:class-names="" text:cond-style-name=""><text:span text:style-name="a1209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3316in" svg:height="0.36667in" draw:id="id237" draw:style-name="a1214" draw:transform="translate(-0.1658in -0.18333in) rotate(-0.61687) translate(8.33319in 3.68274in)" draw:name="Rectangle 59">
              <svg:title/>
              <svg:desc/>
              <text:p text:style-name="a1213" text:class-names="" text:cond-style-name=""><text:span text:style-name="a121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width="0.3316in" svg:height="0.36667in" draw:id="id238" draw:style-name="a1217" draw:transform="translate(-0.1658in -0.18333in) rotate(-0.61687) translate(8.12108in 3.98182in)" draw:name="Rectangle 60">
              <svg:title/>
              <svg:desc/>
              <text:p text:style-name="a1216" text:class-names="" text:cond-style-name=""><text:span text:style-name="a121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custom-shape svg:x="6.8125in" svg:y="3.22569in" svg:width="1.33333in" svg:height="1in" draw:id="id213" draw:style-name="a1142" draw:name="AutoShape 64">
            <svg:title/>
            <svg:desc/>
            <text:p text:style-name="a1141" text:class-names="" text:cond-style-name=""><text:span text:style-name="a1140" text:class-names=""/></text:p>
    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?f7 / 12"/>
              <draw:equation draw:name="f10" draw:formula="?f0 + ?f8"/>
              <draw:equation draw:name="f11" draw:formula="?f4 * 7 / 12"/>
              <draw:equation draw:name="f12" draw:formula="?f7 * 7 / 12"/>
              <draw:equation draw:name="f13" draw:formula="?f4 * 11 / 12"/>
            </draw:enhanced-geometry>
          </draw:custom-shape>
        </draw:g>
        <draw:frame draw:id="id209" presentation:style-name="a1139" draw:name="Rectangle 66" svg:x="0.41667in" svg:y="4.66667in" svg:width="6.25in" svg:height="2.16667in" presentation:class="outline" presentation:placeholder="false">
          <draw:text-box>
            <text:list text:style-name="a1128">
              <text:list-item>
                <text:p text:style-name="a1127" text:class-names="" text:cond-style-name="" text:id="id206"><text:span text:style-name="a1120" text:class-names="">3</text:span><text:span text:style-name="a1121" text:class-names="">2</text:span><text:span text:style-name="a1122" text:class-names=""><text:s text:c="1"/>+ 4</text:span><text:span text:style-name="a1123" text:class-names="">2</text:span><text:span text:style-name="a1124" text:class-names=""><text:s text:c="1"/>= 5</text:span><text:span text:style-name="a1125" text:class-names="">2</text:span><text:span text:style-name="a1126" text:class-names="">, or 9 + 16 = 25<text:line-break/></text:span></text:p>
              </text:list-item>
            </text:list>
            <text:list text:style-name="a1135">
              <text:list-item>
                <text:p text:style-name="a1134" text:class-names="" text:cond-style-name="" text:id="id207"><text:span text:style-name="a1129" text:class-names="">hyp = sqrt(adj</text:span><text:span text:style-name="a1130" text:class-names="">2</text:span><text:span text:style-name="a1131" text:class-names=""><text:s text:c="1"/>+ opp</text:span><text:span text:style-name="a1132" text:class-names="">2</text:span><text:span text:style-name="a1133" text:class-names="">)</text:span></text:p>
              </text:list-item>
            </text:list>
            <text:list text:style-name="a1138">
              <text:list-item>
                <text:p text:style-name="a1137" text:class-names="" text:cond-style-name="" text:id="id208"><text:span text:style-name="a1136" text:class-names="">5 = sqrt(9 + 16)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2" presentation:preset-sub-type="8" presentation:preset-class="entrance" presentation:group-id="0" smil:begin="0.0s" smil:fill="hold">
                  <anim:set smil:targetElement="id202" smil:attributeName="visibility" smil:to="visible" smil:begin="0.0s" smil:dur="0.001s" smil:fill="hold"/>
                  <anim:transitionFilter smil:targetElement="id202" smil:type="slideWipe" smil:subtype="fromLeft" smil:dur="0.5s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2" presentation:preset-sub-type="8" presentation:preset-class="entrance" presentation:group-id="0" smil:begin="0.0s" smil:fill="hold">
                  <anim:set smil:targetElement="id203" smil:attributeName="visibility" smil:to="visible" smil:begin="0.0s" smil:dur="0.001s" smil:fill="hold"/>
                  <anim:transitionFilter smil:targetElement="id203" smil:type="slideWipe" smil:subtype="fromLeft" smil:dur="0.5s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05" smil:attributeName="visibility" smil:to="visible" smil:begin="0.499s" smil:dur="0.001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2" presentation:preset-sub-type="8" presentation:preset-class="entrance" presentation:group-id="0" smil:begin="0.0s" smil:fill="hold">
                  <anim:set smil:targetElement="id206" smil:attributeName="visibility" smil:to="visible" smil:begin="0.0s" smil:dur="0.001s" smil:fill="hold"/>
                  <anim:transitionFilter smil:targetElement="id206" smil:type="slideWipe" smil:subtype="fromLeft" smil:dur="0.5s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2" presentation:preset-sub-type="8" presentation:preset-class="entrance" presentation:group-id="0" smil:begin="0.0s" smil:fill="hold">
                  <anim:set smil:targetElement="id207" smil:attributeName="visibility" smil:to="visible" smil:begin="0.0s" smil:dur="0.001s" smil:fill="hold"/>
                  <anim:transitionFilter smil:targetElement="id207" smil:type="slideWipe" smil:subtype="fromLeft" smil:dur="0.5s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2" presentation:preset-sub-type="8" presentation:preset-class="entrance" presentation:group-id="0" smil:begin="0.0s" smil:fill="hold">
                  <anim:set smil:targetElement="id208" smil:attributeName="visibility" smil:to="visible" smil:begin="0.0s" smil:dur="0.001s" smil:fill="hold"/>
                  <anim:transitionFilter smil:targetElement="id208" smil:type="slideWipe" smil:subtype="fromLeft" smil:dur="0.5s"/>
                </anim:par>
              </anim:par>
            </anim:par>
          </anim:seq>
        </anim:par>
        <presentation:notes draw:style-name="a1298">
          <draw:frame draw:id="id264" draw:style-name="a1295" draw:name="Rectangle 7" svg:x="4.25in" svg:y="9.5in" svg:width="3.25in" svg:height="0.5in">
            <draw:text-box>
              <text:p text:style-name="a1294" text:class-names="" text:cond-style-name=""><text:span text:style-name="a1293" text:class-names=""><text:page-number style:num-format="1" text:fixed="false"/></text:span></text:p>
            </draw:text-box>
            <svg:title/>
            <svg:desc/>
          </draw:frame>
          <draw:page-thumbnail draw:page-number="5" svg:x="1.25in" svg:y="0.75in" svg:width="5in" svg:height="3.75in" presentation:class="page" draw:id="id265" presentation:style-name="a1296" draw:name="Rectangle 2">
            <svg:title/>
            <svg:desc/>
          </draw:page-thumbnail>
          <draw:frame draw:id="id266" presentation:style-name="a1297" draw:name="Rectangle 3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Slide5" draw:style-name="a1299" draw:master-page-name="Master1-Layout4-twoObj-Two-Content" presentation:presentation-page-layout-name="Master1-PPL4" draw:id="Slide-260">
        <draw:frame draw:id="id267" presentation:style-name="a1302" draw:name="Rectangle 381" svg:x="1.33333in" svg:y="0.25in" svg:width="8.52257in" svg:height="0.91667in" presentation:class="title" presentation:placeholder="false">
          <draw:text-box>
            <text:p text:style-name="a1301" text:class-names="" text:cond-style-name=""><text:span text:style-name="a1300" text:class-names="">5-12-13</text:span></text:p>
          </draw:text-box>
          <svg:title/>
          <svg:desc/>
        </draw:frame>
        <draw:frame draw:id="id271" presentation:style-name="a1312" draw:name="Rectangle 382" svg:x="0.41667in" svg:y="1.66667in" svg:width="4.5in" svg:height="3.5in" presentation:class="outline" presentation:placeholder="false">
          <draw:text-box>
            <text:list text:style-name="a1305">
              <text:list-item>
                <text:p text:style-name="a1304" text:class-names="" text:cond-style-name="" text:id="id268"><text:span text:style-name="a1303" text:class-names="">There are few triangles with integer sides that satisfy the Pythagorean formula</text:span></text:p>
              </text:list-item>
            </text:list>
            <text:list text:style-name="a1308">
              <text:list-item>
                <text:p text:style-name="a1307" text:class-names="" text:cond-style-name="" text:id="id269"><text:span text:style-name="a1306" text:class-names="">3-4-5 and its<text:line-break/>multiples (6-8-10, etc.)<text:line-break/>are the best known</text:span></text:p>
              </text:list-item>
            </text:list>
            <text:list text:style-name="a1311">
              <text:list-item>
                <text:p text:style-name="a1310" text:class-names="" text:cond-style-name="" text:id="id270"><text:span text:style-name="a1309" text:class-names="">5-12-13 and its multiples form another set</text:span></text:p>
              </text:list-item>
            </text:list>
          </draw:text-box>
          <svg:title/>
          <svg:desc/>
        </draw:frame>
        <draw:frame draw:id="id273" presentation:style-name="a1316" draw:name="Rectangle 384" svg:x="0.41667in" svg:y="5.33333in" svg:width="4.83333in" svg:height="1.37326in" presentation:class="outline" presentation:placeholder="false">
          <draw:text-box>
            <text:list text:style-name="a1315">
              <text:list-item>
                <text:p text:style-name="a1314" text:class-names="" text:cond-style-name="" text:id="id272"><text:span text:style-name="a1313" text:class-names="">25 + 144 = 169</text:span></text:p>
              </text:list-item>
            </text:list>
          </draw:text-box>
          <svg:title/>
          <svg:desc/>
        </draw:frame>
        <draw:g draw:name="Group 387" draw:id="id274">
          <svg:title/>
          <svg:desc/>
          <draw:g draw:name="Group 383" draw:id="id275">
            <svg:title/>
            <svg:desc/>
            <draw:g draw:name="Group 374" draw:id="id277">
              <svg:title/>
              <svg:desc/>
              <draw:custom-shape svg:width="0.24287in" svg:height="0.24784in" draw:id="id454" draw:style-name="a1844" draw:transform="translate(-0.12143in -0.12392in) rotate(-0.37671) translate(6.67341in 1.75596in)" draw:name="Rectangle 202">
                <svg:title/>
                <svg:desc/>
                <text:p text:style-name="a1843" text:class-names="" text:cond-style-name=""><text:span text:style-name="a184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784in" draw:id="id455" draw:style-name="a1847" draw:transform="translate(-0.12238in -0.12392in) rotate(-0.37671) translate(6.90087in 1.84798in)" draw:name="Rectangle 203">
                <svg:title/>
                <svg:desc/>
                <text:p text:style-name="a1846" text:class-names="" text:cond-style-name=""><text:span text:style-name="a184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784in" draw:id="id456" draw:style-name="a1850" draw:transform="translate(-0.12143in -0.12392in) rotate(-0.37671) translate(7.12644in 1.94015in)" draw:name="Rectangle 204">
                <svg:title/>
                <svg:desc/>
                <text:p text:style-name="a1849" text:class-names="" text:cond-style-name=""><text:span text:style-name="a184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977in" draw:id="id457" draw:style-name="a1853" draw:transform="translate(-0.12143in -0.12489in) rotate(-0.37671) translate(6.58396in 1.98771in)" draw:name="Rectangle 205">
                <svg:title/>
                <svg:desc/>
                <text:p text:style-name="a1852" text:class-names="" text:cond-style-name=""><text:span text:style-name="a185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977in" draw:id="id458" draw:style-name="a1856" draw:transform="translate(-0.12238in -0.12489in) rotate(-0.37671) translate(6.80953in 2.07989in)" draw:name="Rectangle 206">
                <svg:title/>
                <svg:desc/>
                <text:p text:style-name="a1855" text:class-names="" text:cond-style-name=""><text:span text:style-name="a185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977in" draw:id="id459" draw:style-name="a1859" draw:transform="translate(-0.12143in -0.12489in) rotate(-0.37671) translate(7.03684in 2.16997in)" draw:name="Rectangle 207">
                <svg:title/>
                <svg:desc/>
                <text:p text:style-name="a1858" text:class-names="" text:cond-style-name=""><text:span text:style-name="a185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784in" draw:id="id460" draw:style-name="a1862" draw:transform="translate(-0.12143in -0.12392in) rotate(-0.37671) translate(6.49436in 2.21753in)" draw:name="Rectangle 208">
                <svg:title/>
                <svg:desc/>
                <text:p text:style-name="a1861" text:class-names="" text:cond-style-name=""><text:span text:style-name="a186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784in" draw:id="id461" draw:style-name="a1865" draw:transform="translate(-0.12238in -0.12392in) rotate(-0.37671) translate(6.72198in 2.31148in)" draw:name="Rectangle 209">
                <svg:title/>
                <svg:desc/>
                <text:p text:style-name="a1864" text:class-names="" text:cond-style-name=""><text:span text:style-name="a186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784in" draw:id="id462" draw:style-name="a1868" draw:transform="translate(-0.12143in -0.12392in) rotate(-0.37671) translate(6.94739in 2.40172in)" draw:name="Rectangle 210">
                <svg:title/>
                <svg:desc/>
                <text:p text:style-name="a1867" text:class-names="" text:cond-style-name=""><text:span text:style-name="a186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977in" draw:id="id463" draw:style-name="a1871" draw:transform="translate(-0.12143in -0.12489in) rotate(-0.37671) translate(6.40491in 2.44928in)" draw:name="Rectangle 211">
                <svg:title/>
                <svg:desc/>
                <text:p text:style-name="a1870" text:class-names="" text:cond-style-name=""><text:span text:style-name="a186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977in" draw:id="id464" draw:style-name="a1874" draw:transform="translate(-0.12238in -0.12489in) rotate(-0.37671) translate(6.63237in 2.5413in)" draw:name="Rectangle 212">
                <svg:title/>
                <svg:desc/>
                <text:p text:style-name="a1873" text:class-names="" text:cond-style-name=""><text:span text:style-name="a187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977in" draw:id="id465" draw:style-name="a1877" draw:transform="translate(-0.12143in -0.12489in) rotate(-0.37671) translate(6.85795in 2.63347in)" draw:name="Rectangle 213">
                <svg:title/>
                <svg:desc/>
                <text:p text:style-name="a1876" text:class-names="" text:cond-style-name=""><text:span text:style-name="a187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784in" draw:id="id466" draw:style-name="a1880" draw:transform="translate(-0.12238in -0.12392in) rotate(-0.37671) translate(7.3539in 2.03217in)" draw:name="Rectangle 214">
                <svg:title/>
                <svg:desc/>
                <text:p text:style-name="a1879" text:class-names="" text:cond-style-name=""><text:span text:style-name="a187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977in" draw:id="id467" draw:style-name="a1883" draw:transform="translate(-0.12238in -0.12489in) rotate(-0.37671) translate(7.26446in 2.26392in)" draw:name="Rectangle 215">
                <svg:title/>
                <svg:desc/>
                <text:p text:style-name="a1882" text:class-names="" text:cond-style-name=""><text:span text:style-name="a188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784in" draw:id="id468" draw:style-name="a1886" draw:transform="translate(-0.12238in -0.12392in) rotate(-0.37671) translate(7.17485in 2.49374in)" draw:name="Rectangle 216">
                <svg:title/>
                <svg:desc/>
                <text:p text:style-name="a1885" text:class-names="" text:cond-style-name=""><text:span text:style-name="a188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977in" draw:id="id469" draw:style-name="a1889" draw:transform="translate(-0.12238in -0.12489in) rotate(-0.37671) translate(7.08541in 2.72549in)" draw:name="Rectangle 217">
                <svg:title/>
                <svg:desc/>
                <text:p text:style-name="a1888" text:class-names="" text:cond-style-name=""><text:span text:style-name="a188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784in" draw:id="id470" draw:style-name="a1892" draw:transform="translate(-0.12143in -0.12392in) rotate(-0.37671) translate(7.58136in 2.12419in)" draw:name="Rectangle 218">
                <svg:title/>
                <svg:desc/>
                <text:p text:style-name="a1891" text:class-names="" text:cond-style-name=""><text:span text:style-name="a189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977in" draw:id="id471" draw:style-name="a1895" draw:transform="translate(-0.12143in -0.12489in) rotate(-0.37671) translate(7.49176in 2.35401in)" draw:name="Rectangle 219">
                <svg:title/>
                <svg:desc/>
                <text:p text:style-name="a1894" text:class-names="" text:cond-style-name=""><text:span text:style-name="a189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784in" draw:id="id472" draw:style-name="a1898" draw:transform="translate(-0.12143in -0.12392in) rotate(-0.37671) translate(7.40231in 2.58576in)" draw:name="Rectangle 220">
                <svg:title/>
                <svg:desc/>
                <text:p text:style-name="a1897" text:class-names="" text:cond-style-name=""><text:span text:style-name="a189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977in" draw:id="id473" draw:style-name="a1901" draw:transform="translate(-0.12143in -0.12489in) rotate(-0.37671) translate(7.31287in 2.81751in)" draw:name="Rectangle 221">
                <svg:title/>
                <svg:desc/>
                <text:p text:style-name="a1900" text:class-names="" text:cond-style-name=""><text:span text:style-name="a189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977in" draw:id="id474" draw:style-name="a1904" draw:transform="translate(-0.12143in -0.12489in) rotate(-0.37671) translate(6.76285in 1.52421in)" draw:name="Rectangle 222">
                <svg:title/>
                <svg:desc/>
                <text:p text:style-name="a1903" text:class-names="" text:cond-style-name=""><text:span text:style-name="a190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977in" draw:id="id475" draw:style-name="a1907" draw:transform="translate(-0.12238in -0.12489in) rotate(-0.37671) translate(6.98842in 1.61638in)" draw:name="Rectangle 223">
                <svg:title/>
                <svg:desc/>
                <text:p text:style-name="a1906" text:class-names="" text:cond-style-name=""><text:span text:style-name="a190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977in" draw:id="id476" draw:style-name="a1910" draw:transform="translate(-0.12143in -0.12489in) rotate(-0.37671) translate(7.21588in 1.7084in)" draw:name="Rectangle 224">
                <svg:title/>
                <svg:desc/>
                <text:p text:style-name="a1909" text:class-names="" text:cond-style-name=""><text:span text:style-name="a190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977in" draw:id="id477" draw:style-name="a1913" draw:transform="translate(-0.12238in -0.12489in) rotate(-0.37671) translate(7.44335in 1.80042in)" draw:name="Rectangle 225">
                <svg:title/>
                <svg:desc/>
                <text:p text:style-name="a1912" text:class-names="" text:cond-style-name=""><text:span text:style-name="a191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977in" draw:id="id478" draw:style-name="a1916" draw:transform="translate(-0.12143in -0.12489in) rotate(-0.37671) translate(7.66892in 1.8926in)" draw:name="Rectangle 226">
                <svg:title/>
                <svg:desc/>
                <text:p text:style-name="a1915" text:class-names="" text:cond-style-name=""><text:span text:style-name="a191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784in" draw:id="id479" draw:style-name="a1919" draw:transform="translate(-0.12238in -0.12392in) rotate(-0.37671) translate(7.80693in 2.21636in)" draw:name="Rectangle 227">
                <svg:title/>
                <svg:desc/>
                <text:p text:style-name="a1918" text:class-names="" text:cond-style-name=""><text:span text:style-name="a191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784in" draw:id="id480" draw:style-name="a1922" draw:transform="translate(-0.12143in -0.12392in) rotate(-0.37671) translate(8.03424in 2.30645in)" draw:name="Rectangle 228">
                <svg:title/>
                <svg:desc/>
                <text:p text:style-name="a1921" text:class-names="" text:cond-style-name=""><text:span text:style-name="a192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784in" draw:id="id481" draw:style-name="a1925" draw:transform="translate(-0.12238in -0.12392in) rotate(-0.37671) translate(8.26186in 2.4004in)" draw:name="Rectangle 229">
                <svg:title/>
                <svg:desc/>
                <text:p text:style-name="a1924" text:class-names="" text:cond-style-name=""><text:span text:style-name="a192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977in" draw:id="id482" draw:style-name="a1928" draw:transform="translate(-0.12238in -0.12489in) rotate(-0.37671) translate(7.71733in 2.44619in)" draw:name="Rectangle 230">
                <svg:title/>
                <svg:desc/>
                <text:p text:style-name="a1927" text:class-names="" text:cond-style-name=""><text:span text:style-name="a192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977in" draw:id="id483" draw:style-name="a1931" draw:transform="translate(-0.12143in -0.12489in) rotate(-0.37671) translate(7.94479in 2.5382in)" draw:name="Rectangle 231">
                <svg:title/>
                <svg:desc/>
                <text:p text:style-name="a1930" text:class-names="" text:cond-style-name=""><text:span text:style-name="a192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977in" draw:id="id484" draw:style-name="a1934" draw:transform="translate(-0.12238in -0.12489in) rotate(-0.37671) translate(8.17225in 2.63022in)" draw:name="Rectangle 232">
                <svg:title/>
                <svg:desc/>
                <text:p text:style-name="a1933" text:class-names="" text:cond-style-name=""><text:span text:style-name="a193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784in" draw:id="id485" draw:style-name="a1937" draw:transform="translate(-0.12238in -0.12392in) rotate(-0.37671) translate(7.62977in 2.67778in)" draw:name="Rectangle 233">
                <svg:title/>
                <svg:desc/>
                <text:p text:style-name="a1936" text:class-names="" text:cond-style-name=""><text:span text:style-name="a193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784in" draw:id="id486" draw:style-name="a1940" draw:transform="translate(-0.12143in -0.12392in) rotate(-0.37671) translate(7.85535in 2.76995in)" draw:name="Rectangle 234">
                <svg:title/>
                <svg:desc/>
                <text:p text:style-name="a1939" text:class-names="" text:cond-style-name=""><text:span text:style-name="a193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784in" draw:id="id487" draw:style-name="a1943" draw:transform="translate(-0.12238in -0.12392in) rotate(-0.37671) translate(8.08281in 2.86197in)" draw:name="Rectangle 235">
                <svg:title/>
                <svg:desc/>
                <text:p text:style-name="a1942" text:class-names="" text:cond-style-name=""><text:span text:style-name="a194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977in" draw:id="id488" draw:style-name="a1946" draw:transform="translate(-0.12238in -0.12489in) rotate(-0.37671) translate(7.53844in 2.90969in)" draw:name="Rectangle 236">
                <svg:title/>
                <svg:desc/>
                <text:p text:style-name="a1945" text:class-names="" text:cond-style-name=""><text:span text:style-name="a194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977in" draw:id="id489" draw:style-name="a1949" draw:transform="translate(-0.12143in -0.12489in) rotate(-0.37671) translate(7.7659in 3.0017in)" draw:name="Rectangle 237">
                <svg:title/>
                <svg:desc/>
                <text:p text:style-name="a1948" text:class-names="" text:cond-style-name=""><text:span text:style-name="a194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977in" draw:id="id490" draw:style-name="a1952" draw:transform="translate(-0.12238in -0.12489in) rotate(-0.37671) translate(7.99336in 3.09372in)" draw:name="Rectangle 238">
                <svg:title/>
                <svg:desc/>
                <text:p text:style-name="a1951" text:class-names="" text:cond-style-name=""><text:span text:style-name="a195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784in" draw:id="id491" draw:style-name="a1955" draw:transform="translate(-0.12143in -0.12392in) rotate(-0.37671) translate(8.48916in 2.49049in)" draw:name="Rectangle 239">
                <svg:title/>
                <svg:desc/>
                <text:p text:style-name="a1954" text:class-names="" text:cond-style-name=""><text:span text:style-name="a195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977in" draw:id="id492" draw:style-name="a1958" draw:transform="translate(-0.12143in -0.12489in) rotate(-0.37671) translate(8.39782in 2.7224in)" draw:name="Rectangle 240">
                <svg:title/>
                <svg:desc/>
                <text:p text:style-name="a1957" text:class-names="" text:cond-style-name=""><text:span text:style-name="a195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784in" draw:id="id493" draw:style-name="a1961" draw:transform="translate(-0.12143in -0.12392in) rotate(-0.37671) translate(8.31027in 2.95399in)" draw:name="Rectangle 241">
                <svg:title/>
                <svg:desc/>
                <text:p text:style-name="a1960" text:class-names="" text:cond-style-name=""><text:span text:style-name="a195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977in" draw:id="id494" draw:style-name="a1964" draw:transform="translate(-0.12143in -0.12489in) rotate(-0.37671) translate(8.22067in 3.18381in)" draw:name="Rectangle 242">
                <svg:title/>
                <svg:desc/>
                <text:p text:style-name="a1963" text:class-names="" text:cond-style-name=""><text:span text:style-name="a196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784in" draw:id="id495" draw:style-name="a1967" draw:transform="translate(-0.12238in -0.12392in) rotate(-0.37671) translate(8.71473in 2.58267in)" draw:name="Rectangle 243">
                <svg:title/>
                <svg:desc/>
                <text:p text:style-name="a1966" text:class-names="" text:cond-style-name=""><text:span text:style-name="a196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977in" draw:id="id496" draw:style-name="a1970" draw:transform="translate(-0.12238in -0.12489in) rotate(-0.37671) translate(8.62529in 2.81442in)" draw:name="Rectangle 244">
                <svg:title/>
                <svg:desc/>
                <text:p text:style-name="a1969" text:class-names="" text:cond-style-name=""><text:span text:style-name="a196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784in" draw:id="id497" draw:style-name="a1973" draw:transform="translate(-0.12238in -0.12392in) rotate(-0.37671) translate(8.53584in 3.04616in)" draw:name="Rectangle 245">
                <svg:title/>
                <svg:desc/>
                <text:p text:style-name="a1972" text:class-names="" text:cond-style-name=""><text:span text:style-name="a197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977in" draw:id="id498" draw:style-name="a1976" draw:transform="translate(-0.12238in -0.12489in) rotate(-0.37671) translate(8.44624in 3.27599in)" draw:name="Rectangle 246">
                <svg:title/>
                <svg:desc/>
                <text:p text:style-name="a1975" text:class-names="" text:cond-style-name=""><text:span text:style-name="a197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977in" draw:id="id499" draw:style-name="a1979" draw:transform="translate(-0.12238in -0.12489in) rotate(-0.37671) translate(7.89638in 1.98462in)" draw:name="Rectangle 247">
                <svg:title/>
                <svg:desc/>
                <text:p text:style-name="a1978" text:class-names="" text:cond-style-name=""><text:span text:style-name="a197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977in" draw:id="id500" draw:style-name="a1982" draw:transform="translate(-0.12143in -0.12489in) rotate(-0.37671) translate(8.12384in 2.07663in)" draw:name="Rectangle 248">
                <svg:title/>
                <svg:desc/>
                <text:p text:style-name="a1981" text:class-names="" text:cond-style-name=""><text:span text:style-name="a198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977in" draw:id="id501" draw:style-name="a1985" draw:transform="translate(-0.12238in -0.12489in) rotate(-0.37671) translate(8.34941in 2.16881in)" draw:name="Rectangle 249">
                <svg:title/>
                <svg:desc/>
                <text:p text:style-name="a1984" text:class-names="" text:cond-style-name=""><text:span text:style-name="a198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977in" draw:id="id502" draw:style-name="a1988" draw:transform="translate(-0.12143in -0.12489in) rotate(-0.37671) translate(8.57671in 2.2589in)" draw:name="Rectangle 250">
                <svg:title/>
                <svg:desc/>
                <text:p text:style-name="a1987" text:class-names="" text:cond-style-name=""><text:span text:style-name="a198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977in" draw:id="id503" draw:style-name="a1991" draw:transform="translate(-0.12238in -0.12489in) rotate(-0.37671) translate(8.80434in 2.35285in)" draw:name="Rectangle 251">
                <svg:title/>
                <svg:desc/>
                <text:p text:style-name="a1990" text:class-names="" text:cond-style-name=""><text:span text:style-name="a198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784in" draw:id="id504" draw:style-name="a1994" draw:transform="translate(-0.12143in -0.12392in) rotate(-0.37671) translate(6.21848in 1.57192in)" draw:name="Rectangle 252">
                <svg:title/>
                <svg:desc/>
                <text:p text:style-name="a1993" text:class-names="" text:cond-style-name=""><text:span text:style-name="a199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784in" draw:id="id505" draw:style-name="a1997" draw:transform="translate(-0.12238in -0.12392in) rotate(-0.37671) translate(6.44594in 1.66394in)" draw:name="Rectangle 253">
                <svg:title/>
                <svg:desc/>
                <text:p text:style-name="a1996" text:class-names="" text:cond-style-name=""><text:span text:style-name="a199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977in" draw:id="id506" draw:style-name="a2000" draw:transform="translate(-0.12143in -0.12489in) rotate(-0.37671) translate(6.12904in 1.80367in)" draw:name="Rectangle 254">
                <svg:title/>
                <svg:desc/>
                <text:p text:style-name="a1999" text:class-names="" text:cond-style-name=""><text:span text:style-name="a199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977in" draw:id="id507" draw:style-name="a2003" draw:transform="translate(-0.12238in -0.12489in) rotate(-0.37671) translate(6.3565in 1.89569in)" draw:name="Rectangle 255">
                <svg:title/>
                <svg:desc/>
                <text:p text:style-name="a2002" text:class-names="" text:cond-style-name=""><text:span text:style-name="a200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784in" draw:id="id508" draw:style-name="a2006" draw:transform="translate(-0.12143in -0.12392in) rotate(-0.37671) translate(6.04148in 2.03527in)" draw:name="Rectangle 256">
                <svg:title/>
                <svg:desc/>
                <text:p text:style-name="a2005" text:class-names="" text:cond-style-name=""><text:span text:style-name="a200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784in" draw:id="id509" draw:style-name="a2009" draw:transform="translate(-0.12238in -0.12392in) rotate(-0.37671) translate(6.26705in 2.12744in)" draw:name="Rectangle 257">
                <svg:title/>
                <svg:desc/>
                <text:p text:style-name="a2008" text:class-names="" text:cond-style-name=""><text:span text:style-name="a200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977in" draw:id="id510" draw:style-name="a2012" draw:transform="translate(-0.12143in -0.12489in) rotate(-0.37671) translate(5.94999in 2.26524in)" draw:name="Rectangle 258">
                <svg:title/>
                <svg:desc/>
                <text:p text:style-name="a2011" text:class-names="" text:cond-style-name=""><text:span text:style-name="a201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977in" draw:id="id511" draw:style-name="a2015" draw:transform="translate(-0.12238in -0.12489in) rotate(-0.37671) translate(6.17745in 2.35726in)" draw:name="Rectangle 259">
                <svg:title/>
                <svg:desc/>
                <text:p text:style-name="a2014" text:class-names="" text:cond-style-name=""><text:span text:style-name="a201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977in" draw:id="id512" draw:style-name="a2018" draw:transform="translate(-0.12143in -0.12489in) rotate(-0.37671) translate(6.30793in 1.34017in)" draw:name="Rectangle 260">
                <svg:title/>
                <svg:desc/>
                <text:p text:style-name="a2017" text:class-names="" text:cond-style-name=""><text:span text:style-name="a201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977in" draw:id="id513" draw:style-name="a2021" draw:transform="translate(-0.12238in -0.12489in) rotate(-0.37671) translate(6.53555in 1.43412in)" draw:name="Rectangle 261">
                <svg:title/>
                <svg:desc/>
                <text:p text:style-name="a2020" text:class-names="" text:cond-style-name=""><text:span text:style-name="a201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977in" draw:id="id514" draw:style-name="a2024" draw:transform="translate(-0.12143in -0.12489in) rotate(-0.37671) translate(7.1189in 0.5993in)" draw:name="Rectangle 262">
                <svg:title/>
                <svg:desc/>
                <text:p text:style-name="a2023" text:class-names="" text:cond-style-name=""><text:span text:style-name="a202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977in" draw:id="id515" draw:style-name="a2027" draw:transform="translate(-0.12238in -0.12489in) rotate(-0.37671) translate(7.34636in 0.69131in)" draw:name="Rectangle 263">
                <svg:title/>
                <svg:desc/>
                <text:p text:style-name="a2026" text:class-names="" text:cond-style-name=""><text:span text:style-name="a202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977in" draw:id="id516" draw:style-name="a2030" draw:transform="translate(-0.12143in -0.12489in) rotate(-0.37671) translate(7.57382in 0.78333in)" draw:name="Rectangle 264">
                <svg:title/>
                <svg:desc/>
                <text:p text:style-name="a2029" text:class-names="" text:cond-style-name=""><text:span text:style-name="a202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784in" draw:id="id517" draw:style-name="a2033" draw:transform="translate(-0.12143in -0.12392in) rotate(-0.37671) translate(7.03135in 0.83089in)" draw:name="Rectangle 265">
                <svg:title/>
                <svg:desc/>
                <text:p text:style-name="a2032" text:class-names="" text:cond-style-name=""><text:span text:style-name="a203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784in" draw:id="id518" draw:style-name="a2036" draw:transform="translate(-0.12238in -0.12392in) rotate(-0.37671) translate(7.25691in 0.92306in)" draw:name="Rectangle 266">
                <svg:title/>
                <svg:desc/>
                <text:p text:style-name="a2035" text:class-names="" text:cond-style-name=""><text:span text:style-name="a203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784in" draw:id="id519" draw:style-name="a2039" draw:transform="translate(-0.12143in -0.12392in) rotate(-0.37671) translate(7.48438in 1.01508in)" draw:name="Rectangle 267">
                <svg:title/>
                <svg:desc/>
                <text:p text:style-name="a2038" text:class-names="" text:cond-style-name=""><text:span text:style-name="a203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977in" draw:id="id520" draw:style-name="a2042" draw:transform="translate(-0.12143in -0.12489in) rotate(-0.37671) translate(6.94001in 1.0628in)" draw:name="Rectangle 268">
                <svg:title/>
                <svg:desc/>
                <text:p text:style-name="a2041" text:class-names="" text:cond-style-name=""><text:span text:style-name="a204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977in" draw:id="id521" draw:style-name="a2045" draw:transform="translate(-0.12238in -0.12489in) rotate(-0.37671) translate(7.16747in 1.15481in)" draw:name="Rectangle 269">
                <svg:title/>
                <svg:desc/>
                <text:p text:style-name="a2044" text:class-names="" text:cond-style-name=""><text:span text:style-name="a204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977in" draw:id="id522" draw:style-name="a2048" draw:transform="translate(-0.12143in -0.12489in) rotate(-0.37671) translate(7.39493in 1.24683in)" draw:name="Rectangle 270">
                <svg:title/>
                <svg:desc/>
                <text:p text:style-name="a2047" text:class-names="" text:cond-style-name=""><text:span text:style-name="a204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784in" draw:id="id523" draw:style-name="a2051" draw:transform="translate(-0.12143in -0.12392in) rotate(-0.37671) translate(6.85246in 1.29439in)" draw:name="Rectangle 271">
                <svg:title/>
                <svg:desc/>
                <text:p text:style-name="a2050" text:class-names="" text:cond-style-name=""><text:span text:style-name="a204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784in" draw:id="id524" draw:style-name="a2054" draw:transform="translate(-0.12238in -0.12392in) rotate(-0.37671) translate(7.07802in 1.38656in)" draw:name="Rectangle 272">
                <svg:title/>
                <svg:desc/>
                <text:p text:style-name="a2053" text:class-names="" text:cond-style-name=""><text:span text:style-name="a205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784in" draw:id="id525" draw:style-name="a2057" draw:transform="translate(-0.12143in -0.12392in) rotate(-0.37671) translate(7.30533in 1.47665in)" draw:name="Rectangle 273">
                <svg:title/>
                <svg:desc/>
                <text:p text:style-name="a2056" text:class-names="" text:cond-style-name=""><text:span text:style-name="a205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977in" draw:id="id526" draw:style-name="a2060" draw:transform="translate(-0.12238in -0.12489in) rotate(-0.37671) translate(7.79939in 0.87551in)" draw:name="Rectangle 274">
                <svg:title/>
                <svg:desc/>
                <text:p text:style-name="a2059" text:class-names="" text:cond-style-name=""><text:span text:style-name="a205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784in" draw:id="id527" draw:style-name="a2063" draw:transform="translate(-0.12238in -0.12392in) rotate(-0.37671) translate(7.71184in 1.1071in)" draw:name="Rectangle 275">
                <svg:title/>
                <svg:desc/>
                <text:p text:style-name="a2062" text:class-names="" text:cond-style-name=""><text:span text:style-name="a206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977in" draw:id="id528" draw:style-name="a2066" draw:transform="translate(-0.12238in -0.12489in) rotate(-0.37671) translate(7.6205in 1.33901in)" draw:name="Rectangle 276">
                <svg:title/>
                <svg:desc/>
                <text:p text:style-name="a2065" text:class-names="" text:cond-style-name=""><text:span text:style-name="a206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784in" draw:id="id529" draw:style-name="a2069" draw:transform="translate(-0.12238in -0.12392in) rotate(-0.37671) translate(7.53295in 1.5706in)" draw:name="Rectangle 277">
                <svg:title/>
                <svg:desc/>
                <text:p text:style-name="a2068" text:class-names="" text:cond-style-name=""><text:span text:style-name="a206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977in" draw:id="id530" draw:style-name="a2072" draw:transform="translate(-0.12143in -0.12489in) rotate(-0.37671) translate(8.02686in 0.96753in)" draw:name="Rectangle 278">
                <svg:title/>
                <svg:desc/>
                <text:p text:style-name="a2071" text:class-names="" text:cond-style-name=""><text:span text:style-name="a207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784in" draw:id="id531" draw:style-name="a2075" draw:transform="translate(-0.12143in -0.12392in) rotate(-0.37671) translate(7.93741in 1.19927in)" draw:name="Rectangle 279">
                <svg:title/>
                <svg:desc/>
                <text:p text:style-name="a2074" text:class-names="" text:cond-style-name=""><text:span text:style-name="a207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977in" draw:id="id532" draw:style-name="a2078" draw:transform="translate(-0.12143in -0.12489in) rotate(-0.37671) translate(7.84781in 1.4291in)" draw:name="Rectangle 280">
                <svg:title/>
                <svg:desc/>
                <text:p text:style-name="a2077" text:class-names="" text:cond-style-name=""><text:span text:style-name="a207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784in" draw:id="id533" draw:style-name="a2081" draw:transform="translate(-0.12143in -0.12392in) rotate(-0.37671) translate(7.76025in 1.66069in)" draw:name="Rectangle 281">
                <svg:title/>
                <svg:desc/>
                <text:p text:style-name="a2080" text:class-names="" text:cond-style-name=""><text:span text:style-name="a207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784in" draw:id="id534" draw:style-name="a2084" draw:transform="translate(-0.12143in -0.12392in) rotate(-0.37671) translate(7.2085in 0.36947in)" draw:name="Rectangle 282">
                <svg:title/>
                <svg:desc/>
                <text:p text:style-name="a2083" text:class-names="" text:cond-style-name=""><text:span text:style-name="a208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784in" draw:id="id535" draw:style-name="a2087" draw:transform="translate(-0.12238in -0.12392in) rotate(-0.37671) translate(7.43596in 0.46149in)" draw:name="Rectangle 283">
                <svg:title/>
                <svg:desc/>
                <text:p text:style-name="a2086" text:class-names="" text:cond-style-name=""><text:span text:style-name="a208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784in" draw:id="id536" draw:style-name="a2090" draw:transform="translate(-0.12143in -0.12392in) rotate(-0.37671) translate(7.66343in 0.55351in)" draw:name="Rectangle 284">
                <svg:title/>
                <svg:desc/>
                <text:p text:style-name="a2089" text:class-names="" text:cond-style-name=""><text:span text:style-name="a208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784in" draw:id="id537" draw:style-name="a2093" draw:transform="translate(-0.12238in -0.12392in) rotate(-0.37671) translate(7.889in 0.64569in)" draw:name="Rectangle 285">
                <svg:title/>
                <svg:desc/>
                <text:p text:style-name="a2092" text:class-names="" text:cond-style-name=""><text:span text:style-name="a209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784in" draw:id="id538" draw:style-name="a2096" draw:transform="translate(-0.12143in -0.12392in) rotate(-0.37671) translate(8.1163in 0.73578in)" draw:name="Rectangle 286">
                <svg:title/>
                <svg:desc/>
                <text:p text:style-name="a2095" text:class-names="" text:cond-style-name=""><text:span text:style-name="a209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977in" draw:id="id539" draw:style-name="a2099" draw:transform="translate(-0.12238in -0.12489in) rotate(-0.37671) translate(8.25432in 1.05954in)" draw:name="Rectangle 287">
                <svg:title/>
                <svg:desc/>
                <text:p text:style-name="a2098" text:class-names="" text:cond-style-name=""><text:span text:style-name="a209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977in" draw:id="id540" draw:style-name="a2102" draw:transform="translate(-0.12143in -0.12489in) rotate(-0.37671) translate(8.47989in 1.15172in)" draw:name="Rectangle 288">
                <svg:title/>
                <svg:desc/>
                <text:p text:style-name="a2101" text:class-names="" text:cond-style-name=""><text:span text:style-name="a210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977in" draw:id="id541" draw:style-name="a2105" draw:transform="translate(-0.12238in -0.12489in) rotate(-0.37671) translate(8.70735in 1.24374in)" draw:name="Rectangle 289">
                <svg:title/>
                <svg:desc/>
                <text:p text:style-name="a2104" text:class-names="" text:cond-style-name=""><text:span text:style-name="a210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784in" draw:id="id542" draw:style-name="a2108" draw:transform="translate(-0.12238in -0.12392in) rotate(-0.37671) translate(8.16487in 1.29129in)" draw:name="Rectangle 290">
                <svg:title/>
                <svg:desc/>
                <text:p text:style-name="a2107" text:class-names="" text:cond-style-name=""><text:span text:style-name="a210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784in" draw:id="id543" draw:style-name="a2111" draw:transform="translate(-0.12143in -0.12392in) rotate(-0.37671) translate(8.39233in 1.38331in)" draw:name="Rectangle 291">
                <svg:title/>
                <svg:desc/>
                <text:p text:style-name="a2110" text:class-names="" text:cond-style-name=""><text:span text:style-name="a210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784in" draw:id="id544" draw:style-name="a2114" draw:transform="translate(-0.12238in -0.12392in) rotate(-0.37671) translate(8.6179in 1.47549in)" draw:name="Rectangle 292">
                <svg:title/>
                <svg:desc/>
                <text:p text:style-name="a2113" text:class-names="" text:cond-style-name=""><text:span text:style-name="a211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977in" draw:id="id545" draw:style-name="a2117" draw:transform="translate(-0.12238in -0.12489in) rotate(-0.37671) translate(8.07543in 1.52304in)" draw:name="Rectangle 293">
                <svg:title/>
                <svg:desc/>
                <text:p text:style-name="a2116" text:class-names="" text:cond-style-name=""><text:span text:style-name="a211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977in" draw:id="id546" draw:style-name="a2120" draw:transform="translate(-0.12143in -0.12489in) rotate(-0.37671) translate(8.30273in 1.61313in)" draw:name="Rectangle 294">
                <svg:title/>
                <svg:desc/>
                <text:p text:style-name="a2119" text:class-names="" text:cond-style-name=""><text:span text:style-name="a211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977in" draw:id="id547" draw:style-name="a2123" draw:transform="translate(-0.12238in -0.12489in) rotate(-0.37671) translate(8.5283in 1.70531in)" draw:name="Rectangle 295">
                <svg:title/>
                <svg:desc/>
                <text:p text:style-name="a2122" text:class-names="" text:cond-style-name=""><text:span text:style-name="a212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784in" draw:id="id548" draw:style-name="a2126" draw:transform="translate(-0.12238in -0.12392in) rotate(-0.37671) translate(7.98582in 1.75286in)" draw:name="Rectangle 296">
                <svg:title/>
                <svg:desc/>
                <text:p text:style-name="a2125" text:class-names="" text:cond-style-name=""><text:span text:style-name="a212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784in" draw:id="id549" draw:style-name="a2129" draw:transform="translate(-0.12143in -0.12392in) rotate(-0.37671) translate(8.21329in 1.84488in)" draw:name="Rectangle 297">
                <svg:title/>
                <svg:desc/>
                <text:p text:style-name="a2128" text:class-names="" text:cond-style-name=""><text:span text:style-name="a212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784in" draw:id="id550" draw:style-name="a2132" draw:transform="translate(-0.12238in -0.12392in) rotate(-0.37671) translate(8.44075in 1.9369in)" draw:name="Rectangle 298">
                <svg:title/>
                <svg:desc/>
                <text:p text:style-name="a2131" text:class-names="" text:cond-style-name=""><text:span text:style-name="a213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977in" draw:id="id551" draw:style-name="a2135" draw:transform="translate(-0.12143in -0.12489in) rotate(-0.37671) translate(8.93481in 1.33576in)" draw:name="Rectangle 299">
                <svg:title/>
                <svg:desc/>
                <text:p text:style-name="a2134" text:class-names="" text:cond-style-name=""><text:span text:style-name="a213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784in" draw:id="id552" draw:style-name="a2138" draw:transform="translate(-0.12143in -0.12392in) rotate(-0.37671) translate(8.84521in 1.56558in)" draw:name="Rectangle 300">
                <svg:title/>
                <svg:desc/>
                <text:p text:style-name="a2137" text:class-names="" text:cond-style-name=""><text:span text:style-name="a213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977in" draw:id="id553" draw:style-name="a2141" draw:transform="translate(-0.12143in -0.12489in) rotate(-0.37671) translate(8.75576in 1.79733in)" draw:name="Rectangle 301">
                <svg:title/>
                <svg:desc/>
                <text:p text:style-name="a2140" text:class-names="" text:cond-style-name=""><text:span text:style-name="a213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784in" draw:id="id554" draw:style-name="a2144" draw:transform="translate(-0.12143in -0.12392in) rotate(-0.37671) translate(8.66632in 2.02908in)" draw:name="Rectangle 302">
                <svg:title/>
                <svg:desc/>
                <text:p text:style-name="a2143" text:class-names="" text:cond-style-name=""><text:span text:style-name="a214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977in" draw:id="id555" draw:style-name="a2147" draw:transform="translate(-0.12238in -0.12489in) rotate(-0.37671) translate(9.16227in 1.42777in)" draw:name="Rectangle 303">
                <svg:title/>
                <svg:desc/>
                <text:p text:style-name="a2146" text:class-names="" text:cond-style-name=""><text:span text:style-name="a214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784in" draw:id="id556" draw:style-name="a2150" draw:transform="translate(-0.12238in -0.12392in) rotate(-0.37671) translate(9.07283in 1.65952in)" draw:name="Rectangle 304">
                <svg:title/>
                <svg:desc/>
                <text:p text:style-name="a2149" text:class-names="" text:cond-style-name=""><text:span text:style-name="a214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977in" draw:id="id557" draw:style-name="a2153" draw:transform="translate(-0.12238in -0.12489in) rotate(-0.37671) translate(8.98323in 1.88934in)" draw:name="Rectangle 305">
                <svg:title/>
                <svg:desc/>
                <text:p text:style-name="a2152" text:class-names="" text:cond-style-name=""><text:span text:style-name="a215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784in" draw:id="id558" draw:style-name="a2156" draw:transform="translate(-0.12238in -0.12392in) rotate(-0.37671) translate(8.89378in 2.12109in)" draw:name="Rectangle 306">
                <svg:title/>
                <svg:desc/>
                <text:p text:style-name="a2155" text:class-names="" text:cond-style-name=""><text:span text:style-name="a215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784in" draw:id="id559" draw:style-name="a2159" draw:transform="translate(-0.12238in -0.12392in) rotate(-0.37671) translate(8.34376in 0.82779in)" draw:name="Rectangle 307">
                <svg:title/>
                <svg:desc/>
                <text:p text:style-name="a2158" text:class-names="" text:cond-style-name=""><text:span text:style-name="a215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784in" draw:id="id560" draw:style-name="a2162" draw:transform="translate(-0.12143in -0.12392in) rotate(-0.37671) translate(8.57122in 0.91981in)" draw:name="Rectangle 308">
                <svg:title/>
                <svg:desc/>
                <text:p text:style-name="a2161" text:class-names="" text:cond-style-name=""><text:span text:style-name="a216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784in" draw:id="id561" draw:style-name="a2165" draw:transform="translate(-0.12238in -0.12392in) rotate(-0.37671) translate(8.79679in 1.01199in)" draw:name="Rectangle 309">
                <svg:title/>
                <svg:desc/>
                <text:p text:style-name="a2164" text:class-names="" text:cond-style-name=""><text:span text:style-name="a216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784in" draw:id="id562" draw:style-name="a2168" draw:transform="translate(-0.12143in -0.12392in) rotate(-0.37671) translate(9.02426in 1.104in)" draw:name="Rectangle 310">
                <svg:title/>
                <svg:desc/>
                <text:p text:style-name="a2167" text:class-names="" text:cond-style-name=""><text:span text:style-name="a216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784in" draw:id="id563" draw:style-name="a2171" draw:transform="translate(-0.12238in -0.12392in) rotate(-0.37671) translate(9.25172in 1.19602in)" draw:name="Rectangle 311">
                <svg:title/>
                <svg:desc/>
                <text:p text:style-name="a2170" text:class-names="" text:cond-style-name=""><text:span text:style-name="a216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977in" draw:id="id564" draw:style-name="a2174" draw:transform="translate(-0.12143in -0.12489in) rotate(-0.37671) translate(6.66602in 0.41703in)" draw:name="Rectangle 312">
                <svg:title/>
                <svg:desc/>
                <text:p text:style-name="a2173" text:class-names="" text:cond-style-name=""><text:span text:style-name="a217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977in" draw:id="id565" draw:style-name="a2177" draw:transform="translate(-0.12238in -0.12489in) rotate(-0.37671) translate(6.8916in 0.50921in)" draw:name="Rectangle 313">
                <svg:title/>
                <svg:desc/>
                <text:p text:style-name="a2176" text:class-names="" text:cond-style-name=""><text:span text:style-name="a217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784in" draw:id="id566" draw:style-name="a2180" draw:transform="translate(-0.12143in -0.12392in) rotate(-0.37671) translate(6.57642in 0.64685in)" draw:name="Rectangle 314">
                <svg:title/>
                <svg:desc/>
                <text:p text:style-name="a2179" text:class-names="" text:cond-style-name=""><text:span text:style-name="a217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784in" draw:id="id567" draw:style-name="a2183" draw:transform="translate(-0.12238in -0.12392in) rotate(-0.37671) translate(6.80388in 0.73887in)" draw:name="Rectangle 315">
                <svg:title/>
                <svg:desc/>
                <text:p text:style-name="a2182" text:class-names="" text:cond-style-name=""><text:span text:style-name="a218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977in" draw:id="id568" draw:style-name="a2186" draw:transform="translate(-0.12143in -0.12489in) rotate(-0.37671) translate(6.48698in 0.8786in)" draw:name="Rectangle 316">
                <svg:title/>
                <svg:desc/>
                <text:p text:style-name="a2185" text:class-names="" text:cond-style-name=""><text:span text:style-name="a218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977in" draw:id="id569" draw:style-name="a2189" draw:transform="translate(-0.12238in -0.12489in) rotate(-0.37671) translate(6.71444in 0.97062in)" draw:name="Rectangle 317">
                <svg:title/>
                <svg:desc/>
                <text:p text:style-name="a2188" text:class-names="" text:cond-style-name=""><text:span text:style-name="a218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784in" draw:id="id570" draw:style-name="a2192" draw:transform="translate(-0.12143in -0.12392in) rotate(-0.37671) translate(6.39753in 1.11035in)" draw:name="Rectangle 318">
                <svg:title/>
                <svg:desc/>
                <text:p text:style-name="a2191" text:class-names="" text:cond-style-name=""><text:span text:style-name="a219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784in" draw:id="id571" draw:style-name="a2195" draw:transform="translate(-0.12238in -0.12392in) rotate(-0.37671) translate(6.62499in 1.20237in)" draw:name="Rectangle 319">
                <svg:title/>
                <svg:desc/>
                <text:p text:style-name="a2194" text:class-names="" text:cond-style-name=""><text:span text:style-name="a219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784in" draw:id="id572" draw:style-name="a2198" draw:transform="translate(-0.12143in -0.12392in) rotate(-0.37671) translate(6.75547in 0.18528in)" draw:name="Rectangle 320">
                <svg:title/>
                <svg:desc/>
                <text:p text:style-name="a2197" text:class-names="" text:cond-style-name=""><text:span text:style-name="a219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784in" draw:id="id573" draw:style-name="a2201" draw:transform="translate(-0.12238in -0.12392in) rotate(-0.37671) translate(6.98293in 0.2773in)" draw:name="Rectangle 321">
                <svg:title/>
                <svg:desc/>
                <text:p text:style-name="a2200" text:class-names="" text:cond-style-name=""><text:span text:style-name="a219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784in" draw:id="id574" draw:style-name="a2204" draw:transform="translate(-0.12143in -0.12392in) rotate(-0.37671) translate(6.31547in 2.68103in)" draw:name="Rectangle 322">
                <svg:title/>
                <svg:desc/>
                <text:p text:style-name="a2203" text:class-names="" text:cond-style-name=""><text:span text:style-name="a220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784in" draw:id="id575" draw:style-name="a2207" draw:transform="translate(-0.12238in -0.12392in) rotate(-0.37671) translate(6.54293in 2.77305in)" draw:name="Rectangle 323">
                <svg:title/>
                <svg:desc/>
                <text:p text:style-name="a2206" text:class-names="" text:cond-style-name=""><text:span text:style-name="a220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784in" draw:id="id576" draw:style-name="a2210" draw:transform="translate(-0.12143in -0.12392in) rotate(-0.37671) translate(6.77039in 2.86507in)" draw:name="Rectangle 324">
                <svg:title/>
                <svg:desc/>
                <text:p text:style-name="a2209" text:class-names="" text:cond-style-name=""><text:span text:style-name="a220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977in" draw:id="id577" draw:style-name="a2213" draw:transform="translate(-0.12143in -0.12489in) rotate(-0.37671) translate(6.22586in 2.91085in)" draw:name="Rectangle 325">
                <svg:title/>
                <svg:desc/>
                <text:p text:style-name="a2212" text:class-names="" text:cond-style-name=""><text:span text:style-name="a221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977in" draw:id="id578" draw:style-name="a2216" draw:transform="translate(-0.12238in -0.12489in) rotate(-0.37671) translate(6.45348in 3.0048in)" draw:name="Rectangle 326">
                <svg:title/>
                <svg:desc/>
                <text:p text:style-name="a2215" text:class-names="" text:cond-style-name=""><text:span text:style-name="a221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977in" draw:id="id579" draw:style-name="a2219" draw:transform="translate(-0.12143in -0.12489in) rotate(-0.37671) translate(6.68079in 3.09489in)" draw:name="Rectangle 327">
                <svg:title/>
                <svg:desc/>
                <text:p text:style-name="a2218" text:class-names="" text:cond-style-name=""><text:span text:style-name="a221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784in" draw:id="id580" draw:style-name="a2222" draw:transform="translate(-0.12238in -0.12392in) rotate(-0.37671) translate(6.99596in 2.95724in)" draw:name="Rectangle 328">
                <svg:title/>
                <svg:desc/>
                <text:p text:style-name="a2221" text:class-names="" text:cond-style-name=""><text:span text:style-name="a222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977in" draw:id="id581" draw:style-name="a2225" draw:transform="translate(-0.12238in -0.12489in) rotate(-0.37671) translate(6.90636in 3.18706in)" draw:name="Rectangle 329">
                <svg:title/>
                <svg:desc/>
                <text:p text:style-name="a2224" text:class-names="" text:cond-style-name=""><text:span text:style-name="a222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784in" draw:id="id582" draw:style-name="a2228" draw:transform="translate(-0.12143in -0.12392in) rotate(-0.37671) translate(7.22327in 3.04733in)" draw:name="Rectangle 330">
                <svg:title/>
                <svg:desc/>
                <text:p text:style-name="a2227" text:class-names="" text:cond-style-name=""><text:span text:style-name="a222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977in" draw:id="id583" draw:style-name="a2231" draw:transform="translate(-0.12143in -0.12489in) rotate(-0.37671) translate(7.13382in 3.27908in)" draw:name="Rectangle 331">
                <svg:title/>
                <svg:desc/>
                <text:p text:style-name="a2230" text:class-names="" text:cond-style-name=""><text:span text:style-name="a222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784in" draw:id="id584" draw:style-name="a2234" draw:transform="translate(-0.12238in -0.12392in) rotate(-0.37671) translate(7.45088in 3.14128in)" draw:name="Rectangle 332">
                <svg:title/>
                <svg:desc/>
                <text:p text:style-name="a2233" text:class-names="" text:cond-style-name=""><text:span text:style-name="a223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784in" draw:id="id585" draw:style-name="a2237" draw:transform="translate(-0.12143in -0.12392in) rotate(-0.37671) translate(7.6763in 3.23152in)" draw:name="Rectangle 333">
                <svg:title/>
                <svg:desc/>
                <text:p text:style-name="a2236" text:class-names="" text:cond-style-name=""><text:span text:style-name="a223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784in" draw:id="id586" draw:style-name="a2240" draw:transform="translate(-0.12238in -0.12392in) rotate(-0.37671) translate(7.90376in 3.32354in)" draw:name="Rectangle 334">
                <svg:title/>
                <svg:desc/>
                <text:p text:style-name="a2239" text:class-names="" text:cond-style-name=""><text:span text:style-name="a223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977in" draw:id="id587" draw:style-name="a2243" draw:transform="translate(-0.12238in -0.12489in) rotate(-0.37671) translate(7.36128in 3.3711in)" draw:name="Rectangle 335">
                <svg:title/>
                <svg:desc/>
                <text:p text:style-name="a2242" text:class-names="" text:cond-style-name=""><text:span text:style-name="a224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977in" draw:id="id588" draw:style-name="a2246" draw:transform="translate(-0.12143in -0.12489in) rotate(-0.37671) translate(7.58685in 3.46328in)" draw:name="Rectangle 336">
                <svg:title/>
                <svg:desc/>
                <text:p text:style-name="a2245" text:class-names="" text:cond-style-name=""><text:span text:style-name="a224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977in" draw:id="id589" draw:style-name="a2249" draw:transform="translate(-0.12238in -0.12489in) rotate(-0.37671) translate(7.81431in 3.55529in)" draw:name="Rectangle 337">
                <svg:title/>
                <svg:desc/>
                <text:p text:style-name="a2248" text:class-names="" text:cond-style-name=""><text:span text:style-name="a224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784in" draw:id="id590" draw:style-name="a2252" draw:transform="translate(-0.12143in -0.12392in) rotate(-0.37671) translate(8.13122in 3.41556in)" draw:name="Rectangle 338">
                <svg:title/>
                <svg:desc/>
                <text:p text:style-name="a2251" text:class-names="" text:cond-style-name=""><text:span text:style-name="a225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977in" draw:id="id591" draw:style-name="a2255" draw:transform="translate(-0.12143in -0.12489in) rotate(-0.37671) translate(8.04178in 3.64731in)" draw:name="Rectangle 339">
                <svg:title/>
                <svg:desc/>
                <text:p text:style-name="a2254" text:class-names="" text:cond-style-name=""><text:span text:style-name="a225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784in" draw:id="id592" draw:style-name="a2258" draw:transform="translate(-0.12238in -0.12392in) rotate(-0.37671) translate(8.35868in 3.50758in)" draw:name="Rectangle 340">
                <svg:title/>
                <svg:desc/>
                <text:p text:style-name="a2257" text:class-names="" text:cond-style-name=""><text:span text:style-name="a225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977in" draw:id="id593" draw:style-name="a2261" draw:transform="translate(-0.12238in -0.12489in) rotate(-0.37671) translate(8.26735in 3.73949in)" draw:name="Rectangle 341">
                <svg:title/>
                <svg:desc/>
                <text:p text:style-name="a2260" text:class-names="" text:cond-style-name=""><text:span text:style-name="a225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784in" draw:id="id594" draw:style-name="a2264" draw:transform="translate(-0.12143in -0.12392in) rotate(-0.37671) translate(5.86243in 2.49684in)" draw:name="Rectangle 342">
                <svg:title/>
                <svg:desc/>
                <text:p text:style-name="a2263" text:class-names="" text:cond-style-name=""><text:span text:style-name="a226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784in" draw:id="id595" draw:style-name="a2267" draw:transform="translate(-0.12238in -0.12392in) rotate(-0.37671) translate(6.08801in 2.58901in)" draw:name="Rectangle 343">
                <svg:title/>
                <svg:desc/>
                <text:p text:style-name="a2266" text:class-names="" text:cond-style-name=""><text:span text:style-name="a226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977in" draw:id="id596" draw:style-name="a2270" draw:transform="translate(-0.12143in -0.12489in) rotate(-0.37671) translate(5.77299in 2.72859in)" draw:name="Rectangle 344">
                <svg:title/>
                <svg:desc/>
                <text:p text:style-name="a2269" text:class-names="" text:cond-style-name=""><text:span text:style-name="a226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977in" draw:id="id597" draw:style-name="a2273" draw:transform="translate(-0.12238in -0.12489in) rotate(-0.37671) translate(5.99856in 2.82076in)" draw:name="Rectangle 345">
                <svg:title/>
                <svg:desc/>
                <text:p text:style-name="a2272" text:class-names="" text:cond-style-name=""><text:span text:style-name="a227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784in" draw:id="id598" draw:style-name="a2276" draw:transform="translate(-0.12143in -0.12392in) rotate(-0.37671) translate(6.13642in 3.1426in)" draw:name="Rectangle 346">
                <svg:title/>
                <svg:desc/>
                <text:p text:style-name="a2275" text:class-names="" text:cond-style-name=""><text:span text:style-name="a227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784in" draw:id="id599" draw:style-name="a2279" draw:transform="translate(-0.12238in -0.12392in) rotate(-0.37671) translate(6.36388in 3.23462in)" draw:name="Rectangle 347">
                <svg:title/>
                <svg:desc/>
                <text:p text:style-name="a2278" text:class-names="" text:cond-style-name=""><text:span text:style-name="a227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784in" draw:id="id600" draw:style-name="a2282" draw:transform="translate(-0.12143in -0.12392in) rotate(-0.37671) translate(6.59134in 3.32664in)" draw:name="Rectangle 348">
                <svg:title/>
                <svg:desc/>
                <text:p text:style-name="a2281" text:class-names="" text:cond-style-name=""><text:span text:style-name="a228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784in" draw:id="id601" draw:style-name="a2285" draw:transform="translate(-0.12238in -0.12392in) rotate(-0.37671) translate(6.81691in 3.41881in)" draw:name="Rectangle 349">
                <svg:title/>
                <svg:desc/>
                <text:p text:style-name="a2284" text:class-names="" text:cond-style-name=""><text:span text:style-name="a228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784in" draw:id="id602" draw:style-name="a2288" draw:transform="translate(-0.12143in -0.12392in) rotate(-0.37671) translate(7.04438in 3.51083in)" draw:name="Rectangle 350">
                <svg:title/>
                <svg:desc/>
                <text:p text:style-name="a2287" text:class-names="" text:cond-style-name=""><text:span text:style-name="a228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784in" draw:id="id603" draw:style-name="a2291" draw:transform="translate(-0.12238in -0.12392in) rotate(-0.37671) translate(7.27184in 3.60285in)" draw:name="Rectangle 351">
                <svg:title/>
                <svg:desc/>
                <text:p text:style-name="a2290" text:class-names="" text:cond-style-name=""><text:span text:style-name="a228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784in" draw:id="id604" draw:style-name="a2294" draw:transform="translate(-0.12143in -0.12392in) rotate(-0.37671) translate(7.4993in 3.69487in)" draw:name="Rectangle 352">
                <svg:title/>
                <svg:desc/>
                <text:p text:style-name="a2293" text:class-names="" text:cond-style-name=""><text:span text:style-name="a229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784in" draw:id="id605" draw:style-name="a2297" draw:transform="translate(-0.12238in -0.12392in) rotate(-0.37671) translate(7.72487in 3.78704in)" draw:name="Rectangle 353">
                <svg:title/>
                <svg:desc/>
                <text:p text:style-name="a2296" text:class-names="" text:cond-style-name=""><text:span text:style-name="a229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784in" draw:id="id606" draw:style-name="a2300" draw:transform="translate(-0.12143in -0.12392in) rotate(-0.37671) translate(7.95233in 3.87906in)" draw:name="Rectangle 354">
                <svg:title/>
                <svg:desc/>
                <text:p text:style-name="a2299" text:class-names="" text:cond-style-name=""><text:span text:style-name="a229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784in" draw:id="id607" draw:style-name="a2303" draw:transform="translate(-0.12238in -0.12392in) rotate(-0.37671) translate(8.17979in 3.97108in)" draw:name="Rectangle 355">
                <svg:title/>
                <svg:desc/>
                <text:p text:style-name="a2302" text:class-names="" text:cond-style-name=""><text:span text:style-name="a230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784in" draw:id="id608" draw:style-name="a2306" draw:transform="translate(-0.12143in -0.12392in) rotate(-0.37671) translate(5.68339in 2.95841in)" draw:name="Rectangle 356">
                <svg:title/>
                <svg:desc/>
                <text:p text:style-name="a2305" text:class-names="" text:cond-style-name=""><text:span text:style-name="a230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476in" svg:height="0.24784in" draw:id="id609" draw:style-name="a2309" draw:transform="translate(-0.12238in -0.12392in) rotate(-0.37671) translate(5.91101in 3.05236in)" draw:name="Rectangle 357">
                <svg:title/>
                <svg:desc/>
                <text:p text:style-name="a2308" text:class-names="" text:cond-style-name=""><text:span text:style-name="a230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784in" draw:id="id610" draw:style-name="a2312" draw:transform="translate(-0.12143in -0.12392in) rotate(-0.37671) translate(8.94802in 2.67615in)" draw:name="Rectangle 358">
                <svg:title/>
                <svg:desc/>
                <text:p text:style-name="a2311" text:class-names="" text:cond-style-name=""><text:span text:style-name="a231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977in" draw:id="id611" draw:style-name="a2315" draw:transform="translate(-0.12143in -0.12489in) rotate(-0.37671) translate(8.85858in 2.9079in)" draw:name="Rectangle 359">
                <svg:title/>
                <svg:desc/>
                <text:p text:style-name="a2314" text:class-names="" text:cond-style-name=""><text:span text:style-name="a231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784in" draw:id="id612" draw:style-name="a2318" draw:transform="translate(-0.12143in -0.12392in) rotate(-0.37671) translate(8.76913in 3.13965in)" draw:name="Rectangle 360">
                <svg:title/>
                <svg:desc/>
                <text:p text:style-name="a2317" text:class-names="" text:cond-style-name=""><text:span text:style-name="a231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977in" draw:id="id613" draw:style-name="a2321" draw:transform="translate(-0.12143in -0.12489in) rotate(-0.37671) translate(8.67953in 3.36947in)" draw:name="Rectangle 361">
                <svg:title/>
                <svg:desc/>
                <text:p text:style-name="a2320" text:class-names="" text:cond-style-name=""><text:span text:style-name="a231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977in" draw:id="id614" draw:style-name="a2324" draw:transform="translate(-0.12143in -0.12489in) rotate(-0.37671) translate(9.03574in 2.44648in)" draw:name="Rectangle 362">
                <svg:title/>
                <svg:desc/>
                <text:p text:style-name="a2323" text:class-names="" text:cond-style-name=""><text:span text:style-name="a232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977in" draw:id="id615" draw:style-name="a2327" draw:transform="translate(-0.12143in -0.12489in) rotate(-0.37671) translate(9.39368in 1.52141in)" draw:name="Rectangle 363">
                <svg:title/>
                <svg:desc/>
                <text:p text:style-name="a2326" text:class-names="" text:cond-style-name=""><text:span text:style-name="a232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784in" draw:id="id616" draw:style-name="a2330" draw:transform="translate(-0.12143in -0.12392in) rotate(-0.37671) translate(9.30423in 1.75316in)" draw:name="Rectangle 364">
                <svg:title/>
                <svg:desc/>
                <text:p text:style-name="a2329" text:class-names="" text:cond-style-name=""><text:span text:style-name="a232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977in" draw:id="id617" draw:style-name="a2333" draw:transform="translate(-0.12143in -0.12489in) rotate(-0.37671) translate(9.21463in 1.98298in)" draw:name="Rectangle 365">
                <svg:title/>
                <svg:desc/>
                <text:p text:style-name="a2332" text:class-names="" text:cond-style-name=""><text:span text:style-name="a233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784in" draw:id="id618" draw:style-name="a2336" draw:transform="translate(-0.12143in -0.12392in) rotate(-0.37671) translate(9.12518in 2.21473in)" draw:name="Rectangle 366">
                <svg:title/>
                <svg:desc/>
                <text:p text:style-name="a2335" text:class-names="" text:cond-style-name=""><text:span text:style-name="a233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784in" draw:id="id619" draw:style-name="a2339" draw:transform="translate(-0.12143in -0.12392in) rotate(-0.37671) translate(9.48312in 1.28966in)" draw:name="Rectangle 367">
                <svg:title/>
                <svg:desc/>
                <text:p text:style-name="a2338" text:class-names="" text:cond-style-name=""><text:span text:style-name="a233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784in" draw:id="id620" draw:style-name="a2342" draw:transform="translate(-0.12143in -0.12392in) rotate(-0.37671) translate(8.59009in 3.60122in)" draw:name="Rectangle 368">
                <svg:title/>
                <svg:desc/>
                <text:p text:style-name="a2341" text:class-names="" text:cond-style-name=""><text:span text:style-name="a234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977in" draw:id="id621" draw:style-name="a2345" draw:transform="translate(-0.12143in -0.12489in) rotate(-0.37671) translate(8.50064in 3.83297in)" draw:name="Rectangle 369">
                <svg:title/>
                <svg:desc/>
                <text:p text:style-name="a2344" text:class-names="" text:cond-style-name=""><text:span text:style-name="a234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24287in" svg:height="0.24784in" draw:id="id622" draw:style-name="a2348" draw:transform="translate(-0.12143in -0.12392in) rotate(-0.37671) translate(8.4112in 4.06472in)" draw:name="Rectangle 370">
                <svg:title/>
                <svg:desc/>
                <text:p text:style-name="a2347" text:class-names="" text:cond-style-name=""><text:span text:style-name="a234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name="Group 380" draw:id="id278">
              <svg:title/>
              <svg:desc/>
              <draw:g draw:name="Group 373" draw:id="id279">
                <svg:title/>
                <svg:desc/>
                <draw:custom-shape svg:x="6.00868in" svg:y="5.72743in" svg:width="0.24479in" svg:height="0.24479in" draw:id="id285" draw:style-name="a1337" draw:name="Rectangle 31">
                  <svg:title/>
                  <svg:desc/>
                  <text:p text:style-name="a1336" text:class-names="" text:cond-style-name=""><text:span text:style-name="a1335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25347in" svg:y="5.72743in" svg:width="0.24653in" svg:height="0.24479in" draw:id="id286" draw:style-name="a1340" draw:name="Rectangle 32">
                  <svg:title/>
                  <svg:desc/>
                  <text:p text:style-name="a1339" text:class-names="" text:cond-style-name=""><text:span text:style-name="a1338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5in" svg:y="5.72743in" svg:width="0.24479in" svg:height="0.24479in" draw:id="id287" draw:style-name="a1343" draw:name="Rectangle 33">
                  <svg:title/>
                  <svg:desc/>
                  <text:p text:style-name="a1342" text:class-names="" text:cond-style-name=""><text:span text:style-name="a1341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00868in" svg:y="5.97222in" svg:width="0.24479in" svg:height="0.24653in" draw:id="id288" draw:style-name="a1346" draw:name="Rectangle 34">
                  <svg:title/>
                  <svg:desc/>
                  <text:p text:style-name="a1345" text:class-names="" text:cond-style-name=""><text:span text:style-name="a1344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25347in" svg:y="5.97222in" svg:width="0.24653in" svg:height="0.24653in" draw:id="id289" draw:style-name="a1349" draw:name="Rectangle 35">
                  <svg:title/>
                  <svg:desc/>
                  <text:p text:style-name="a1348" text:class-names="" text:cond-style-name=""><text:span text:style-name="a1347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5in" svg:y="5.97222in" svg:width="0.24479in" svg:height="0.24653in" draw:id="id290" draw:style-name="a1352" draw:name="Rectangle 36">
                  <svg:title/>
                  <svg:desc/>
                  <text:p text:style-name="a1351" text:class-names="" text:cond-style-name=""><text:span text:style-name="a1350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00868in" svg:y="6.21875in" svg:width="0.24479in" svg:height="0.24479in" draw:id="id291" draw:style-name="a1355" draw:name="Rectangle 37">
                  <svg:title/>
                  <svg:desc/>
                  <text:p text:style-name="a1354" text:class-names="" text:cond-style-name=""><text:span text:style-name="a1353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25347in" svg:y="6.21875in" svg:width="0.24653in" svg:height="0.24479in" draw:id="id292" draw:style-name="a1358" draw:name="Rectangle 38">
                  <svg:title/>
                  <svg:desc/>
                  <text:p text:style-name="a1357" text:class-names="" text:cond-style-name=""><text:span text:style-name="a1356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5in" svg:y="6.21875in" svg:width="0.24479in" svg:height="0.24479in" draw:id="id293" draw:style-name="a1361" draw:name="Rectangle 39">
                  <svg:title/>
                  <svg:desc/>
                  <text:p text:style-name="a1360" text:class-names="" text:cond-style-name=""><text:span text:style-name="a1359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00868in" svg:y="6.46354in" svg:width="0.24479in" svg:height="0.24653in" draw:id="id294" draw:style-name="a1364" draw:name="Rectangle 40">
                  <svg:title/>
                  <svg:desc/>
                  <text:p text:style-name="a1363" text:class-names="" text:cond-style-name=""><text:span text:style-name="a1362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25347in" svg:y="6.46354in" svg:width="0.24653in" svg:height="0.24653in" draw:id="id295" draw:style-name="a1367" draw:name="Rectangle 41">
                  <svg:title/>
                  <svg:desc/>
                  <text:p text:style-name="a1366" text:class-names="" text:cond-style-name=""><text:span text:style-name="a1365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5in" svg:y="6.46354in" svg:width="0.24479in" svg:height="0.24653in" draw:id="id296" draw:style-name="a1370" draw:name="Rectangle 42">
                  <svg:title/>
                  <svg:desc/>
                  <text:p text:style-name="a1369" text:class-names="" text:cond-style-name=""><text:span text:style-name="a1368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74479in" svg:y="5.72743in" svg:width="0.24653in" svg:height="0.24479in" draw:id="id297" draw:style-name="a1373" draw:name="Rectangle 43">
                  <svg:title/>
                  <svg:desc/>
                  <text:p text:style-name="a1372" text:class-names="" text:cond-style-name=""><text:span text:style-name="a1371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74479in" svg:y="5.97222in" svg:width="0.24653in" svg:height="0.24653in" draw:id="id298" draw:style-name="a1376" draw:name="Rectangle 44">
                  <svg:title/>
                  <svg:desc/>
                  <text:p text:style-name="a1375" text:class-names="" text:cond-style-name=""><text:span text:style-name="a1374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74479in" svg:y="6.21875in" svg:width="0.24653in" svg:height="0.24479in" draw:id="id299" draw:style-name="a1379" draw:name="Rectangle 45">
                  <svg:title/>
                  <svg:desc/>
                  <text:p text:style-name="a1378" text:class-names="" text:cond-style-name=""><text:span text:style-name="a1377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74479in" svg:y="6.46354in" svg:width="0.24653in" svg:height="0.24653in" draw:id="id300" draw:style-name="a1382" draw:name="Rectangle 46">
                  <svg:title/>
                  <svg:desc/>
                  <text:p text:style-name="a1381" text:class-names="" text:cond-style-name=""><text:span text:style-name="a1380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99132in" svg:y="5.72743in" svg:width="0.24479in" svg:height="0.24479in" draw:id="id301" draw:style-name="a1385" draw:name="Rectangle 47">
                  <svg:title/>
                  <svg:desc/>
                  <text:p text:style-name="a1384" text:class-names="" text:cond-style-name=""><text:span text:style-name="a1383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99132in" svg:y="5.97222in" svg:width="0.24479in" svg:height="0.24653in" draw:id="id302" draw:style-name="a1388" draw:name="Rectangle 48">
                  <svg:title/>
                  <svg:desc/>
                  <text:p text:style-name="a1387" text:class-names="" text:cond-style-name=""><text:span text:style-name="a1386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99132in" svg:y="6.21875in" svg:width="0.24479in" svg:height="0.24479in" draw:id="id303" draw:style-name="a1391" draw:name="Rectangle 49">
                  <svg:title/>
                  <svg:desc/>
                  <text:p text:style-name="a1390" text:class-names="" text:cond-style-name=""><text:span text:style-name="a1389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99132in" svg:y="6.46354in" svg:width="0.24479in" svg:height="0.24653in" draw:id="id304" draw:style-name="a1394" draw:name="Rectangle 50">
                  <svg:title/>
                  <svg:desc/>
                  <text:p text:style-name="a1393" text:class-names="" text:cond-style-name=""><text:span text:style-name="a1392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00868in" svg:y="5.4809in" svg:width="0.24479in" svg:height="0.24653in" draw:id="id305" draw:style-name="a1397" draw:name="Rectangle 51">
                  <svg:title/>
                  <svg:desc/>
                  <text:p text:style-name="a1396" text:class-names="" text:cond-style-name=""><text:span text:style-name="a1395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25347in" svg:y="5.4809in" svg:width="0.24653in" svg:height="0.24653in" draw:id="id306" draw:style-name="a1400" draw:name="Rectangle 52">
                  <svg:title/>
                  <svg:desc/>
                  <text:p text:style-name="a1399" text:class-names="" text:cond-style-name=""><text:span text:style-name="a1398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5in" svg:y="5.4809in" svg:width="0.24479in" svg:height="0.24653in" draw:id="id307" draw:style-name="a1403" draw:name="Rectangle 53">
                  <svg:title/>
                  <svg:desc/>
                  <text:p text:style-name="a1402" text:class-names="" text:cond-style-name=""><text:span text:style-name="a1401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74479in" svg:y="5.4809in" svg:width="0.24653in" svg:height="0.24653in" draw:id="id308" draw:style-name="a1406" draw:name="Rectangle 54">
                  <svg:title/>
                  <svg:desc/>
                  <text:p text:style-name="a1405" text:class-names="" text:cond-style-name=""><text:span text:style-name="a1404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99132in" svg:y="5.4809in" svg:width="0.24479in" svg:height="0.24653in" draw:id="id309" draw:style-name="a1409" draw:name="Rectangle 55">
                  <svg:title/>
                  <svg:desc/>
                  <text:p text:style-name="a1408" text:class-names="" text:cond-style-name=""><text:span text:style-name="a1407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7.23611in" svg:y="5.72743in" svg:width="0.24653in" svg:height="0.24479in" draw:id="id310" draw:style-name="a1412" draw:name="Rectangle 56">
                  <svg:title/>
                  <svg:desc/>
                  <text:p text:style-name="a1411" text:class-names="" text:cond-style-name=""><text:span text:style-name="a1410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7.48264in" svg:y="5.72743in" svg:width="0.24479in" svg:height="0.24479in" draw:id="id311" draw:style-name="a1415" draw:name="Rectangle 57">
                  <svg:title/>
                  <svg:desc/>
                  <text:p text:style-name="a1414" text:class-names="" text:cond-style-name=""><text:span text:style-name="a1413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7.72743in" svg:y="5.72743in" svg:width="0.24653in" svg:height="0.24479in" draw:id="id312" draw:style-name="a1418" draw:name="Rectangle 58">
                  <svg:title/>
                  <svg:desc/>
                  <text:p text:style-name="a1417" text:class-names="" text:cond-style-name=""><text:span text:style-name="a1416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7.23611in" svg:y="5.97222in" svg:width="0.24653in" svg:height="0.24653in" draw:id="id313" draw:style-name="a1421" draw:name="Rectangle 59">
                  <svg:title/>
                  <svg:desc/>
                  <text:p text:style-name="a1420" text:class-names="" text:cond-style-name=""><text:span text:style-name="a1419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7.48264in" svg:y="5.97222in" svg:width="0.24479in" svg:height="0.24653in" draw:id="id314" draw:style-name="a1424" draw:name="Rectangle 60">
                  <svg:title/>
                  <svg:desc/>
                  <text:p text:style-name="a1423" text:class-names="" text:cond-style-name=""><text:span text:style-name="a1422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7.72743in" svg:y="5.97222in" svg:width="0.24653in" svg:height="0.24653in" draw:id="id315" draw:style-name="a1427" draw:name="Rectangle 61">
                  <svg:title/>
                  <svg:desc/>
                  <text:p text:style-name="a1426" text:class-names="" text:cond-style-name=""><text:span text:style-name="a1425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7.23611in" svg:y="6.21875in" svg:width="0.24653in" svg:height="0.24479in" draw:id="id316" draw:style-name="a1430" draw:name="Rectangle 62">
                  <svg:title/>
                  <svg:desc/>
                  <text:p text:style-name="a1429" text:class-names="" text:cond-style-name=""><text:span text:style-name="a1428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7.48264in" svg:y="6.21875in" svg:width="0.24479in" svg:height="0.24479in" draw:id="id317" draw:style-name="a1433" draw:name="Rectangle 63">
                  <svg:title/>
                  <svg:desc/>
                  <text:p text:style-name="a1432" text:class-names="" text:cond-style-name=""><text:span text:style-name="a1431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7.72743in" svg:y="6.21875in" svg:width="0.24653in" svg:height="0.24479in" draw:id="id318" draw:style-name="a1436" draw:name="Rectangle 64">
                  <svg:title/>
                  <svg:desc/>
                  <text:p text:style-name="a1435" text:class-names="" text:cond-style-name=""><text:span text:style-name="a1434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7.23611in" svg:y="6.46354in" svg:width="0.24653in" svg:height="0.24653in" draw:id="id319" draw:style-name="a1439" draw:name="Rectangle 65">
                  <svg:title/>
                  <svg:desc/>
                  <text:p text:style-name="a1438" text:class-names="" text:cond-style-name=""><text:span text:style-name="a1437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7.48264in" svg:y="6.46354in" svg:width="0.24479in" svg:height="0.24653in" draw:id="id320" draw:style-name="a1442" draw:name="Rectangle 66">
                  <svg:title/>
                  <svg:desc/>
                  <text:p text:style-name="a1441" text:class-names="" text:cond-style-name=""><text:span text:style-name="a1440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7.72743in" svg:y="6.46354in" svg:width="0.24653in" svg:height="0.24653in" draw:id="id321" draw:style-name="a1445" draw:name="Rectangle 67">
                  <svg:title/>
                  <svg:desc/>
                  <text:p text:style-name="a1444" text:class-names="" text:cond-style-name=""><text:span text:style-name="a1443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7.97396in" svg:y="5.72743in" svg:width="0.24479in" svg:height="0.24479in" draw:id="id322" draw:style-name="a1448" draw:name="Rectangle 68">
                  <svg:title/>
                  <svg:desc/>
                  <text:p text:style-name="a1447" text:class-names="" text:cond-style-name=""><text:span text:style-name="a1446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7.97396in" svg:y="5.97222in" svg:width="0.24479in" svg:height="0.24653in" draw:id="id323" draw:style-name="a1451" draw:name="Rectangle 69">
                  <svg:title/>
                  <svg:desc/>
                  <text:p text:style-name="a1450" text:class-names="" text:cond-style-name=""><text:span text:style-name="a1449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7.97396in" svg:y="6.21875in" svg:width="0.24479in" svg:height="0.24479in" draw:id="id324" draw:style-name="a1454" draw:name="Rectangle 70">
                  <svg:title/>
                  <svg:desc/>
                  <text:p text:style-name="a1453" text:class-names="" text:cond-style-name=""><text:span text:style-name="a1452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7.97396in" svg:y="6.46354in" svg:width="0.24479in" svg:height="0.24653in" draw:id="id325" draw:style-name="a1457" draw:name="Rectangle 71">
                  <svg:title/>
                  <svg:desc/>
                  <text:p text:style-name="a1456" text:class-names="" text:cond-style-name=""><text:span text:style-name="a1455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8.21875in" svg:y="5.72743in" svg:width="0.24653in" svg:height="0.24479in" draw:id="id326" draw:style-name="a1460" draw:name="Rectangle 72">
                  <svg:title/>
                  <svg:desc/>
                  <text:p text:style-name="a1459" text:class-names="" text:cond-style-name=""><text:span text:style-name="a1458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8.21875in" svg:y="5.97222in" svg:width="0.24653in" svg:height="0.24653in" draw:id="id327" draw:style-name="a1463" draw:name="Rectangle 73">
                  <svg:title/>
                  <svg:desc/>
                  <text:p text:style-name="a1462" text:class-names="" text:cond-style-name=""><text:span text:style-name="a1461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8.21875in" svg:y="6.21875in" svg:width="0.24653in" svg:height="0.24479in" draw:id="id328" draw:style-name="a1466" draw:name="Rectangle 74">
                  <svg:title/>
                  <svg:desc/>
                  <text:p text:style-name="a1465" text:class-names="" text:cond-style-name=""><text:span text:style-name="a1464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8.21875in" svg:y="6.46354in" svg:width="0.24653in" svg:height="0.24653in" draw:id="id329" draw:style-name="a1469" draw:name="Rectangle 75">
                  <svg:title/>
                  <svg:desc/>
                  <text:p text:style-name="a1468" text:class-names="" text:cond-style-name=""><text:span text:style-name="a1467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7.23611in" svg:y="5.4809in" svg:width="0.24653in" svg:height="0.24653in" draw:id="id330" draw:style-name="a1472" draw:name="Rectangle 76">
                  <svg:title/>
                  <svg:desc/>
                  <text:p text:style-name="a1471" text:class-names="" text:cond-style-name=""><text:span text:style-name="a1470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7.48264in" svg:y="5.4809in" svg:width="0.24479in" svg:height="0.24653in" draw:id="id331" draw:style-name="a1475" draw:name="Rectangle 77">
                  <svg:title/>
                  <svg:desc/>
                  <text:p text:style-name="a1474" text:class-names="" text:cond-style-name=""><text:span text:style-name="a1473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7.72743in" svg:y="5.4809in" svg:width="0.24653in" svg:height="0.24653in" draw:id="id332" draw:style-name="a1478" draw:name="Rectangle 78">
                  <svg:title/>
                  <svg:desc/>
                  <text:p text:style-name="a1477" text:class-names="" text:cond-style-name=""><text:span text:style-name="a1476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7.97396in" svg:y="5.4809in" svg:width="0.24479in" svg:height="0.24653in" draw:id="id333" draw:style-name="a1481" draw:name="Rectangle 79">
                  <svg:title/>
                  <svg:desc/>
                  <text:p text:style-name="a1480" text:class-names="" text:cond-style-name=""><text:span text:style-name="a1479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8.21875in" svg:y="5.4809in" svg:width="0.24653in" svg:height="0.24653in" draw:id="id334" draw:style-name="a1484" draw:name="Rectangle 80">
                  <svg:title/>
                  <svg:desc/>
                  <text:p text:style-name="a1483" text:class-names="" text:cond-style-name=""><text:span text:style-name="a1482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5.51736in" svg:y="5.72743in" svg:width="0.24479in" svg:height="0.24479in" draw:id="id335" draw:style-name="a1487" draw:name="Rectangle 81">
                  <svg:title/>
                  <svg:desc/>
                  <text:p text:style-name="a1486" text:class-names="" text:cond-style-name=""><text:span text:style-name="a1485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5.76215in" svg:y="5.72743in" svg:width="0.24653in" svg:height="0.24479in" draw:id="id336" draw:style-name="a1490" draw:name="Rectangle 82">
                  <svg:title/>
                  <svg:desc/>
                  <text:p text:style-name="a1489" text:class-names="" text:cond-style-name=""><text:span text:style-name="a1488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5.51736in" svg:y="5.97222in" svg:width="0.24479in" svg:height="0.24653in" draw:id="id337" draw:style-name="a1493" draw:name="Rectangle 83">
                  <svg:title/>
                  <svg:desc/>
                  <text:p text:style-name="a1492" text:class-names="" text:cond-style-name=""><text:span text:style-name="a1491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5.76215in" svg:y="5.97222in" svg:width="0.24653in" svg:height="0.24653in" draw:id="id338" draw:style-name="a1496" draw:name="Rectangle 84">
                  <svg:title/>
                  <svg:desc/>
                  <text:p text:style-name="a1495" text:class-names="" text:cond-style-name=""><text:span text:style-name="a1494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5.51736in" svg:y="6.21875in" svg:width="0.24479in" svg:height="0.24479in" draw:id="id339" draw:style-name="a1499" draw:name="Rectangle 85">
                  <svg:title/>
                  <svg:desc/>
                  <text:p text:style-name="a1498" text:class-names="" text:cond-style-name=""><text:span text:style-name="a1497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5.76215in" svg:y="6.21875in" svg:width="0.24653in" svg:height="0.24479in" draw:id="id340" draw:style-name="a1502" draw:name="Rectangle 86">
                  <svg:title/>
                  <svg:desc/>
                  <text:p text:style-name="a1501" text:class-names="" text:cond-style-name=""><text:span text:style-name="a1500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5.51736in" svg:y="6.46354in" svg:width="0.24479in" svg:height="0.24653in" draw:id="id341" draw:style-name="a1505" draw:name="Rectangle 87">
                  <svg:title/>
                  <svg:desc/>
                  <text:p text:style-name="a1504" text:class-names="" text:cond-style-name=""><text:span text:style-name="a1503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5.76215in" svg:y="6.46354in" svg:width="0.24653in" svg:height="0.24653in" draw:id="id342" draw:style-name="a1508" draw:name="Rectangle 88">
                  <svg:title/>
                  <svg:desc/>
                  <text:p text:style-name="a1507" text:class-names="" text:cond-style-name=""><text:span text:style-name="a1506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5.51736in" svg:y="5.4809in" svg:width="0.24479in" svg:height="0.24653in" draw:id="id343" draw:style-name="a1511" draw:name="Rectangle 89">
                  <svg:title/>
                  <svg:desc/>
                  <text:p text:style-name="a1510" text:class-names="" text:cond-style-name=""><text:span text:style-name="a1509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5.76215in" svg:y="5.4809in" svg:width="0.24653in" svg:height="0.24653in" draw:id="id344" draw:style-name="a1514" draw:name="Rectangle 90">
                  <svg:title/>
                  <svg:desc/>
                  <text:p text:style-name="a1513" text:class-names="" text:cond-style-name=""><text:span text:style-name="a1512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00868in" svg:y="4.49826in" svg:width="0.24479in" svg:height="0.24653in" draw:id="id345" draw:style-name="a1517" draw:name="Rectangle 91">
                  <svg:title/>
                  <svg:desc/>
                  <text:p text:style-name="a1516" text:class-names="" text:cond-style-name=""><text:span text:style-name="a1515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25347in" svg:y="4.49826in" svg:width="0.24653in" svg:height="0.24653in" draw:id="id346" draw:style-name="a1520" draw:name="Rectangle 92">
                  <svg:title/>
                  <svg:desc/>
                  <text:p text:style-name="a1519" text:class-names="" text:cond-style-name=""><text:span text:style-name="a1518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5in" svg:y="4.49826in" svg:width="0.24479in" svg:height="0.24653in" draw:id="id347" draw:style-name="a1523" draw:name="Rectangle 93">
                  <svg:title/>
                  <svg:desc/>
                  <text:p text:style-name="a1522" text:class-names="" text:cond-style-name=""><text:span text:style-name="a1521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00868in" svg:y="4.74479in" svg:width="0.24479in" svg:height="0.24479in" draw:id="id348" draw:style-name="a1526" draw:name="Rectangle 94">
                  <svg:title/>
                  <svg:desc/>
                  <text:p text:style-name="a1525" text:class-names="" text:cond-style-name=""><text:span text:style-name="a1524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25347in" svg:y="4.74479in" svg:width="0.24653in" svg:height="0.24479in" draw:id="id349" draw:style-name="a1529" draw:name="Rectangle 95">
                  <svg:title/>
                  <svg:desc/>
                  <text:p text:style-name="a1528" text:class-names="" text:cond-style-name=""><text:span text:style-name="a1527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5in" svg:y="4.74479in" svg:width="0.24479in" svg:height="0.24479in" draw:id="id350" draw:style-name="a1532" draw:name="Rectangle 96">
                  <svg:title/>
                  <svg:desc/>
                  <text:p text:style-name="a1531" text:class-names="" text:cond-style-name=""><text:span text:style-name="a1530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00868in" svg:y="4.98958in" svg:width="0.24479in" svg:height="0.24653in" draw:id="id351" draw:style-name="a1535" draw:name="Rectangle 97">
                  <svg:title/>
                  <svg:desc/>
                  <text:p text:style-name="a1534" text:class-names="" text:cond-style-name=""><text:span text:style-name="a1533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25347in" svg:y="4.98958in" svg:width="0.24653in" svg:height="0.24653in" draw:id="id352" draw:style-name="a1538" draw:name="Rectangle 98">
                  <svg:title/>
                  <svg:desc/>
                  <text:p text:style-name="a1537" text:class-names="" text:cond-style-name=""><text:span text:style-name="a1536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5in" svg:y="4.98958in" svg:width="0.24479in" svg:height="0.24653in" draw:id="id353" draw:style-name="a1541" draw:name="Rectangle 99">
                  <svg:title/>
                  <svg:desc/>
                  <text:p text:style-name="a1540" text:class-names="" text:cond-style-name=""><text:span text:style-name="a1539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00868in" svg:y="5.23611in" svg:width="0.24479in" svg:height="0.24479in" draw:id="id354" draw:style-name="a1544" draw:name="Rectangle 100">
                  <svg:title/>
                  <svg:desc/>
                  <text:p text:style-name="a1543" text:class-names="" text:cond-style-name=""><text:span text:style-name="a1542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25347in" svg:y="5.23611in" svg:width="0.24653in" svg:height="0.24479in" draw:id="id355" draw:style-name="a1547" draw:name="Rectangle 101">
                  <svg:title/>
                  <svg:desc/>
                  <text:p text:style-name="a1546" text:class-names="" text:cond-style-name=""><text:span text:style-name="a1545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5in" svg:y="5.23611in" svg:width="0.24479in" svg:height="0.24479in" draw:id="id356" draw:style-name="a1550" draw:name="Rectangle 102">
                  <svg:title/>
                  <svg:desc/>
                  <text:p text:style-name="a1549" text:class-names="" text:cond-style-name=""><text:span text:style-name="a1548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74479in" svg:y="4.49826in" svg:width="0.24653in" svg:height="0.24653in" draw:id="id357" draw:style-name="a1553" draw:name="Rectangle 103">
                  <svg:title/>
                  <svg:desc/>
                  <text:p text:style-name="a1552" text:class-names="" text:cond-style-name=""><text:span text:style-name="a1551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74479in" svg:y="4.74479in" svg:width="0.24653in" svg:height="0.24479in" draw:id="id358" draw:style-name="a1556" draw:name="Rectangle 104">
                  <svg:title/>
                  <svg:desc/>
                  <text:p text:style-name="a1555" text:class-names="" text:cond-style-name=""><text:span text:style-name="a1554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74479in" svg:y="4.98958in" svg:width="0.24653in" svg:height="0.24653in" draw:id="id359" draw:style-name="a1559" draw:name="Rectangle 105">
                  <svg:title/>
                  <svg:desc/>
                  <text:p text:style-name="a1558" text:class-names="" text:cond-style-name=""><text:span text:style-name="a1557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74479in" svg:y="5.23611in" svg:width="0.24653in" svg:height="0.24479in" draw:id="id360" draw:style-name="a1562" draw:name="Rectangle 106">
                  <svg:title/>
                  <svg:desc/>
                  <text:p text:style-name="a1561" text:class-names="" text:cond-style-name=""><text:span text:style-name="a1560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99132in" svg:y="4.49826in" svg:width="0.24479in" svg:height="0.24653in" draw:id="id361" draw:style-name="a1565" draw:name="Rectangle 107">
                  <svg:title/>
                  <svg:desc/>
                  <text:p text:style-name="a1564" text:class-names="" text:cond-style-name=""><text:span text:style-name="a1563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99132in" svg:y="4.74479in" svg:width="0.24479in" svg:height="0.24479in" draw:id="id362" draw:style-name="a1568" draw:name="Rectangle 108">
                  <svg:title/>
                  <svg:desc/>
                  <text:p text:style-name="a1567" text:class-names="" text:cond-style-name=""><text:span text:style-name="a1566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99132in" svg:y="4.98958in" svg:width="0.24479in" svg:height="0.24653in" draw:id="id363" draw:style-name="a1571" draw:name="Rectangle 109">
                  <svg:title/>
                  <svg:desc/>
                  <text:p text:style-name="a1570" text:class-names="" text:cond-style-name=""><text:span text:style-name="a1569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99132in" svg:y="5.23611in" svg:width="0.24479in" svg:height="0.24479in" draw:id="id364" draw:style-name="a1574" draw:name="Rectangle 110">
                  <svg:title/>
                  <svg:desc/>
                  <text:p text:style-name="a1573" text:class-names="" text:cond-style-name=""><text:span text:style-name="a1572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00868in" svg:y="4.25347in" svg:width="0.24479in" svg:height="0.24479in" draw:id="id365" draw:style-name="a1577" draw:name="Rectangle 111">
                  <svg:title/>
                  <svg:desc/>
                  <text:p text:style-name="a1576" text:class-names="" text:cond-style-name=""><text:span text:style-name="a1575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25347in" svg:y="4.25347in" svg:width="0.24653in" svg:height="0.24479in" draw:id="id366" draw:style-name="a1580" draw:name="Rectangle 112">
                  <svg:title/>
                  <svg:desc/>
                  <text:p text:style-name="a1579" text:class-names="" text:cond-style-name=""><text:span text:style-name="a1578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5in" svg:y="4.25347in" svg:width="0.24479in" svg:height="0.24479in" draw:id="id367" draw:style-name="a1583" draw:name="Rectangle 113">
                  <svg:title/>
                  <svg:desc/>
                  <text:p text:style-name="a1582" text:class-names="" text:cond-style-name=""><text:span text:style-name="a1581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74479in" svg:y="4.25347in" svg:width="0.24653in" svg:height="0.24479in" draw:id="id368" draw:style-name="a1586" draw:name="Rectangle 114">
                  <svg:title/>
                  <svg:desc/>
                  <text:p text:style-name="a1585" text:class-names="" text:cond-style-name=""><text:span text:style-name="a1584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99132in" svg:y="4.25347in" svg:width="0.24479in" svg:height="0.24479in" draw:id="id369" draw:style-name="a1589" draw:name="Rectangle 115">
                  <svg:title/>
                  <svg:desc/>
                  <text:p text:style-name="a1588" text:class-names="" text:cond-style-name=""><text:span text:style-name="a1587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7.23611in" svg:y="4.49826in" svg:width="0.24653in" svg:height="0.24653in" draw:id="id370" draw:style-name="a1592" draw:name="Rectangle 116">
                  <svg:title/>
                  <svg:desc/>
                  <text:p text:style-name="a1591" text:class-names="" text:cond-style-name=""><text:span text:style-name="a1590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7.48264in" svg:y="4.49826in" svg:width="0.24479in" svg:height="0.24653in" draw:id="id371" draw:style-name="a1595" draw:name="Rectangle 117">
                  <svg:title/>
                  <svg:desc/>
                  <text:p text:style-name="a1594" text:class-names="" text:cond-style-name=""><text:span text:style-name="a1593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7.72743in" svg:y="4.49826in" svg:width="0.24653in" svg:height="0.24653in" draw:id="id372" draw:style-name="a1598" draw:name="Rectangle 118">
                  <svg:title/>
                  <svg:desc/>
                  <text:p text:style-name="a1597" text:class-names="" text:cond-style-name=""><text:span text:style-name="a1596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7.23611in" svg:y="4.74479in" svg:width="0.24653in" svg:height="0.24479in" draw:id="id373" draw:style-name="a1601" draw:name="Rectangle 119">
                  <svg:title/>
                  <svg:desc/>
                  <text:p text:style-name="a1600" text:class-names="" text:cond-style-name=""><text:span text:style-name="a1599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7.48264in" svg:y="4.74479in" svg:width="0.24479in" svg:height="0.24479in" draw:id="id374" draw:style-name="a1604" draw:name="Rectangle 120">
                  <svg:title/>
                  <svg:desc/>
                  <text:p text:style-name="a1603" text:class-names="" text:cond-style-name=""><text:span text:style-name="a1602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7.72743in" svg:y="4.74479in" svg:width="0.24653in" svg:height="0.24479in" draw:id="id375" draw:style-name="a1607" draw:name="Rectangle 121">
                  <svg:title/>
                  <svg:desc/>
                  <text:p text:style-name="a1606" text:class-names="" text:cond-style-name=""><text:span text:style-name="a1605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7.23611in" svg:y="4.98958in" svg:width="0.24653in" svg:height="0.24653in" draw:id="id376" draw:style-name="a1610" draw:name="Rectangle 122">
                  <svg:title/>
                  <svg:desc/>
                  <text:p text:style-name="a1609" text:class-names="" text:cond-style-name=""><text:span text:style-name="a1608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7.48264in" svg:y="4.98958in" svg:width="0.24479in" svg:height="0.24653in" draw:id="id377" draw:style-name="a1613" draw:name="Rectangle 123">
                  <svg:title/>
                  <svg:desc/>
                  <text:p text:style-name="a1612" text:class-names="" text:cond-style-name=""><text:span text:style-name="a1611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7.72743in" svg:y="4.98958in" svg:width="0.24653in" svg:height="0.24653in" draw:id="id378" draw:style-name="a1616" draw:name="Rectangle 124">
                  <svg:title/>
                  <svg:desc/>
                  <text:p text:style-name="a1615" text:class-names="" text:cond-style-name=""><text:span text:style-name="a1614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7.23611in" svg:y="5.23611in" svg:width="0.24653in" svg:height="0.24479in" draw:id="id379" draw:style-name="a1619" draw:name="Rectangle 125">
                  <svg:title/>
                  <svg:desc/>
                  <text:p text:style-name="a1618" text:class-names="" text:cond-style-name=""><text:span text:style-name="a1617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7.48264in" svg:y="5.23611in" svg:width="0.24479in" svg:height="0.24479in" draw:id="id380" draw:style-name="a1622" draw:name="Rectangle 126">
                  <svg:title/>
                  <svg:desc/>
                  <text:p text:style-name="a1621" text:class-names="" text:cond-style-name=""><text:span text:style-name="a1620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7.72743in" svg:y="5.23611in" svg:width="0.24653in" svg:height="0.24479in" draw:id="id381" draw:style-name="a1625" draw:name="Rectangle 127">
                  <svg:title/>
                  <svg:desc/>
                  <text:p text:style-name="a1624" text:class-names="" text:cond-style-name=""><text:span text:style-name="a1623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7.97396in" svg:y="4.49826in" svg:width="0.24479in" svg:height="0.24653in" draw:id="id382" draw:style-name="a1628" draw:name="Rectangle 128">
                  <svg:title/>
                  <svg:desc/>
                  <text:p text:style-name="a1627" text:class-names="" text:cond-style-name=""><text:span text:style-name="a1626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7.97396in" svg:y="4.74479in" svg:width="0.24479in" svg:height="0.24479in" draw:id="id383" draw:style-name="a1631" draw:name="Rectangle 129">
                  <svg:title/>
                  <svg:desc/>
                  <text:p text:style-name="a1630" text:class-names="" text:cond-style-name=""><text:span text:style-name="a1629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7.97396in" svg:y="4.98958in" svg:width="0.24479in" svg:height="0.24653in" draw:id="id384" draw:style-name="a1634" draw:name="Rectangle 130">
                  <svg:title/>
                  <svg:desc/>
                  <text:p text:style-name="a1633" text:class-names="" text:cond-style-name=""><text:span text:style-name="a1632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7.97396in" svg:y="5.23611in" svg:width="0.24479in" svg:height="0.24479in" draw:id="id385" draw:style-name="a1637" draw:name="Rectangle 131">
                  <svg:title/>
                  <svg:desc/>
                  <text:p text:style-name="a1636" text:class-names="" text:cond-style-name=""><text:span text:style-name="a1635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8.21875in" svg:y="4.49826in" svg:width="0.24653in" svg:height="0.24653in" draw:id="id386" draw:style-name="a1640" draw:name="Rectangle 132">
                  <svg:title/>
                  <svg:desc/>
                  <text:p text:style-name="a1639" text:class-names="" text:cond-style-name=""><text:span text:style-name="a1638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8.21875in" svg:y="4.74479in" svg:width="0.24653in" svg:height="0.24479in" draw:id="id387" draw:style-name="a1643" draw:name="Rectangle 133">
                  <svg:title/>
                  <svg:desc/>
                  <text:p text:style-name="a1642" text:class-names="" text:cond-style-name=""><text:span text:style-name="a1641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8.21875in" svg:y="4.98958in" svg:width="0.24653in" svg:height="0.24653in" draw:id="id388" draw:style-name="a1646" draw:name="Rectangle 134">
                  <svg:title/>
                  <svg:desc/>
                  <text:p text:style-name="a1645" text:class-names="" text:cond-style-name=""><text:span text:style-name="a1644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8.21875in" svg:y="5.23611in" svg:width="0.24653in" svg:height="0.24479in" draw:id="id389" draw:style-name="a1649" draw:name="Rectangle 135">
                  <svg:title/>
                  <svg:desc/>
                  <text:p text:style-name="a1648" text:class-names="" text:cond-style-name=""><text:span text:style-name="a1647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7.23611in" svg:y="4.25347in" svg:width="0.24653in" svg:height="0.24479in" draw:id="id390" draw:style-name="a1652" draw:name="Rectangle 136">
                  <svg:title/>
                  <svg:desc/>
                  <text:p text:style-name="a1651" text:class-names="" text:cond-style-name=""><text:span text:style-name="a1650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7.48264in" svg:y="4.25347in" svg:width="0.24479in" svg:height="0.24479in" draw:id="id391" draw:style-name="a1655" draw:name="Rectangle 137">
                  <svg:title/>
                  <svg:desc/>
                  <text:p text:style-name="a1654" text:class-names="" text:cond-style-name=""><text:span text:style-name="a1653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7.72743in" svg:y="4.25347in" svg:width="0.24653in" svg:height="0.24479in" draw:id="id392" draw:style-name="a1658" draw:name="Rectangle 138">
                  <svg:title/>
                  <svg:desc/>
                  <text:p text:style-name="a1657" text:class-names="" text:cond-style-name=""><text:span text:style-name="a1656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7.97396in" svg:y="4.25347in" svg:width="0.24479in" svg:height="0.24479in" draw:id="id393" draw:style-name="a1661" draw:name="Rectangle 139">
                  <svg:title/>
                  <svg:desc/>
                  <text:p text:style-name="a1660" text:class-names="" text:cond-style-name=""><text:span text:style-name="a1659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8.21875in" svg:y="4.25347in" svg:width="0.24653in" svg:height="0.24479in" draw:id="id394" draw:style-name="a1664" draw:name="Rectangle 140">
                  <svg:title/>
                  <svg:desc/>
                  <text:p text:style-name="a1663" text:class-names="" text:cond-style-name=""><text:span text:style-name="a1662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5.51736in" svg:y="4.49826in" svg:width="0.24479in" svg:height="0.24653in" draw:id="id395" draw:style-name="a1667" draw:name="Rectangle 141">
                  <svg:title/>
                  <svg:desc/>
                  <text:p text:style-name="a1666" text:class-names="" text:cond-style-name=""><text:span text:style-name="a1665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5.76215in" svg:y="4.49826in" svg:width="0.24653in" svg:height="0.24653in" draw:id="id396" draw:style-name="a1670" draw:name="Rectangle 142">
                  <svg:title/>
                  <svg:desc/>
                  <text:p text:style-name="a1669" text:class-names="" text:cond-style-name=""><text:span text:style-name="a1668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5.51736in" svg:y="4.74479in" svg:width="0.24479in" svg:height="0.24479in" draw:id="id397" draw:style-name="a1673" draw:name="Rectangle 143">
                  <svg:title/>
                  <svg:desc/>
                  <text:p text:style-name="a1672" text:class-names="" text:cond-style-name=""><text:span text:style-name="a1671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5.76215in" svg:y="4.74479in" svg:width="0.24653in" svg:height="0.24479in" draw:id="id398" draw:style-name="a1676" draw:name="Rectangle 144">
                  <svg:title/>
                  <svg:desc/>
                  <text:p text:style-name="a1675" text:class-names="" text:cond-style-name=""><text:span text:style-name="a1674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5.51736in" svg:y="4.98958in" svg:width="0.24479in" svg:height="0.24653in" draw:id="id399" draw:style-name="a1679" draw:name="Rectangle 145">
                  <svg:title/>
                  <svg:desc/>
                  <text:p text:style-name="a1678" text:class-names="" text:cond-style-name=""><text:span text:style-name="a1677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5.76215in" svg:y="4.98958in" svg:width="0.24653in" svg:height="0.24653in" draw:id="id400" draw:style-name="a1682" draw:name="Rectangle 146">
                  <svg:title/>
                  <svg:desc/>
                  <text:p text:style-name="a1681" text:class-names="" text:cond-style-name=""><text:span text:style-name="a1680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5.51736in" svg:y="5.23611in" svg:width="0.24479in" svg:height="0.24479in" draw:id="id401" draw:style-name="a1685" draw:name="Rectangle 147">
                  <svg:title/>
                  <svg:desc/>
                  <text:p text:style-name="a1684" text:class-names="" text:cond-style-name=""><text:span text:style-name="a1683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5.76215in" svg:y="5.23611in" svg:width="0.24653in" svg:height="0.24479in" draw:id="id402" draw:style-name="a1688" draw:name="Rectangle 148">
                  <svg:title/>
                  <svg:desc/>
                  <text:p text:style-name="a1687" text:class-names="" text:cond-style-name=""><text:span text:style-name="a1686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5.51736in" svg:y="4.25347in" svg:width="0.24479in" svg:height="0.24479in" draw:id="id403" draw:style-name="a1691" draw:name="Rectangle 149">
                  <svg:title/>
                  <svg:desc/>
                  <text:p text:style-name="a1690" text:class-names="" text:cond-style-name=""><text:span text:style-name="a1689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5.76215in" svg:y="4.25347in" svg:width="0.24653in" svg:height="0.24479in" draw:id="id404" draw:style-name="a1694" draw:name="Rectangle 150">
                  <svg:title/>
                  <svg:desc/>
                  <text:p text:style-name="a1693" text:class-names="" text:cond-style-name=""><text:span text:style-name="a1692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00868in" svg:y="6.71007in" svg:width="0.24479in" svg:height="0.24479in" draw:id="id405" draw:style-name="a1697" draw:name="Rectangle 151">
                  <svg:title/>
                  <svg:desc/>
                  <text:p text:style-name="a1696" text:class-names="" text:cond-style-name=""><text:span text:style-name="a1695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25347in" svg:y="6.71007in" svg:width="0.24653in" svg:height="0.24479in" draw:id="id406" draw:style-name="a1700" draw:name="Rectangle 152">
                  <svg:title/>
                  <svg:desc/>
                  <text:p text:style-name="a1699" text:class-names="" text:cond-style-name=""><text:span text:style-name="a1698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5in" svg:y="6.71007in" svg:width="0.24479in" svg:height="0.24479in" draw:id="id407" draw:style-name="a1703" draw:name="Rectangle 153">
                  <svg:title/>
                  <svg:desc/>
                  <text:p text:style-name="a1702" text:class-names="" text:cond-style-name=""><text:span text:style-name="a1701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00868in" svg:y="6.95486in" svg:width="0.24479in" svg:height="0.24653in" draw:id="id408" draw:style-name="a1706" draw:name="Rectangle 154">
                  <svg:title/>
                  <svg:desc/>
                  <text:p text:style-name="a1705" text:class-names="" text:cond-style-name=""><text:span text:style-name="a1704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25347in" svg:y="6.95486in" svg:width="0.24653in" svg:height="0.24653in" draw:id="id409" draw:style-name="a1709" draw:name="Rectangle 155">
                  <svg:title/>
                  <svg:desc/>
                  <text:p text:style-name="a1708" text:class-names="" text:cond-style-name=""><text:span text:style-name="a1707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5in" svg:y="6.95486in" svg:width="0.24479in" svg:height="0.24653in" draw:id="id410" draw:style-name="a1712" draw:name="Rectangle 156">
                  <svg:title/>
                  <svg:desc/>
                  <text:p text:style-name="a1711" text:class-names="" text:cond-style-name=""><text:span text:style-name="a1710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74479in" svg:y="6.71007in" svg:width="0.24653in" svg:height="0.24479in" draw:id="id411" draw:style-name="a1715" draw:name="Rectangle 157">
                  <svg:title/>
                  <svg:desc/>
                  <text:p text:style-name="a1714" text:class-names="" text:cond-style-name=""><text:span text:style-name="a1713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74479in" svg:y="6.95486in" svg:width="0.24653in" svg:height="0.24653in" draw:id="id412" draw:style-name="a1718" draw:name="Rectangle 158">
                  <svg:title/>
                  <svg:desc/>
                  <text:p text:style-name="a1717" text:class-names="" text:cond-style-name=""><text:span text:style-name="a1716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99132in" svg:y="6.71007in" svg:width="0.24479in" svg:height="0.24479in" draw:id="id413" draw:style-name="a1721" draw:name="Rectangle 159">
                  <svg:title/>
                  <svg:desc/>
                  <text:p text:style-name="a1720" text:class-names="" text:cond-style-name=""><text:span text:style-name="a1719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6.99132in" svg:y="6.95486in" svg:width="0.24479in" svg:height="0.24653in" draw:id="id414" draw:style-name="a1724" draw:name="Rectangle 160">
                  <svg:title/>
                  <svg:desc/>
                  <text:p text:style-name="a1723" text:class-names="" text:cond-style-name=""><text:span text:style-name="a1722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7.23611in" svg:y="6.71007in" svg:width="0.24653in" svg:height="0.24479in" draw:id="id415" draw:style-name="a1727" draw:name="Rectangle 161">
                  <svg:title/>
                  <svg:desc/>
                  <text:p text:style-name="a1726" text:class-names="" text:cond-style-name=""><text:span text:style-name="a1725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7.48264in" svg:y="6.71007in" svg:width="0.24479in" svg:height="0.24479in" draw:id="id416" draw:style-name="a1730" draw:name="Rectangle 162">
                  <svg:title/>
                  <svg:desc/>
                  <text:p text:style-name="a1729" text:class-names="" text:cond-style-name=""><text:span text:style-name="a1728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7.72743in" svg:y="6.71007in" svg:width="0.24653in" svg:height="0.24479in" draw:id="id417" draw:style-name="a1733" draw:name="Rectangle 163">
                  <svg:title/>
                  <svg:desc/>
                  <text:p text:style-name="a1732" text:class-names="" text:cond-style-name=""><text:span text:style-name="a1731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7.23611in" svg:y="6.95486in" svg:width="0.24653in" svg:height="0.24653in" draw:id="id418" draw:style-name="a1736" draw:name="Rectangle 164">
                  <svg:title/>
                  <svg:desc/>
                  <text:p text:style-name="a1735" text:class-names="" text:cond-style-name=""><text:span text:style-name="a1734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7.48264in" svg:y="6.95486in" svg:width="0.24479in" svg:height="0.24653in" draw:id="id419" draw:style-name="a1739" draw:name="Rectangle 165">
                  <svg:title/>
                  <svg:desc/>
                  <text:p text:style-name="a1738" text:class-names="" text:cond-style-name=""><text:span text:style-name="a1737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7.72743in" svg:y="6.95486in" svg:width="0.24653in" svg:height="0.24653in" draw:id="id420" draw:style-name="a1742" draw:name="Rectangle 166">
                  <svg:title/>
                  <svg:desc/>
                  <text:p text:style-name="a1741" text:class-names="" text:cond-style-name=""><text:span text:style-name="a1740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7.97396in" svg:y="6.71007in" svg:width="0.24479in" svg:height="0.24479in" draw:id="id421" draw:style-name="a1745" draw:name="Rectangle 167">
                  <svg:title/>
                  <svg:desc/>
                  <text:p text:style-name="a1744" text:class-names="" text:cond-style-name=""><text:span text:style-name="a1743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7.97396in" svg:y="6.95486in" svg:width="0.24479in" svg:height="0.24653in" draw:id="id422" draw:style-name="a1748" draw:name="Rectangle 168">
                  <svg:title/>
                  <svg:desc/>
                  <text:p text:style-name="a1747" text:class-names="" text:cond-style-name=""><text:span text:style-name="a1746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8.21875in" svg:y="6.71007in" svg:width="0.24653in" svg:height="0.24479in" draw:id="id423" draw:style-name="a1751" draw:name="Rectangle 169">
                  <svg:title/>
                  <svg:desc/>
                  <text:p text:style-name="a1750" text:class-names="" text:cond-style-name=""><text:span text:style-name="a1749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8.21875in" svg:y="6.95486in" svg:width="0.24653in" svg:height="0.24653in" draw:id="id424" draw:style-name="a1754" draw:name="Rectangle 170">
                  <svg:title/>
                  <svg:desc/>
                  <text:p text:style-name="a1753" text:class-names="" text:cond-style-name=""><text:span text:style-name="a1752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5.51736in" svg:y="6.71007in" svg:width="0.24479in" svg:height="0.24479in" draw:id="id425" draw:style-name="a1757" draw:name="Rectangle 171">
                  <svg:title/>
                  <svg:desc/>
                  <text:p text:style-name="a1756" text:class-names="" text:cond-style-name=""><text:span text:style-name="a1755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5.76215in" svg:y="6.71007in" svg:width="0.24653in" svg:height="0.24479in" draw:id="id426" draw:style-name="a1760" draw:name="Rectangle 172">
                  <svg:title/>
                  <svg:desc/>
                  <text:p text:style-name="a1759" text:class-names="" text:cond-style-name=""><text:span text:style-name="a1758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5.51736in" svg:y="6.95486in" svg:width="0.24479in" svg:height="0.24653in" draw:id="id427" draw:style-name="a1763" draw:name="Rectangle 173">
                  <svg:title/>
                  <svg:desc/>
                  <text:p text:style-name="a1762" text:class-names="" text:cond-style-name=""><text:span text:style-name="a1761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5.76215in" svg:y="6.95486in" svg:width="0.24653in" svg:height="0.24653in" draw:id="id428" draw:style-name="a1766" draw:name="Rectangle 174">
                  <svg:title/>
                  <svg:desc/>
                  <text:p text:style-name="a1765" text:class-names="" text:cond-style-name=""><text:span text:style-name="a1764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4.77951in" svg:y="3.26389in" svg:width="0.24653in" svg:height="0.24479in" draw:id="id429" draw:style-name="a1769" draw:name="Rectangle 177">
                  <svg:title/>
                  <svg:desc/>
                  <text:p text:style-name="a1768" text:class-names="" text:cond-style-name=""><text:span text:style-name="a1767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5.02604in" svg:y="3.26389in" svg:width="0.24479in" svg:height="0.24479in" draw:id="id430" draw:style-name="a1772" draw:name="Rectangle 178">
                  <svg:title/>
                  <svg:desc/>
                  <text:p text:style-name="a1771" text:class-names="" text:cond-style-name=""><text:span text:style-name="a1770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5.27083in" svg:y="3.26389in" svg:width="0.24653in" svg:height="0.24479in" draw:id="id431" draw:style-name="a1775" draw:name="Rectangle 179">
                  <svg:title/>
                  <svg:desc/>
                  <text:p text:style-name="a1774" text:class-names="" text:cond-style-name=""><text:span text:style-name="a1773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4.77951in" svg:y="3.50868in" svg:width="0.24653in" svg:height="0.24653in" draw:id="id432" draw:style-name="a1778" draw:name="Rectangle 180">
                  <svg:title/>
                  <svg:desc/>
                  <text:p text:style-name="a1777" text:class-names="" text:cond-style-name=""><text:span text:style-name="a1776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5.02604in" svg:y="3.50868in" svg:width="0.24479in" svg:height="0.24653in" draw:id="id433" draw:style-name="a1781" draw:name="Rectangle 181">
                  <svg:title/>
                  <svg:desc/>
                  <text:p text:style-name="a1780" text:class-names="" text:cond-style-name=""><text:span text:style-name="a1779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5.27083in" svg:y="3.50868in" svg:width="0.24653in" svg:height="0.24653in" draw:id="id434" draw:style-name="a1784" draw:name="Rectangle 182">
                  <svg:title/>
                  <svg:desc/>
                  <text:p text:style-name="a1783" text:class-names="" text:cond-style-name=""><text:span text:style-name="a1782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4.77951in" svg:y="3.75521in" svg:width="0.24653in" svg:height="0.24479in" draw:id="id435" draw:style-name="a1787" draw:name="Rectangle 183">
                  <svg:title/>
                  <svg:desc/>
                  <text:p text:style-name="a1786" text:class-names="" text:cond-style-name=""><text:span text:style-name="a1785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5.02604in" svg:y="3.75521in" svg:width="0.24479in" svg:height="0.24479in" draw:id="id436" draw:style-name="a1790" draw:name="Rectangle 184">
                  <svg:title/>
                  <svg:desc/>
                  <text:p text:style-name="a1789" text:class-names="" text:cond-style-name=""><text:span text:style-name="a1788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5.27083in" svg:y="3.75521in" svg:width="0.24653in" svg:height="0.24479in" draw:id="id437" draw:style-name="a1793" draw:name="Rectangle 185">
                  <svg:title/>
                  <svg:desc/>
                  <text:p text:style-name="a1792" text:class-names="" text:cond-style-name=""><text:span text:style-name="a1791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4.77951in" svg:y="4in" svg:width="0.24653in" svg:height="0.24653in" draw:id="id438" draw:style-name="a1796" draw:name="Rectangle 186">
                  <svg:title/>
                  <svg:desc/>
                  <text:p text:style-name="a1795" text:class-names="" text:cond-style-name=""><text:span text:style-name="a1794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5.02604in" svg:y="4in" svg:width="0.24479in" svg:height="0.24653in" draw:id="id439" draw:style-name="a1799" draw:name="Rectangle 187">
                  <svg:title/>
                  <svg:desc/>
                  <text:p text:style-name="a1798" text:class-names="" text:cond-style-name=""><text:span text:style-name="a1797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5.27083in" svg:y="4in" svg:width="0.24653in" svg:height="0.24653in" draw:id="id440" draw:style-name="a1802" draw:name="Rectangle 188">
                  <svg:title/>
                  <svg:desc/>
                  <text:p text:style-name="a1801" text:class-names="" text:cond-style-name=""><text:span text:style-name="a1800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4.77951in" svg:y="3.01736in" svg:width="0.24653in" svg:height="0.24653in" draw:id="id441" draw:style-name="a1805" draw:name="Rectangle 189">
                  <svg:title/>
                  <svg:desc/>
                  <text:p text:style-name="a1804" text:class-names="" text:cond-style-name=""><text:span text:style-name="a1803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5.02604in" svg:y="3.01736in" svg:width="0.24479in" svg:height="0.24653in" draw:id="id442" draw:style-name="a1808" draw:name="Rectangle 190">
                  <svg:title/>
                  <svg:desc/>
                  <text:p text:style-name="a1807" text:class-names="" text:cond-style-name=""><text:span text:style-name="a1806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5.27083in" svg:y="3.01736in" svg:width="0.24653in" svg:height="0.24653in" draw:id="id443" draw:style-name="a1811" draw:name="Rectangle 191">
                  <svg:title/>
                  <svg:desc/>
                  <text:p text:style-name="a1810" text:class-names="" text:cond-style-name=""><text:span text:style-name="a1809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4.28819in" svg:y="3.26389in" svg:width="0.24653in" svg:height="0.24479in" draw:id="id444" draw:style-name="a1814" draw:name="Rectangle 192">
                  <svg:title/>
                  <svg:desc/>
                  <text:p text:style-name="a1813" text:class-names="" text:cond-style-name=""><text:span text:style-name="a1812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4.53472in" svg:y="3.26389in" svg:width="0.24479in" svg:height="0.24479in" draw:id="id445" draw:style-name="a1817" draw:name="Rectangle 193">
                  <svg:title/>
                  <svg:desc/>
                  <text:p text:style-name="a1816" text:class-names="" text:cond-style-name=""><text:span text:style-name="a1815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4.28819in" svg:y="3.50868in" svg:width="0.24653in" svg:height="0.24653in" draw:id="id446" draw:style-name="a1820" draw:name="Rectangle 194">
                  <svg:title/>
                  <svg:desc/>
                  <text:p text:style-name="a1819" text:class-names="" text:cond-style-name=""><text:span text:style-name="a1818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4.53472in" svg:y="3.50868in" svg:width="0.24479in" svg:height="0.24653in" draw:id="id447" draw:style-name="a1823" draw:name="Rectangle 195">
                  <svg:title/>
                  <svg:desc/>
                  <text:p text:style-name="a1822" text:class-names="" text:cond-style-name=""><text:span text:style-name="a1821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4.28819in" svg:y="3.75521in" svg:width="0.24653in" svg:height="0.24479in" draw:id="id448" draw:style-name="a1826" draw:name="Rectangle 196">
                  <svg:title/>
                  <svg:desc/>
                  <text:p text:style-name="a1825" text:class-names="" text:cond-style-name=""><text:span text:style-name="a1824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4.53472in" svg:y="3.75521in" svg:width="0.24479in" svg:height="0.24479in" draw:id="id449" draw:style-name="a1829" draw:name="Rectangle 197">
                  <svg:title/>
                  <svg:desc/>
                  <text:p text:style-name="a1828" text:class-names="" text:cond-style-name=""><text:span text:style-name="a1827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4.28819in" svg:y="4in" svg:width="0.24653in" svg:height="0.24653in" draw:id="id450" draw:style-name="a1832" draw:name="Rectangle 198">
                  <svg:title/>
                  <svg:desc/>
                  <text:p text:style-name="a1831" text:class-names="" text:cond-style-name=""><text:span text:style-name="a1830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4.53472in" svg:y="4in" svg:width="0.24479in" svg:height="0.24653in" draw:id="id451" draw:style-name="a1835" draw:name="Rectangle 199">
                  <svg:title/>
                  <svg:desc/>
                  <text:p text:style-name="a1834" text:class-names="" text:cond-style-name=""><text:span text:style-name="a1833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4.28819in" svg:y="3.01736in" svg:width="0.24653in" svg:height="0.24653in" draw:id="id452" draw:style-name="a1838" draw:name="Rectangle 200">
                  <svg:title/>
                  <svg:desc/>
                  <text:p text:style-name="a1837" text:class-names="" text:cond-style-name=""><text:span text:style-name="a1836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4.53472in" svg:y="3.01736in" svg:width="0.24479in" svg:height="0.24653in" draw:id="id453" draw:style-name="a1841" draw:name="Rectangle 201">
                  <svg:title/>
                  <svg:desc/>
                  <text:p text:style-name="a1840" text:class-names="" text:cond-style-name=""><text:span text:style-name="a1839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  <draw:custom-shape svg:x="5.5in" svg:y="3in" svg:width="3in" svg:height="1.25in" draw:id="id280" draw:style-name="a1322" draw:name="AutoShape 375">
                <svg:title/>
                <svg:desc/>
                <text:p text:style-name="a1321" text:class-names="" text:cond-style-name=""><text:span text:style-name="a1320" text:class-names=""/></text:p>
        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2"/>
                  <draw:equation draw:name="f6" draw:formula="?f2 + ?f5"/>
                  <draw:equation draw:name="f7" draw:formula="?f1 - ?f0"/>
                  <draw:equation draw:name="f8" draw:formula="?f7 / 2"/>
                  <draw:equation draw:name="f9" draw:formula="?f7 / 12"/>
                  <draw:equation draw:name="f10" draw:formula="?f0 + ?f8"/>
                  <draw:equation draw:name="f11" draw:formula="?f4 * 7 / 12"/>
                  <draw:equation draw:name="f12" draw:formula="?f7 * 7 / 12"/>
                  <draw:equation draw:name="f13" draw:formula="?f4 * 11 / 12"/>
                </draw:enhanced-geometry>
              </draw:custom-shape>
              <draw:custom-shape svg:x="8.25in" svg:y="4in" svg:width="0.41667in" svg:height="0.41667in" draw:id="id281" draw:style-name="a1325" draw:name="Oval 376">
                <svg:title/>
                <svg:desc/>
                <text:p text:style-name="a1324" text:class-names="" text:cond-style-name=""><text:span text:style-name="a1323" text:class-names=""/></text:p>
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frame draw:id="id282" draw:style-name="a1328" draw:transform="translate(-0.36719in -0.25in) rotate(-0.35641) translate(6.61719in 3.66667in)" draw:name="Text Box 377" svg:width="0.73438in" svg:height="0.5in">
                <draw:text-box>
                  <text:p text:style-name="a1327" text:class-names="" text:cond-style-name=""><text:span text:style-name="a1326" text:class-names="">hyp</text:span></text:p>
                </draw:text-box>
                <svg:title/>
                <svg:desc/>
              </draw:frame>
              <draw:frame draw:id="id283" draw:style-name="a1331" draw:transform="translate(-0.10069in -0.25in) rotate(-4.71239) translate(5.66493in 3.7066in)" draw:name="Text Box 378" svg:width="0.20139in" svg:height="0.5in">
                <draw:text-box>
                  <text:p text:style-name="a1330" text:class-names="" text:cond-style-name=""><text:span text:style-name="a1329" text:class-names=""/></text:p>
                </draw:text-box>
                <svg:title/>
                <svg:desc/>
              </draw:frame>
              <draw:frame draw:id="id284" draw:style-name="a1334" draw:name="Text Box 379" svg:x="6.08333in" svg:y="3.83333in" svg:width="0.68403in" svg:height="0.5in">
                <draw:text-box>
                  <text:p text:style-name="a1333" text:class-names="" text:cond-style-name=""><text:span text:style-name="a1332" text:class-names="">adj</text:span></text:p>
                </draw:text-box>
                <svg:title/>
                <svg:desc/>
              </draw:frame>
            </draw:g>
          </draw:g>
          <draw:frame draw:id="id276" draw:style-name="a1319" draw:name="Text Box 386" svg:x="5.44965in" svg:y="3.5in" svg:width="0.75174in" svg:height="0.5in">
            <draw:text-box>
              <text:p text:style-name="a1318" text:class-names="" text:cond-style-name=""><text:span text:style-name="a1317" text:class-names="">opp</text:span></text:p>
            </draw:text-box>
            <svg:title/>
            <svg:desc/>
          </draw:frame>
        </draw:g>
        <anim:par xmlns:anim="urn:oasis:names:tc:opendocument:xmlns:animation:1.0" presentation:node-type="timing-root">
          <anim:seq presentation:node-type="main-sequence" smil:dur="indefinite"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2" presentation:preset-sub-type="8" presentation:preset-class="entrance" presentation:group-id="0" smil:begin="0.0s" smil:fill="hold">
                  <anim:set smil:targetElement="id268" smil:attributeName="visibility" smil:to="visible" smil:begin="0.0s" smil:dur="0.001s" smil:fill="hold"/>
                  <anim:transitionFilter smil:targetElement="id268" smil:type="slideWipe" smil:subtype="fromLeft" smil:dur="0.5s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2" presentation:preset-sub-type="8" presentation:preset-class="entrance" presentation:group-id="0" smil:begin="0.0s" smil:fill="hold">
                  <anim:set smil:targetElement="id269" smil:attributeName="visibility" smil:to="visible" smil:begin="0.0s" smil:dur="0.001s" smil:fill="hold"/>
                  <anim:transitionFilter smil:targetElement="id269" smil:type="slideWipe" smil:subtype="fromLeft" smil:dur="0.5s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2" presentation:preset-sub-type="8" presentation:preset-class="entrance" presentation:group-id="0" smil:begin="0.0s" smil:fill="hold">
                  <anim:set smil:targetElement="id270" smil:attributeName="visibility" smil:to="visible" smil:begin="0.0s" smil:dur="0.001s" smil:fill="hold"/>
                  <anim:transitionFilter smil:targetElement="id270" smil:type="slideWipe" smil:subtype="fromLeft" smil:dur="0.5s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74" smil:attributeName="visibility" smil:to="visible" smil:begin="0.499s" smil:dur="0.001s" smil:fill="hold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2" presentation:preset-sub-type="8" presentation:preset-class="entrance" presentation:group-id="0" smil:begin="0.0s" smil:fill="hold">
                  <anim:set smil:targetElement="id272" smil:attributeName="visibility" smil:to="visible" smil:begin="0.0s" smil:dur="0.001s" smil:fill="hold"/>
                  <anim:transitionFilter smil:targetElement="id272" smil:type="slideWipe" smil:subtype="fromLeft" smil:dur="0.5s"/>
                </anim:par>
              </anim:par>
            </anim:par>
          </anim:seq>
        </anim:par>
        <presentation:notes draw:style-name="a2354">
          <draw:frame draw:id="id623" draw:style-name="a2351" draw:name="Rectangle 7" svg:x="4.25in" svg:y="9.5in" svg:width="3.25in" svg:height="0.5in">
            <draw:text-box>
              <text:p text:style-name="a2350" text:class-names="" text:cond-style-name=""><text:span text:style-name="a2349" text:class-names=""><text:page-number style:num-format="1" text:fixed="false"/></text:span></text:p>
            </draw:text-box>
            <svg:title/>
            <svg:desc/>
          </draw:frame>
          <draw:page-thumbnail draw:page-number="6" svg:x="1.25in" svg:y="0.75in" svg:width="5in" svg:height="3.75in" presentation:class="page" draw:id="id624" presentation:style-name="a2352" draw:name="Rectangle 2">
            <svg:title/>
            <svg:desc/>
          </draw:page-thumbnail>
          <draw:frame draw:id="id625" presentation:style-name="a2353" draw:name="Rectangle 3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Slide6" draw:style-name="a2355" draw:master-page-name="Master1-Layout4-twoObj-Two-Content" presentation:presentation-page-layout-name="Master1-PPL4" draw:id="Slide-261">
        <draw:frame draw:id="id626" presentation:style-name="a2358" draw:name="Rectangle 2" svg:x="1.33333in" svg:y="0.25in" svg:width="8.52257in" svg:height="0.91667in" presentation:class="title" presentation:placeholder="false">
          <draw:text-box>
            <text:p text:style-name="a2357" text:class-names="" text:cond-style-name=""><text:span text:style-name="a2356" text:class-names="">Ratios</text:span></text:p>
          </draw:text-box>
          <svg:title/>
          <svg:desc/>
        </draw:frame>
        <draw:frame draw:id="id634" presentation:style-name="a2381" draw:name="Rectangle 3" svg:x="0.41667in" svg:y="1.5in" svg:width="4.60417in" svg:height="5.2066in" presentation:class="outline" presentation:placeholder="false">
          <draw:text-box>
            <text:list text:style-name="a2361">
              <text:list-item>
                <text:p text:style-name="a2360" text:class-names="" text:cond-style-name="" text:id="id627"><text:span text:style-name="a2359" text:class-names="">Since a triangle has three sides, there are six ways to divide the lengths of the sides</text:span></text:p>
              </text:list-item>
            </text:list>
            <text:list text:style-name="a2364">
              <text:list-item>
                <text:p text:style-name="a2363" text:class-names="" text:cond-style-name="" text:id="id628"><text:span text:style-name="a2362" text:class-names="">Each of these six ratios has a name (and an abbreviation)</text:span></text:p>
              </text:list-item>
            </text:list>
            <text:list text:style-name="a2367">
              <text:list-item>
                <text:p text:style-name="a2366" text:class-names="" text:cond-style-name="" text:id="id629"><text:span text:style-name="a2365" text:class-names="">Three ratios are most used:</text:span></text:p>
              </text:list-item>
            </text:list>
            <text:list text:style-name="a2370">
              <text:list-item>
                <text:list text:style-name="a2370">
                  <text:list-item>
                    <text:p text:style-name="a2369" text:class-names="" text:cond-style-name="" text:id="id630"><text:span text:style-name="a2368" text:class-names="">sine = sin = opp / hyp</text:span></text:p>
                  </text:list-item>
                </text:list>
              </text:list-item>
            </text:list>
            <text:list text:style-name="a2373">
              <text:list-item>
                <text:list text:style-name="a2373">
                  <text:list-item>
                    <text:p text:style-name="a2372" text:class-names="" text:cond-style-name="" text:id="id631"><text:span text:style-name="a2371" text:class-names="">cosine = cos = adj / hyp</text:span></text:p>
                  </text:list-item>
                </text:list>
              </text:list-item>
            </text:list>
            <text:list text:style-name="a2377">
              <text:list-item>
                <text:list text:style-name="a2377">
                  <text:list-item>
                    <text:p text:style-name="a2376" text:class-names="" text:cond-style-name="" text:id="id632"><text:span text:style-name="a2374" text:class-names="">tangent = tan = opp / adj</text:span><text:span text:style-name="a2375" text:class-names=""/></text:p>
                  </text:list-item>
                </text:list>
              </text:list-item>
            </text:list>
            <text:list text:style-name="a2380">
              <text:list-item>
                <text:p text:style-name="a2379" text:class-names="" text:cond-style-name="" text:id="id633"><text:span text:style-name="a2378" text:class-names="">The other three ratios are redundant with these and can be ignored</text:span></text:p>
              </text:list-item>
            </text:list>
          </draw:text-box>
          <svg:title/>
          <svg:desc/>
        </draw:frame>
        <draw:frame draw:id="id636" presentation:style-name="a2385" draw:name="Rectangle 4" svg:x="5.1875in" svg:y="3.58333in" svg:width="4.6059in" svg:height="3.12326in" presentation:class="outline" presentation:placeholder="false">
          <draw:text-box>
            <text:list text:style-name="a2384">
              <text:list-item>
                <text:p text:style-name="a2383" text:class-names="" text:cond-style-name="" text:id="id635"><text:span text:style-name="a2382" text:class-names="">The ratios depend on the shape of the triangle (the angles) but not on the size</text:span></text:p>
              </text:list-item>
            </text:list>
          </draw:text-box>
          <svg:title/>
          <svg:desc/>
        </draw:frame>
        <draw:g draw:name="Group 13" draw:id="id637">
          <svg:title/>
          <svg:desc/>
          <draw:g draw:name="Group 11" draw:id="id650">
            <svg:title/>
            <svg:desc/>
            <draw:g draw:name="Group 5" draw:id="id652">
              <svg:title/>
              <svg:desc/>
              <draw:custom-shape svg:x="5.58333in" svg:y="1.58333in" svg:width="3.83333in" svg:height="1.58333in" draw:id="id659" draw:style-name="a2424" draw:name="AutoShape 6">
                <svg:title/>
                <svg:desc/>
                <text:p text:style-name="a2423" text:class-names="" text:cond-style-name=""><text:span text:style-name="a2422" text:class-names=""/></text:p>
        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2"/>
                  <draw:equation draw:name="f6" draw:formula="?f2 + ?f5"/>
                  <draw:equation draw:name="f7" draw:formula="?f1 - ?f0"/>
                  <draw:equation draw:name="f8" draw:formula="?f7 / 2"/>
                  <draw:equation draw:name="f9" draw:formula="?f7 / 12"/>
                  <draw:equation draw:name="f10" draw:formula="?f0 + ?f8"/>
                  <draw:equation draw:name="f11" draw:formula="?f4 * 7 / 12"/>
                  <draw:equation draw:name="f12" draw:formula="?f7 * 7 / 12"/>
                  <draw:equation draw:name="f13" draw:formula="?f4 * 11 / 12"/>
                </draw:enhanced-geometry>
              </draw:custom-shape>
              <draw:custom-shape svg:x="5.58333in" svg:y="3in" svg:width="0.16667in" svg:height="0.16667in" draw:id="id660" draw:style-name="a2427" draw:name="Rectangle 7">
                <svg:title/>
                <svg:desc/>
                <text:p text:style-name="a2426" text:class-names="" text:cond-style-name=""><text:span text:style-name="a242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id="id654" draw:style-name="a2413" draw:transform="translate(-0.98785in -0.25in) rotate(-0.39941) translate(7.52951in 2.12326in)" draw:name="Text Box 8" svg:width="1.97569in" svg:height="0.5in">
              <draw:text-box>
                <text:p text:style-name="a2412" text:class-names="" text:cond-style-name="" text:id="id653"><text:span text:style-name="a2410" text:class-names="">hypotenuse</text:span><text:span text:style-name="a2411" text:class-names=""/></text:p>
              </draw:text-box>
              <svg:title/>
              <svg:desc/>
            </draw:frame>
            <draw:frame draw:id="id656" draw:style-name="a2417" draw:name="Text Box 9" svg:x="6.25in" svg:y="2.75in" svg:width="1.52083in" svg:height="0.5in">
              <draw:text-box>
                <text:p text:style-name="a2416" text:class-names="" text:cond-style-name="" text:id="id655"><text:span text:style-name="a2414" text:class-names="">adjacent</text:span><text:span text:style-name="a2415" text:class-names=""/></text:p>
              </draw:text-box>
              <svg:title/>
              <svg:desc/>
            </draw:frame>
            <draw:frame draw:id="id658" draw:style-name="a2421" draw:transform="translate(-0.73698in -0.25in) rotate(-4.71239) translate(5.33073in 2.39063in)" draw:name="Text Box 10" svg:width="1.47396in" svg:height="0.5in">
              <draw:text-box>
                <text:p text:style-name="a2420" text:class-names="" text:cond-style-name="" text:id="id657"><text:span text:style-name="a2418" text:class-names="">opposite</text:span><text:span text:style-name="a2419" text:class-names=""/></text:p>
              </draw:text-box>
              <svg:title/>
              <svg:desc/>
            </draw:frame>
          </draw:g>
          <draw:custom-shape svg:x="9.27431in" svg:y="3.02431in" svg:width="0.25in" svg:height="0.25in" draw:id="id651" draw:style-name="a2409" draw:name="AutoShape 12">
            <svg:title/>
            <svg:desc/>
            <text:p text:style-name="a2408" text:class-names="" text:cond-style-name=""><text:span text:style-name="a2407" text:class-names=""/></text:p>
            <draw:enhanced-geometry xmlns:dr3d="urn:oasis:names:tc:opendocument:xmlns:dr3d:1.0" draw:path-stretchpoint-x="21600" draw:path-stretchpoint-y="21600" draw:type="non-primitive" svg:viewBox="0 0 21600 21600" draw:enhanced-path="M ?f0 ?f8 L ?f8 ?f2 ?f9 ?f2 ?f1 ?f8 ?f1 ?f10 ?f9 ?f3 ?f8 ?f3 ?f0 ?f10 Z N" draw:text-areas="?f11 ?f11 ?f12 ?f13" draw:glue-points="?f1 ?f8 ?f1 ?f10 ?f9 ?f3 ?f8 ?f3 ?f0 ?f10 ?f0 ?f8 ?f8 ?f2 ?f9 ?f2" draw:glue-point-leaving-directions="-90, -90, -180, -180, -270, -270, -360, -360" draw:modifiers="29287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$0"/>
              <draw:equation draw:name="f8" draw:formula="?f6 * ?f7 / 100000"/>
              <draw:equation draw:name="f9" draw:formula="?f1 - ?f8"/>
              <draw:equation draw:name="f10" draw:formula="?f3 - ?f8"/>
              <draw:equation draw:name="f11" draw:formula="?f8 / 2"/>
              <draw:equation draw:name="f12" draw:formula="?f1 - ?f11"/>
              <draw:equation draw:name="f13" draw:formula="?f3 - ?f11"/>
            </draw:enhanced-geometry>
          </draw:custom-shape>
        </draw:g>
        <draw:g draw:name="Group 14" draw:id="id638">
          <svg:title/>
          <svg:desc/>
          <draw:g draw:name="Group 15" draw:id="id639">
            <svg:title/>
            <svg:desc/>
            <draw:g draw:name="Group 16" draw:id="id641">
              <svg:title/>
              <svg:desc/>
              <draw:custom-shape svg:x="5.61191in" svg:y="5.25in" svg:width="2.7366in" svg:height="1.12979in" draw:id="id648" draw:style-name="a2403" draw:name="AutoShape 17">
                <svg:title/>
                <svg:desc/>
                <text:p text:style-name="a2402" text:class-names="" text:cond-style-name=""><text:span text:style-name="a2401" text:class-names=""/></text:p>
        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2"/>
                  <draw:equation draw:name="f6" draw:formula="?f2 + ?f5"/>
                  <draw:equation draw:name="f7" draw:formula="?f1 - ?f0"/>
                  <draw:equation draw:name="f8" draw:formula="?f7 / 2"/>
                  <draw:equation draw:name="f9" draw:formula="?f7 / 12"/>
                  <draw:equation draw:name="f10" draw:formula="?f0 + ?f8"/>
                  <draw:equation draw:name="f11" draw:formula="?f4 * 7 / 12"/>
                  <draw:equation draw:name="f12" draw:formula="?f7 * 7 / 12"/>
                  <draw:equation draw:name="f13" draw:formula="?f4 * 11 / 12"/>
                </draw:enhanced-geometry>
              </draw:custom-shape>
              <draw:custom-shape svg:x="5.61191in" svg:y="6.26087in" svg:width="0.11898in" svg:height="0.11892in" draw:id="id649" draw:style-name="a2406" draw:name="Rectangle 18">
                <svg:title/>
                <svg:desc/>
                <text:p text:style-name="a2405" text:class-names="" text:cond-style-name=""><text:span text:style-name="a240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id="id643" draw:style-name="a2392" draw:transform="translate(-0.70584in -0.18396in) rotate(-0.39941) translate(7.00066in 5.63589in)" draw:name="Text Box 19" svg:width="1.41168in" svg:height="0.36793in">
              <draw:text-box>
                <text:p text:style-name="a2391" text:class-names="" text:cond-style-name="" text:id="id642"><text:span text:style-name="a2389" text:class-names="">hypotenuse</text:span><text:span text:style-name="a2390" text:class-names=""/></text:p>
              </draw:text-box>
              <svg:title/>
              <svg:desc/>
            </draw:frame>
            <draw:frame draw:id="id645" draw:style-name="a2396" draw:name="Text Box 20" svg:x="6.08907in" svg:y="6.07876in" svg:width="1.08076in" svg:height="0.36793in">
              <draw:text-box>
                <text:p text:style-name="a2395" text:class-names="" text:cond-style-name="" text:id="id644"><text:span text:style-name="a2393" text:class-names="">adjacent</text:span><text:span text:style-name="a2394" text:class-names=""/></text:p>
              </draw:text-box>
              <svg:title/>
              <svg:desc/>
            </draw:frame>
            <draw:frame draw:id="id647" draw:style-name="a2400" draw:transform="translate(-0.52525in -0.18405in) rotate(-4.71239) translate(5.43467in 5.82171in)" draw:name="Text Box 21" svg:width="1.05051in" svg:height="0.3681in">
              <draw:text-box>
                <text:p text:style-name="a2399" text:class-names="" text:cond-style-name="" text:id="id646"><text:span text:style-name="a2397" text:class-names="">opposite</text:span><text:span text:style-name="a2398" text:class-names=""/></text:p>
              </draw:text-box>
              <svg:title/>
              <svg:desc/>
            </draw:frame>
          </draw:g>
          <draw:custom-shape svg:x="8.24687in" svg:y="6.27821in" svg:width="0.17847in" svg:height="0.17839in" draw:id="id640" draw:style-name="a2388" draw:name="AutoShape 22">
            <svg:title/>
            <svg:desc/>
            <text:p text:style-name="a2387" text:class-names="" text:cond-style-name=""><text:span text:style-name="a2386" text:class-names=""/></text:p>
            <draw:enhanced-geometry xmlns:dr3d="urn:oasis:names:tc:opendocument:xmlns:dr3d:1.0" draw:path-stretchpoint-x="21600" draw:path-stretchpoint-y="21600" draw:type="non-primitive" svg:viewBox="0 0 21600 21600" draw:enhanced-path="M ?f0 ?f8 L ?f8 ?f2 ?f9 ?f2 ?f1 ?f8 ?f1 ?f10 ?f9 ?f3 ?f8 ?f3 ?f0 ?f10 Z N" draw:text-areas="?f11 ?f11 ?f12 ?f13" draw:glue-points="?f1 ?f8 ?f1 ?f10 ?f9 ?f3 ?f8 ?f3 ?f0 ?f10 ?f0 ?f8 ?f8 ?f2 ?f9 ?f2" draw:glue-point-leaving-directions="-90, -90, -180, -180, -270, -270, -360, -360" draw:modifiers="29287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$0"/>
              <draw:equation draw:name="f8" draw:formula="?f6 * ?f7 / 100000"/>
              <draw:equation draw:name="f9" draw:formula="?f1 - ?f8"/>
              <draw:equation draw:name="f10" draw:formula="?f3 - ?f8"/>
              <draw:equation draw:name="f11" draw:formula="?f8 / 2"/>
              <draw:equation draw:name="f12" draw:formula="?f1 - ?f11"/>
              <draw:equation draw:name="f13" draw:formula="?f3 - ?f11"/>
            </draw:enhanced-geometry>
          </draw:custom-shape>
        </draw:g>
        <anim:par xmlns:anim="urn:oasis:names:tc:opendocument:xmlns:animation:1.0" presentation:node-type="timing-root">
          <anim:seq presentation:node-type="main-sequence" smil:dur="indefinite"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2" presentation:preset-sub-type="8" presentation:preset-class="entrance" presentation:group-id="0" smil:begin="0.0s" smil:fill="hold">
                  <anim:set smil:targetElement="id627" smil:attributeName="visibility" smil:to="visible" smil:begin="0.0s" smil:dur="0.001s" smil:fill="hold"/>
                  <anim:transitionFilter smil:targetElement="id627" smil:type="slideWipe" smil:subtype="fromLeft" smil:dur="0.5s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2" presentation:preset-sub-type="8" presentation:preset-class="entrance" presentation:group-id="0" smil:begin="0.0s" smil:fill="hold">
                  <anim:set smil:targetElement="id628" smil:attributeName="visibility" smil:to="visible" smil:begin="0.0s" smil:dur="0.001s" smil:fill="hold"/>
                  <anim:transitionFilter smil:targetElement="id628" smil:type="slideWipe" smil:subtype="fromLeft" smil:dur="0.5s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2" presentation:preset-sub-type="8" presentation:preset-class="entrance" presentation:group-id="0" smil:begin="0.0s" smil:fill="hold">
                  <anim:set smil:targetElement="id629" smil:attributeName="visibility" smil:to="visible" smil:begin="0.0s" smil:dur="0.001s" smil:fill="hold"/>
                  <anim:transitionFilter smil:targetElement="id629" smil:type="slideWipe" smil:subtype="fromLeft" smil:dur="0.5s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2" presentation:preset-sub-type="8" presentation:preset-class="entrance" presentation:group-id="0" smil:begin="0.0s" smil:fill="hold">
                  <anim:set smil:targetElement="id630" smil:attributeName="visibility" smil:to="visible" smil:begin="0.0s" smil:dur="0.001s" smil:fill="hold"/>
                  <anim:transitionFilter smil:targetElement="id630" smil:type="slideWipe" smil:subtype="fromLeft" smil:dur="0.5s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2" presentation:preset-sub-type="8" presentation:preset-class="entrance" presentation:group-id="0" smil:begin="0.0s" smil:fill="hold">
                  <anim:set smil:targetElement="id631" smil:attributeName="visibility" smil:to="visible" smil:begin="0.0s" smil:dur="0.001s" smil:fill="hold"/>
                  <anim:transitionFilter smil:targetElement="id631" smil:type="slideWipe" smil:subtype="fromLeft" smil:dur="0.5s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2" presentation:preset-sub-type="8" presentation:preset-class="entrance" presentation:group-id="0" smil:begin="0.0s" smil:fill="hold">
                  <anim:set smil:targetElement="id632" smil:attributeName="visibility" smil:to="visible" smil:begin="0.0s" smil:dur="0.001s" smil:fill="hold"/>
                  <anim:transitionFilter smil:targetElement="id632" smil:type="slideWipe" smil:subtype="fromLeft" smil:dur="0.5s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2" presentation:preset-sub-type="8" presentation:preset-class="entrance" presentation:group-id="0" smil:begin="0.0s" smil:fill="hold">
                  <anim:set smil:targetElement="id633" smil:attributeName="visibility" smil:to="visible" smil:begin="0.0s" smil:dur="0.001s" smil:fill="hold"/>
                  <anim:transitionFilter smil:targetElement="id633" smil:type="slideWipe" smil:subtype="fromLeft" smil:dur="0.5s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2" presentation:preset-sub-type="8" presentation:preset-class="entrance" smil:begin="0.0s" smil:fill="hold">
                  <anim:set smil:targetElement="id637" smil:attributeName="visibility" smil:to="visible" smil:begin="0.0s" smil:dur="0.001s" smil:fill="hold"/>
                  <anim:transitionFilter smil:targetElement="id637" smil:type="slideWipe" smil:subtype="fromLeft" smil:dur="0.5s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2" presentation:preset-sub-type="8" presentation:preset-class="entrance" presentation:group-id="0" smil:begin="0.0s" smil:fill="hold">
                  <anim:set smil:targetElement="id635" smil:attributeName="visibility" smil:to="visible" smil:begin="0.0s" smil:dur="0.001s" smil:fill="hold"/>
                  <anim:transitionFilter smil:targetElement="id635" smil:type="slideWipe" smil:subtype="fromLeft" smil:dur="0.5s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2" presentation:preset-sub-type="8" presentation:preset-class="entrance" smil:begin="0.0s" smil:fill="hold">
                  <anim:set smil:targetElement="id638" smil:attributeName="visibility" smil:to="visible" smil:begin="0.0s" smil:dur="0.001s" smil:fill="hold"/>
                  <anim:transitionFilter smil:targetElement="id638" smil:type="slideWipe" smil:subtype="fromLeft" smil:dur="0.5s"/>
                </anim:par>
              </anim:par>
            </anim:par>
          </anim:seq>
        </anim:par>
        <presentation:notes draw:style-name="a2433">
          <draw:frame draw:id="id661" draw:style-name="a2430" draw:name="Rectangle 7" svg:x="4.25in" svg:y="9.5in" svg:width="3.25in" svg:height="0.5in">
            <draw:text-box>
              <text:p text:style-name="a2429" text:class-names="" text:cond-style-name=""><text:span text:style-name="a2428" text:class-names=""><text:page-number style:num-format="1" text:fixed="false"/></text:span></text:p>
            </draw:text-box>
            <svg:title/>
            <svg:desc/>
          </draw:frame>
          <draw:page-thumbnail draw:page-number="7" svg:x="1.25in" svg:y="0.75in" svg:width="5in" svg:height="3.75in" presentation:class="page" draw:id="id662" presentation:style-name="a2431" draw:name="Rectangle 2">
            <svg:title/>
            <svg:desc/>
          </draw:page-thumbnail>
          <draw:frame draw:id="id663" presentation:style-name="a2432" draw:name="Rectangle 3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Slide8" draw:style-name="a2434" draw:master-page-name="Master1-Layout4-twoObj-Two-Content" presentation:presentation-page-layout-name="Master1-PPL4" draw:id="Slide-263">
        <draw:frame draw:id="id664" presentation:style-name="a2437" draw:name="Rectangle 2" svg:x="1.33333in" svg:y="0.25in" svg:width="8.52257in" svg:height="0.91667in" presentation:class="title" presentation:placeholder="false">
          <draw:text-box>
            <text:p text:style-name="a2436" text:class-names="" text:cond-style-name=""><text:span text:style-name="a2435" text:class-names="">Using the ratios</text:span></text:p>
          </draw:text-box>
          <svg:title/>
          <svg:desc/>
        </draw:frame>
        <draw:frame draw:id="id666" presentation:style-name="a2441" draw:name="Rectangle 3" svg:x="0.41667in" svg:y="1.5in" svg:width="9.33333in" svg:height="1.83333in" presentation:class="outline" presentation:placeholder="false">
          <draw:text-box>
            <text:list text:style-name="a2440">
              <text:list-item>
                <text:p text:style-name="a2439" text:class-names="" text:cond-style-name="" text:id="id665"><text:span text:style-name="a2438" text:class-names="">With these functions, if you know an angle (in addition to the right angle) and the length of a side, you can compute all other angles and lengths of sides</text:span></text:p>
              </text:list-item>
            </text:list>
          </draw:text-box>
          <svg:title/>
          <svg:desc/>
        </draw:frame>
        <draw:frame draw:id="id671" presentation:style-name="a2467" draw:name="Rectangle 4" svg:x="0.58333in" svg:y="4.41667in" svg:width="9.21007in" svg:height="2.83333in" presentation:class="outline" presentation:placeholder="false">
          <draw:text-box>
            <text:list text:style-name="a2446">
              <text:list-item>
                <text:p text:style-name="a2445" text:class-names="" text:cond-style-name="" text:id="id667"><text:span text:style-name="a2442" text:class-names="">If you know the angle marked in red (call it<text:s text:c="1"/></text:span><text:span text:style-name="a2443" text:class-names="">A</text:span><text:span text:style-name="a2444" text:class-names="">) and you know the length of the adjacent side, then</text:span></text:p>
              </text:list-item>
            </text:list>
            <text:list text:style-name="a2455">
              <text:list-item>
                <text:list text:style-name="a2455">
                  <text:list-item>
                    <text:p text:style-name="a2454" text:class-names="" text:cond-style-name="" text:id="id668"><text:span text:style-name="a2447" text:class-names="">tan<text:s text:c="1"/></text:span><text:span text:style-name="a2448" text:class-names="">A</text:span><text:span text:style-name="a2449" text:class-names=""><text:s text:c="1"/>= opp / adj</text:span><text:span text:style-name="a2450" text:class-names="">, so length of opposite side is given by<text:line-break/> <text:s text:c="2"/></text:span><text:span text:style-name="a2451" text:class-names="">opp = adj * tan<text:s text:c="1"/></text:span><text:span text:style-name="a2452" text:class-names="">A</text:span><text:span text:style-name="a2453" text:class-names=""/></text:p>
                  </text:list-item>
                </text:list>
              </text:list-item>
            </text:list>
            <text:list text:style-name="a2463">
              <text:list-item>
                <text:list text:style-name="a2463">
                  <text:list-item>
                    <text:p text:style-name="a2462" text:class-names="" text:cond-style-name="" text:id="id669"><text:span text:style-name="a2456" text:class-names="">cos<text:s text:c="1"/></text:span><text:span text:style-name="a2457" text:class-names="">A</text:span><text:span text:style-name="a2458" text:class-names=""><text:s text:c="1"/>= adj / hyp</text:span><text:span text:style-name="a2459" text:class-names="">, so length of hypotenuse is given by<text:line-break/> <text:s text:c="2"/></text:span><text:span text:style-name="a2460" text:class-names="">hyp = adj / cos<text:s text:c="1"/></text:span><text:span text:style-name="a2461" text:class-names="">A</text:span></text:p>
                  </text:list-item>
                </text:list>
              </text:list-item>
            </text:list>
            <text:list text:style-name="a2466">
              <text:list-item>
                <text:list text:style-name="a2466">
                  <text:list-item>
                    <text:p text:style-name="a2465" text:class-names="" text:cond-style-name="" text:id="id670"><text:span text:style-name="a2464" text:class-names=""/></text:p>
                  </text:list-item>
                </text:list>
              </text:list-item>
            </text:list>
          </draw:text-box>
          <svg:title/>
          <svg:desc/>
        </draw:frame>
        <draw:g draw:name="Group 5" draw:id="id672">
          <svg:title/>
          <svg:desc/>
          <draw:g draw:name="Group 6" draw:id="id673">
            <svg:title/>
            <svg:desc/>
            <draw:g draw:name="Group 7" draw:id="id675">
              <svg:title/>
              <svg:desc/>
              <draw:custom-shape svg:x="5.58333in" svg:y="2.55903in" svg:width="3.83333in" svg:height="1.58333in" draw:id="id682" draw:style-name="a2485" draw:name="AutoShape 8">
                <svg:title/>
                <svg:desc/>
                <text:p text:style-name="a2484" text:class-names="" text:cond-style-name=""><text:span text:style-name="a2483" text:class-names=""/></text:p>
        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        <draw:equation draw:name="f0" draw:formula="left"/>
                  <draw:equation draw:name="f1" draw:formula="right"/>
                  <draw:equation draw:name="f2" draw:formula="top"/>
                  <draw:equation draw:name="f3" draw:formula="bottom"/>
                  <draw:equation draw:name="f4" draw:formula="?f3 - ?f2"/>
                  <draw:equation draw:name="f5" draw:formula="?f4 / 2"/>
                  <draw:equation draw:name="f6" draw:formula="?f2 + ?f5"/>
                  <draw:equation draw:name="f7" draw:formula="?f1 - ?f0"/>
                  <draw:equation draw:name="f8" draw:formula="?f7 / 2"/>
                  <draw:equation draw:name="f9" draw:formula="?f7 / 12"/>
                  <draw:equation draw:name="f10" draw:formula="?f0 + ?f8"/>
                  <draw:equation draw:name="f11" draw:formula="?f4 * 7 / 12"/>
                  <draw:equation draw:name="f12" draw:formula="?f7 * 7 / 12"/>
                  <draw:equation draw:name="f13" draw:formula="?f4 * 11 / 12"/>
                </draw:enhanced-geometry>
              </draw:custom-shape>
              <draw:custom-shape svg:x="5.58333in" svg:y="3.97569in" svg:width="0.16667in" svg:height="0.16667in" draw:id="id683" draw:style-name="a2488" draw:name="Rectangle 9">
                <svg:title/>
                <svg:desc/>
                <text:p text:style-name="a2487" text:class-names="" text:cond-style-name=""><text:span text:style-name="a248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id="id677" draw:style-name="a2474" draw:transform="translate(-0.98785in -0.25in) rotate(-0.39941) translate(7.52951in 3.09896in)" draw:name="Text Box 10" svg:width="1.97569in" svg:height="0.5in">
              <draw:text-box>
                <text:p text:style-name="a2473" text:class-names="" text:cond-style-name="" text:id="id676"><text:span text:style-name="a2471" text:class-names="">hypotenuse</text:span><text:span text:style-name="a2472" text:class-names=""/></text:p>
              </draw:text-box>
              <svg:title/>
              <svg:desc/>
            </draw:frame>
            <draw:frame draw:id="id679" draw:style-name="a2478" draw:name="Text Box 11" svg:x="6.25in" svg:y="3.72569in" svg:width="1.52083in" svg:height="0.5in">
              <draw:text-box>
                <text:p text:style-name="a2477" text:class-names="" text:cond-style-name="" text:id="id678"><text:span text:style-name="a2475" text:class-names="">adjacent</text:span><text:span text:style-name="a2476" text:class-names=""/></text:p>
              </draw:text-box>
              <svg:title/>
              <svg:desc/>
            </draw:frame>
            <draw:frame draw:id="id681" draw:style-name="a2482" draw:transform="translate(-0.73698in -0.25in) rotate(-4.71239) translate(5.33073in 3.36632in)" draw:name="Text Box 12" svg:width="1.47396in" svg:height="0.5in">
              <draw:text-box>
                <text:p text:style-name="a2481" text:class-names="" text:cond-style-name="" text:id="id680"><text:span text:style-name="a2479" text:class-names="">opposite</text:span><text:span text:style-name="a2480" text:class-names=""/></text:p>
              </draw:text-box>
              <svg:title/>
              <svg:desc/>
            </draw:frame>
          </draw:g>
          <draw:custom-shape svg:x="9.27431in" svg:y="4in" svg:width="0.25in" svg:height="0.25in" draw:id="id674" draw:style-name="a2470" draw:name="AutoShape 13">
            <svg:title/>
            <svg:desc/>
            <text:p text:style-name="a2469" text:class-names="" text:cond-style-name=""><text:span text:style-name="a2468" text:class-names=""/></text:p>
            <draw:enhanced-geometry xmlns:dr3d="urn:oasis:names:tc:opendocument:xmlns:dr3d:1.0" draw:path-stretchpoint-x="21600" draw:path-stretchpoint-y="21600" draw:type="non-primitive" svg:viewBox="0 0 21600 21600" draw:enhanced-path="M ?f0 ?f8 L ?f8 ?f2 ?f9 ?f2 ?f1 ?f8 ?f1 ?f10 ?f9 ?f3 ?f8 ?f3 ?f0 ?f10 Z N" draw:text-areas="?f11 ?f11 ?f12 ?f13" draw:glue-points="?f1 ?f8 ?f1 ?f10 ?f9 ?f3 ?f8 ?f3 ?f0 ?f10 ?f0 ?f8 ?f8 ?f2 ?f9 ?f2" draw:glue-point-leaving-directions="-90, -90, -180, -180, -270, -270, -360, -360" draw:modifiers="29287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$0"/>
              <draw:equation draw:name="f8" draw:formula="?f6 * ?f7 / 100000"/>
              <draw:equation draw:name="f9" draw:formula="?f1 - ?f8"/>
              <draw:equation draw:name="f10" draw:formula="?f3 - ?f8"/>
              <draw:equation draw:name="f11" draw:formula="?f8 / 2"/>
              <draw:equation draw:name="f12" draw:formula="?f1 - ?f11"/>
              <draw:equation draw:name="f13" draw:formula="?f3 - ?f11"/>
            </draw:enhanced-geometry>
          </draw:custom-shape>
        </draw:g>
        <anim:par xmlns:anim="urn:oasis:names:tc:opendocument:xmlns:animation:1.0" presentation:node-type="timing-root">
          <anim:seq presentation:node-type="main-sequence" smil:dur="indefinite"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2" presentation:preset-sub-type="8" presentation:preset-class="entrance" presentation:group-id="0" smil:begin="0.0s" smil:fill="hold">
                  <anim:set smil:targetElement="id665" smil:attributeName="visibility" smil:to="visible" smil:begin="0.0s" smil:dur="0.001s" smil:fill="hold"/>
                  <anim:transitionFilter smil:targetElement="id665" smil:type="slideWipe" smil:subtype="fromLeft" smil:dur="0.5s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2" presentation:preset-sub-type="8" presentation:preset-class="entrance" smil:begin="0.0s" smil:fill="hold">
                  <anim:set smil:targetElement="id672" smil:attributeName="visibility" smil:to="visible" smil:begin="0.0s" smil:dur="0.001s" smil:fill="hold"/>
                  <anim:transitionFilter smil:targetElement="id672" smil:type="slideWipe" smil:subtype="fromLeft" smil:dur="0.5s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2" presentation:preset-sub-type="8" presentation:preset-class="entrance" presentation:group-id="0" smil:begin="0.0s" smil:fill="hold">
                  <anim:set smil:targetElement="id667" smil:attributeName="visibility" smil:to="visible" smil:begin="0.0s" smil:dur="0.001s" smil:fill="hold"/>
                  <anim:transitionFilter smil:targetElement="id667" smil:type="slideWipe" smil:subtype="fromLeft" smil:dur="0.5s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2" presentation:preset-sub-type="8" presentation:preset-class="entrance" presentation:group-id="0" smil:begin="0.0s" smil:fill="hold">
                  <anim:set smil:targetElement="id668" smil:attributeName="visibility" smil:to="visible" smil:begin="0.0s" smil:dur="0.001s" smil:fill="hold"/>
                  <anim:transitionFilter smil:targetElement="id668" smil:type="slideWipe" smil:subtype="fromLeft" smil:dur="0.5s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2" presentation:preset-sub-type="8" presentation:preset-class="entrance" presentation:group-id="0" smil:begin="0.0s" smil:fill="hold">
                  <anim:set smil:targetElement="id669" smil:attributeName="visibility" smil:to="visible" smil:begin="0.0s" smil:dur="0.001s" smil:fill="hold"/>
                  <anim:transitionFilter smil:targetElement="id669" smil:type="slideWipe" smil:subtype="fromLeft" smil:dur="0.5s"/>
                </anim:par>
              </anim:par>
            </anim:par>
          </anim:seq>
        </anim:par>
        <presentation:notes draw:style-name="a2494">
          <draw:frame draw:id="id684" draw:style-name="a2491" draw:name="Rectangle 7" svg:x="4.25in" svg:y="9.5in" svg:width="3.25in" svg:height="0.5in">
            <draw:text-box>
              <text:p text:style-name="a2490" text:class-names="" text:cond-style-name=""><text:span text:style-name="a2489" text:class-names=""><text:page-number style:num-format="1" text:fixed="false"/></text:span></text:p>
            </draw:text-box>
            <svg:title/>
            <svg:desc/>
          </draw:frame>
          <draw:page-thumbnail draw:page-number="8" svg:x="1.25in" svg:y="0.75in" svg:width="5in" svg:height="3.75in" presentation:class="page" draw:id="id685" presentation:style-name="a2492" draw:name="Rectangle 2">
            <svg:title/>
            <svg:desc/>
          </draw:page-thumbnail>
          <draw:frame draw:id="id686" presentation:style-name="a2493" draw:name="Rectangle 3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Slide9" draw:style-name="a2495" draw:master-page-name="Master1-Layout2-obj-Title-and-Content" presentation:presentation-page-layout-name="Master1-PPL2" draw:id="Slide-264">
        <draw:frame draw:id="id687" presentation:style-name="a2500" draw:name="Rectangle 2" svg:x="1.33333in" svg:y="0.25in" svg:width="8.52257in" svg:height="0.91667in" presentation:class="title" presentation:placeholder="false">
          <draw:text-box>
            <text:p text:style-name="a2499" text:class-names="" text:cond-style-name=""><text:span text:style-name="a2496" text:class-names="">Java methods in<text:s text:c="1"/></text:span><text:span text:style-name="a2497" text:class-names="">java.lang.Math</text:span><text:span text:style-name="a2498" text:class-names=""/></text:p>
          </draw:text-box>
          <svg:title/>
          <svg:desc/>
        </draw:frame>
        <draw:frame draw:id="id688" presentation:style-name="a2538" draw:name="Rectangle 3" svg:x="0.41667in" svg:y="1.5in" svg:width="9.37674in" svg:height="5.2066in" presentation:class="outline" presentation:placeholder="false">
          <draw:text-box>
            <text:list text:style-name="a2504">
              <text:list-item>
                <text:p text:style-name="a2503" text:class-names="" text:cond-style-name=""><text:span text:style-name="a2501" text:class-names="">public static double sin(double a)</text:span><text:span text:style-name="a2502" text:class-names=""/></text:p>
              </text:list-item>
            </text:list>
            <text:list text:style-name="a2509">
              <text:list-item>
                <text:list text:style-name="a2509">
                  <text:list-item>
                    <text:p text:style-name="a2508" text:class-names="" text:cond-style-name=""><text:span text:style-name="a2505" text:class-names="">If<text:s text:c="1"/></text:span><text:span text:style-name="a2506" text:class-names="">a</text:span><text:span text:style-name="a2507" text:class-names=""><text:s text:c="1"/>is zero, the result is zero</text:span></text:p>
                  </text:list-item>
                </text:list>
              </text:list-item>
            </text:list>
            <text:list text:style-name="a2512">
              <text:list-item>
                <text:p text:style-name="a2511" text:class-names="" text:cond-style-name=""><text:span text:style-name="a2510" text:class-names="">public static double cos(double a)</text:span></text:p>
              </text:list-item>
            </text:list>
            <text:list text:style-name="a2516">
              <text:list-item>
                <text:p text:style-name="a2515" text:class-names="" text:cond-style-name=""><text:span text:style-name="a2513" text:class-names="">public static double sin(double a)</text:span><text:span text:style-name="a2514" text:class-names=""/></text:p>
              </text:list-item>
            </text:list>
            <text:list text:style-name="a2521">
              <text:list-item>
                <text:list text:style-name="a2521">
                  <text:list-item>
                    <text:p text:style-name="a2520" text:class-names="" text:cond-style-name=""><text:span text:style-name="a2517" text:class-names="">If<text:s text:c="1"/></text:span><text:span text:style-name="a2518" text:class-names="">a</text:span><text:span text:style-name="a2519" text:class-names=""><text:s text:c="1"/>is zero, the result is zero<text:line-break/></text:span></text:p>
                  </text:list-item>
                </text:list>
              </text:list-item>
            </text:list>
            <text:list text:style-name="a2528">
              <text:list-item>
                <text:p text:style-name="a2527" text:class-names="" text:cond-style-name=""><text:span text:style-name="a2522" text:class-names="">However:<text:s text:c="1"/></text:span><text:span text:style-name="a2523" text:class-names="">The angle<text:s text:c="1"/></text:span><text:span text:style-name="a2524" text:class-names="">a</text:span><text:span text:style-name="a2525" text:class-names=""><text:s text:c="1"/></text:span><text:span text:style-name="a2526" text:class-names="">must be measured in radians</text:span></text:p>
              </text:list-item>
            </text:list>
            <text:list text:style-name="a2531">
              <text:list-item>
                <text:p text:style-name="a2530" text:class-names="" text:cond-style-name=""><text:span text:style-name="a2529" text:class-names="">Fortunately, Java has these additional methods:<text:s text:c="1"/></text:span></text:p>
              </text:list-item>
            </text:list>
            <text:list text:style-name="a2534">
              <text:list-item>
                <text:p text:style-name="a2533" text:class-names="" text:cond-style-name=""><text:span text:style-name="a2532" text:class-names="">public static double toRadians(double degrees)</text:span></text:p>
              </text:list-item>
            </text:list>
            <text:list text:style-name="a2537">
              <text:list-item>
                <text:p text:style-name="a2536" text:class-names="" text:cond-style-name=""><text:span text:style-name="a2535" text:class-names="">public static double toDegrees(double radians)</text:span></text:p>
              </text:list-item>
            </text:list>
          </draw:text-box>
          <svg:title/>
          <svg:desc/>
        </draw:frame>
        <presentation:notes draw:style-name="a2544">
          <draw:frame draw:id="id689" draw:style-name="a2541" draw:name="Rectangle 7" svg:x="4.25in" svg:y="9.5in" svg:width="3.25in" svg:height="0.5in">
            <draw:text-box>
              <text:p text:style-name="a2540" text:class-names="" text:cond-style-name=""><text:span text:style-name="a2539" text:class-names=""><text:page-number style:num-format="1" text:fixed="false"/></text:span></text:p>
            </draw:text-box>
            <svg:title/>
            <svg:desc/>
          </draw:frame>
          <draw:page-thumbnail draw:page-number="9" svg:x="1.25in" svg:y="0.75in" svg:width="5in" svg:height="3.75in" presentation:class="page" draw:id="id690" presentation:style-name="a2542" draw:name="Rectangle 2">
            <svg:title/>
            <svg:desc/>
          </draw:page-thumbnail>
          <draw:frame draw:id="id691" presentation:style-name="a2543" draw:name="Rectangle 3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Slide10" draw:style-name="a2545" draw:master-page-name="Master1-Layout2-obj-Title-and-Content" presentation:presentation-page-layout-name="Master1-PPL2" draw:id="Slide-265">
        <draw:frame draw:id="id692" presentation:style-name="a2548" draw:name="Rectangle 2" svg:x="1.33333in" svg:y="0.25in" svg:width="8.52257in" svg:height="0.91667in" presentation:class="title" presentation:placeholder="false">
          <draw:text-box>
            <text:p text:style-name="a2547" text:class-names="" text:cond-style-name=""><text:span text:style-name="a2546" text:class-names="">The hard part</text:span></text:p>
          </draw:text-box>
          <svg:title/>
          <svg:desc/>
        </draw:frame>
        <draw:frame draw:id="id693" presentation:style-name="a2568" draw:name="Rectangle 3" svg:x="0.41667in" svg:y="1.5in" svg:width="9.37674in" svg:height="5.2066in" presentation:class="outline" presentation:placeholder="false">
          <draw:text-box>
            <text:list text:style-name="a2551">
              <text:list-item>
                <text:p text:style-name="a2550" text:class-names="" text:cond-style-name=""><text:span text:style-name="a2549" text:class-names="">If you understood this lecture, you’re in great shape for doing all kinds of things with basic graphics</text:span></text:p>
              </text:list-item>
            </text:list>
            <text:list text:style-name="a2554">
              <text:list-item>
                <text:p text:style-name="a2553" text:class-names="" text:cond-style-name=""><text:span text:style-name="a2552" text:class-names="">Here’s the part I’ve always found the hardest:</text:span></text:p>
              </text:list-item>
            </text:list>
            <text:list text:style-name="a2558">
              <text:list-item>
                <text:list text:style-name="a2558">
                  <text:list-item>
                    <text:p text:style-name="a2557" text:class-names="" text:cond-style-name=""><text:span text:style-name="a2555" text:class-names="">Memorizing</text:span><text:span text:style-name="a2556" text:class-names=""><text:s text:c="1"/>the names of the ratios<text:line-break/></text:span></text:p>
                  </text:list-item>
                </text:list>
              </text:list-item>
            </text:list>
            <text:list text:style-name="a2561">
              <text:list-item>
                <text:p text:style-name="a2560" text:class-names="" text:cond-style-name=""><text:span text:style-name="a2559" text:class-names="">sin = opp / hyp</text:span></text:p>
              </text:list-item>
            </text:list>
            <text:list text:style-name="a2564">
              <text:list-item>
                <text:p text:style-name="a2563" text:class-names="" text:cond-style-name=""><text:span text:style-name="a2562" text:class-names="">cos = adj / hyp</text:span></text:p>
              </text:list-item>
            </text:list>
            <text:list text:style-name="a2567">
              <text:list-item>
                <text:p text:style-name="a2566" text:class-names="" text:cond-style-name=""><text:span text:style-name="a2565" text:class-names="">tan = opp / adj</text:span></text:p>
              </text:list-item>
            </text:list>
          </draw:text-box>
          <svg:title/>
          <svg:desc/>
        </draw:frame>
        <draw:g draw:name="Group 13" draw:id="id694">
          <svg:title/>
          <svg:desc/>
          <draw:g draw:name="Group 6" draw:id="id695">
            <svg:title/>
            <svg:desc/>
            <draw:custom-shape svg:x="4.44097in" svg:y="3.91667in" svg:width="3.83333in" svg:height="1.58333in" draw:id="id703" draw:style-name="a2586" draw:name="AutoShape 7">
              <svg:title/>
              <svg:desc/>
              <text:p text:style-name="a2585" text:class-names="" text:cond-style-name=""><text:span text:style-name="a2584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 draw:mirror-horizontal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?f7 / 2"/>
                <draw:equation draw:name="f9" draw:formula="?f7 / 12"/>
                <draw:equation draw:name="f10" draw:formula="?f0 + ?f8"/>
                <draw:equation draw:name="f11" draw:formula="?f4 * 7 / 12"/>
                <draw:equation draw:name="f12" draw:formula="?f7 * 7 / 12"/>
                <draw:equation draw:name="f13" draw:formula="?f4 * 11 / 12"/>
              </draw:enhanced-geometry>
            </draw:custom-shape>
            <draw:custom-shape svg:x="8.10764in" svg:y="5.33333in" svg:width="0.16667in" svg:height="0.16667in" draw:id="id704" draw:style-name="a2589" draw:name="Rectangle 8">
              <svg:title/>
              <svg:desc/>
              <text:p text:style-name="a2588" text:class-names="" text:cond-style-name=""><text:span text:style-name="a2587" text:class-names=""/></text:p>
              <draw:enhanced-geometry xmlns:dr3d="urn:oasis:names:tc:opendocument:xmlns:dr3d:1.0" draw:type="non-primitive" svg:viewBox="0 0 21600 21600" draw:enhanced-path="M 0 0 L 21600 0 21600 21600 0 21600 Z N" draw:mirror-horizontal="true"/>
            </draw:custom-shape>
          </draw:g>
          <draw:frame draw:id="id697" draw:style-name="a2572" draw:transform="translate(-0.98785in -0.25in) rotate(-5.88377) translate(6.32812in 4.4566in)" draw:name="Text Box 9" svg:width="1.97569in" svg:height="0.5in">
            <draw:text-box>
              <text:p text:style-name="a2571" text:class-names="" text:cond-style-name="" text:id="id696"><text:span text:style-name="a2569" text:class-names="">hypotenuse</text:span><text:span text:style-name="a2570" text:class-names=""/></text:p>
            </draw:text-box>
            <svg:title/>
            <svg:desc/>
          </draw:frame>
          <draw:frame draw:id="id699" draw:style-name="a2576" draw:name="Text Box 10" svg:x="6.08681in" svg:y="5.08333in" svg:width="1.52083in" svg:height="0.5in">
            <draw:text-box>
              <text:p text:style-name="a2575" text:class-names="" text:cond-style-name="" text:id="id698"><text:span text:style-name="a2573" text:class-names="">adjacent</text:span><text:span text:style-name="a2574" text:class-names=""/></text:p>
            </draw:text-box>
            <svg:title/>
            <svg:desc/>
          </draw:frame>
          <draw:frame draw:id="id701" draw:style-name="a2580" draw:transform="translate(-0.73698in -0.25in) rotate(-1.5708) translate(8.48003in 4.72049in)" draw:name="Text Box 11" svg:width="1.47396in" svg:height="0.5in">
            <draw:text-box>
              <text:p text:style-name="a2579" text:class-names="" text:cond-style-name="" text:id="id700"><text:span text:style-name="a2577" text:class-names="">opposite</text:span><text:span text:style-name="a2578" text:class-names=""/></text:p>
            </draw:text-box>
            <svg:title/>
            <svg:desc/>
          </draw:frame>
          <draw:custom-shape svg:x="4.33333in" svg:y="5.35764in" svg:width="0.25in" svg:height="0.25in" draw:id="id702" draw:style-name="a2583" draw:name="AutoShape 12">
            <svg:title/>
            <svg:desc/>
            <text:p text:style-name="a2582" text:class-names="" text:cond-style-name=""><text:span text:style-name="a2581" text:class-names=""/></text:p>
            <draw:enhanced-geometry xmlns:dr3d="urn:oasis:names:tc:opendocument:xmlns:dr3d:1.0" draw:path-stretchpoint-x="21600" draw:path-stretchpoint-y="21600" draw:type="non-primitive" svg:viewBox="0 0 21600 21600" draw:enhanced-path="M ?f0 ?f8 L ?f8 ?f2 ?f9 ?f2 ?f1 ?f8 ?f1 ?f10 ?f9 ?f3 ?f8 ?f3 ?f0 ?f10 Z N" draw:text-areas="?f11 ?f11 ?f12 ?f13" draw:glue-points="?f1 ?f8 ?f1 ?f10 ?f9 ?f3 ?f8 ?f3 ?f0 ?f10 ?f0 ?f8 ?f8 ?f2 ?f9 ?f2" draw:glue-point-leaving-directions="-90, -90, -180, -180, -270, -270, -360, -360" draw:modifiers="29287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$0"/>
              <draw:equation draw:name="f8" draw:formula="?f6 * ?f7 / 100000"/>
              <draw:equation draw:name="f9" draw:formula="?f1 - ?f8"/>
              <draw:equation draw:name="f10" draw:formula="?f3 - ?f8"/>
              <draw:equation draw:name="f11" draw:formula="?f8 / 2"/>
              <draw:equation draw:name="f12" draw:formula="?f1 - ?f11"/>
              <draw:equation draw:name="f13" draw:formula="?f3 - ?f11"/>
            </draw:enhanced-geometry>
          </draw:custom-shape>
        </draw:g>
        <anim:par xmlns:anim="urn:oasis:names:tc:opendocument:xmlns:animation:1.0" presentation:node-type="timing-root">
          <anim:seq presentation:node-type="main-sequence" smil:dur="indefinite"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2" presentation:preset-sub-type="8" presentation:preset-class="entrance" smil:begin="0.0s" smil:fill="hold">
                  <anim:set smil:targetElement="id694" smil:attributeName="visibility" smil:to="visible" smil:begin="0.0s" smil:dur="0.001s" smil:fill="hold"/>
                  <anim:transitionFilter smil:targetElement="id694" smil:type="slideWipe" smil:subtype="fromLeft" smil:dur="0.5s"/>
                </anim:par>
              </anim:par>
            </anim:par>
          </anim:seq>
        </anim:par>
        <presentation:notes draw:style-name="a2595">
          <draw:frame draw:id="id705" draw:style-name="a2592" draw:name="Rectangle 7" svg:x="4.25in" svg:y="9.5in" svg:width="3.25in" svg:height="0.5in">
            <draw:text-box>
              <text:p text:style-name="a2591" text:class-names="" text:cond-style-name=""><text:span text:style-name="a2590" text:class-names=""><text:page-number style:num-format="1" text:fixed="false"/></text:span></text:p>
            </draw:text-box>
            <svg:title/>
            <svg:desc/>
          </draw:frame>
          <draw:page-thumbnail draw:page-number="10" svg:x="1.25in" svg:y="0.75in" svg:width="5in" svg:height="3.75in" presentation:class="page" draw:id="id706" presentation:style-name="a2593" draw:name="Rectangle 2">
            <svg:title/>
            <svg:desc/>
          </draw:page-thumbnail>
          <draw:frame draw:id="id707" presentation:style-name="a2594" draw:name="Rectangle 3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Slide12" draw:style-name="a2596" draw:master-page-name="Master1-Layout2-obj-Title-and-Content" presentation:presentation-page-layout-name="Master1-PPL2" draw:id="Slide-267">
        <draw:frame draw:id="id708" presentation:style-name="a2599" draw:name="Rectangle 2" svg:x="1.33333in" svg:y="0.25in" svg:width="8.52257in" svg:height="0.91667in" presentation:class="title" presentation:placeholder="false">
          <draw:text-box>
            <text:p text:style-name="a2598" text:class-names="" text:cond-style-name=""><text:span text:style-name="a2597" text:class-names="">Mnemonics from wikiquote</text:span></text:p>
          </draw:text-box>
          <svg:title/>
          <svg:desc/>
        </draw:frame>
        <draw:frame draw:id="id709" presentation:style-name="a2673" draw:name="Rectangle 3" svg:x="0.41667in" svg:y="1.5in" svg:width="9.37674in" svg:height="5.2066in" presentation:class="outline" presentation:placeholder="false">
          <draw:text-box>
            <text:list text:style-name="a2602">
              <text:list-item>
                <text:p text:style-name="a2601" text:class-names="" text:cond-style-name=""><text:span text:style-name="a2600" text:class-names="">The formulas for right-triangle trigonometric functions are:</text:span></text:p>
              </text:list-item>
            </text:list>
            <text:list text:style-name="a2610">
              <text:list-item>
                <text:list text:style-name="a2610">
                  <text:list-item>
                    <text:p text:style-name="a2609" text:class-names="" text:cond-style-name=""><text:span text:style-name="a2603" text:class-names="">S</text:span><text:span text:style-name="a2604" text:class-names="">ine =<text:s text:c="1"/></text:span><text:span text:style-name="a2605" text:class-names="">O</text:span><text:span text:style-name="a2606" text:class-names="">pposite /<text:s text:c="1"/></text:span><text:span text:style-name="a2607" text:class-names="">H</text:span><text:span text:style-name="a2608" text:class-names="">ypotenuse</text:span></text:p>
                  </text:list-item>
                </text:list>
              </text:list-item>
            </text:list>
            <text:list text:style-name="a2618">
              <text:list-item>
                <text:list text:style-name="a2618">
                  <text:list-item>
                    <text:p text:style-name="a2617" text:class-names="" text:cond-style-name=""><text:span text:style-name="a2611" text:class-names="">C</text:span><text:span text:style-name="a2612" text:class-names="">osine =<text:s text:c="1"/></text:span><text:span text:style-name="a2613" text:class-names="">A</text:span><text:span text:style-name="a2614" text:class-names="">djacent /<text:s text:c="1"/></text:span><text:span text:style-name="a2615" text:class-names="">H</text:span><text:span text:style-name="a2616" text:class-names="">ypotenuse</text:span></text:p>
                  </text:list-item>
                </text:list>
              </text:list-item>
            </text:list>
            <text:list text:style-name="a2626">
              <text:list-item>
                <text:list text:style-name="a2626">
                  <text:list-item>
                    <text:p text:style-name="a2625" text:class-names="" text:cond-style-name=""><text:span text:style-name="a2619" text:class-names="">T</text:span><text:span text:style-name="a2620" text:class-names="">angent =<text:s text:c="1"/></text:span><text:span text:style-name="a2621" text:class-names="">O</text:span><text:span text:style-name="a2622" text:class-names="">pposite /<text:s text:c="1"/></text:span><text:span text:style-name="a2623" text:class-names="">A</text:span><text:span text:style-name="a2624" text:class-names="">djacent</text:span></text:p>
                  </text:list-item>
                </text:list>
              </text:list-item>
            </text:list>
            <text:list text:style-name="a2629">
              <text:list-item>
                <text:p text:style-name="a2628" text:class-names="" text:cond-style-name=""><text:span text:style-name="a2627" text:class-names="">Mnemonics for those formulas are:</text:span></text:p>
              </text:list-item>
            </text:list>
            <text:list text:style-name="a2649">
              <text:list-item>
                <text:list text:style-name="a2649">
                  <text:list-item>
                    <text:p text:style-name="a2648" text:class-names="" text:cond-style-name=""><text:span text:style-name="a2630" text:class-names="">S</text:span><text:span text:style-name="a2631" text:class-names="">ome<text:s text:c="1"/></text:span><text:span text:style-name="a2632" text:class-names="">O</text:span><text:span text:style-name="a2633" text:class-names="">ld<text:s text:c="1"/></text:span><text:span text:style-name="a2634" text:class-names="">H</text:span><text:span text:style-name="a2635" text:class-names="">orse<text:s text:c="1"/></text:span><text:span text:style-name="a2636" text:class-names="">C</text:span><text:span text:style-name="a2637" text:class-names="">aught<text:s text:c="1"/></text:span><text:span text:style-name="a2638" text:class-names="">A</text:span><text:span text:style-name="a2639" text:class-names="">nother<text:s text:c="1"/></text:span><text:span text:style-name="a2640" text:class-names="">H</text:span><text:span text:style-name="a2641" text:class-names="">orse<text:s text:c="1"/></text:span><text:span text:style-name="a2642" text:class-names="">T</text:span><text:span text:style-name="a2643" text:class-names="">aking<text:s text:c="1"/></text:span><text:span text:style-name="a2644" text:class-names="">O</text:span><text:span text:style-name="a2645" text:class-names="">ats<text:s text:c="1"/></text:span><text:span text:style-name="a2646" text:class-names="">A</text:span><text:span text:style-name="a2647" text:class-names="">way</text:span></text:p>
                  </text:list-item>
                </text:list>
              </text:list-item>
            </text:list>
            <text:list text:style-name="a2669">
              <text:list-item>
                <text:list text:style-name="a2669">
                  <text:list-item>
                    <text:p text:style-name="a2668" text:class-names="" text:cond-style-name=""><text:span text:style-name="a2650" text:class-names="">S</text:span><text:span text:style-name="a2651" text:class-names="">aints<text:s text:c="1"/></text:span><text:span text:style-name="a2652" text:class-names="">O</text:span><text:span text:style-name="a2653" text:class-names="">n<text:s text:c="1"/></text:span><text:span text:style-name="a2654" text:class-names="">H</text:span><text:span text:style-name="a2655" text:class-names="">igh<text:s text:c="1"/></text:span><text:span text:style-name="a2656" text:class-names="">C</text:span><text:span text:style-name="a2657" text:class-names="">an<text:s text:c="1"/></text:span><text:span text:style-name="a2658" text:class-names="">A</text:span><text:span text:style-name="a2659" text:class-names="">lways<text:s text:c="1"/></text:span><text:span text:style-name="a2660" text:class-names="">H</text:span><text:span text:style-name="a2661" text:class-names="">ave<text:s text:c="1"/></text:span><text:span text:style-name="a2662" text:class-names="">T</text:span><text:span text:style-name="a2663" text:class-names="">ea<text:s text:c="1"/></text:span><text:span text:style-name="a2664" text:class-names="">O</text:span><text:span text:style-name="a2665" text:class-names="">r<text:s text:c="1"/></text:span><text:span text:style-name="a2666" text:class-names="">A</text:span><text:span text:style-name="a2667" text:class-names="">lcohol</text:span></text:p>
                  </text:list-item>
                </text:list>
              </text:list-item>
            </text:list>
            <text:list text:style-name="a2672">
              <text:list-item>
                <text:p text:style-name="a2671" text:class-names="" text:cond-style-name=""><text:span text:style-name="a2670" text:class-names=""/></text:p>
              </text:list-item>
            </text:list>
          </draw:text-box>
          <svg:title/>
          <svg:desc/>
        </draw:frame>
        <presentation:notes draw:style-name="a2679">
          <draw:frame draw:id="id710" draw:style-name="a2676" draw:name="Rectangle 7" svg:x="4.25in" svg:y="9.5in" svg:width="3.25in" svg:height="0.5in">
            <draw:text-box>
              <text:p text:style-name="a2675" text:class-names="" text:cond-style-name=""><text:span text:style-name="a2674" text:class-names=""><text:page-number style:num-format="1" text:fixed="false"/></text:span></text:p>
            </draw:text-box>
            <svg:title/>
            <svg:desc/>
          </draw:frame>
          <draw:page-thumbnail draw:page-number="11" svg:x="1.25in" svg:y="0.75in" svg:width="5in" svg:height="3.75in" presentation:class="page" draw:id="id711" presentation:style-name="a2677" draw:name="Rectangle 2">
            <svg:title/>
            <svg:desc/>
          </draw:page-thumbnail>
          <draw:frame draw:id="id712" presentation:style-name="a2678" draw:name="Rectangle 3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Slide13" draw:style-name="a2680" draw:master-page-name="Master1-Layout6-titleOnly-Title-Only" presentation:presentation-page-layout-name="Master1-PPL6" draw:id="Slide-268">
        <draw:frame draw:id="id714" draw:style-name="a2683" draw:name="Text Box 2" svg:x="1.33333in" svg:y="3.58333in" svg:width="2in" svg:height="0.40104in">
          <draw:text-box>
            <text:p text:style-name="a2682" text:class-names="" text:cond-style-name="" text:id="id713"><text:span text:style-name="a2681" text:class-names="">You are at: <text:s text:c="1"/>(x, y)</text:span></text:p>
          </draw:text-box>
          <svg:title/>
          <svg:desc/>
        </draw:frame>
        <draw:custom-shape svg:x="3.33333in" svg:y="3.75in" svg:width="0.16667in" svg:height="0.16667in" draw:id="id716" draw:style-name="a2686" draw:name="Oval 3">
          <svg:title/>
          <svg:desc/>
          <text:p text:style-name="a2685" text:class-names="" text:cond-style-name="" text:id="id715"><text:span text:style-name="a268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718" draw:style-name="a2696" draw:name="Text Box 4" svg:x="3in" svg:y="2in" svg:width="3.41667in" svg:height="0.70139in">
          <draw:text-box>
            <text:p text:style-name="a2695" text:class-names="" text:cond-style-name="" text:id="id717"><text:span text:style-name="a2687" text:class-names="">You want to move h units in the<text:line-break/>angle<text:s text:c="1"/></text:span><text:span text:style-name="a2688" text:class-names=""></text:span><text:span text:style-name="a2689" text:class-names=""><text:s text:c="1"/>direction, to (x</text:span><text:span text:style-name="a2690" text:class-names="">1</text:span><text:span text:style-name="a2691" text:class-names="">, y</text:span><text:span text:style-name="a2692" text:class-names="">1</text:span><text:span text:style-name="a2693" text:class-names="">):</text:span><text:span text:style-name="a2694" text:class-names=""/></text:p>
          </draw:text-box>
          <svg:title/>
          <svg:desc/>
        </draw:frame>
        <draw:g draw:name="Group 5" draw:id="id719">
          <svg:title/>
          <svg:desc/>
          <draw:custom-shape svg:x="6.25in" svg:y="2.5in" svg:width="0.16667in" svg:height="0.16667in" draw:id="id746" draw:style-name="a2755" draw:name="Oval 6">
            <svg:title/>
            <svg:desc/>
            <text:p text:style-name="a2754" text:class-names="" text:cond-style-name=""><text:span text:style-name="a2753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3.41667in" svg:y="2.58333in" svg:width="2.91667in" svg:height="1.25in" draw:id="id747" draw:style-name="a2759" draw:name="Line 7">
            <svg:title/>
            <svg:desc/>
            <text:p text:style-name="a2757" text:class-names="" text:cond-style-name=""><text:span text:style-name="a2756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g draw:name="Group 8" draw:id="id720">
          <svg:title/>
          <svg:desc/>
          <draw:custom-shape svg:x="3.41667in" svg:y="3.83333in" svg:width="2.91667in" svg:height="0in" draw:id="id744" draw:style-name="a2749" draw:name="Line 9">
            <svg:title/>
            <svg:desc/>
            <text:p text:style-name="a2748" text:class-names="" text:cond-style-name="" text:id="id743"><text:span text:style-name="a2747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6.33333in" svg:y="2.58333in" svg:width="0in" svg:height="1.25in" draw:id="id745" draw:style-name="a2752" draw:name="Line 10">
            <svg:title/>
            <svg:desc/>
            <text:p text:style-name="a2751" text:class-names="" text:cond-style-name=""><text:span text:style-name="a2750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frame draw:id="id722" draw:style-name="a2699" draw:name="Text Box 11" svg:x="3.5in" svg:y="4.08333in" svg:width="3.5in" svg:height="0.40104in">
          <draw:text-box>
            <text:p text:style-name="a2698" text:class-names="" text:cond-style-name="" text:id="id721"><text:span text:style-name="a2697" text:class-names="">So you make a right triangle...</text:span></text:p>
          </draw:text-box>
          <svg:title/>
          <svg:desc/>
        </draw:frame>
        <draw:frame draw:id="id724" draw:style-name="a2702" draw:name="Text Box 12" svg:x="3.5in" svg:y="4.5in" svg:width="2.91667in" svg:height="0.40104in">
          <draw:text-box>
            <text:p text:style-name="a2701" text:class-names="" text:cond-style-name="" text:id="id723"><text:span text:style-name="a2700" text:class-names="">And you label it...</text:span></text:p>
          </draw:text-box>
          <svg:title/>
          <svg:desc/>
        </draw:frame>
        <draw:g draw:name="Group 13" draw:id="id725">
          <svg:title/>
          <svg:desc/>
          <draw:frame draw:id="id740" draw:style-name="a2740" draw:name="Text Box 14" svg:x="4.33333in" svg:y="2.83333in" svg:width="0.57639in" svg:height="0.40104in">
            <draw:text-box>
              <text:p text:style-name="a2739" text:class-names="" text:cond-style-name=""><text:span text:style-name="a2738" text:class-names="">hyp</text:span></text:p>
            </draw:text-box>
            <svg:title/>
            <svg:desc/>
          </draw:frame>
          <draw:frame draw:id="id741" draw:style-name="a2743" draw:name="Text Box 15" svg:x="6.33333in" svg:y="3in" svg:width="0.57639in" svg:height="0.40104in">
            <draw:text-box>
              <text:p text:style-name="a2742" text:class-names="" text:cond-style-name=""><text:span text:style-name="a2741" text:class-names="">opp</text:span></text:p>
            </draw:text-box>
            <svg:title/>
            <svg:desc/>
          </draw:frame>
          <draw:frame draw:id="id742" draw:style-name="a2746" draw:name="Text Box 16" svg:x="4.83333in" svg:y="3.5in" svg:width="0.50694in" svg:height="0.40104in">
            <draw:text-box>
              <text:p text:style-name="a2745" text:class-names="" text:cond-style-name=""><text:span text:style-name="a2744" text:class-names="">adj</text:span></text:p>
            </draw:text-box>
            <svg:title/>
            <svg:desc/>
          </draw:frame>
        </draw:g>
        <draw:frame draw:id="id729" draw:style-name="a2713" draw:name="Text Box 17" svg:x="3.5in" svg:y="4.94792in" svg:width="5.69618in" svg:height="1.30208in">
          <draw:text-box>
            <text:p text:style-name="a2705" text:class-names="" text:cond-style-name="" text:id="id726"><text:span text:style-name="a2703" text:class-names="">And you compute:<text:line-break/> <text:s text:c="3"/>x1 = x + adj = x + hyp * (adj/hyp) = x + hyp * cos<text:s text:c="1"/></text:span><text:span text:style-name="a2704" text:class-names=""></text:span></text:p>
            <text:p text:style-name="a2710" text:class-names="" text:cond-style-name="" text:id="id727"><text:span text:style-name="a2706" text:class-names=""><text:s text:c="4"/></text:span><text:span text:style-name="a2707" text:class-names="">y1 = y - opp = y - hyp * (opp/hyp) = y - hyp * sin<text:s text:c="1"/></text:span><text:span text:style-name="a2708" text:class-names=""></text:span><text:span text:style-name="a2709" text:class-names=""/></text:p>
            <text:p text:style-name="a2712" text:class-names="" text:cond-style-name="" text:id="id728"><text:span text:style-name="a2711" text:class-names=""/></text:p>
          </draw:text-box>
          <svg:title/>
          <svg:desc/>
        </draw:frame>
        <draw:frame draw:id="id731" draw:style-name="a2716" draw:name="Text Box 18" svg:x="3.39931in" svg:y="5.95833in" svg:width="4.78472in" svg:height="0.40104in">
          <draw:text-box>
            <text:p text:style-name="a2715" text:class-names="" text:cond-style-name="" text:id="id730"><text:span text:style-name="a2714" text:class-names="">This is the first point in your “Turtle” triangle</text:span></text:p>
          </draw:text-box>
          <svg:title/>
          <svg:desc/>
        </draw:frame>
        <draw:frame draw:id="id733" draw:style-name="a2719" draw:name="Text Box 19" svg:x="3.41667in" svg:y="6.34896in" svg:width="3.41667in" svg:height="0.40104in">
          <draw:text-box>
            <text:p text:style-name="a2718" text:class-names="" text:cond-style-name="" text:id="id732"><text:span text:style-name="a2717" text:class-names="">Find the other points similarly...</text:span></text:p>
          </draw:text-box>
          <svg:title/>
          <svg:desc/>
        </draw:frame>
        <draw:g draw:name="Group 20" draw:id="id734">
          <svg:title/>
          <svg:desc/>
          <draw:custom-shape svg:x="1.66667in" svg:y="2.58333in" svg:width="4.66667in" svg:height="3.16667in" draw:id="id736" draw:style-name="a2725" draw:name="Freeform 21">
            <svg:title/>
            <svg:desc/>
            <text:p text:style-name="a2724" text:class-names="" text:cond-style-name=""><text:span text:style-name="a2723" text:class-names=""/></text:p>
            <draw:enhanced-geometry xmlns:dr3d="urn:oasis:names:tc:opendocument:xmlns:dr3d:1.0" draw:type="non-primitive" svg:viewBox="0 0 2688 1824" draw:enhanced-path="M 2688 0 L 576 1824 0 480 2688 0 Z N" draw:text-areas="?f18 ?f15 ?f14 ?f17" draw:glue-points="?f14 ?f15 ?f16 ?f17 ?f18 ?f19 ?f14 ?f15" draw:glue-point-leaving-directions="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88"/>
              <draw:equation draw:name="f7" draw:formula="?f4 / 1824"/>
              <draw:equation draw:name="f8" draw:formula="2688 * ?f5 / 2688"/>
              <draw:equation draw:name="f9" draw:formula="0 * ?f4 / 1824"/>
              <draw:equation draw:name="f10" draw:formula="576 * ?f5 / 2688"/>
              <draw:equation draw:name="f11" draw:formula="1824 * ?f4 / 1824"/>
              <draw:equation draw:name="f12" draw:formula="0 * ?f5 / 2688"/>
              <draw:equation draw:name="f13" draw:formula="480 * ?f4 / 1824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</draw:enhanced-geometry>
          </draw:custom-shape>
          <draw:custom-shape svg:x="2.66667in" svg:y="2.58333in" svg:width="3.66667in" svg:height="3.16667in" draw:id="id737" draw:style-name="a2729" draw:name="Line 22">
            <svg:title/>
            <svg:desc/>
            <text:p text:style-name="a2727" text:class-names="" text:cond-style-name=""><text:span text:style-name="a2726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1.66667in" svg:y="3.41667in" svg:width="1in" svg:height="2.33333in" draw:id="id738" draw:style-name="a2733" draw:name="Line 23">
            <svg:title/>
            <svg:desc/>
            <text:p text:style-name="a2731" text:class-names="" text:cond-style-name=""><text:span text:style-name="a2730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1.66667in" svg:y="2.58333in" svg:width="4.66667in" svg:height="0.83333in" draw:id="id739" draw:style-name="a2737" draw:name="Line 24">
            <svg:title/>
            <svg:desc/>
            <text:p text:style-name="a2735" text:class-names="" text:cond-style-name=""><text:span text:style-name="a2734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frame draw:id="id735" presentation:style-name="a2722" draw:name="Rectangle 25" svg:x="1.33333in" svg:y="0.25in" svg:width="8.52257in" svg:height="0.91667in" presentation:class="title" presentation:placeholder="false">
          <draw:text-box>
            <text:p text:style-name="a2721" text:class-names="" text:cond-style-name=""><text:span text:style-name="a2720" text:class-names="">Drawing a “Turtle”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2" presentation:preset-sub-type="8" presentation:preset-class="entrance" presentation:group-id="0" smil:begin="0.0s" smil:fill="hold">
                  <anim:set smil:targetElement="id714" smil:attributeName="visibility" smil:to="visible" smil:begin="0.0s" smil:dur="0.001s" smil:fill="hold"/>
                  <anim:transitionFilter smil:targetElement="id714" smil:type="slideWipe" smil:subtype="fromLeft" smil:dur="0.5s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2" presentation:preset-sub-type="8" presentation:preset-class="entrance" presentation:group-id="0" smil:begin="0.0s" smil:fill="hold">
                  <anim:set smil:targetElement="id716" smil:attributeName="visibility" smil:to="visible" smil:begin="0.0s" smil:dur="0.001s" smil:fill="hold"/>
                  <anim:transitionFilter smil:targetElement="id716" smil:type="slideWipe" smil:subtype="fromLeft" smil:dur="0.5s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2" presentation:preset-sub-type="8" presentation:preset-class="entrance" presentation:group-id="0" smil:begin="0.0s" smil:fill="hold">
                  <anim:set smil:targetElement="id718" smil:attributeName="visibility" smil:to="visible" smil:begin="0.0s" smil:dur="0.001s" smil:fill="hold"/>
                  <anim:transitionFilter smil:targetElement="id718" smil:type="slideWipe" smil:subtype="fromLeft" smil:dur="0.5s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2" presentation:preset-sub-type="8" presentation:preset-class="entrance" smil:begin="0.0s" smil:fill="hold">
                  <anim:set smil:targetElement="id719" smil:attributeName="visibility" smil:to="visible" smil:begin="0.0s" smil:dur="0.001s" smil:fill="hold"/>
                  <anim:transitionFilter smil:targetElement="id719" smil:type="slideWipe" smil:subtype="fromLeft" smil:dur="0.5s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2" presentation:preset-sub-type="8" presentation:preset-class="entrance" presentation:group-id="0" smil:begin="0.0s" smil:fill="hold">
                  <anim:set smil:targetElement="id722" smil:attributeName="visibility" smil:to="visible" smil:begin="0.0s" smil:dur="0.001s" smil:fill="hold"/>
                  <anim:transitionFilter smil:targetElement="id722" smil:type="slideWipe" smil:subtype="fromLeft" smil:dur="0.5s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2" presentation:preset-sub-type="8" presentation:preset-class="entrance" smil:begin="0.0s" smil:fill="hold">
                  <anim:set smil:targetElement="id720" smil:attributeName="visibility" smil:to="visible" smil:begin="0.0s" smil:dur="0.001s" smil:fill="hold"/>
                  <anim:transitionFilter smil:targetElement="id720" smil:type="slideWipe" smil:subtype="fromLeft" smil:dur="0.5s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2" presentation:preset-sub-type="8" presentation:preset-class="entrance" presentation:group-id="0" smil:begin="0.0s" smil:fill="hold">
                  <anim:set smil:targetElement="id724" smil:attributeName="visibility" smil:to="visible" smil:begin="0.0s" smil:dur="0.001s" smil:fill="hold"/>
                  <anim:transitionFilter smil:targetElement="id724" smil:type="slideWipe" smil:subtype="fromLeft" smil:dur="0.5s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2" presentation:preset-sub-type="8" presentation:preset-class="entrance" smil:begin="0.0s" smil:fill="hold">
                  <anim:set smil:targetElement="id725" smil:attributeName="visibility" smil:to="visible" smil:begin="0.0s" smil:dur="0.001s" smil:fill="hold"/>
                  <anim:transitionFilter smil:targetElement="id725" smil:type="slideWipe" smil:subtype="fromLeft" smil:dur="0.5s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2" presentation:preset-sub-type="8" presentation:preset-class="entrance" presentation:group-id="0" smil:begin="0.0s" smil:fill="hold">
                  <anim:set smil:targetElement="id729" smil:attributeName="visibility" smil:to="visible" smil:begin="0.0s" smil:dur="0.001s" smil:fill="hold"/>
                  <anim:transitionFilter smil:targetElement="id729" smil:type="slideWipe" smil:subtype="fromLeft" smil:dur="0.5s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2" presentation:preset-sub-type="8" presentation:preset-class="entrance" presentation:group-id="0" smil:begin="0.0s" smil:fill="hold">
                  <anim:set smil:targetElement="id731" smil:attributeName="visibility" smil:to="visible" smil:begin="0.0s" smil:dur="0.001s" smil:fill="hold"/>
                  <anim:transitionFilter smil:targetElement="id731" smil:type="slideWipe" smil:subtype="fromLeft" smil:dur="0.5s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22" presentation:preset-sub-type="8" presentation:preset-class="entrance" presentation:group-id="0" smil:begin="0.0s" smil:fill="hold">
                  <anim:set smil:targetElement="id733" smil:attributeName="visibility" smil:to="visible" smil:begin="0.0s" smil:dur="0.001s" smil:fill="hold"/>
                  <anim:transitionFilter smil:targetElement="id733" smil:type="slideWipe" smil:subtype="fromLeft" smil:dur="0.5s"/>
                </anim:par>
              </anim:par>
            </anim:par>
            <anim:par presentation:node-type="on-click" smil:begin="indefinite" smil:fill="hold">
              <anim:par presentation:node-type="with-previous"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734" smil:attributeName="visibility" smil:to="visible" smil:begin="0.499s" smil:dur="0.001s" smil:fill="hold"/>
                </anim:par>
              </anim:par>
            </anim:par>
          </anim:seq>
        </anim:par>
        <presentation:notes draw:style-name="a2765">
          <draw:frame draw:id="id748" draw:style-name="a2762" draw:name="Rectangle 7" svg:x="4.25in" svg:y="9.5in" svg:width="3.25in" svg:height="0.5in">
            <draw:text-box>
              <text:p text:style-name="a2761" text:class-names="" text:cond-style-name=""><text:span text:style-name="a2760" text:class-names=""><text:page-number style:num-format="1" text:fixed="false"/></text:span></text:p>
            </draw:text-box>
            <svg:title/>
            <svg:desc/>
          </draw:frame>
          <draw:page-thumbnail draw:page-number="12" svg:x="1.25in" svg:y="0.75in" svg:width="5in" svg:height="3.75in" presentation:class="page" draw:id="id749" presentation:style-name="a2763" draw:name="Rectangle 2">
            <svg:title/>
            <svg:desc/>
          </draw:page-thumbnail>
          <draw:frame draw:id="id750" presentation:style-name="a2764" draw:name="Rectangle 3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draw:page draw:name="Slide11" draw:style-name="a2766" draw:master-page-name="Master1-Layout6-titleOnly-Title-Only" presentation:presentation-page-layout-name="Master1-PPL6" draw:id="Slide-266">
        <draw:frame draw:id="id751" presentation:style-name="a2769" draw:name="Rectangle 2" svg:x="1.33333in" svg:y="0.25in" svg:width="8.52257in" svg:height="0.91667in" presentation:class="title" presentation:placeholder="false">
          <draw:text-box>
            <text:p text:style-name="a2768" text:class-names="" text:cond-style-name=""><text:span text:style-name="a2767" text:class-names="">The End</text:span></text:p>
          </draw:text-box>
          <svg:title/>
          <svg:desc/>
        </draw:frame>
        <presentation:notes draw:style-name="a2775">
          <draw:frame draw:id="id752" draw:style-name="a2772" draw:name="Rectangle 7" svg:x="4.25in" svg:y="9.5in" svg:width="3.25in" svg:height="0.5in">
            <draw:text-box>
              <text:p text:style-name="a2771" text:class-names="" text:cond-style-name=""><text:span text:style-name="a2770" text:class-names=""><text:page-number style:num-format="1" text:fixed="false"/></text:span></text:p>
            </draw:text-box>
            <svg:title/>
            <svg:desc/>
          </draw:frame>
          <draw:page-thumbnail draw:page-number="13" svg:x="1.25in" svg:y="0.75in" svg:width="5in" svg:height="3.75in" presentation:class="page" draw:id="id753" presentation:style-name="a2773" draw:name="Rectangle 2">
            <svg:title/>
            <svg:desc/>
          </draw:page-thumbnail>
          <draw:frame draw:id="id754" presentation:style-name="a2774" draw:name="Rectangle 3" svg:x="1in" svg:y="4.75in" svg:width="5.5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91667in" svg:y="2.41667in" svg:width="8.33333in" svg:height="1.16667in"/>
      <presentation:placeholder presentation:object="subtitle" svg:x="1.25in" svg:y="4.25in" svg:width="8.33333in" svg:height="1in"/>
      <presentation:placeholder presentation:object="date-time" svg:x="8.83333in" svg:y="7.16667in" svg:width="1.16667in" svg:height="0.33333in"/>
    </style:presentation-page-layout>
    <style:presentation-page-layout style:name="Master1-PPL2" style:display-name="Title and Content">
      <presentation:placeholder presentation:object="title" svg:x="1.33333in" svg:y="0.25in" svg:width="8.52257in" svg:height="0.91667in"/>
      <presentation:placeholder presentation:object="object" svg:x="0.41667in" svg:y="1.5in" svg:width="9.37674in" svg:height="5.2066in"/>
      <presentation:placeholder presentation:object="page-number" svg:x="7.91667in" svg:y="7in" svg:width="2.08333in" svg:height="0.5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page-number" svg:x="7.91667in" svg:y="7in" svg:width="2.08333in" svg:height="0.5in"/>
    </style:presentation-page-layout>
    <style:presentation-page-layout style:name="Master1-PPL4" style:display-name="Two Content">
      <presentation:placeholder presentation:object="title" svg:x="1.33333in" svg:y="0.25in" svg:width="8.52257in" svg:height="0.91667in"/>
      <presentation:placeholder presentation:object="object" svg:x="0.41667in" svg:y="1.5in" svg:width="4.60417in" svg:height="5.2066in"/>
      <presentation:placeholder presentation:object="object" svg:x="5.1875in" svg:y="1.5in" svg:width="4.6059in" svg:height="5.2066in"/>
      <presentation:placeholder presentation:object="page-number" svg:x="7.91667in" svg:y="7in" svg:width="2.08333in" svg:height="0.5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page-number" svg:x="7.91667in" svg:y="7in" svg:width="2.08333in" svg:height="0.5in"/>
    </style:presentation-page-layout>
    <style:presentation-page-layout style:name="Master1-PPL6" style:display-name="Title Only">
      <presentation:placeholder presentation:object="title" svg:x="1.33333in" svg:y="0.25in" svg:width="8.52257in" svg:height="0.91667in"/>
      <presentation:placeholder presentation:object="page-number" svg:x="7.91667in" svg:y="7in" svg:width="2.08333in" svg:height="0.5in"/>
    </style:presentation-page-layout>
    <style:presentation-page-layout style:name="Master1-PPL7" style:display-name="Blank">
      <presentation:placeholder presentation:object="page-number" svg:x="7.91667in" svg:y="7in" svg:width="2.08333in" svg:height="0.5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page-number" svg:x="7.91667in" svg:y="7in" svg:width="2.08333in" svg:height="0.5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page-number" svg:x="7.91667in" svg:y="7in" svg:width="2.08333in" svg:height="0.5in"/>
    </style:presentation-page-layout>
    <style:presentation-page-layout style:name="Master1-PPL10" style:display-name="Title and Vertical Text">
      <presentation:placeholder presentation:object="title" svg:x="1.33333in" svg:y="0.25in" svg:width="8.52257in" svg:height="0.91667in"/>
      <presentation:placeholder presentation:object="outline" svg:x="0.41667in" svg:y="1.5in" svg:width="9.37674in" svg:height="5.2066in"/>
      <presentation:placeholder presentation:object="page-number" svg:x="7.91667in" svg:y="7in" svg:width="2.08333in" svg:height="0.5in"/>
    </style:presentation-page-layout>
    <style:presentation-page-layout style:name="Master1-PPL11" style:display-name="Vertical Title and Text">
      <presentation:placeholder presentation:object="title" svg:x="7.49653in" svg:y="0.25in" svg:width="2.35938in" svg:height="6.4566in"/>
      <presentation:placeholder presentation:object="outline" svg:x="0.41667in" svg:y="0.25in" svg:width="6.91319in" svg:height="6.4566in"/>
      <presentation:placeholder presentation:object="page-number" svg:x="7.91667in" svg:y="7in" svg:width="2.08333in" svg:height="0.5in"/>
    </style:presentation-page-layout>
    <style:style style:family="graphic" style:name="Graphics"/>
    <style:default-style style:family="graphic">
      <style:graphic-properties draw:fill="solid" draw:fill-color="#00cc99" draw:opacity="100%" draw:stroke="solid" svg:stroke-width="0.02778in" svg:stroke-color="#00956f" svg:stroke-opacity="100%" svg:stroke-linecap="butt"/>
    </style:default-style>
    <draw:gradient draw:name="a228" draw:style="linear" draw:angle="900" draw:start-color="#ff0000" draw:end-color="#ffd1d1" draw:start-intensity="100%" draw:end-intensity="100%"/>
    <draw:gradient draw:name="a777" draw:style="linear" draw:angle="1350" draw:start-color="#8bd0e7" draw:end-color="#0098cb" draw:start-intensity="100%" draw:end-intensity="100%"/>
    <draw:gradient draw:name="a567" draw:style="linear" draw:angle="1350" draw:start-color="#8bd0e7" draw:end-color="#0098cb" draw:start-intensity="100%" draw:end-intensity="100%"/>
    <draw:gradient draw:name="a704" draw:style="linear" draw:angle="900" draw:start-color="#ffff00" draw:end-color="#fffff0" draw:start-intensity="100%" draw:end-intensity="100%"/>
    <draw:gradient draw:name="a621" draw:style="linear" draw:angle="900" draw:start-color="#ffff00" draw:end-color="#fffff0" draw:start-intensity="100%" draw:end-intensity="100%"/>
    <draw:gradient draw:name="a697" draw:style="linear" draw:angle="900" draw:start-color="#ff0000" draw:end-color="#ffd1d1" draw:start-intensity="100%" draw:end-intensity="100%"/>
    <draw:gradient draw:name="a149" draw:style="linear" draw:angle="900" draw:start-color="#ff0000" draw:end-color="#ffd1d1" draw:start-intensity="100%" draw:end-intensity="100%"/>
    <draw:gradient draw:name="a708" draw:style="linear" draw:angle="1350" draw:start-color="#8bd0e7" draw:end-color="#0098cb" draw:start-intensity="100%" draw:end-intensity="100%"/>
    <draw:gradient draw:name="a625" draw:style="linear" draw:angle="1350" draw:start-color="#8bd0e7" draw:end-color="#0098cb" draw:start-intensity="100%" draw:end-intensity="100%"/>
    <draw:gradient draw:name="a84" draw:style="linear" draw:angle="900" draw:start-color="#ff0000" draw:end-color="#ffd1d1" draw:start-intensity="100%" draw:end-intensity="100%"/>
    <draw:gradient draw:name="a6" draw:style="linear" draw:angle="900" draw:start-color="#ff0000" draw:end-color="#ffd1d1" draw:start-intensity="100%" draw:end-intensity="100%"/>
    <draw:gradient draw:name="a13" draw:style="linear" draw:angle="900" draw:start-color="#ffff00" draw:end-color="#fffff0" draw:start-intensity="100%" draw:end-intensity="100%"/>
    <draw:gradient draw:name="a17" draw:style="linear" draw:angle="1350" draw:start-color="#8bd0e7" draw:end-color="#0098cb" draw:start-intensity="100%" draw:end-intensity="100%"/>
    <draw:gradient draw:name="a312" draw:style="linear" draw:angle="900" draw:start-color="#993300" draw:end-color="#ffffff" draw:start-intensity="100%" draw:end-intensity="100%"/>
    <draw:gradient draw:name="a102" draw:style="linear" draw:angle="900" draw:start-color="#993300" draw:end-color="#ffffff" draw:start-intensity="100%" draw:end-intensity="100%"/>
    <draw:gradient draw:name="a863" draw:style="linear" draw:angle="900" draw:start-color="#993300" draw:end-color="#ffffff" draw:start-intensity="100%" draw:end-intensity="100%"/>
    <draw:gradient draw:name="a784" draw:style="linear" draw:angle="900" draw:start-color="#993300" draw:end-color="#ffffff" draw:start-intensity="100%" draw:end-intensity="100%"/>
    <draw:gradient draw:name="a235" draw:style="linear" draw:angle="900" draw:start-color="#ffff00" draw:end-color="#fffff0" draw:start-intensity="100%" draw:end-intensity="100%"/>
    <draw:gradient draw:name="a574" draw:style="linear" draw:angle="900" draw:start-color="#993300" draw:end-color="#ffffff" draw:start-intensity="100%" draw:end-intensity="100%"/>
    <draw:gradient draw:name="a501" draw:style="linear" draw:angle="900" draw:start-color="#ffff00" draw:end-color="#fffff0" draw:start-intensity="100%" draw:end-intensity="100%"/>
    <draw:gradient draw:name="a239" draw:style="linear" draw:angle="1350" draw:start-color="#8bd0e7" draw:end-color="#0098cb" draw:start-intensity="100%" draw:end-intensity="100%"/>
    <draw:gradient draw:name="a156" draw:style="linear" draw:angle="900" draw:start-color="#ffff00" draw:end-color="#fffff0" draw:start-intensity="100%" draw:end-intensity="100%"/>
    <draw:gradient draw:name="a494" draw:style="linear" draw:angle="900" draw:start-color="#ff0000" draw:end-color="#ffd1d1" draw:start-intensity="100%" draw:end-intensity="100%"/>
    <draw:gradient draw:name="a715" draw:style="linear" draw:angle="900" draw:start-color="#993300" draw:end-color="#ffffff" draw:start-intensity="100%" draw:end-intensity="100%"/>
    <draw:gradient draw:name="a505" draw:style="linear" draw:angle="1350" draw:start-color="#8bd0e7" draw:end-color="#0098cb" draw:start-intensity="100%" draw:end-intensity="100%"/>
    <draw:gradient draw:name="a632" draw:style="linear" draw:angle="900" draw:start-color="#993300" draw:end-color="#ffffff" draw:start-intensity="100%" draw:end-intensity="100%"/>
    <draw:gradient draw:name="a845" draw:style="linear" draw:angle="900" draw:start-color="#ff0000" draw:end-color="#ffd1d1" draw:start-intensity="100%" draw:end-intensity="100%"/>
    <draw:gradient draw:name="a91" draw:style="linear" draw:angle="900" draw:start-color="#ffff00" draw:end-color="#fffff0" draw:start-intensity="100%" draw:end-intensity="100%"/>
    <draw:gradient draw:name="a766" draw:style="linear" draw:angle="900" draw:start-color="#ff0000" draw:end-color="#ffd1d1" draw:start-intensity="100%" draw:end-intensity="100%"/>
    <draw:gradient draw:name="a556" draw:style="linear" draw:angle="900" draw:start-color="#ff0000" draw:end-color="#ffd1d1" draw:start-intensity="100%" draw:end-intensity="100%"/>
    <draw:gradient draw:name="a95" draw:style="linear" draw:angle="1350" draw:start-color="#8bd0e7" draw:end-color="#0098cb" draw:start-intensity="100%" draw:end-intensity="100%"/>
    <draw:gradient draw:name="a390" draw:style="linear" draw:angle="900" draw:start-color="#ff0000" draw:end-color="#ffd1d1" draw:start-intensity="100%" draw:end-intensity="100%"/>
    <draw:gradient draw:name="a401" draw:style="linear" draw:angle="1350" draw:start-color="#8bd0e7" draw:end-color="#0098cb" draw:start-intensity="100%" draw:end-intensity="100%"/>
    <draw:gradient draw:name="a24" draw:style="linear" draw:angle="900" draw:start-color="#993300" draw:end-color="#ffffff" draw:start-intensity="100%" draw:end-intensity="100%"/>
    <draw:gradient draw:name="a614" draw:style="linear" draw:angle="900" draw:start-color="#ff0000" draw:end-color="#ffd1d1" draw:start-intensity="100%" draw:end-intensity="100%"/>
    <draw:gradient draw:name="a397" draw:style="linear" draw:angle="900" draw:start-color="#ffff00" draw:end-color="#fffff0" draw:start-intensity="100%" draw:end-intensity="100%"/>
    <draw:gradient draw:name="a408" draw:style="linear" draw:angle="900" draw:start-color="#993300" draw:end-color="#ffffff" draw:start-intensity="100%" draw:end-intensity="100%"/>
    <draw:gradient draw:name="a160" draw:style="linear" draw:angle="1350" draw:start-color="#8bd0e7" draw:end-color="#0098cb" draw:start-intensity="100%" draw:end-intensity="100%"/>
    <draw:gradient draw:name="a246" draw:style="linear" draw:angle="900" draw:start-color="#993300" draw:end-color="#ffffff" draw:start-intensity="100%" draw:end-intensity="100%"/>
    <draw:gradient draw:name="a301" draw:style="linear" draw:angle="900" draw:start-color="#ffff00" draw:end-color="#fffff0" draw:start-intensity="100%" draw:end-intensity="100%"/>
    <draw:gradient draw:name="a512" draw:style="linear" draw:angle="900" draw:start-color="#993300" draw:end-color="#ffffff" draw:start-intensity="100%" draw:end-intensity="100%"/>
    <draw:gradient draw:name="a294" draw:style="linear" draw:angle="900" draw:start-color="#ff0000" draw:end-color="#ffd1d1" draw:start-intensity="100%" draw:end-intensity="100%"/>
    <draw:gradient draw:name="a167" draw:style="linear" draw:angle="900" draw:start-color="#993300" draw:end-color="#ffffff" draw:start-intensity="100%" draw:end-intensity="100%"/>
    <draw:gradient draw:name="a852" draw:style="linear" draw:angle="900" draw:start-color="#ffff00" draw:end-color="#fffff0" draw:start-intensity="100%" draw:end-intensity="100%"/>
    <draw:gradient draw:name="a305" draw:style="linear" draw:angle="1350" draw:start-color="#8bd0e7" draw:end-color="#0098cb" draw:start-intensity="100%" draw:end-intensity="100%"/>
    <draw:gradient draw:name="a856" draw:style="linear" draw:angle="1350" draw:start-color="#8bd0e7" draw:end-color="#0098cb" draw:start-intensity="100%" draw:end-intensity="100%"/>
    <draw:gradient draw:name="a773" draw:style="linear" draw:angle="900" draw:start-color="#ffff00" draw:end-color="#fffff0" draw:start-intensity="100%" draw:end-intensity="100%"/>
    <draw:gradient draw:name="a563" draw:style="linear" draw:angle="900" draw:start-color="#ffff00" draw:end-color="#fffff0" draw:start-intensity="100%" draw:end-intensity="100%"/>
    <draw:marker draw:name="a2736" svg:viewBox="0 0 20 30" svg:d="m10 0-10 30h20z"/>
    <draw:marker draw:name="a2732" svg:viewBox="0 0 20 30" svg:d="m10 0-10 30h20z"/>
    <draw:marker draw:name="a2728" svg:viewBox="0 0 20 30" svg:d="m10 0-10 30h20z"/>
    <draw:marker draw:name="a2758" svg:viewBox="0 0 20 30" svg:d="m10 0-10 30h20z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" style:parent-style-name="Graphics">
      <style:graphic-properties draw:fill="none" fo:clip="rect(0in, 0in, 0in, 0in)" draw:stroke="none"/>
    </style:style>
    <style:style style:family="paragraph" style:name="a443">
      <style:paragraph-properties fo:line-height="100%" fo:text-align="left" style:tab-stop-distance="1in" fo:margin-left="0.8125in" fo:margin-right="0in" fo:text-indent="-0.31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left" style:tab-stop-distance="1in" fo:margin-left="1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1in" fo:margin-left="1.7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81">
      <style:graphic-properties fo:wrap-option="no-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">
      <style:graphic-properties fo:wrap-option="no-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5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84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">
      <style:graphic-properties fo:wrap-option="no-wrap" fo:padding-top="0.05in" fo:padding-bottom="0.05in" fo:padding-left="0.1in" fo:padding-right="0.1in" draw:textarea-vertical-align="middle" draw:textarea-horizontal-align="center" draw:fill="solid" draw:fill-color="#ffff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3">
      <style:paragraph-properties fo:line-height="100%" fo:text-align="left" style:tab-stop-distance="1in" fo:margin-left="2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228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">
      <style:graphic-properties fo:wrap-option="no-wrap" fo:padding-top="0.05in" fo:padding-bottom="0.05in" fo:padding-left="0.1in" fo:padding-right="0.1in" draw:textarea-vertical-align="middle" draw:textarea-horizontal-align="center" draw:fill="solid" draw:fill-color="#ffff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2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91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235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95" draw:stroke="none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">
      <style:graphic-properties fo:wrap-option="no-wrap" fo:padding-top="0.05in" fo:padding-bottom="0.05in" fo:padding-left="0.1in" fo:padding-right="0.1in" draw:textarea-vertical-align="middle" draw:textarea-horizontal-align="left" draw:fill="solid" draw:fill-color="#9933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5">
      <style:graphic-properties draw:fill="none" draw:stroke="solid" svg:stroke-width="0.01042in" svg:stroke-color="#000000" svg:stroke-opacity="100%" draw:stroke-linejoin="miter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67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>
      <style:graphic-properties fo:wrap-option="no-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697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0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239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">
      <style:graphic-properties fo:wrap-option="no-wrap" fo:padding-top="0.05in" fo:padding-bottom="0.05in" fo:padding-left="0.1in" fo:padding-right="0.1in" draw:textarea-vertical-align="middle" draw:textarea-horizontal-align="center" draw:fill="solid" draw:fill-color="#9933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9933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246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text-transform="uppercase" fo:color="#993300" style:text-line-through-type="none" style:text-line-through-style="none" style:text-line-through-width="auto" style:text-line-through-color="font-color" style:text-position="0% 100%" fo:font-family="Times New Roman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72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text-transform="uppercase" fo:color="#993300" style:text-line-through-type="none" style:text-line-through-style="none" style:text-line-through-width="auto" style:text-line-through-color="font-color" style:text-position="0% 100%" fo:font-family="Times New Roman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no-wrap" fo:padding-top="0.05in" fo:padding-bottom="0.05in" fo:padding-left="0.1in" fo:padding-right="0.1in" draw:textarea-vertical-align="middle" draw:textarea-horizontal-align="center" draw:fill="solid" draw:fill-color="#ffff00" draw:opacity="100%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704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708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no-wrap" fo:padding-top="0.05in" fo:padding-bottom="0.05in" fo:padding-left="0.1in" fo:padding-right="0.1in" draw:textarea-vertical-align="middle" draw:textarea-horizontal-align="center" draw:fill="solid" draw:fill-color="#993300" draw:opacity="100%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9933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715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9933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18">
      <style:text-properties fo:font-variant="normal" fo:text-transform="none" fo:color="#9933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5">
      <style:graphic-properties draw:fill="none" draw:stroke="solid" svg:stroke-width="0.01042in" svg:stroke-color="#000000" svg:stroke-opacity="100%" draw:stroke-linejoin="miter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no-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494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no-wrap" fo:padding-top="0.05in" fo:padding-bottom="0.05in" fo:padding-left="0.1in" fo:padding-right="0.1in" draw:textarea-vertical-align="middle" draw:textarea-horizontal-align="center" draw:fill="solid" draw:fill-color="#ffff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left" style:tab-stop-distance="1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501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505" draw:stroke="none" draw:auto-grow-width="false" draw:auto-grow-height="false"/>
      <style:paragraph-properties style:font-independent-line-spacing="true" style:writing-mode="lr-tb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no-wrap" fo:padding-top="0.05in" fo:padding-bottom="0.05in" fo:padding-left="0.1in" fo:padding-right="0.1in" draw:textarea-vertical-align="middle" draw:textarea-horizontal-align="center" draw:fill="solid" draw:fill-color="#9933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7">
      <style:graphic-properties draw:fill="none" draw:stroke="solid" svg:stroke-width="0.01042in" svg:stroke-color="#000000" svg:stroke-opacity="100%" draw:stroke-linejoin="miter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no-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6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9933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512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993300" style:text-line-through-type="none" style:text-line-through-style="none" style:text-line-through-width="auto" style:text-line-through-color="font-color" style:text-position="0% 100%" fo:font-family="Times New Roman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993300" style:text-line-through-type="none" style:text-line-through-style="none" style:text-line-through-width="auto" style:text-line-through-color="font-color" style:text-position="0% 100%" fo:font-family="Times New Roman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1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">
      <style:graphic-properties fo:wrap-option="no-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294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8">
      <style:graphic-properties fo:wrap-option="no-wrap" fo:padding-top="0.05in" fo:padding-bottom="0.05in" fo:padding-left="0.1in" fo:padding-right="0.1in" draw:textarea-vertical-align="middle" draw:textarea-horizontal-align="center" draw:fill="solid" draw:fill-color="#ffff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0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draw:fill="none" draw:stroke="solid" svg:stroke-width="0.01042in" svg:stroke-color="#000000" svg:stroke-opacity="100%" draw:stroke-linejoin="miter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2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301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6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305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9">
      <style:graphic-properties fo:wrap-option="no-wrap" fo:padding-top="0.05in" fo:padding-bottom="0.05in" fo:padding-left="0.1in" fo:padding-right="0.1in" draw:textarea-vertical-align="middle" draw:textarea-horizontal-align="center" draw:fill="solid" draw:fill-color="#9933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7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3">
      <style:graphic-properties fo:wrap-option="no-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766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9933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3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312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993300" style:text-line-through-type="none" style:text-line-through-style="none" style:text-line-through-width="auto" style:text-line-through-color="font-color" style:text-position="0% 100%" fo:font-family="Times New Roman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993300" style:text-line-through-type="none" style:text-line-through-style="none" style:text-line-through-width="auto" style:text-line-through-color="font-color" style:text-position="0% 100%" fo:font-family="Times New Roman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100%" fo:text-align="left" style:tab-stop-distance="1in" fo:margin-left="0.375in" fo:margin-right="0in" fo:text-indent="-0.37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0">
      <style:graphic-properties fo:wrap-option="no-wrap" fo:padding-top="0.05in" fo:padding-bottom="0.05in" fo:padding-left="0.1in" fo:padding-right="0.1in" draw:textarea-vertical-align="middle" draw:textarea-horizontal-align="center" draw:fill="solid" draw:fill-color="#ffff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774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773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777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1.7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no-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556" draw:stroke="none" draw:auto-grow-width="false" draw:auto-grow-height="false"/>
      <style:paragraph-properties style:font-independent-line-spacing="true" style:writing-mode="lr-tb"/>
    </style:style>
    <style:style style:family="graphic" style:name="a781">
      <style:graphic-properties fo:wrap-option="no-wrap" fo:padding-top="0.05in" fo:padding-bottom="0.05in" fo:padding-left="0.1in" fo:padding-right="0.1in" draw:textarea-vertical-align="middle" draw:textarea-horizontal-align="center" draw:fill="solid" draw:fill-color="#993300" draw:opacity="100%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9933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784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993300" style:text-line-through-type="none" style:text-line-through-style="none" style:text-line-through-width="auto" style:text-line-through-color="font-color" style:text-position="0% 100%" fo:font-family="Times New Roman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993300" style:text-line-through-type="none" style:text-line-through-style="none" style:text-line-through-width="auto" style:text-line-through-color="font-color" style:text-position="0% 100%" fo:font-family="Times New Roman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102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993300" style:text-line-through-type="none" style:text-line-through-style="none" style:text-line-through-width="auto" style:text-line-through-color="font-color" style:text-position="0% 100%" fo:font-family="Times New Roman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993300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center" style:tab-stop-distance="1in" fo:margin-left="0in" fo:margin-right="0in" fo:text-indent="0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left" style:tab-stop-distance="1in" fo:margin-left="2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6">
      <style:paragraph-properties fo:line-height="100%" fo:text-align="left" style:tab-stop-distance="1in" fo:margin-left="0.375in" fo:margin-right="0in" fo:text-indent="-0.37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fo:wrap-option="no-wrap" fo:padding-top="0.05in" fo:padding-bottom="0.05in" fo:padding-left="0.1in" fo:padding-right="0.1in" draw:textarea-vertical-align="middle" draw:textarea-horizontal-align="center" draw:fill="solid" draw:fill-color="#ffff00" draw:opacity="100%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563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1in" fo:margin-left="0.375in" fo:margin-right="0in" fo:text-indent="-0.37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567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4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0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1in" fo:margin-left="1.7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no-wrap" fo:padding-top="0.05in" fo:padding-bottom="0.05in" fo:padding-left="0.1in" fo:padding-right="0.1in" draw:textarea-vertical-align="middle" draw:textarea-horizontal-align="center" draw:fill="solid" draw:fill-color="#9933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9933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2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574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0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100%" fo:text-align="left" style:tab-stop-distance="1in" fo:margin-left="2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draw:fill="none" draw:stroke="solid" svg:stroke-width="0.01042in" svg:stroke-color="#000000" svg:stroke-opacity="100%" draw:stroke-linejoin="miter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5">
      <style:graphic-properties draw:fill="none" draw:stroke="solid" svg:stroke-width="0.01042in" svg:stroke-color="#000000" svg:stroke-opacity="100%" draw:stroke-linejoin="miter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6">
      <style:graphic-properties draw:fill="none" draw:stroke="solid" svg:stroke-width="0.01042in" svg:stroke-color="#000000" svg:stroke-opacity="100%" draw:stroke-linejoin="miter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draw:fill="none" draw:stroke="solid" svg:stroke-width="0.01042in" svg:stroke-color="#000000" svg:stroke-opacity="100%" draw:stroke-linejoin="miter"/>
    </style:style>
    <style:style style:family="presentation" style:name="a1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">
      <style:graphic-properties fo:wrap-option="no-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0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149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">
      <style:graphic-properties fo:wrap-option="no-wrap" fo:padding-top="0.05in" fo:padding-bottom="0.05in" fo:padding-left="0.1in" fo:padding-right="0.1in" draw:textarea-vertical-align="middle" draw:textarea-horizontal-align="center" draw:fill="solid" draw:fill-color="#ffff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">
      <style:graphic-properties fo:wrap-option="no-wrap" fo:padding-top="0.05in" fo:padding-bottom="0.05in" fo:padding-left="0.1in" fo:padding-right="0.1in" draw:textarea-vertical-align="middle" draw:textarea-horizontal-align="center" draw:fill="solid" draw:fill-color="#ffff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156" draw:stroke="none" draw:auto-grow-width="false" draw:auto-grow-height="false"/>
      <style:paragraph-properties style:font-independent-line-spacing="true" style:writing-mode="lr-tb"/>
    </style:style>
    <style:style style:family="graphic" style:name="a14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13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17" draw:stroke="none" draw:auto-grow-width="false" draw:auto-grow-height="false"/>
      <style:paragraph-properties style:font-independent-line-spacing="true" style:writing-mode="lr-tb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7">
      <style:graphic-properties fo:wrap-option="no-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no-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614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no-wrap" fo:padding-top="0.05in" fo:padding-bottom="0.05in" fo:padding-left="0.1in" fo:padding-right="0.1in" draw:textarea-vertical-align="middle" draw:textarea-horizontal-align="center" draw:fill="solid" draw:fill-color="#ffff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42">
      <style:graphic-properties fo:wrap-option="no-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845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no-wrap" fo:padding-top="0.05in" fo:padding-bottom="0.05in" fo:padding-left="0.1in" fo:padding-right="0.1in" draw:textarea-vertical-align="middle" draw:textarea-horizontal-align="center" draw:fill="solid" draw:fill-color="#ffff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61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160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">
      <style:graphic-properties fo:wrap-option="no-wrap" fo:padding-top="0.05in" fo:padding-bottom="0.05in" fo:padding-left="0.1in" fo:padding-right="0.1in" draw:textarea-vertical-align="middle" draw:textarea-horizontal-align="center" draw:fill="solid" draw:fill-color="#9933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1">
      <style:graphic-properties fo:wrap-option="no-wrap" fo:padding-top="0.05in" fo:padding-bottom="0.05in" fo:padding-left="0.1in" fo:padding-right="0.1in" draw:textarea-vertical-align="middle" draw:textarea-horizontal-align="center" draw:fill="solid" draw:fill-color="#9933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9933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9933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390" draw:stroke="none" draw:auto-grow-width="false" draw:auto-grow-height="false"/>
      <style:paragraph-properties style:font-independent-line-spacing="true" style:writing-mode="lr-tb"/>
    </style:style>
    <style:style style:family="graphic" style:name="a168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167" draw:stroke="none" draw:auto-grow-width="false" draw:auto-grow-height="false"/>
      <style:paragraph-properties style:font-independent-line-spacing="true" style:writing-mode="lr-tb"/>
    </style:style>
    <style:style style:family="graphic" style:name="a25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24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993300" style:text-line-through-type="none" style:text-line-through-style="none" style:text-line-through-width="auto" style:text-line-through-color="font-color" style:text-position="0% 100%" fo:font-family="Times New Roman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993300" style:text-line-through-type="none" style:text-line-through-style="none" style:text-line-through-width="auto" style:text-line-through-color="font-color" style:text-position="0% 100%" fo:font-family="Times New Roman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no-wrap" fo:padding-top="0.05in" fo:padding-bottom="0.05in" fo:padding-left="0.1in" fo:padding-right="0.1in" draw:textarea-vertical-align="middle" draw:textarea-horizontal-align="center" draw:fill="solid" draw:fill-color="#ffff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397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2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621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625" draw:stroke="none" draw:auto-grow-width="false" draw:auto-grow-height="false"/>
      <style:paragraph-properties style:font-independent-line-spacing="true"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no-wrap" fo:padding-top="0.05in" fo:padding-bottom="0.05in" fo:padding-left="0.1in" fo:padding-right="0.1in" draw:textarea-vertical-align="middle" draw:textarea-horizontal-align="center" draw:fill="solid" draw:fill-color="#9933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53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852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856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993300" style:text-line-through-type="none" style:text-line-through-style="none" style:text-line-through-width="auto" style:text-line-through-color="font-color" style:text-position="0% 100%" fo:font-family="Times New Roman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left" style:tab-stop-distance="1in" fo:margin-left="0.375in" fo:margin-right="0in" fo:text-indent="-0.37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left" style:tab-stop-distance="1in" fo:margin-left="0.375in" fo:margin-right="0in" fo:text-indent="-0.37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401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no-wrap" fo:padding-top="0.05in" fo:padding-bottom="0.05in" fo:padding-left="0.1in" fo:padding-right="0.1in" draw:textarea-vertical-align="middle" draw:textarea-horizontal-align="center" draw:fill="solid" draw:fill-color="#993300" draw:opacity="100%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9933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9933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632" draw:stroke="none" draw:auto-grow-width="false" draw:auto-grow-height="false"/>
      <style:paragraph-properties style:font-independent-line-spacing="true" style:writing-mode="lr-tb"/>
    </style:style>
    <style:style style:family="graphic" style:name="a409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408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9933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5">
      <style:text-properties fo:font-variant="normal" fo:text-transform="none" fo:color="#9933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0">
      <style:graphic-properties fo:wrap-option="no-wrap" fo:padding-top="0.05in" fo:padding-bottom="0.05in" fo:padding-left="0.1in" fo:padding-right="0.1in" draw:textarea-vertical-align="middle" draw:textarea-horizontal-align="center" draw:fill="solid" draw:fill-color="#9933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9933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1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863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993300" style:text-line-through-type="none" style:text-line-through-style="none" style:text-line-through-width="auto" style:text-line-through-color="font-color" style:text-position="0% 100%" fo:font-family="Times New Roman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993300" style:text-line-through-type="none" style:text-line-through-style="none" style:text-line-through-width="auto" style:text-line-through-color="font-color" style:text-position="0% 100%" fo:font-family="Times New Roman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2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2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993300" style:text-line-through-type="none" style:text-line-through-style="none" style:text-line-through-width="auto" style:text-line-through-color="font-color" style:text-position="0% 100%" fo:font-family="Times New Roman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993300" style:text-line-through-type="none" style:text-line-through-style="none" style:text-line-through-width="auto" style:text-line-through-color="font-color" style:text-position="0% 100%" fo:font-family="Times New Roman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15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100%" fo:text-align="left" style:tab-stop-distance="1in" fo:margin-left="0.8125in" fo:margin-right="0in" fo:text-indent="-0.312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left" style:tab-stop-distance="1in" fo:margin-left="0.375in" fo:margin-right="0in" fo:text-indent="-0.37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1in" fo:margin-left="0.375in" fo:margin-right="0in" fo:text-indent="-0.375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100%" fo:text-align="left" style:tab-stop-distance="1in" fo:margin-left="0.8125in" fo:margin-right="0in" fo:text-indent="-0.31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10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draw:fill="none" draw:stroke="solid" svg:stroke-width="0.01042in" svg:stroke-color="#000000" svg:stroke-opacity="100%" draw:stroke-linejoin="miter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draw:fill="none" draw:stroke="solid" svg:stroke-width="0.01042in" svg:stroke-color="#000000" svg:stroke-opacity="100%" draw:stroke-linejoin="miter"/>
    </style:style>
    <style:style style:family="paragraph" style:name="a422">
      <style:paragraph-properties fo:line-height="100%" fo:text-align="left" style:tab-stop-distance="1in" fo:margin-left="0.8125in" fo:margin-right="0in" fo:text-indent="-0.31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1in" fo:margin-left="1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1.7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2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left" style:tab-stop-distance="1in" fo:margin-left="2.25in" fo:margin-right="0in" fo:text-indent="-0.25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36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8">
      <style:graphic-properties draw:fill="none" draw:stroke="solid" svg:stroke-width="0.01042in" svg:stroke-color="#000000" svg:stroke-opacity="100%" draw:stroke-linejoin="miter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5">
      <style:graphic-properties draw:fill="none" draw:stroke="solid" svg:stroke-width="0.01042in" svg:stroke-color="#000000" svg:stroke-opacity="100%" draw:stroke-linejoin="miter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0">
      <text:list-level-style-bullet text:level="1" text:bullet-char="n">
        <style:list-level-properties text:space-before="0.125in" text:min-label-width="0.25in"/>
        <style:text-properties fo:color="#3300ff" fo:font-family="Wingdings" style:font-pitch="variable" fo:font-size="55%"/>
      </text:list-level-style-bullet>
      <text:list-level-style-bullet text:level="2" text:bullet-char="n">
        <style:list-level-properties text:space-before="0.5625in" text:min-label-width="0.25in"/>
        <style:text-properties fo:color="#3300ff" fo:font-family="Wingdings" style:font-pitch="variable" fo:font-size="55%"/>
      </text:list-level-style-bullet>
      <text:list-level-style-bullet text:level="3" text:bullet-char="n">
        <style:list-level-properties text:space-before="1in" text:min-label-width="0.25in"/>
        <style:text-properties fo:color="#3300ff" fo:font-family="Wingdings" style:font-pitch="variable" fo:font-size="55%"/>
      </text:list-level-style-bullet>
      <text:list-level-style-bullet text:level="4" text:bullet-char="n">
        <style:list-level-properties text:space-before="1.5in" text:min-label-width="0.25in"/>
        <style:text-properties fo:color="#3300ff" fo:font-family="Wingdings" style:font-pitch="variable" fo:font-size="55%"/>
      </text:list-level-style-bullet>
      <text:list-level-style-bullet text:level="5" text:bullet-char="n">
        <style:list-level-properties text:space-before="2in" text:min-label-width="0.25in"/>
        <style:text-properties fo:color="#3300ff" fo:font-family="Wingdings" style:font-pitch="variable" fo:font-size="55%"/>
      </text:list-level-style-bullet>
      <text:list-level-style-bullet text:level="6" text:bullet-char="n">
        <style:list-level-properties text:space-before="2.5in" text:min-label-width="0.25in"/>
        <style:text-properties fo:color="#3300ff" fo:font-family="Wingdings" style:font-pitch="variable" fo:font-size="55%"/>
      </text:list-level-style-bullet>
      <text:list-level-style-bullet text:level="7" text:bullet-char="n">
        <style:list-level-properties text:space-before="3in" text:min-label-width="0.25in"/>
        <style:text-properties fo:color="#3300ff" fo:font-family="Wingdings" style:font-pitch="variable" fo:font-size="55%"/>
      </text:list-level-style-bullet>
      <text:list-level-style-bullet text:level="8" text:bullet-char="n">
        <style:list-level-properties text:space-before="3.5in" text:min-label-width="0.25in"/>
        <style:text-properties fo:color="#3300ff" fo:font-family="Wingdings" style:font-pitch="variable" fo:font-size="55%"/>
      </text:list-level-style-bullet>
      <text:list-level-style-bullet text:level="9" text:bullet-char="n">
        <style:list-level-properties text:space-before="4in" text:min-label-width="0.25in"/>
        <style:text-properties fo:color="#3300ff" fo:font-family="Wingdings" style:font-pitch="variable" fo:font-size="55%"/>
      </text:list-level-style-bullet>
    </text:list-style>
    <text:list-style style:name="a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bullet text:level="1" text:bullet-char="n">
        <style:list-level-properties text:space-before="0.125in" text:min-label-width="0.25in"/>
        <style:text-properties fo:color="#009900" fo:font-family="Wingdings" style:font-pitch="variable" fo:font-size="50%"/>
      </text:list-level-style-bullet>
      <text:list-level-style-bullet text:level="2" text:bullet-char="n">
        <style:list-level-properties text:space-before="0.5625in" text:min-label-width="0.25in"/>
        <style:text-properties fo:color="#009900" fo:font-family="Wingdings" style:font-pitch="variable" fo:font-size="50%"/>
      </text:list-level-style-bullet>
      <text:list-level-style-bullet text:level="3" text:bullet-char="n">
        <style:list-level-properties text:space-before="1in" text:min-label-width="0.25in"/>
        <style:text-properties fo:color="#009900" fo:font-family="Wingdings" style:font-pitch="variable" fo:font-size="50%"/>
      </text:list-level-style-bullet>
      <text:list-level-style-bullet text:level="4" text:bullet-char="n">
        <style:list-level-properties text:space-before="1.5in" text:min-label-width="0.25in"/>
        <style:text-properties fo:color="#009900" fo:font-family="Wingdings" style:font-pitch="variable" fo:font-size="50%"/>
      </text:list-level-style-bullet>
      <text:list-level-style-bullet text:level="5" text:bullet-char="n">
        <style:list-level-properties text:space-before="2in" text:min-label-width="0.25in"/>
        <style:text-properties fo:color="#009900" fo:font-family="Wingdings" style:font-pitch="variable" fo:font-size="50%"/>
      </text:list-level-style-bullet>
      <text:list-level-style-bullet text:level="6" text:bullet-char="n">
        <style:list-level-properties text:space-before="2.5in" text:min-label-width="0.25in"/>
        <style:text-properties fo:color="#009900" fo:font-family="Wingdings" style:font-pitch="variable" fo:font-size="50%"/>
      </text:list-level-style-bullet>
      <text:list-level-style-bullet text:level="7" text:bullet-char="n">
        <style:list-level-properties text:space-before="3in" text:min-label-width="0.25in"/>
        <style:text-properties fo:color="#009900" fo:font-family="Wingdings" style:font-pitch="variable" fo:font-size="50%"/>
      </text:list-level-style-bullet>
      <text:list-level-style-bullet text:level="8" text:bullet-char="n">
        <style:list-level-properties text:space-before="3.5in" text:min-label-width="0.25in"/>
        <style:text-properties fo:color="#009900" fo:font-family="Wingdings" style:font-pitch="variable" fo:font-size="50%"/>
      </text:list-level-style-bullet>
      <text:list-level-style-bullet text:level="9" text:bullet-char="n">
        <style:list-level-properties text:space-before="4in" text:min-label-width="0.25in"/>
        <style:text-properties fo:color="#009900" fo:font-family="Wingdings" style:font-pitch="variable" fo:font-size="50%"/>
      </text:list-level-style-bullet>
    </text:list-style>
    <text:list-style style:name="a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4">
      <text:list-level-style-bullet text:level="1" text:bullet-char="n">
        <style:list-level-properties text:space-before="0.125in" text:min-label-width="0.25in"/>
        <style:text-properties fo:color="#009900" fo:font-family="Wingdings" style:font-pitch="variable" fo:font-size="50%"/>
      </text:list-level-style-bullet>
      <text:list-level-style-bullet text:level="2" text:bullet-char="n">
        <style:list-level-properties text:space-before="0.5625in" text:min-label-width="0.25in"/>
        <style:text-properties fo:color="#009900" fo:font-family="Wingdings" style:font-pitch="variable" fo:font-size="50%"/>
      </text:list-level-style-bullet>
      <text:list-level-style-bullet text:level="3" text:bullet-char="n">
        <style:list-level-properties text:space-before="1in" text:min-label-width="0.25in"/>
        <style:text-properties fo:color="#009900" fo:font-family="Wingdings" style:font-pitch="variable" fo:font-size="50%"/>
      </text:list-level-style-bullet>
      <text:list-level-style-bullet text:level="4" text:bullet-char="n">
        <style:list-level-properties text:space-before="1.5in" text:min-label-width="0.25in"/>
        <style:text-properties fo:color="#009900" fo:font-family="Wingdings" style:font-pitch="variable" fo:font-size="50%"/>
      </text:list-level-style-bullet>
      <text:list-level-style-bullet text:level="5" text:bullet-char="n">
        <style:list-level-properties text:space-before="2in" text:min-label-width="0.25in"/>
        <style:text-properties fo:color="#009900" fo:font-family="Wingdings" style:font-pitch="variable" fo:font-size="50%"/>
      </text:list-level-style-bullet>
      <text:list-level-style-bullet text:level="6" text:bullet-char="n">
        <style:list-level-properties text:space-before="2.5in" text:min-label-width="0.25in"/>
        <style:text-properties fo:color="#009900" fo:font-family="Wingdings" style:font-pitch="variable" fo:font-size="50%"/>
      </text:list-level-style-bullet>
      <text:list-level-style-bullet text:level="7" text:bullet-char="n">
        <style:list-level-properties text:space-before="3in" text:min-label-width="0.25in"/>
        <style:text-properties fo:color="#009900" fo:font-family="Wingdings" style:font-pitch="variable" fo:font-size="50%"/>
      </text:list-level-style-bullet>
      <text:list-level-style-bullet text:level="8" text:bullet-char="n">
        <style:list-level-properties text:space-before="3.5in" text:min-label-width="0.25in"/>
        <style:text-properties fo:color="#009900" fo:font-family="Wingdings" style:font-pitch="variable" fo:font-size="50%"/>
      </text:list-level-style-bullet>
      <text:list-level-style-bullet text:level="9" text:bullet-char="n">
        <style:list-level-properties text:space-before="4in" text:min-label-width="0.25in"/>
        <style:text-properties fo:color="#009900" fo:font-family="Wingdings" style:font-pitch="variable" fo:font-size="5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n">
        <style:list-level-properties text:space-before="0in" text:min-label-width="0.375in"/>
        <style:text-properties fo:color="#0098cb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0098cb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0098cb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0098cb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0098cb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0098cb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0098cb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0098cb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0098cb" fo:font-family="Wingdings" style:font-pitch="variable" fo:font-size="60%"/>
      </text:list-level-style-bullet>
    </text:list-style>
    <text:list-style style:name="a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n">
        <style:list-level-properties text:space-before="0.0625in" text:min-label-width="0.3125in"/>
        <style:text-properties fo:color="#cb00cb" fo:font-family="Wingdings" style:font-pitch="variable" fo:font-size="55%"/>
      </text:list-level-style-bullet>
      <text:list-level-style-bullet text:level="2" text:bullet-char="n">
        <style:list-level-properties text:space-before="0.5in" text:min-label-width="0.3125in"/>
        <style:text-properties fo:color="#cb00cb" fo:font-family="Wingdings" style:font-pitch="variable" fo:font-size="55%"/>
      </text:list-level-style-bullet>
      <text:list-level-style-bullet text:level="3" text:bullet-char="n">
        <style:list-level-properties text:space-before="0.9375in" text:min-label-width="0.3125in"/>
        <style:text-properties fo:color="#cb00cb" fo:font-family="Wingdings" style:font-pitch="variable" fo:font-size="55%"/>
      </text:list-level-style-bullet>
      <text:list-level-style-bullet text:level="4" text:bullet-char="n">
        <style:list-level-properties text:space-before="1.4375in" text:min-label-width="0.3125in"/>
        <style:text-properties fo:color="#cb00cb" fo:font-family="Wingdings" style:font-pitch="variable" fo:font-size="55%"/>
      </text:list-level-style-bullet>
      <text:list-level-style-bullet text:level="5" text:bullet-char="n">
        <style:list-level-properties text:space-before="1.9375in" text:min-label-width="0.3125in"/>
        <style:text-properties fo:color="#cb00cb" fo:font-family="Wingdings" style:font-pitch="variable" fo:font-size="55%"/>
      </text:list-level-style-bullet>
      <text:list-level-style-bullet text:level="6" text:bullet-char="n">
        <style:list-level-properties text:space-before="2.4375in" text:min-label-width="0.3125in"/>
        <style:text-properties fo:color="#cb00cb" fo:font-family="Wingdings" style:font-pitch="variable" fo:font-size="55%"/>
      </text:list-level-style-bullet>
      <text:list-level-style-bullet text:level="7" text:bullet-char="n">
        <style:list-level-properties text:space-before="2.9375in" text:min-label-width="0.3125in"/>
        <style:text-properties fo:color="#cb00cb" fo:font-family="Wingdings" style:font-pitch="variable" fo:font-size="55%"/>
      </text:list-level-style-bullet>
      <text:list-level-style-bullet text:level="8" text:bullet-char="n">
        <style:list-level-properties text:space-before="3.4375in" text:min-label-width="0.3125in"/>
        <style:text-properties fo:color="#cb00cb" fo:font-family="Wingdings" style:font-pitch="variable" fo:font-size="55%"/>
      </text:list-level-style-bullet>
      <text:list-level-style-bullet text:level="9" text:bullet-char="n">
        <style:list-level-properties text:space-before="3.9375in" text:min-label-width="0.3125in"/>
        <style:text-properties fo:color="#cb00cb" fo:font-family="Wingdings" style:font-pitch="variable" fo:font-size="55%"/>
      </text:list-level-style-bullet>
    </text:list-style>
    <text:list-style style:name="a31">
      <text:list-level-style-bullet text:level="1" text:bullet-char="n">
        <style:list-level-properties text:space-before="0in" text:min-label-width="0.375in"/>
        <style:text-properties fo:color="#0098cb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0098cb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0098cb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0098cb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0098cb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0098cb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0098cb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0098cb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0098cb" fo:font-family="Wingdings" style:font-pitch="variable" fo:font-size="60%"/>
      </text:list-level-style-bullet>
    </text:list-style>
    <text:list-style style:name="a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bullet text:level="1" text:bullet-char="n">
        <style:list-level-properties text:space-before="0.125in" text:min-label-width="0.25in"/>
        <style:text-properties fo:color="#0098cb" fo:font-family="Wingdings" style:font-pitch="variable" fo:font-size="50%"/>
      </text:list-level-style-bullet>
      <text:list-level-style-bullet text:level="2" text:bullet-char="n">
        <style:list-level-properties text:space-before="0.5625in" text:min-label-width="0.25in"/>
        <style:text-properties fo:color="#0098cb" fo:font-family="Wingdings" style:font-pitch="variable" fo:font-size="50%"/>
      </text:list-level-style-bullet>
      <text:list-level-style-bullet text:level="3" text:bullet-char="n">
        <style:list-level-properties text:space-before="1in" text:min-label-width="0.25in"/>
        <style:text-properties fo:color="#0098cb" fo:font-family="Wingdings" style:font-pitch="variable" fo:font-size="50%"/>
      </text:list-level-style-bullet>
      <text:list-level-style-bullet text:level="4" text:bullet-char="n">
        <style:list-level-properties text:space-before="1.5in" text:min-label-width="0.25in"/>
        <style:text-properties fo:color="#0098cb" fo:font-family="Wingdings" style:font-pitch="variable" fo:font-size="50%"/>
      </text:list-level-style-bullet>
      <text:list-level-style-bullet text:level="5" text:bullet-char="n">
        <style:list-level-properties text:space-before="2in" text:min-label-width="0.25in"/>
        <style:text-properties fo:color="#0098cb" fo:font-family="Wingdings" style:font-pitch="variable" fo:font-size="50%"/>
      </text:list-level-style-bullet>
      <text:list-level-style-bullet text:level="6" text:bullet-char="n">
        <style:list-level-properties text:space-before="2.5in" text:min-label-width="0.25in"/>
        <style:text-properties fo:color="#0098cb" fo:font-family="Wingdings" style:font-pitch="variable" fo:font-size="50%"/>
      </text:list-level-style-bullet>
      <text:list-level-style-bullet text:level="7" text:bullet-char="n">
        <style:list-level-properties text:space-before="3in" text:min-label-width="0.25in"/>
        <style:text-properties fo:color="#0098cb" fo:font-family="Wingdings" style:font-pitch="variable" fo:font-size="50%"/>
      </text:list-level-style-bullet>
      <text:list-level-style-bullet text:level="8" text:bullet-char="n">
        <style:list-level-properties text:space-before="3.5in" text:min-label-width="0.25in"/>
        <style:text-properties fo:color="#0098cb" fo:font-family="Wingdings" style:font-pitch="variable" fo:font-size="50%"/>
      </text:list-level-style-bullet>
      <text:list-level-style-bullet text:level="9" text:bullet-char="n">
        <style:list-level-properties text:space-before="4in" text:min-label-width="0.25in"/>
        <style:text-properties fo:color="#0098cb" fo:font-family="Wingdings" style:font-pitch="variable" fo:font-size="50%"/>
      </text:list-level-style-bullet>
    </text:list-style>
    <text:list-style style:name="a34">
      <text:list-level-style-bullet text:level="1" text:bullet-char="n">
        <style:list-level-properties text:space-before="0.0625in" text:min-label-width="0.3125in"/>
        <style:text-properties fo:color="#cb00cb" fo:font-family="Wingdings" style:font-pitch="variable" fo:font-size="55%"/>
      </text:list-level-style-bullet>
      <text:list-level-style-bullet text:level="2" text:bullet-char="n">
        <style:list-level-properties text:space-before="0.5in" text:min-label-width="0.3125in"/>
        <style:text-properties fo:color="#cb00cb" fo:font-family="Wingdings" style:font-pitch="variable" fo:font-size="55%"/>
      </text:list-level-style-bullet>
      <text:list-level-style-bullet text:level="3" text:bullet-char="n">
        <style:list-level-properties text:space-before="0.9375in" text:min-label-width="0.3125in"/>
        <style:text-properties fo:color="#cb00cb" fo:font-family="Wingdings" style:font-pitch="variable" fo:font-size="55%"/>
      </text:list-level-style-bullet>
      <text:list-level-style-bullet text:level="4" text:bullet-char="n">
        <style:list-level-properties text:space-before="1.4375in" text:min-label-width="0.3125in"/>
        <style:text-properties fo:color="#cb00cb" fo:font-family="Wingdings" style:font-pitch="variable" fo:font-size="55%"/>
      </text:list-level-style-bullet>
      <text:list-level-style-bullet text:level="5" text:bullet-char="n">
        <style:list-level-properties text:space-before="1.9375in" text:min-label-width="0.3125in"/>
        <style:text-properties fo:color="#cb00cb" fo:font-family="Wingdings" style:font-pitch="variable" fo:font-size="55%"/>
      </text:list-level-style-bullet>
      <text:list-level-style-bullet text:level="6" text:bullet-char="n">
        <style:list-level-properties text:space-before="2.4375in" text:min-label-width="0.3125in"/>
        <style:text-properties fo:color="#cb00cb" fo:font-family="Wingdings" style:font-pitch="variable" fo:font-size="55%"/>
      </text:list-level-style-bullet>
      <text:list-level-style-bullet text:level="7" text:bullet-char="n">
        <style:list-level-properties text:space-before="2.9375in" text:min-label-width="0.3125in"/>
        <style:text-properties fo:color="#cb00cb" fo:font-family="Wingdings" style:font-pitch="variable" fo:font-size="55%"/>
      </text:list-level-style-bullet>
      <text:list-level-style-bullet text:level="8" text:bullet-char="n">
        <style:list-level-properties text:space-before="3.4375in" text:min-label-width="0.3125in"/>
        <style:text-properties fo:color="#cb00cb" fo:font-family="Wingdings" style:font-pitch="variable" fo:font-size="55%"/>
      </text:list-level-style-bullet>
      <text:list-level-style-bullet text:level="9" text:bullet-char="n">
        <style:list-level-properties text:space-before="3.9375in" text:min-label-width="0.3125in"/>
        <style:text-properties fo:color="#cb00cb" fo:font-family="Wingdings" style:font-pitch="variable" fo:font-size="55%"/>
      </text:list-level-style-bullet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9">
      <text:list-level-style-bullet text:level="1" text:bullet-char="n">
        <style:list-level-properties text:space-before="0.125in" text:min-label-width="0.25in"/>
        <style:text-properties fo:color="#3300ff" fo:font-family="Wingdings" style:font-pitch="variable" fo:font-size="55%"/>
      </text:list-level-style-bullet>
      <text:list-level-style-bullet text:level="2" text:bullet-char="n">
        <style:list-level-properties text:space-before="0.5625in" text:min-label-width="0.25in"/>
        <style:text-properties fo:color="#3300ff" fo:font-family="Wingdings" style:font-pitch="variable" fo:font-size="55%"/>
      </text:list-level-style-bullet>
      <text:list-level-style-bullet text:level="3" text:bullet-char="n">
        <style:list-level-properties text:space-before="1in" text:min-label-width="0.25in"/>
        <style:text-properties fo:color="#3300ff" fo:font-family="Wingdings" style:font-pitch="variable" fo:font-size="55%"/>
      </text:list-level-style-bullet>
      <text:list-level-style-bullet text:level="4" text:bullet-char="n">
        <style:list-level-properties text:space-before="1.5in" text:min-label-width="0.25in"/>
        <style:text-properties fo:color="#3300ff" fo:font-family="Wingdings" style:font-pitch="variable" fo:font-size="55%"/>
      </text:list-level-style-bullet>
      <text:list-level-style-bullet text:level="5" text:bullet-char="n">
        <style:list-level-properties text:space-before="2in" text:min-label-width="0.25in"/>
        <style:text-properties fo:color="#3300ff" fo:font-family="Wingdings" style:font-pitch="variable" fo:font-size="55%"/>
      </text:list-level-style-bullet>
      <text:list-level-style-bullet text:level="6" text:bullet-char="n">
        <style:list-level-properties text:space-before="2.5in" text:min-label-width="0.25in"/>
        <style:text-properties fo:color="#3300ff" fo:font-family="Wingdings" style:font-pitch="variable" fo:font-size="55%"/>
      </text:list-level-style-bullet>
      <text:list-level-style-bullet text:level="7" text:bullet-char="n">
        <style:list-level-properties text:space-before="3in" text:min-label-width="0.25in"/>
        <style:text-properties fo:color="#3300ff" fo:font-family="Wingdings" style:font-pitch="variable" fo:font-size="55%"/>
      </text:list-level-style-bullet>
      <text:list-level-style-bullet text:level="8" text:bullet-char="n">
        <style:list-level-properties text:space-before="3.5in" text:min-label-width="0.25in"/>
        <style:text-properties fo:color="#3300ff" fo:font-family="Wingdings" style:font-pitch="variable" fo:font-size="55%"/>
      </text:list-level-style-bullet>
      <text:list-level-style-bullet text:level="9" text:bullet-char="n">
        <style:list-level-properties text:space-before="4in" text:min-label-width="0.25in"/>
        <style:text-properties fo:color="#3300ff" fo:font-family="Wingdings" style:font-pitch="variable" fo:font-size="55%"/>
      </text:list-level-style-bullet>
    </text:list-style>
    <text:list-style style:name="a37">
      <text:list-level-style-bullet text:level="1" text:bullet-char="n">
        <style:list-level-properties text:space-before="0.125in" text:min-label-width="0.25in"/>
        <style:text-properties fo:color="#0098cb" fo:font-family="Wingdings" style:font-pitch="variable" fo:font-size="50%"/>
      </text:list-level-style-bullet>
      <text:list-level-style-bullet text:level="2" text:bullet-char="n">
        <style:list-level-properties text:space-before="0.5625in" text:min-label-width="0.25in"/>
        <style:text-properties fo:color="#0098cb" fo:font-family="Wingdings" style:font-pitch="variable" fo:font-size="50%"/>
      </text:list-level-style-bullet>
      <text:list-level-style-bullet text:level="3" text:bullet-char="n">
        <style:list-level-properties text:space-before="1in" text:min-label-width="0.25in"/>
        <style:text-properties fo:color="#0098cb" fo:font-family="Wingdings" style:font-pitch="variable" fo:font-size="50%"/>
      </text:list-level-style-bullet>
      <text:list-level-style-bullet text:level="4" text:bullet-char="n">
        <style:list-level-properties text:space-before="1.5in" text:min-label-width="0.25in"/>
        <style:text-properties fo:color="#0098cb" fo:font-family="Wingdings" style:font-pitch="variable" fo:font-size="50%"/>
      </text:list-level-style-bullet>
      <text:list-level-style-bullet text:level="5" text:bullet-char="n">
        <style:list-level-properties text:space-before="2in" text:min-label-width="0.25in"/>
        <style:text-properties fo:color="#0098cb" fo:font-family="Wingdings" style:font-pitch="variable" fo:font-size="50%"/>
      </text:list-level-style-bullet>
      <text:list-level-style-bullet text:level="6" text:bullet-char="n">
        <style:list-level-properties text:space-before="2.5in" text:min-label-width="0.25in"/>
        <style:text-properties fo:color="#0098cb" fo:font-family="Wingdings" style:font-pitch="variable" fo:font-size="50%"/>
      </text:list-level-style-bullet>
      <text:list-level-style-bullet text:level="7" text:bullet-char="n">
        <style:list-level-properties text:space-before="3in" text:min-label-width="0.25in"/>
        <style:text-properties fo:color="#0098cb" fo:font-family="Wingdings" style:font-pitch="variable" fo:font-size="50%"/>
      </text:list-level-style-bullet>
      <text:list-level-style-bullet text:level="8" text:bullet-char="n">
        <style:list-level-properties text:space-before="3.5in" text:min-label-width="0.25in"/>
        <style:text-properties fo:color="#0098cb" fo:font-family="Wingdings" style:font-pitch="variable" fo:font-size="50%"/>
      </text:list-level-style-bullet>
      <text:list-level-style-bullet text:level="9" text:bullet-char="n">
        <style:list-level-properties text:space-before="4in" text:min-label-width="0.25in"/>
        <style:text-properties fo:color="#0098cb" fo:font-family="Wingdings" style:font-pitch="variable" fo:font-size="5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">
      <text:list-level-style-bullet text:level="1" text:bullet-char="n">
        <style:list-level-properties text:space-before="0in" text:min-label-width="0.375in"/>
        <style:text-properties fo:color="#0098cb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0098cb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0098cb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0098cb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0098cb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0098cb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0098cb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0098cb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0098cb" fo:font-family="Wingdings" style:font-pitch="variable" fo:font-size="60%"/>
      </text:list-level-style-bullet>
    </text:list-style>
    <text:list-style style:name="a441">
      <text:list-level-style-bullet text:level="1" text:bullet-char="n">
        <style:list-level-properties text:space-before="0in" text:min-label-width="0.375in"/>
        <style:text-properties fo:color="#0098cb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0098cb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0098cb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0098cb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0098cb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0098cb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0098cb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0098cb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0098cb" fo:font-family="Wingdings" style:font-pitch="variable" fo:font-size="60%"/>
      </text:list-level-style-bullet>
    </text:list-style>
    <text:list-style style:name="a9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">
      <text:list-level-style-bullet text:level="1" text:bullet-char="n">
        <style:list-level-properties text:space-before="0.0625in" text:min-label-width="0.3125in"/>
        <style:text-properties fo:color="#cb00cb" fo:font-family="Wingdings" style:font-pitch="variable" fo:font-size="55%"/>
      </text:list-level-style-bullet>
      <text:list-level-style-bullet text:level="2" text:bullet-char="n">
        <style:list-level-properties text:space-before="0.5in" text:min-label-width="0.3125in"/>
        <style:text-properties fo:color="#cb00cb" fo:font-family="Wingdings" style:font-pitch="variable" fo:font-size="55%"/>
      </text:list-level-style-bullet>
      <text:list-level-style-bullet text:level="3" text:bullet-char="n">
        <style:list-level-properties text:space-before="0.9375in" text:min-label-width="0.3125in"/>
        <style:text-properties fo:color="#cb00cb" fo:font-family="Wingdings" style:font-pitch="variable" fo:font-size="55%"/>
      </text:list-level-style-bullet>
      <text:list-level-style-bullet text:level="4" text:bullet-char="n">
        <style:list-level-properties text:space-before="1.4375in" text:min-label-width="0.3125in"/>
        <style:text-properties fo:color="#cb00cb" fo:font-family="Wingdings" style:font-pitch="variable" fo:font-size="55%"/>
      </text:list-level-style-bullet>
      <text:list-level-style-bullet text:level="5" text:bullet-char="n">
        <style:list-level-properties text:space-before="1.9375in" text:min-label-width="0.3125in"/>
        <style:text-properties fo:color="#cb00cb" fo:font-family="Wingdings" style:font-pitch="variable" fo:font-size="55%"/>
      </text:list-level-style-bullet>
      <text:list-level-style-bullet text:level="6" text:bullet-char="n">
        <style:list-level-properties text:space-before="2.4375in" text:min-label-width="0.3125in"/>
        <style:text-properties fo:color="#cb00cb" fo:font-family="Wingdings" style:font-pitch="variable" fo:font-size="55%"/>
      </text:list-level-style-bullet>
      <text:list-level-style-bullet text:level="7" text:bullet-char="n">
        <style:list-level-properties text:space-before="2.9375in" text:min-label-width="0.3125in"/>
        <style:text-properties fo:color="#cb00cb" fo:font-family="Wingdings" style:font-pitch="variable" fo:font-size="55%"/>
      </text:list-level-style-bullet>
      <text:list-level-style-bullet text:level="8" text:bullet-char="n">
        <style:list-level-properties text:space-before="3.4375in" text:min-label-width="0.3125in"/>
        <style:text-properties fo:color="#cb00cb" fo:font-family="Wingdings" style:font-pitch="variable" fo:font-size="55%"/>
      </text:list-level-style-bullet>
      <text:list-level-style-bullet text:level="9" text:bullet-char="n">
        <style:list-level-properties text:space-before="3.9375in" text:min-label-width="0.3125in"/>
        <style:text-properties fo:color="#cb00cb" fo:font-family="Wingdings" style:font-pitch="variable" fo:font-size="55%"/>
      </text:list-level-style-bullet>
    </text:list-style>
    <text:list-style style:name="a444">
      <text:list-level-style-bullet text:level="1" text:bullet-char="n">
        <style:list-level-properties text:space-before="0.0625in" text:min-label-width="0.3125in"/>
        <style:text-properties fo:color="#cb00cb" fo:font-family="Wingdings" style:font-pitch="variable" fo:font-size="55%"/>
      </text:list-level-style-bullet>
      <text:list-level-style-bullet text:level="2" text:bullet-char="n">
        <style:list-level-properties text:space-before="0.5in" text:min-label-width="0.3125in"/>
        <style:text-properties fo:color="#cb00cb" fo:font-family="Wingdings" style:font-pitch="variable" fo:font-size="55%"/>
      </text:list-level-style-bullet>
      <text:list-level-style-bullet text:level="3" text:bullet-char="n">
        <style:list-level-properties text:space-before="0.9375in" text:min-label-width="0.3125in"/>
        <style:text-properties fo:color="#cb00cb" fo:font-family="Wingdings" style:font-pitch="variable" fo:font-size="55%"/>
      </text:list-level-style-bullet>
      <text:list-level-style-bullet text:level="4" text:bullet-char="n">
        <style:list-level-properties text:space-before="1.4375in" text:min-label-width="0.3125in"/>
        <style:text-properties fo:color="#cb00cb" fo:font-family="Wingdings" style:font-pitch="variable" fo:font-size="55%"/>
      </text:list-level-style-bullet>
      <text:list-level-style-bullet text:level="5" text:bullet-char="n">
        <style:list-level-properties text:space-before="1.9375in" text:min-label-width="0.3125in"/>
        <style:text-properties fo:color="#cb00cb" fo:font-family="Wingdings" style:font-pitch="variable" fo:font-size="55%"/>
      </text:list-level-style-bullet>
      <text:list-level-style-bullet text:level="6" text:bullet-char="n">
        <style:list-level-properties text:space-before="2.4375in" text:min-label-width="0.3125in"/>
        <style:text-properties fo:color="#cb00cb" fo:font-family="Wingdings" style:font-pitch="variable" fo:font-size="55%"/>
      </text:list-level-style-bullet>
      <text:list-level-style-bullet text:level="7" text:bullet-char="n">
        <style:list-level-properties text:space-before="2.9375in" text:min-label-width="0.3125in"/>
        <style:text-properties fo:color="#cb00cb" fo:font-family="Wingdings" style:font-pitch="variable" fo:font-size="55%"/>
      </text:list-level-style-bullet>
      <text:list-level-style-bullet text:level="8" text:bullet-char="n">
        <style:list-level-properties text:space-before="3.4375in" text:min-label-width="0.3125in"/>
        <style:text-properties fo:color="#cb00cb" fo:font-family="Wingdings" style:font-pitch="variable" fo:font-size="55%"/>
      </text:list-level-style-bullet>
      <text:list-level-style-bullet text:level="9" text:bullet-char="n">
        <style:list-level-properties text:space-before="3.9375in" text:min-label-width="0.3125in"/>
        <style:text-properties fo:color="#cb00cb" fo:font-family="Wingdings" style:font-pitch="variable" fo:font-size="55%"/>
      </text:list-level-style-bullet>
    </text:list-style>
    <text:list-style style:name="a9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bullet text:level="1" text:bullet-char="n">
        <style:list-level-properties text:space-before="0.125in" text:min-label-width="0.25in"/>
        <style:text-properties fo:color="#0098cb" fo:font-family="Wingdings" style:font-pitch="variable" fo:font-size="50%"/>
      </text:list-level-style-bullet>
      <text:list-level-style-bullet text:level="2" text:bullet-char="n">
        <style:list-level-properties text:space-before="0.5625in" text:min-label-width="0.25in"/>
        <style:text-properties fo:color="#0098cb" fo:font-family="Wingdings" style:font-pitch="variable" fo:font-size="50%"/>
      </text:list-level-style-bullet>
      <text:list-level-style-bullet text:level="3" text:bullet-char="n">
        <style:list-level-properties text:space-before="1in" text:min-label-width="0.25in"/>
        <style:text-properties fo:color="#0098cb" fo:font-family="Wingdings" style:font-pitch="variable" fo:font-size="50%"/>
      </text:list-level-style-bullet>
      <text:list-level-style-bullet text:level="4" text:bullet-char="n">
        <style:list-level-properties text:space-before="1.5in" text:min-label-width="0.25in"/>
        <style:text-properties fo:color="#0098cb" fo:font-family="Wingdings" style:font-pitch="variable" fo:font-size="50%"/>
      </text:list-level-style-bullet>
      <text:list-level-style-bullet text:level="5" text:bullet-char="n">
        <style:list-level-properties text:space-before="2in" text:min-label-width="0.25in"/>
        <style:text-properties fo:color="#0098cb" fo:font-family="Wingdings" style:font-pitch="variable" fo:font-size="50%"/>
      </text:list-level-style-bullet>
      <text:list-level-style-bullet text:level="6" text:bullet-char="n">
        <style:list-level-properties text:space-before="2.5in" text:min-label-width="0.25in"/>
        <style:text-properties fo:color="#0098cb" fo:font-family="Wingdings" style:font-pitch="variable" fo:font-size="50%"/>
      </text:list-level-style-bullet>
      <text:list-level-style-bullet text:level="7" text:bullet-char="n">
        <style:list-level-properties text:space-before="3in" text:min-label-width="0.25in"/>
        <style:text-properties fo:color="#0098cb" fo:font-family="Wingdings" style:font-pitch="variable" fo:font-size="50%"/>
      </text:list-level-style-bullet>
      <text:list-level-style-bullet text:level="8" text:bullet-char="n">
        <style:list-level-properties text:space-before="3.5in" text:min-label-width="0.25in"/>
        <style:text-properties fo:color="#0098cb" fo:font-family="Wingdings" style:font-pitch="variable" fo:font-size="50%"/>
      </text:list-level-style-bullet>
      <text:list-level-style-bullet text:level="9" text:bullet-char="n">
        <style:list-level-properties text:space-before="4in" text:min-label-width="0.25in"/>
        <style:text-properties fo:color="#0098cb" fo:font-family="Wingdings" style:font-pitch="variable" fo:font-size="50%"/>
      </text:list-level-style-bullet>
    </text:list-style>
    <text:list-style style:name="a9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n">
        <style:list-level-properties text:space-before="0.125in" text:min-label-width="0.25in"/>
        <style:text-properties fo:color="#009900" fo:font-family="Wingdings" style:font-pitch="variable" fo:font-size="50%"/>
      </text:list-level-style-bullet>
      <text:list-level-style-bullet text:level="2" text:bullet-char="n">
        <style:list-level-properties text:space-before="0.5625in" text:min-label-width="0.25in"/>
        <style:text-properties fo:color="#009900" fo:font-family="Wingdings" style:font-pitch="variable" fo:font-size="50%"/>
      </text:list-level-style-bullet>
      <text:list-level-style-bullet text:level="3" text:bullet-char="n">
        <style:list-level-properties text:space-before="1in" text:min-label-width="0.25in"/>
        <style:text-properties fo:color="#009900" fo:font-family="Wingdings" style:font-pitch="variable" fo:font-size="50%"/>
      </text:list-level-style-bullet>
      <text:list-level-style-bullet text:level="4" text:bullet-char="n">
        <style:list-level-properties text:space-before="1.5in" text:min-label-width="0.25in"/>
        <style:text-properties fo:color="#009900" fo:font-family="Wingdings" style:font-pitch="variable" fo:font-size="50%"/>
      </text:list-level-style-bullet>
      <text:list-level-style-bullet text:level="5" text:bullet-char="n">
        <style:list-level-properties text:space-before="2in" text:min-label-width="0.25in"/>
        <style:text-properties fo:color="#009900" fo:font-family="Wingdings" style:font-pitch="variable" fo:font-size="50%"/>
      </text:list-level-style-bullet>
      <text:list-level-style-bullet text:level="6" text:bullet-char="n">
        <style:list-level-properties text:space-before="2.5in" text:min-label-width="0.25in"/>
        <style:text-properties fo:color="#009900" fo:font-family="Wingdings" style:font-pitch="variable" fo:font-size="50%"/>
      </text:list-level-style-bullet>
      <text:list-level-style-bullet text:level="7" text:bullet-char="n">
        <style:list-level-properties text:space-before="3in" text:min-label-width="0.25in"/>
        <style:text-properties fo:color="#009900" fo:font-family="Wingdings" style:font-pitch="variable" fo:font-size="50%"/>
      </text:list-level-style-bullet>
      <text:list-level-style-bullet text:level="8" text:bullet-char="n">
        <style:list-level-properties text:space-before="3.5in" text:min-label-width="0.25in"/>
        <style:text-properties fo:color="#009900" fo:font-family="Wingdings" style:font-pitch="variable" fo:font-size="50%"/>
      </text:list-level-style-bullet>
      <text:list-level-style-bullet text:level="9" text:bullet-char="n">
        <style:list-level-properties text:space-before="4in" text:min-label-width="0.25in"/>
        <style:text-properties fo:color="#009900" fo:font-family="Wingdings" style:font-pitch="variable" fo:font-size="50%"/>
      </text:list-level-style-bullet>
    </text:list-style>
    <text:list-style style:name="a9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">
      <text:list-level-style-bullet text:level="1" text:bullet-char="n">
        <style:list-level-properties text:space-before="0.125in" text:min-label-width="0.25in"/>
        <style:text-properties fo:color="#3300ff" fo:font-family="Wingdings" style:font-pitch="variable" fo:font-size="55%"/>
      </text:list-level-style-bullet>
      <text:list-level-style-bullet text:level="2" text:bullet-char="n">
        <style:list-level-properties text:space-before="0.5625in" text:min-label-width="0.25in"/>
        <style:text-properties fo:color="#3300ff" fo:font-family="Wingdings" style:font-pitch="variable" fo:font-size="55%"/>
      </text:list-level-style-bullet>
      <text:list-level-style-bullet text:level="3" text:bullet-char="n">
        <style:list-level-properties text:space-before="1in" text:min-label-width="0.25in"/>
        <style:text-properties fo:color="#3300ff" fo:font-family="Wingdings" style:font-pitch="variable" fo:font-size="55%"/>
      </text:list-level-style-bullet>
      <text:list-level-style-bullet text:level="4" text:bullet-char="n">
        <style:list-level-properties text:space-before="1.5in" text:min-label-width="0.25in"/>
        <style:text-properties fo:color="#3300ff" fo:font-family="Wingdings" style:font-pitch="variable" fo:font-size="55%"/>
      </text:list-level-style-bullet>
      <text:list-level-style-bullet text:level="5" text:bullet-char="n">
        <style:list-level-properties text:space-before="2in" text:min-label-width="0.25in"/>
        <style:text-properties fo:color="#3300ff" fo:font-family="Wingdings" style:font-pitch="variable" fo:font-size="55%"/>
      </text:list-level-style-bullet>
      <text:list-level-style-bullet text:level="6" text:bullet-char="n">
        <style:list-level-properties text:space-before="2.5in" text:min-label-width="0.25in"/>
        <style:text-properties fo:color="#3300ff" fo:font-family="Wingdings" style:font-pitch="variable" fo:font-size="55%"/>
      </text:list-level-style-bullet>
      <text:list-level-style-bullet text:level="7" text:bullet-char="n">
        <style:list-level-properties text:space-before="3in" text:min-label-width="0.25in"/>
        <style:text-properties fo:color="#3300ff" fo:font-family="Wingdings" style:font-pitch="variable" fo:font-size="55%"/>
      </text:list-level-style-bullet>
      <text:list-level-style-bullet text:level="8" text:bullet-char="n">
        <style:list-level-properties text:space-before="3.5in" text:min-label-width="0.25in"/>
        <style:text-properties fo:color="#3300ff" fo:font-family="Wingdings" style:font-pitch="variable" fo:font-size="55%"/>
      </text:list-level-style-bullet>
      <text:list-level-style-bullet text:level="9" text:bullet-char="n">
        <style:list-level-properties text:space-before="4in" text:min-label-width="0.25in"/>
        <style:text-properties fo:color="#3300ff" fo:font-family="Wingdings" style:font-pitch="variable" fo:font-size="55%"/>
      </text:list-level-style-bullet>
    </text:list-style>
    <text:list-style style:name="a5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">
      <text:list-level-style-bullet text:level="1" text:bullet-char="n">
        <style:list-level-properties text:space-before="0.125in" text:min-label-width="0.25in"/>
        <style:text-properties fo:color="#009900" fo:font-family="Wingdings" style:font-pitch="variable" fo:font-size="50%"/>
      </text:list-level-style-bullet>
      <text:list-level-style-bullet text:level="2" text:bullet-char="n">
        <style:list-level-properties text:space-before="0.5625in" text:min-label-width="0.25in"/>
        <style:text-properties fo:color="#009900" fo:font-family="Wingdings" style:font-pitch="variable" fo:font-size="50%"/>
      </text:list-level-style-bullet>
      <text:list-level-style-bullet text:level="3" text:bullet-char="n">
        <style:list-level-properties text:space-before="1in" text:min-label-width="0.25in"/>
        <style:text-properties fo:color="#009900" fo:font-family="Wingdings" style:font-pitch="variable" fo:font-size="50%"/>
      </text:list-level-style-bullet>
      <text:list-level-style-bullet text:level="4" text:bullet-char="n">
        <style:list-level-properties text:space-before="1.5in" text:min-label-width="0.25in"/>
        <style:text-properties fo:color="#009900" fo:font-family="Wingdings" style:font-pitch="variable" fo:font-size="50%"/>
      </text:list-level-style-bullet>
      <text:list-level-style-bullet text:level="5" text:bullet-char="n">
        <style:list-level-properties text:space-before="2in" text:min-label-width="0.25in"/>
        <style:text-properties fo:color="#009900" fo:font-family="Wingdings" style:font-pitch="variable" fo:font-size="50%"/>
      </text:list-level-style-bullet>
      <text:list-level-style-bullet text:level="6" text:bullet-char="n">
        <style:list-level-properties text:space-before="2.5in" text:min-label-width="0.25in"/>
        <style:text-properties fo:color="#009900" fo:font-family="Wingdings" style:font-pitch="variable" fo:font-size="50%"/>
      </text:list-level-style-bullet>
      <text:list-level-style-bullet text:level="7" text:bullet-char="n">
        <style:list-level-properties text:space-before="3in" text:min-label-width="0.25in"/>
        <style:text-properties fo:color="#009900" fo:font-family="Wingdings" style:font-pitch="variable" fo:font-size="50%"/>
      </text:list-level-style-bullet>
      <text:list-level-style-bullet text:level="8" text:bullet-char="n">
        <style:list-level-properties text:space-before="3.5in" text:min-label-width="0.25in"/>
        <style:text-properties fo:color="#009900" fo:font-family="Wingdings" style:font-pitch="variable" fo:font-size="50%"/>
      </text:list-level-style-bullet>
      <text:list-level-style-bullet text:level="9" text:bullet-char="n">
        <style:list-level-properties text:space-before="4in" text:min-label-width="0.25in"/>
        <style:text-properties fo:color="#009900" fo:font-family="Wingdings" style:font-pitch="variable" fo:font-size="50%"/>
      </text:list-level-style-bullet>
    </text:list-style>
    <text:list-style style:name="a337">
      <text:list-level-style-bullet text:level="1" text:bullet-char="n">
        <style:list-level-properties text:space-before="0in" text:min-label-width="0.375in"/>
        <style:text-properties fo:color="#0098cb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0098cb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0098cb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0098cb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0098cb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0098cb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0098cb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0098cb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0098cb" fo:font-family="Wingdings" style:font-pitch="variable" fo:font-size="60%"/>
      </text:list-level-style-bullet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1">
      <text:list-level-style-bullet text:level="1" text:bullet-char="n">
        <style:list-level-properties text:space-before="0.125in" text:min-label-width="0.25in"/>
        <style:text-properties fo:color="#0098cb" fo:font-family="Wingdings" style:font-pitch="variable" fo:font-size="50%"/>
      </text:list-level-style-bullet>
      <text:list-level-style-bullet text:level="2" text:bullet-char="n">
        <style:list-level-properties text:space-before="0.5625in" text:min-label-width="0.25in"/>
        <style:text-properties fo:color="#0098cb" fo:font-family="Wingdings" style:font-pitch="variable" fo:font-size="50%"/>
      </text:list-level-style-bullet>
      <text:list-level-style-bullet text:level="3" text:bullet-char="n">
        <style:list-level-properties text:space-before="1in" text:min-label-width="0.25in"/>
        <style:text-properties fo:color="#0098cb" fo:font-family="Wingdings" style:font-pitch="variable" fo:font-size="50%"/>
      </text:list-level-style-bullet>
      <text:list-level-style-bullet text:level="4" text:bullet-char="n">
        <style:list-level-properties text:space-before="1.5in" text:min-label-width="0.25in"/>
        <style:text-properties fo:color="#0098cb" fo:font-family="Wingdings" style:font-pitch="variable" fo:font-size="50%"/>
      </text:list-level-style-bullet>
      <text:list-level-style-bullet text:level="5" text:bullet-char="n">
        <style:list-level-properties text:space-before="2in" text:min-label-width="0.25in"/>
        <style:text-properties fo:color="#0098cb" fo:font-family="Wingdings" style:font-pitch="variable" fo:font-size="50%"/>
      </text:list-level-style-bullet>
      <text:list-level-style-bullet text:level="6" text:bullet-char="n">
        <style:list-level-properties text:space-before="2.5in" text:min-label-width="0.25in"/>
        <style:text-properties fo:color="#0098cb" fo:font-family="Wingdings" style:font-pitch="variable" fo:font-size="50%"/>
      </text:list-level-style-bullet>
      <text:list-level-style-bullet text:level="7" text:bullet-char="n">
        <style:list-level-properties text:space-before="3in" text:min-label-width="0.25in"/>
        <style:text-properties fo:color="#0098cb" fo:font-family="Wingdings" style:font-pitch="variable" fo:font-size="50%"/>
      </text:list-level-style-bullet>
      <text:list-level-style-bullet text:level="8" text:bullet-char="n">
        <style:list-level-properties text:space-before="3.5in" text:min-label-width="0.25in"/>
        <style:text-properties fo:color="#0098cb" fo:font-family="Wingdings" style:font-pitch="variable" fo:font-size="50%"/>
      </text:list-level-style-bullet>
      <text:list-level-style-bullet text:level="9" text:bullet-char="n">
        <style:list-level-properties text:space-before="4in" text:min-label-width="0.25in"/>
        <style:text-properties fo:color="#0098cb" fo:font-family="Wingdings" style:font-pitch="variable" fo:font-size="50%"/>
      </text:list-level-style-bullet>
    </text:list-style>
    <text:list-style style:name="a640">
      <text:list-level-style-bullet text:level="1" text:bullet-char="n">
        <style:list-level-properties text:space-before="0in" text:min-label-width="0.375in"/>
        <style:text-properties fo:color="#0098cb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0098cb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0098cb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0098cb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0098cb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0098cb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0098cb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0098cb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0098cb" fo:font-family="Wingdings" style:font-pitch="variable" fo:font-size="60%"/>
      </text:list-level-style-bullet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">
      <text:list-level-style-bullet text:level="1" text:bullet-char="n">
        <style:list-level-properties text:space-before="0.125in" text:min-label-width="0.25in"/>
        <style:text-properties fo:color="#3300ff" fo:font-family="Wingdings" style:font-pitch="variable" fo:font-size="55%"/>
      </text:list-level-style-bullet>
      <text:list-level-style-bullet text:level="2" text:bullet-char="n">
        <style:list-level-properties text:space-before="0.5625in" text:min-label-width="0.25in"/>
        <style:text-properties fo:color="#3300ff" fo:font-family="Wingdings" style:font-pitch="variable" fo:font-size="55%"/>
      </text:list-level-style-bullet>
      <text:list-level-style-bullet text:level="3" text:bullet-char="n">
        <style:list-level-properties text:space-before="1in" text:min-label-width="0.25in"/>
        <style:text-properties fo:color="#3300ff" fo:font-family="Wingdings" style:font-pitch="variable" fo:font-size="55%"/>
      </text:list-level-style-bullet>
      <text:list-level-style-bullet text:level="4" text:bullet-char="n">
        <style:list-level-properties text:space-before="1.5in" text:min-label-width="0.25in"/>
        <style:text-properties fo:color="#3300ff" fo:font-family="Wingdings" style:font-pitch="variable" fo:font-size="55%"/>
      </text:list-level-style-bullet>
      <text:list-level-style-bullet text:level="5" text:bullet-char="n">
        <style:list-level-properties text:space-before="2in" text:min-label-width="0.25in"/>
        <style:text-properties fo:color="#3300ff" fo:font-family="Wingdings" style:font-pitch="variable" fo:font-size="55%"/>
      </text:list-level-style-bullet>
      <text:list-level-style-bullet text:level="6" text:bullet-char="n">
        <style:list-level-properties text:space-before="2.5in" text:min-label-width="0.25in"/>
        <style:text-properties fo:color="#3300ff" fo:font-family="Wingdings" style:font-pitch="variable" fo:font-size="55%"/>
      </text:list-level-style-bullet>
      <text:list-level-style-bullet text:level="7" text:bullet-char="n">
        <style:list-level-properties text:space-before="3in" text:min-label-width="0.25in"/>
        <style:text-properties fo:color="#3300ff" fo:font-family="Wingdings" style:font-pitch="variable" fo:font-size="55%"/>
      </text:list-level-style-bullet>
      <text:list-level-style-bullet text:level="8" text:bullet-char="n">
        <style:list-level-properties text:space-before="3.5in" text:min-label-width="0.25in"/>
        <style:text-properties fo:color="#3300ff" fo:font-family="Wingdings" style:font-pitch="variable" fo:font-size="55%"/>
      </text:list-level-style-bullet>
      <text:list-level-style-bullet text:level="9" text:bullet-char="n">
        <style:list-level-properties text:space-before="4in" text:min-label-width="0.25in"/>
        <style:text-properties fo:color="#3300ff" fo:font-family="Wingdings" style:font-pitch="variable" fo:font-size="55%"/>
      </text:list-level-style-bullet>
    </text:list-style>
    <text:list-style style:name="a450">
      <text:list-level-style-bullet text:level="1" text:bullet-char="n">
        <style:list-level-properties text:space-before="0.125in" text:min-label-width="0.25in"/>
        <style:text-properties fo:color="#3300ff" fo:font-family="Wingdings" style:font-pitch="variable" fo:font-size="55%"/>
      </text:list-level-style-bullet>
      <text:list-level-style-bullet text:level="2" text:bullet-char="n">
        <style:list-level-properties text:space-before="0.5625in" text:min-label-width="0.25in"/>
        <style:text-properties fo:color="#3300ff" fo:font-family="Wingdings" style:font-pitch="variable" fo:font-size="55%"/>
      </text:list-level-style-bullet>
      <text:list-level-style-bullet text:level="3" text:bullet-char="n">
        <style:list-level-properties text:space-before="1in" text:min-label-width="0.25in"/>
        <style:text-properties fo:color="#3300ff" fo:font-family="Wingdings" style:font-pitch="variable" fo:font-size="55%"/>
      </text:list-level-style-bullet>
      <text:list-level-style-bullet text:level="4" text:bullet-char="n">
        <style:list-level-properties text:space-before="1.5in" text:min-label-width="0.25in"/>
        <style:text-properties fo:color="#3300ff" fo:font-family="Wingdings" style:font-pitch="variable" fo:font-size="55%"/>
      </text:list-level-style-bullet>
      <text:list-level-style-bullet text:level="5" text:bullet-char="n">
        <style:list-level-properties text:space-before="2in" text:min-label-width="0.25in"/>
        <style:text-properties fo:color="#3300ff" fo:font-family="Wingdings" style:font-pitch="variable" fo:font-size="55%"/>
      </text:list-level-style-bullet>
      <text:list-level-style-bullet text:level="6" text:bullet-char="n">
        <style:list-level-properties text:space-before="2.5in" text:min-label-width="0.25in"/>
        <style:text-properties fo:color="#3300ff" fo:font-family="Wingdings" style:font-pitch="variable" fo:font-size="55%"/>
      </text:list-level-style-bullet>
      <text:list-level-style-bullet text:level="7" text:bullet-char="n">
        <style:list-level-properties text:space-before="3in" text:min-label-width="0.25in"/>
        <style:text-properties fo:color="#3300ff" fo:font-family="Wingdings" style:font-pitch="variable" fo:font-size="55%"/>
      </text:list-level-style-bullet>
      <text:list-level-style-bullet text:level="8" text:bullet-char="n">
        <style:list-level-properties text:space-before="3.5in" text:min-label-width="0.25in"/>
        <style:text-properties fo:color="#3300ff" fo:font-family="Wingdings" style:font-pitch="variable" fo:font-size="55%"/>
      </text:list-level-style-bullet>
      <text:list-level-style-bullet text:level="9" text:bullet-char="n">
        <style:list-level-properties text:space-before="4in" text:min-label-width="0.25in"/>
        <style:text-properties fo:color="#3300ff" fo:font-family="Wingdings" style:font-pitch="variable" fo:font-size="55%"/>
      </text:list-level-style-bullet>
    </text:list-style>
    <text:list-style style:name="a643">
      <text:list-level-style-bullet text:level="1" text:bullet-char="n">
        <style:list-level-properties text:space-before="0.0625in" text:min-label-width="0.3125in"/>
        <style:text-properties fo:color="#cb00cb" fo:font-family="Wingdings" style:font-pitch="variable" fo:font-size="55%"/>
      </text:list-level-style-bullet>
      <text:list-level-style-bullet text:level="2" text:bullet-char="n">
        <style:list-level-properties text:space-before="0.5in" text:min-label-width="0.3125in"/>
        <style:text-properties fo:color="#cb00cb" fo:font-family="Wingdings" style:font-pitch="variable" fo:font-size="55%"/>
      </text:list-level-style-bullet>
      <text:list-level-style-bullet text:level="3" text:bullet-char="n">
        <style:list-level-properties text:space-before="0.9375in" text:min-label-width="0.3125in"/>
        <style:text-properties fo:color="#cb00cb" fo:font-family="Wingdings" style:font-pitch="variable" fo:font-size="55%"/>
      </text:list-level-style-bullet>
      <text:list-level-style-bullet text:level="4" text:bullet-char="n">
        <style:list-level-properties text:space-before="1.4375in" text:min-label-width="0.3125in"/>
        <style:text-properties fo:color="#cb00cb" fo:font-family="Wingdings" style:font-pitch="variable" fo:font-size="55%"/>
      </text:list-level-style-bullet>
      <text:list-level-style-bullet text:level="5" text:bullet-char="n">
        <style:list-level-properties text:space-before="1.9375in" text:min-label-width="0.3125in"/>
        <style:text-properties fo:color="#cb00cb" fo:font-family="Wingdings" style:font-pitch="variable" fo:font-size="55%"/>
      </text:list-level-style-bullet>
      <text:list-level-style-bullet text:level="6" text:bullet-char="n">
        <style:list-level-properties text:space-before="2.4375in" text:min-label-width="0.3125in"/>
        <style:text-properties fo:color="#cb00cb" fo:font-family="Wingdings" style:font-pitch="variable" fo:font-size="55%"/>
      </text:list-level-style-bullet>
      <text:list-level-style-bullet text:level="7" text:bullet-char="n">
        <style:list-level-properties text:space-before="2.9375in" text:min-label-width="0.3125in"/>
        <style:text-properties fo:color="#cb00cb" fo:font-family="Wingdings" style:font-pitch="variable" fo:font-size="55%"/>
      </text:list-level-style-bullet>
      <text:list-level-style-bullet text:level="8" text:bullet-char="n">
        <style:list-level-properties text:space-before="3.4375in" text:min-label-width="0.3125in"/>
        <style:text-properties fo:color="#cb00cb" fo:font-family="Wingdings" style:font-pitch="variable" fo:font-size="55%"/>
      </text:list-level-style-bullet>
      <text:list-level-style-bullet text:level="9" text:bullet-char="n">
        <style:list-level-properties text:space-before="3.9375in" text:min-label-width="0.3125in"/>
        <style:text-properties fo:color="#cb00cb" fo:font-family="Wingdings" style:font-pitch="variable" fo:font-size="55%"/>
      </text:list-level-style-bullet>
    </text:list-style>
    <text:list-style style:name="a188">
      <text:list-level-style-bullet text:level="1" text:bullet-char="n">
        <style:list-level-properties text:space-before="0.125in" text:min-label-width="0.25in"/>
        <style:text-properties fo:color="#009900" fo:font-family="Wingdings" style:font-pitch="variable" fo:font-size="50%"/>
      </text:list-level-style-bullet>
      <text:list-level-style-bullet text:level="2" text:bullet-char="n">
        <style:list-level-properties text:space-before="0.5625in" text:min-label-width="0.25in"/>
        <style:text-properties fo:color="#009900" fo:font-family="Wingdings" style:font-pitch="variable" fo:font-size="50%"/>
      </text:list-level-style-bullet>
      <text:list-level-style-bullet text:level="3" text:bullet-char="n">
        <style:list-level-properties text:space-before="1in" text:min-label-width="0.25in"/>
        <style:text-properties fo:color="#009900" fo:font-family="Wingdings" style:font-pitch="variable" fo:font-size="50%"/>
      </text:list-level-style-bullet>
      <text:list-level-style-bullet text:level="4" text:bullet-char="n">
        <style:list-level-properties text:space-before="1.5in" text:min-label-width="0.25in"/>
        <style:text-properties fo:color="#009900" fo:font-family="Wingdings" style:font-pitch="variable" fo:font-size="50%"/>
      </text:list-level-style-bullet>
      <text:list-level-style-bullet text:level="5" text:bullet-char="n">
        <style:list-level-properties text:space-before="2in" text:min-label-width="0.25in"/>
        <style:text-properties fo:color="#009900" fo:font-family="Wingdings" style:font-pitch="variable" fo:font-size="50%"/>
      </text:list-level-style-bullet>
      <text:list-level-style-bullet text:level="6" text:bullet-char="n">
        <style:list-level-properties text:space-before="2.5in" text:min-label-width="0.25in"/>
        <style:text-properties fo:color="#009900" fo:font-family="Wingdings" style:font-pitch="variable" fo:font-size="50%"/>
      </text:list-level-style-bullet>
      <text:list-level-style-bullet text:level="7" text:bullet-char="n">
        <style:list-level-properties text:space-before="3in" text:min-label-width="0.25in"/>
        <style:text-properties fo:color="#009900" fo:font-family="Wingdings" style:font-pitch="variable" fo:font-size="50%"/>
      </text:list-level-style-bullet>
      <text:list-level-style-bullet text:level="8" text:bullet-char="n">
        <style:list-level-properties text:space-before="3.5in" text:min-label-width="0.25in"/>
        <style:text-properties fo:color="#009900" fo:font-family="Wingdings" style:font-pitch="variable" fo:font-size="50%"/>
      </text:list-level-style-bullet>
      <text:list-level-style-bullet text:level="9" text:bullet-char="n">
        <style:list-level-properties text:space-before="4in" text:min-label-width="0.25in"/>
        <style:text-properties fo:color="#009900" fo:font-family="Wingdings" style:font-pitch="variable" fo:font-size="50%"/>
      </text:list-level-style-bullet>
    </text:list-style>
    <text:list-style style:name="a646">
      <text:list-level-style-bullet text:level="1" text:bullet-char="n">
        <style:list-level-properties text:space-before="0.125in" text:min-label-width="0.25in"/>
        <style:text-properties fo:color="#0098cb" fo:font-family="Wingdings" style:font-pitch="variable" fo:font-size="50%"/>
      </text:list-level-style-bullet>
      <text:list-level-style-bullet text:level="2" text:bullet-char="n">
        <style:list-level-properties text:space-before="0.5625in" text:min-label-width="0.25in"/>
        <style:text-properties fo:color="#0098cb" fo:font-family="Wingdings" style:font-pitch="variable" fo:font-size="50%"/>
      </text:list-level-style-bullet>
      <text:list-level-style-bullet text:level="3" text:bullet-char="n">
        <style:list-level-properties text:space-before="1in" text:min-label-width="0.25in"/>
        <style:text-properties fo:color="#0098cb" fo:font-family="Wingdings" style:font-pitch="variable" fo:font-size="50%"/>
      </text:list-level-style-bullet>
      <text:list-level-style-bullet text:level="4" text:bullet-char="n">
        <style:list-level-properties text:space-before="1.5in" text:min-label-width="0.25in"/>
        <style:text-properties fo:color="#0098cb" fo:font-family="Wingdings" style:font-pitch="variable" fo:font-size="50%"/>
      </text:list-level-style-bullet>
      <text:list-level-style-bullet text:level="5" text:bullet-char="n">
        <style:list-level-properties text:space-before="2in" text:min-label-width="0.25in"/>
        <style:text-properties fo:color="#0098cb" fo:font-family="Wingdings" style:font-pitch="variable" fo:font-size="50%"/>
      </text:list-level-style-bullet>
      <text:list-level-style-bullet text:level="6" text:bullet-char="n">
        <style:list-level-properties text:space-before="2.5in" text:min-label-width="0.25in"/>
        <style:text-properties fo:color="#0098cb" fo:font-family="Wingdings" style:font-pitch="variable" fo:font-size="50%"/>
      </text:list-level-style-bullet>
      <text:list-level-style-bullet text:level="7" text:bullet-char="n">
        <style:list-level-properties text:space-before="3in" text:min-label-width="0.25in"/>
        <style:text-properties fo:color="#0098cb" fo:font-family="Wingdings" style:font-pitch="variable" fo:font-size="50%"/>
      </text:list-level-style-bullet>
      <text:list-level-style-bullet text:level="8" text:bullet-char="n">
        <style:list-level-properties text:space-before="3.5in" text:min-label-width="0.25in"/>
        <style:text-properties fo:color="#0098cb" fo:font-family="Wingdings" style:font-pitch="variable" fo:font-size="50%"/>
      </text:list-level-style-bullet>
      <text:list-level-style-bullet text:level="9" text:bullet-char="n">
        <style:list-level-properties text:space-before="4in" text:min-label-width="0.25in"/>
        <style:text-properties fo:color="#0098cb" fo:font-family="Wingdings" style:font-pitch="variable" fo:font-size="50%"/>
      </text:list-level-style-bullet>
    </text:list-style>
    <text:list-style style:name="a454">
      <text:list-level-style-bullet text:level="1" text:bullet-char="n">
        <style:list-level-properties text:space-before="0.125in" text:min-label-width="0.25in"/>
        <style:text-properties fo:color="#009900" fo:font-family="Wingdings" style:font-pitch="variable" fo:font-size="50%"/>
      </text:list-level-style-bullet>
      <text:list-level-style-bullet text:level="2" text:bullet-char="n">
        <style:list-level-properties text:space-before="0.5625in" text:min-label-width="0.25in"/>
        <style:text-properties fo:color="#009900" fo:font-family="Wingdings" style:font-pitch="variable" fo:font-size="50%"/>
      </text:list-level-style-bullet>
      <text:list-level-style-bullet text:level="3" text:bullet-char="n">
        <style:list-level-properties text:space-before="1in" text:min-label-width="0.25in"/>
        <style:text-properties fo:color="#009900" fo:font-family="Wingdings" style:font-pitch="variable" fo:font-size="50%"/>
      </text:list-level-style-bullet>
      <text:list-level-style-bullet text:level="4" text:bullet-char="n">
        <style:list-level-properties text:space-before="1.5in" text:min-label-width="0.25in"/>
        <style:text-properties fo:color="#009900" fo:font-family="Wingdings" style:font-pitch="variable" fo:font-size="50%"/>
      </text:list-level-style-bullet>
      <text:list-level-style-bullet text:level="5" text:bullet-char="n">
        <style:list-level-properties text:space-before="2in" text:min-label-width="0.25in"/>
        <style:text-properties fo:color="#009900" fo:font-family="Wingdings" style:font-pitch="variable" fo:font-size="50%"/>
      </text:list-level-style-bullet>
      <text:list-level-style-bullet text:level="6" text:bullet-char="n">
        <style:list-level-properties text:space-before="2.5in" text:min-label-width="0.25in"/>
        <style:text-properties fo:color="#009900" fo:font-family="Wingdings" style:font-pitch="variable" fo:font-size="50%"/>
      </text:list-level-style-bullet>
      <text:list-level-style-bullet text:level="7" text:bullet-char="n">
        <style:list-level-properties text:space-before="3in" text:min-label-width="0.25in"/>
        <style:text-properties fo:color="#009900" fo:font-family="Wingdings" style:font-pitch="variable" fo:font-size="50%"/>
      </text:list-level-style-bullet>
      <text:list-level-style-bullet text:level="8" text:bullet-char="n">
        <style:list-level-properties text:space-before="3.5in" text:min-label-width="0.25in"/>
        <style:text-properties fo:color="#009900" fo:font-family="Wingdings" style:font-pitch="variable" fo:font-size="50%"/>
      </text:list-level-style-bullet>
      <text:list-level-style-bullet text:level="9" text:bullet-char="n">
        <style:list-level-properties text:space-before="4in" text:min-label-width="0.25in"/>
        <style:text-properties fo:color="#009900" fo:font-family="Wingdings" style:font-pitch="variable" fo:font-size="50%"/>
      </text:list-level-style-bullet>
    </text:list-style>
    <text:list-style style:name="a649">
      <text:list-level-style-bullet text:level="1" text:bullet-char="n">
        <style:list-level-properties text:space-before="0.125in" text:min-label-width="0.25in"/>
        <style:text-properties fo:color="#3300ff" fo:font-family="Wingdings" style:font-pitch="variable" fo:font-size="55%"/>
      </text:list-level-style-bullet>
      <text:list-level-style-bullet text:level="2" text:bullet-char="n">
        <style:list-level-properties text:space-before="0.5625in" text:min-label-width="0.25in"/>
        <style:text-properties fo:color="#3300ff" fo:font-family="Wingdings" style:font-pitch="variable" fo:font-size="55%"/>
      </text:list-level-style-bullet>
      <text:list-level-style-bullet text:level="3" text:bullet-char="n">
        <style:list-level-properties text:space-before="1in" text:min-label-width="0.25in"/>
        <style:text-properties fo:color="#3300ff" fo:font-family="Wingdings" style:font-pitch="variable" fo:font-size="55%"/>
      </text:list-level-style-bullet>
      <text:list-level-style-bullet text:level="4" text:bullet-char="n">
        <style:list-level-properties text:space-before="1.5in" text:min-label-width="0.25in"/>
        <style:text-properties fo:color="#3300ff" fo:font-family="Wingdings" style:font-pitch="variable" fo:font-size="55%"/>
      </text:list-level-style-bullet>
      <text:list-level-style-bullet text:level="5" text:bullet-char="n">
        <style:list-level-properties text:space-before="2in" text:min-label-width="0.25in"/>
        <style:text-properties fo:color="#3300ff" fo:font-family="Wingdings" style:font-pitch="variable" fo:font-size="55%"/>
      </text:list-level-style-bullet>
      <text:list-level-style-bullet text:level="6" text:bullet-char="n">
        <style:list-level-properties text:space-before="2.5in" text:min-label-width="0.25in"/>
        <style:text-properties fo:color="#3300ff" fo:font-family="Wingdings" style:font-pitch="variable" fo:font-size="55%"/>
      </text:list-level-style-bullet>
      <text:list-level-style-bullet text:level="7" text:bullet-char="n">
        <style:list-level-properties text:space-before="3in" text:min-label-width="0.25in"/>
        <style:text-properties fo:color="#3300ff" fo:font-family="Wingdings" style:font-pitch="variable" fo:font-size="55%"/>
      </text:list-level-style-bullet>
      <text:list-level-style-bullet text:level="8" text:bullet-char="n">
        <style:list-level-properties text:space-before="3.5in" text:min-label-width="0.25in"/>
        <style:text-properties fo:color="#3300ff" fo:font-family="Wingdings" style:font-pitch="variable" fo:font-size="55%"/>
      </text:list-level-style-bullet>
      <text:list-level-style-bullet text:level="9" text:bullet-char="n">
        <style:list-level-properties text:space-before="4in" text:min-label-width="0.25in"/>
        <style:text-properties fo:color="#3300ff" fo:font-family="Wingdings" style:font-pitch="variable" fo:font-size="55%"/>
      </text:list-level-style-bullet>
    </text:list-style>
    <text:list-style style:name="a340">
      <text:list-level-style-bullet text:level="1" text:bullet-char="n">
        <style:list-level-properties text:space-before="0.0625in" text:min-label-width="0.3125in"/>
        <style:text-properties fo:color="#cb00cb" fo:font-family="Wingdings" style:font-pitch="variable" fo:font-size="55%"/>
      </text:list-level-style-bullet>
      <text:list-level-style-bullet text:level="2" text:bullet-char="n">
        <style:list-level-properties text:space-before="0.5in" text:min-label-width="0.3125in"/>
        <style:text-properties fo:color="#cb00cb" fo:font-family="Wingdings" style:font-pitch="variable" fo:font-size="55%"/>
      </text:list-level-style-bullet>
      <text:list-level-style-bullet text:level="3" text:bullet-char="n">
        <style:list-level-properties text:space-before="0.9375in" text:min-label-width="0.3125in"/>
        <style:text-properties fo:color="#cb00cb" fo:font-family="Wingdings" style:font-pitch="variable" fo:font-size="55%"/>
      </text:list-level-style-bullet>
      <text:list-level-style-bullet text:level="4" text:bullet-char="n">
        <style:list-level-properties text:space-before="1.4375in" text:min-label-width="0.3125in"/>
        <style:text-properties fo:color="#cb00cb" fo:font-family="Wingdings" style:font-pitch="variable" fo:font-size="55%"/>
      </text:list-level-style-bullet>
      <text:list-level-style-bullet text:level="5" text:bullet-char="n">
        <style:list-level-properties text:space-before="1.9375in" text:min-label-width="0.3125in"/>
        <style:text-properties fo:color="#cb00cb" fo:font-family="Wingdings" style:font-pitch="variable" fo:font-size="55%"/>
      </text:list-level-style-bullet>
      <text:list-level-style-bullet text:level="6" text:bullet-char="n">
        <style:list-level-properties text:space-before="2.4375in" text:min-label-width="0.3125in"/>
        <style:text-properties fo:color="#cb00cb" fo:font-family="Wingdings" style:font-pitch="variable" fo:font-size="55%"/>
      </text:list-level-style-bullet>
      <text:list-level-style-bullet text:level="7" text:bullet-char="n">
        <style:list-level-properties text:space-before="2.9375in" text:min-label-width="0.3125in"/>
        <style:text-properties fo:color="#cb00cb" fo:font-family="Wingdings" style:font-pitch="variable" fo:font-size="55%"/>
      </text:list-level-style-bullet>
      <text:list-level-style-bullet text:level="8" text:bullet-char="n">
        <style:list-level-properties text:space-before="3.4375in" text:min-label-width="0.3125in"/>
        <style:text-properties fo:color="#cb00cb" fo:font-family="Wingdings" style:font-pitch="variable" fo:font-size="55%"/>
      </text:list-level-style-bullet>
      <text:list-level-style-bullet text:level="9" text:bullet-char="n">
        <style:list-level-properties text:space-before="3.9375in" text:min-label-width="0.3125in"/>
        <style:text-properties fo:color="#cb00cb" fo:font-family="Wingdings" style:font-pitch="variable" fo:font-size="55%"/>
      </text:list-level-style-bullet>
    </text:list-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n">
        <style:list-level-properties text:space-before="0.125in" text:min-label-width="0.25in"/>
        <style:text-properties fo:color="#0098cb" fo:font-family="Wingdings" style:font-pitch="variable" fo:font-size="50%"/>
      </text:list-level-style-bullet>
      <text:list-level-style-bullet text:level="2" text:bullet-char="n">
        <style:list-level-properties text:space-before="0.5625in" text:min-label-width="0.25in"/>
        <style:text-properties fo:color="#0098cb" fo:font-family="Wingdings" style:font-pitch="variable" fo:font-size="50%"/>
      </text:list-level-style-bullet>
      <text:list-level-style-bullet text:level="3" text:bullet-char="n">
        <style:list-level-properties text:space-before="1in" text:min-label-width="0.25in"/>
        <style:text-properties fo:color="#0098cb" fo:font-family="Wingdings" style:font-pitch="variable" fo:font-size="50%"/>
      </text:list-level-style-bullet>
      <text:list-level-style-bullet text:level="4" text:bullet-char="n">
        <style:list-level-properties text:space-before="1.5in" text:min-label-width="0.25in"/>
        <style:text-properties fo:color="#0098cb" fo:font-family="Wingdings" style:font-pitch="variable" fo:font-size="50%"/>
      </text:list-level-style-bullet>
      <text:list-level-style-bullet text:level="5" text:bullet-char="n">
        <style:list-level-properties text:space-before="2in" text:min-label-width="0.25in"/>
        <style:text-properties fo:color="#0098cb" fo:font-family="Wingdings" style:font-pitch="variable" fo:font-size="50%"/>
      </text:list-level-style-bullet>
      <text:list-level-style-bullet text:level="6" text:bullet-char="n">
        <style:list-level-properties text:space-before="2.5in" text:min-label-width="0.25in"/>
        <style:text-properties fo:color="#0098cb" fo:font-family="Wingdings" style:font-pitch="variable" fo:font-size="50%"/>
      </text:list-level-style-bullet>
      <text:list-level-style-bullet text:level="7" text:bullet-char="n">
        <style:list-level-properties text:space-before="3in" text:min-label-width="0.25in"/>
        <style:text-properties fo:color="#0098cb" fo:font-family="Wingdings" style:font-pitch="variable" fo:font-size="50%"/>
      </text:list-level-style-bullet>
      <text:list-level-style-bullet text:level="8" text:bullet-char="n">
        <style:list-level-properties text:space-before="3.5in" text:min-label-width="0.25in"/>
        <style:text-properties fo:color="#0098cb" fo:font-family="Wingdings" style:font-pitch="variable" fo:font-size="50%"/>
      </text:list-level-style-bullet>
      <text:list-level-style-bullet text:level="9" text:bullet-char="n">
        <style:list-level-properties text:space-before="4in" text:min-label-width="0.25in"/>
        <style:text-properties fo:color="#0098cb" fo:font-family="Wingdings" style:font-pitch="variable" fo:font-size="50%"/>
      </text:list-level-style-bullet>
    </text:list-style>
    <text:list-style style:name="a801">
      <text:list-level-style-bullet text:level="1" text:bullet-char="n">
        <style:list-level-properties text:space-before="0.125in" text:min-label-width="0.25in"/>
        <style:text-properties fo:color="#3300ff" fo:font-family="Wingdings" style:font-pitch="variable" fo:font-size="55%"/>
      </text:list-level-style-bullet>
      <text:list-level-style-bullet text:level="2" text:bullet-char="n">
        <style:list-level-properties text:space-before="0.5625in" text:min-label-width="0.25in"/>
        <style:text-properties fo:color="#3300ff" fo:font-family="Wingdings" style:font-pitch="variable" fo:font-size="55%"/>
      </text:list-level-style-bullet>
      <text:list-level-style-bullet text:level="3" text:bullet-char="n">
        <style:list-level-properties text:space-before="1in" text:min-label-width="0.25in"/>
        <style:text-properties fo:color="#3300ff" fo:font-family="Wingdings" style:font-pitch="variable" fo:font-size="55%"/>
      </text:list-level-style-bullet>
      <text:list-level-style-bullet text:level="4" text:bullet-char="n">
        <style:list-level-properties text:space-before="1.5in" text:min-label-width="0.25in"/>
        <style:text-properties fo:color="#3300ff" fo:font-family="Wingdings" style:font-pitch="variable" fo:font-size="55%"/>
      </text:list-level-style-bullet>
      <text:list-level-style-bullet text:level="5" text:bullet-char="n">
        <style:list-level-properties text:space-before="2in" text:min-label-width="0.25in"/>
        <style:text-properties fo:color="#3300ff" fo:font-family="Wingdings" style:font-pitch="variable" fo:font-size="55%"/>
      </text:list-level-style-bullet>
      <text:list-level-style-bullet text:level="6" text:bullet-char="n">
        <style:list-level-properties text:space-before="2.5in" text:min-label-width="0.25in"/>
        <style:text-properties fo:color="#3300ff" fo:font-family="Wingdings" style:font-pitch="variable" fo:font-size="55%"/>
      </text:list-level-style-bullet>
      <text:list-level-style-bullet text:level="7" text:bullet-char="n">
        <style:list-level-properties text:space-before="3in" text:min-label-width="0.25in"/>
        <style:text-properties fo:color="#3300ff" fo:font-family="Wingdings" style:font-pitch="variable" fo:font-size="55%"/>
      </text:list-level-style-bullet>
      <text:list-level-style-bullet text:level="8" text:bullet-char="n">
        <style:list-level-properties text:space-before="3.5in" text:min-label-width="0.25in"/>
        <style:text-properties fo:color="#3300ff" fo:font-family="Wingdings" style:font-pitch="variable" fo:font-size="55%"/>
      </text:list-level-style-bullet>
      <text:list-level-style-bullet text:level="9" text:bullet-char="n">
        <style:list-level-properties text:space-before="4in" text:min-label-width="0.25in"/>
        <style:text-properties fo:color="#3300ff" fo:font-family="Wingdings" style:font-pitch="variable" fo:font-size="55%"/>
      </text:list-level-style-bullet>
    </text:list-style>
    <text:list-style style:name="a792">
      <text:list-level-style-bullet text:level="1" text:bullet-char="n">
        <style:list-level-properties text:space-before="0in" text:min-label-width="0.375in"/>
        <style:text-properties fo:color="#0098cb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0098cb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0098cb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0098cb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0098cb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0098cb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0098cb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0098cb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0098cb" fo:font-family="Wingdings" style:font-pitch="variable" fo:font-size="60%"/>
      </text:list-level-style-bullet>
    </text:list-style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bullet text:level="1" text:bullet-char="n">
        <style:list-level-properties text:space-before="0in" text:min-label-width="0.375in"/>
        <style:text-properties fo:color="#0098cb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0098cb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0098cb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0098cb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0098cb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0098cb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0098cb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0098cb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0098cb" fo:font-family="Wingdings" style:font-pitch="variable" fo:font-size="60%"/>
      </text:list-level-style-bullet>
    </text:list-style>
    <text:list-style style:name="a795">
      <text:list-level-style-bullet text:level="1" text:bullet-char="n">
        <style:list-level-properties text:space-before="0.0625in" text:min-label-width="0.3125in"/>
        <style:text-properties fo:color="#cb00cb" fo:font-family="Wingdings" style:font-pitch="variable" fo:font-size="55%"/>
      </text:list-level-style-bullet>
      <text:list-level-style-bullet text:level="2" text:bullet-char="n">
        <style:list-level-properties text:space-before="0.5in" text:min-label-width="0.3125in"/>
        <style:text-properties fo:color="#cb00cb" fo:font-family="Wingdings" style:font-pitch="variable" fo:font-size="55%"/>
      </text:list-level-style-bullet>
      <text:list-level-style-bullet text:level="3" text:bullet-char="n">
        <style:list-level-properties text:space-before="0.9375in" text:min-label-width="0.3125in"/>
        <style:text-properties fo:color="#cb00cb" fo:font-family="Wingdings" style:font-pitch="variable" fo:font-size="55%"/>
      </text:list-level-style-bullet>
      <text:list-level-style-bullet text:level="4" text:bullet-char="n">
        <style:list-level-properties text:space-before="1.4375in" text:min-label-width="0.3125in"/>
        <style:text-properties fo:color="#cb00cb" fo:font-family="Wingdings" style:font-pitch="variable" fo:font-size="55%"/>
      </text:list-level-style-bullet>
      <text:list-level-style-bullet text:level="5" text:bullet-char="n">
        <style:list-level-properties text:space-before="1.9375in" text:min-label-width="0.3125in"/>
        <style:text-properties fo:color="#cb00cb" fo:font-family="Wingdings" style:font-pitch="variable" fo:font-size="55%"/>
      </text:list-level-style-bullet>
      <text:list-level-style-bullet text:level="6" text:bullet-char="n">
        <style:list-level-properties text:space-before="2.4375in" text:min-label-width="0.3125in"/>
        <style:text-properties fo:color="#cb00cb" fo:font-family="Wingdings" style:font-pitch="variable" fo:font-size="55%"/>
      </text:list-level-style-bullet>
      <text:list-level-style-bullet text:level="7" text:bullet-char="n">
        <style:list-level-properties text:space-before="2.9375in" text:min-label-width="0.3125in"/>
        <style:text-properties fo:color="#cb00cb" fo:font-family="Wingdings" style:font-pitch="variable" fo:font-size="55%"/>
      </text:list-level-style-bullet>
      <text:list-level-style-bullet text:level="8" text:bullet-char="n">
        <style:list-level-properties text:space-before="3.4375in" text:min-label-width="0.3125in"/>
        <style:text-properties fo:color="#cb00cb" fo:font-family="Wingdings" style:font-pitch="variable" fo:font-size="55%"/>
      </text:list-level-style-bullet>
      <text:list-level-style-bullet text:level="9" text:bullet-char="n">
        <style:list-level-properties text:space-before="3.9375in" text:min-label-width="0.3125in"/>
        <style:text-properties fo:color="#cb00cb" fo:font-family="Wingdings" style:font-pitch="variable" fo:font-size="55%"/>
      </text:list-level-style-bullet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bullet text:level="1" text:bullet-char="n">
        <style:list-level-properties text:space-before="0.125in" text:min-label-width="0.25in"/>
        <style:text-properties fo:color="#3300ff" fo:font-family="Wingdings" style:font-pitch="variable" fo:font-size="55%"/>
      </text:list-level-style-bullet>
      <text:list-level-style-bullet text:level="2" text:bullet-char="n">
        <style:list-level-properties text:space-before="0.5625in" text:min-label-width="0.25in"/>
        <style:text-properties fo:color="#3300ff" fo:font-family="Wingdings" style:font-pitch="variable" fo:font-size="55%"/>
      </text:list-level-style-bullet>
      <text:list-level-style-bullet text:level="3" text:bullet-char="n">
        <style:list-level-properties text:space-before="1in" text:min-label-width="0.25in"/>
        <style:text-properties fo:color="#3300ff" fo:font-family="Wingdings" style:font-pitch="variable" fo:font-size="55%"/>
      </text:list-level-style-bullet>
      <text:list-level-style-bullet text:level="4" text:bullet-char="n">
        <style:list-level-properties text:space-before="1.5in" text:min-label-width="0.25in"/>
        <style:text-properties fo:color="#3300ff" fo:font-family="Wingdings" style:font-pitch="variable" fo:font-size="55%"/>
      </text:list-level-style-bullet>
      <text:list-level-style-bullet text:level="5" text:bullet-char="n">
        <style:list-level-properties text:space-before="2in" text:min-label-width="0.25in"/>
        <style:text-properties fo:color="#3300ff" fo:font-family="Wingdings" style:font-pitch="variable" fo:font-size="55%"/>
      </text:list-level-style-bullet>
      <text:list-level-style-bullet text:level="6" text:bullet-char="n">
        <style:list-level-properties text:space-before="2.5in" text:min-label-width="0.25in"/>
        <style:text-properties fo:color="#3300ff" fo:font-family="Wingdings" style:font-pitch="variable" fo:font-size="55%"/>
      </text:list-level-style-bullet>
      <text:list-level-style-bullet text:level="7" text:bullet-char="n">
        <style:list-level-properties text:space-before="3in" text:min-label-width="0.25in"/>
        <style:text-properties fo:color="#3300ff" fo:font-family="Wingdings" style:font-pitch="variable" fo:font-size="55%"/>
      </text:list-level-style-bullet>
      <text:list-level-style-bullet text:level="8" text:bullet-char="n">
        <style:list-level-properties text:space-before="3.5in" text:min-label-width="0.25in"/>
        <style:text-properties fo:color="#3300ff" fo:font-family="Wingdings" style:font-pitch="variable" fo:font-size="55%"/>
      </text:list-level-style-bullet>
      <text:list-level-style-bullet text:level="9" text:bullet-char="n">
        <style:list-level-properties text:space-before="4in" text:min-label-width="0.25in"/>
        <style:text-properties fo:color="#3300ff" fo:font-family="Wingdings" style:font-pitch="variable" fo:font-size="55%"/>
      </text:list-level-style-bullet>
    </text:list-style>
    <text:list-style style:name="a805">
      <text:list-level-style-bullet text:level="1" text:bullet-char="n">
        <style:list-level-properties text:space-before="0.125in" text:min-label-width="0.25in"/>
        <style:text-properties fo:color="#009900" fo:font-family="Wingdings" style:font-pitch="variable" fo:font-size="50%"/>
      </text:list-level-style-bullet>
      <text:list-level-style-bullet text:level="2" text:bullet-char="n">
        <style:list-level-properties text:space-before="0.5625in" text:min-label-width="0.25in"/>
        <style:text-properties fo:color="#009900" fo:font-family="Wingdings" style:font-pitch="variable" fo:font-size="50%"/>
      </text:list-level-style-bullet>
      <text:list-level-style-bullet text:level="3" text:bullet-char="n">
        <style:list-level-properties text:space-before="1in" text:min-label-width="0.25in"/>
        <style:text-properties fo:color="#009900" fo:font-family="Wingdings" style:font-pitch="variable" fo:font-size="50%"/>
      </text:list-level-style-bullet>
      <text:list-level-style-bullet text:level="4" text:bullet-char="n">
        <style:list-level-properties text:space-before="1.5in" text:min-label-width="0.25in"/>
        <style:text-properties fo:color="#009900" fo:font-family="Wingdings" style:font-pitch="variable" fo:font-size="50%"/>
      </text:list-level-style-bullet>
      <text:list-level-style-bullet text:level="5" text:bullet-char="n">
        <style:list-level-properties text:space-before="2in" text:min-label-width="0.25in"/>
        <style:text-properties fo:color="#009900" fo:font-family="Wingdings" style:font-pitch="variable" fo:font-size="50%"/>
      </text:list-level-style-bullet>
      <text:list-level-style-bullet text:level="6" text:bullet-char="n">
        <style:list-level-properties text:space-before="2.5in" text:min-label-width="0.25in"/>
        <style:text-properties fo:color="#009900" fo:font-family="Wingdings" style:font-pitch="variable" fo:font-size="50%"/>
      </text:list-level-style-bullet>
      <text:list-level-style-bullet text:level="7" text:bullet-char="n">
        <style:list-level-properties text:space-before="3in" text:min-label-width="0.25in"/>
        <style:text-properties fo:color="#009900" fo:font-family="Wingdings" style:font-pitch="variable" fo:font-size="50%"/>
      </text:list-level-style-bullet>
      <text:list-level-style-bullet text:level="8" text:bullet-char="n">
        <style:list-level-properties text:space-before="3.5in" text:min-label-width="0.25in"/>
        <style:text-properties fo:color="#009900" fo:font-family="Wingdings" style:font-pitch="variable" fo:font-size="50%"/>
      </text:list-level-style-bullet>
      <text:list-level-style-bullet text:level="9" text:bullet-char="n">
        <style:list-level-properties text:space-before="4in" text:min-label-width="0.25in"/>
        <style:text-properties fo:color="#009900" fo:font-family="Wingdings" style:font-pitch="variable" fo:font-size="50%"/>
      </text:list-level-style-bullet>
    </text:list-style>
    <text:list-style style:name="a871">
      <text:list-level-style-bullet text:level="1" text:bullet-char="n">
        <style:list-level-properties text:space-before="0in" text:min-label-width="0.375in"/>
        <style:text-properties fo:color="#0098cb" fo:font-family="Wingdings" style:font-pitch="variable" fo:font-size="60%"/>
      </text:list-level-style-bullet>
      <text:list-level-style-bullet text:level="2" text:bullet-char="n">
        <style:list-level-properties text:space-before="0.4375in" text:min-label-width="0.375in"/>
        <style:text-properties fo:color="#0098cb" fo:font-family="Wingdings" style:font-pitch="variable" fo:font-size="60%"/>
      </text:list-level-style-bullet>
      <text:list-level-style-bullet text:level="3" text:bullet-char="n">
        <style:list-level-properties text:space-before="0.875in" text:min-label-width="0.375in"/>
        <style:text-properties fo:color="#0098cb" fo:font-family="Wingdings" style:font-pitch="variable" fo:font-size="60%"/>
      </text:list-level-style-bullet>
      <text:list-level-style-bullet text:level="4" text:bullet-char="n">
        <style:list-level-properties text:space-before="1.375in" text:min-label-width="0.375in"/>
        <style:text-properties fo:color="#0098cb" fo:font-family="Wingdings" style:font-pitch="variable" fo:font-size="60%"/>
      </text:list-level-style-bullet>
      <text:list-level-style-bullet text:level="5" text:bullet-char="n">
        <style:list-level-properties text:space-before="1.875in" text:min-label-width="0.375in"/>
        <style:text-properties fo:color="#0098cb" fo:font-family="Wingdings" style:font-pitch="variable" fo:font-size="60%"/>
      </text:list-level-style-bullet>
      <text:list-level-style-bullet text:level="6" text:bullet-char="n">
        <style:list-level-properties text:space-before="2.375in" text:min-label-width="0.375in"/>
        <style:text-properties fo:color="#0098cb" fo:font-family="Wingdings" style:font-pitch="variable" fo:font-size="60%"/>
      </text:list-level-style-bullet>
      <text:list-level-style-bullet text:level="7" text:bullet-char="n">
        <style:list-level-properties text:space-before="2.875in" text:min-label-width="0.375in"/>
        <style:text-properties fo:color="#0098cb" fo:font-family="Wingdings" style:font-pitch="variable" fo:font-size="60%"/>
      </text:list-level-style-bullet>
      <text:list-level-style-bullet text:level="8" text:bullet-char="n">
        <style:list-level-properties text:space-before="3.375in" text:min-label-width="0.375in"/>
        <style:text-properties fo:color="#0098cb" fo:font-family="Wingdings" style:font-pitch="variable" fo:font-size="60%"/>
      </text:list-level-style-bullet>
      <text:list-level-style-bullet text:level="9" text:bullet-char="n">
        <style:list-level-properties text:space-before="3.875in" text:min-label-width="0.375in"/>
        <style:text-properties fo:color="#0098cb" fo:font-family="Wingdings" style:font-pitch="variable" fo:font-size="60%"/>
      </text:list-level-style-bullet>
    </text:list-style>
    <text:list-style style:name="a423">
      <text:list-level-style-bullet text:level="1" text:bullet-char="n">
        <style:list-level-properties text:space-before="0.0625in" text:min-label-width="0.3125in"/>
        <style:text-properties fo:color="#cb00cb" fo:font-family="Wingdings" style:font-pitch="variable" fo:font-size="55%"/>
      </text:list-level-style-bullet>
      <text:list-level-style-bullet text:level="2" text:bullet-char="n">
        <style:list-level-properties text:space-before="0.5in" text:min-label-width="0.3125in"/>
        <style:text-properties fo:color="#cb00cb" fo:font-family="Wingdings" style:font-pitch="variable" fo:font-size="55%"/>
      </text:list-level-style-bullet>
      <text:list-level-style-bullet text:level="3" text:bullet-char="n">
        <style:list-level-properties text:space-before="0.9375in" text:min-label-width="0.3125in"/>
        <style:text-properties fo:color="#cb00cb" fo:font-family="Wingdings" style:font-pitch="variable" fo:font-size="55%"/>
      </text:list-level-style-bullet>
      <text:list-level-style-bullet text:level="4" text:bullet-char="n">
        <style:list-level-properties text:space-before="1.4375in" text:min-label-width="0.3125in"/>
        <style:text-properties fo:color="#cb00cb" fo:font-family="Wingdings" style:font-pitch="variable" fo:font-size="55%"/>
      </text:list-level-style-bullet>
      <text:list-level-style-bullet text:level="5" text:bullet-char="n">
        <style:list-level-properties text:space-before="1.9375in" text:min-label-width="0.3125in"/>
        <style:text-properties fo:color="#cb00cb" fo:font-family="Wingdings" style:font-pitch="variable" fo:font-size="55%"/>
      </text:list-level-style-bullet>
      <text:list-level-style-bullet text:level="6" text:bullet-char="n">
        <style:list-level-properties text:space-before="2.4375in" text:min-label-width="0.3125in"/>
        <style:text-properties fo:color="#cb00cb" fo:font-family="Wingdings" style:font-pitch="variable" fo:font-size="55%"/>
      </text:list-level-style-bullet>
      <text:list-level-style-bullet text:level="7" text:bullet-char="n">
        <style:list-level-properties text:space-before="2.9375in" text:min-label-width="0.3125in"/>
        <style:text-properties fo:color="#cb00cb" fo:font-family="Wingdings" style:font-pitch="variable" fo:font-size="55%"/>
      </text:list-level-style-bullet>
      <text:list-level-style-bullet text:level="8" text:bullet-char="n">
        <style:list-level-properties text:space-before="3.4375in" text:min-label-width="0.3125in"/>
        <style:text-properties fo:color="#cb00cb" fo:font-family="Wingdings" style:font-pitch="variable" fo:font-size="55%"/>
      </text:list-level-style-bullet>
      <text:list-level-style-bullet text:level="9" text:bullet-char="n">
        <style:list-level-properties text:space-before="3.9375in" text:min-label-width="0.3125in"/>
        <style:text-properties fo:color="#cb00cb" fo:font-family="Wingdings" style:font-pitch="variable" fo:font-size="55%"/>
      </text:list-level-style-bullet>
    </text:list-style>
    <text:list-style style:name="a798">
      <text:list-level-style-bullet text:level="1" text:bullet-char="n">
        <style:list-level-properties text:space-before="0.125in" text:min-label-width="0.25in"/>
        <style:text-properties fo:color="#0098cb" fo:font-family="Wingdings" style:font-pitch="variable" fo:font-size="50%"/>
      </text:list-level-style-bullet>
      <text:list-level-style-bullet text:level="2" text:bullet-char="n">
        <style:list-level-properties text:space-before="0.5625in" text:min-label-width="0.25in"/>
        <style:text-properties fo:color="#0098cb" fo:font-family="Wingdings" style:font-pitch="variable" fo:font-size="50%"/>
      </text:list-level-style-bullet>
      <text:list-level-style-bullet text:level="3" text:bullet-char="n">
        <style:list-level-properties text:space-before="1in" text:min-label-width="0.25in"/>
        <style:text-properties fo:color="#0098cb" fo:font-family="Wingdings" style:font-pitch="variable" fo:font-size="50%"/>
      </text:list-level-style-bullet>
      <text:list-level-style-bullet text:level="4" text:bullet-char="n">
        <style:list-level-properties text:space-before="1.5in" text:min-label-width="0.25in"/>
        <style:text-properties fo:color="#0098cb" fo:font-family="Wingdings" style:font-pitch="variable" fo:font-size="50%"/>
      </text:list-level-style-bullet>
      <text:list-level-style-bullet text:level="5" text:bullet-char="n">
        <style:list-level-properties text:space-before="2in" text:min-label-width="0.25in"/>
        <style:text-properties fo:color="#0098cb" fo:font-family="Wingdings" style:font-pitch="variable" fo:font-size="50%"/>
      </text:list-level-style-bullet>
      <text:list-level-style-bullet text:level="6" text:bullet-char="n">
        <style:list-level-properties text:space-before="2.5in" text:min-label-width="0.25in"/>
        <style:text-properties fo:color="#0098cb" fo:font-family="Wingdings" style:font-pitch="variable" fo:font-size="50%"/>
      </text:list-level-style-bullet>
      <text:list-level-style-bullet text:level="7" text:bullet-char="n">
        <style:list-level-properties text:space-before="3in" text:min-label-width="0.25in"/>
        <style:text-properties fo:color="#0098cb" fo:font-family="Wingdings" style:font-pitch="variable" fo:font-size="50%"/>
      </text:list-level-style-bullet>
      <text:list-level-style-bullet text:level="8" text:bullet-char="n">
        <style:list-level-properties text:space-before="3.5in" text:min-label-width="0.25in"/>
        <style:text-properties fo:color="#0098cb" fo:font-family="Wingdings" style:font-pitch="variable" fo:font-size="50%"/>
      </text:list-level-style-bullet>
      <text:list-level-style-bullet text:level="9" text:bullet-char="n">
        <style:list-level-properties text:space-before="4in" text:min-label-width="0.25in"/>
        <style:text-properties fo:color="#0098cb" fo:font-family="Wingdings" style:font-pitch="variable" fo:font-size="50%"/>
      </text:list-level-style-bullet>
    </text:list-style>
    <text:list-style style:name="a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4">
      <text:list-level-style-bullet text:level="1" text:bullet-char="n">
        <style:list-level-properties text:space-before="0.0625in" text:min-label-width="0.3125in"/>
        <style:text-properties fo:color="#cb00cb" fo:font-family="Wingdings" style:font-pitch="variable" fo:font-size="55%"/>
      </text:list-level-style-bullet>
      <text:list-level-style-bullet text:level="2" text:bullet-char="n">
        <style:list-level-properties text:space-before="0.5in" text:min-label-width="0.3125in"/>
        <style:text-properties fo:color="#cb00cb" fo:font-family="Wingdings" style:font-pitch="variable" fo:font-size="55%"/>
      </text:list-level-style-bullet>
      <text:list-level-style-bullet text:level="3" text:bullet-char="n">
        <style:list-level-properties text:space-before="0.9375in" text:min-label-width="0.3125in"/>
        <style:text-properties fo:color="#cb00cb" fo:font-family="Wingdings" style:font-pitch="variable" fo:font-size="55%"/>
      </text:list-level-style-bullet>
      <text:list-level-style-bullet text:level="4" text:bullet-char="n">
        <style:list-level-properties text:space-before="1.4375in" text:min-label-width="0.3125in"/>
        <style:text-properties fo:color="#cb00cb" fo:font-family="Wingdings" style:font-pitch="variable" fo:font-size="55%"/>
      </text:list-level-style-bullet>
      <text:list-level-style-bullet text:level="5" text:bullet-char="n">
        <style:list-level-properties text:space-before="1.9375in" text:min-label-width="0.3125in"/>
        <style:text-properties fo:color="#cb00cb" fo:font-family="Wingdings" style:font-pitch="variable" fo:font-size="55%"/>
      </text:list-level-style-bullet>
      <text:list-level-style-bullet text:level="6" text:bullet-char="n">
        <style:list-level-properties text:space-before="2.4375in" text:min-label-width="0.3125in"/>
        <style:text-properties fo:color="#cb00cb" fo:font-family="Wingdings" style:font-pitch="variable" fo:font-size="55%"/>
      </text:list-level-style-bullet>
      <text:list-level-style-bullet text:level="7" text:bullet-char="n">
        <style:list-level-properties text:space-before="2.9375in" text:min-label-width="0.3125in"/>
        <style:text-properties fo:color="#cb00cb" fo:font-family="Wingdings" style:font-pitch="variable" fo:font-size="55%"/>
      </text:list-level-style-bullet>
      <text:list-level-style-bullet text:level="8" text:bullet-char="n">
        <style:list-level-properties text:space-before="3.4375in" text:min-label-width="0.3125in"/>
        <style:text-properties fo:color="#cb00cb" fo:font-family="Wingdings" style:font-pitch="variable" fo:font-size="55%"/>
      </text:list-level-style-bullet>
      <text:list-level-style-bullet text:level="9" text:bullet-char="n">
        <style:list-level-properties text:space-before="3.9375in" text:min-label-width="0.3125in"/>
        <style:text-properties fo:color="#cb00cb" fo:font-family="Wingdings" style:font-pitch="variable" fo:font-size="55%"/>
      </text:list-level-style-bullet>
    </text:list-style>
    <text:list-style style:name="a426">
      <text:list-level-style-bullet text:level="1" text:bullet-char="n">
        <style:list-level-properties text:space-before="0.125in" text:min-label-width="0.25in"/>
        <style:text-properties fo:color="#0098cb" fo:font-family="Wingdings" style:font-pitch="variable" fo:font-size="50%"/>
      </text:list-level-style-bullet>
      <text:list-level-style-bullet text:level="2" text:bullet-char="n">
        <style:list-level-properties text:space-before="0.5625in" text:min-label-width="0.25in"/>
        <style:text-properties fo:color="#0098cb" fo:font-family="Wingdings" style:font-pitch="variable" fo:font-size="50%"/>
      </text:list-level-style-bullet>
      <text:list-level-style-bullet text:level="3" text:bullet-char="n">
        <style:list-level-properties text:space-before="1in" text:min-label-width="0.25in"/>
        <style:text-properties fo:color="#0098cb" fo:font-family="Wingdings" style:font-pitch="variable" fo:font-size="50%"/>
      </text:list-level-style-bullet>
      <text:list-level-style-bullet text:level="4" text:bullet-char="n">
        <style:list-level-properties text:space-before="1.5in" text:min-label-width="0.25in"/>
        <style:text-properties fo:color="#0098cb" fo:font-family="Wingdings" style:font-pitch="variable" fo:font-size="50%"/>
      </text:list-level-style-bullet>
      <text:list-level-style-bullet text:level="5" text:bullet-char="n">
        <style:list-level-properties text:space-before="2in" text:min-label-width="0.25in"/>
        <style:text-properties fo:color="#0098cb" fo:font-family="Wingdings" style:font-pitch="variable" fo:font-size="50%"/>
      </text:list-level-style-bullet>
      <text:list-level-style-bullet text:level="6" text:bullet-char="n">
        <style:list-level-properties text:space-before="2.5in" text:min-label-width="0.25in"/>
        <style:text-properties fo:color="#0098cb" fo:font-family="Wingdings" style:font-pitch="variable" fo:font-size="50%"/>
      </text:list-level-style-bullet>
      <text:list-level-style-bullet text:level="7" text:bullet-char="n">
        <style:list-level-properties text:space-before="3in" text:min-label-width="0.25in"/>
        <style:text-properties fo:color="#0098cb" fo:font-family="Wingdings" style:font-pitch="variable" fo:font-size="50%"/>
      </text:list-level-style-bullet>
      <text:list-level-style-bullet text:level="8" text:bullet-char="n">
        <style:list-level-properties text:space-before="3.5in" text:min-label-width="0.25in"/>
        <style:text-properties fo:color="#0098cb" fo:font-family="Wingdings" style:font-pitch="variable" fo:font-size="50%"/>
      </text:list-level-style-bullet>
      <text:list-level-style-bullet text:level="9" text:bullet-char="n">
        <style:list-level-properties text:space-before="4in" text:min-label-width="0.25in"/>
        <style:text-properties fo:color="#0098cb" fo:font-family="Wingdings" style:font-pitch="variable" fo:font-size="50%"/>
      </text:list-level-style-bullet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7">
      <text:list-level-style-bullet text:level="1" text:bullet-char="n">
        <style:list-level-properties text:space-before="0.125in" text:min-label-width="0.25in"/>
        <style:text-properties fo:color="#0098cb" fo:font-family="Wingdings" style:font-pitch="variable" fo:font-size="50%"/>
      </text:list-level-style-bullet>
      <text:list-level-style-bullet text:level="2" text:bullet-char="n">
        <style:list-level-properties text:space-before="0.5625in" text:min-label-width="0.25in"/>
        <style:text-properties fo:color="#0098cb" fo:font-family="Wingdings" style:font-pitch="variable" fo:font-size="50%"/>
      </text:list-level-style-bullet>
      <text:list-level-style-bullet text:level="3" text:bullet-char="n">
        <style:list-level-properties text:space-before="1in" text:min-label-width="0.25in"/>
        <style:text-properties fo:color="#0098cb" fo:font-family="Wingdings" style:font-pitch="variable" fo:font-size="50%"/>
      </text:list-level-style-bullet>
      <text:list-level-style-bullet text:level="4" text:bullet-char="n">
        <style:list-level-properties text:space-before="1.5in" text:min-label-width="0.25in"/>
        <style:text-properties fo:color="#0098cb" fo:font-family="Wingdings" style:font-pitch="variable" fo:font-size="50%"/>
      </text:list-level-style-bullet>
      <text:list-level-style-bullet text:level="5" text:bullet-char="n">
        <style:list-level-properties text:space-before="2in" text:min-label-width="0.25in"/>
        <style:text-properties fo:color="#0098cb" fo:font-family="Wingdings" style:font-pitch="variable" fo:font-size="50%"/>
      </text:list-level-style-bullet>
      <text:list-level-style-bullet text:level="6" text:bullet-char="n">
        <style:list-level-properties text:space-before="2.5in" text:min-label-width="0.25in"/>
        <style:text-properties fo:color="#0098cb" fo:font-family="Wingdings" style:font-pitch="variable" fo:font-size="50%"/>
      </text:list-level-style-bullet>
      <text:list-level-style-bullet text:level="7" text:bullet-char="n">
        <style:list-level-properties text:space-before="3in" text:min-label-width="0.25in"/>
        <style:text-properties fo:color="#0098cb" fo:font-family="Wingdings" style:font-pitch="variable" fo:font-size="50%"/>
      </text:list-level-style-bullet>
      <text:list-level-style-bullet text:level="8" text:bullet-char="n">
        <style:list-level-properties text:space-before="3.5in" text:min-label-width="0.25in"/>
        <style:text-properties fo:color="#0098cb" fo:font-family="Wingdings" style:font-pitch="variable" fo:font-size="50%"/>
      </text:list-level-style-bullet>
      <text:list-level-style-bullet text:level="9" text:bullet-char="n">
        <style:list-level-properties text:space-before="4in" text:min-label-width="0.25in"/>
        <style:text-properties fo:color="#0098cb" fo:font-family="Wingdings" style:font-pitch="variable" fo:font-size="50%"/>
      </text:list-level-style-bullet>
    </text:list-style>
    <text:list-style style:name="a429">
      <text:list-level-style-bullet text:level="1" text:bullet-char="n">
        <style:list-level-properties text:space-before="0.125in" text:min-label-width="0.25in"/>
        <style:text-properties fo:color="#3300ff" fo:font-family="Wingdings" style:font-pitch="variable" fo:font-size="55%"/>
      </text:list-level-style-bullet>
      <text:list-level-style-bullet text:level="2" text:bullet-char="n">
        <style:list-level-properties text:space-before="0.5625in" text:min-label-width="0.25in"/>
        <style:text-properties fo:color="#3300ff" fo:font-family="Wingdings" style:font-pitch="variable" fo:font-size="55%"/>
      </text:list-level-style-bullet>
      <text:list-level-style-bullet text:level="3" text:bullet-char="n">
        <style:list-level-properties text:space-before="1in" text:min-label-width="0.25in"/>
        <style:text-properties fo:color="#3300ff" fo:font-family="Wingdings" style:font-pitch="variable" fo:font-size="55%"/>
      </text:list-level-style-bullet>
      <text:list-level-style-bullet text:level="4" text:bullet-char="n">
        <style:list-level-properties text:space-before="1.5in" text:min-label-width="0.25in"/>
        <style:text-properties fo:color="#3300ff" fo:font-family="Wingdings" style:font-pitch="variable" fo:font-size="55%"/>
      </text:list-level-style-bullet>
      <text:list-level-style-bullet text:level="5" text:bullet-char="n">
        <style:list-level-properties text:space-before="2in" text:min-label-width="0.25in"/>
        <style:text-properties fo:color="#3300ff" fo:font-family="Wingdings" style:font-pitch="variable" fo:font-size="55%"/>
      </text:list-level-style-bullet>
      <text:list-level-style-bullet text:level="6" text:bullet-char="n">
        <style:list-level-properties text:space-before="2.5in" text:min-label-width="0.25in"/>
        <style:text-properties fo:color="#3300ff" fo:font-family="Wingdings" style:font-pitch="variable" fo:font-size="55%"/>
      </text:list-level-style-bullet>
      <text:list-level-style-bullet text:level="7" text:bullet-char="n">
        <style:list-level-properties text:space-before="3in" text:min-label-width="0.25in"/>
        <style:text-properties fo:color="#3300ff" fo:font-family="Wingdings" style:font-pitch="variable" fo:font-size="55%"/>
      </text:list-level-style-bullet>
      <text:list-level-style-bullet text:level="8" text:bullet-char="n">
        <style:list-level-properties text:space-before="3.5in" text:min-label-width="0.25in"/>
        <style:text-properties fo:color="#3300ff" fo:font-family="Wingdings" style:font-pitch="variable" fo:font-size="55%"/>
      </text:list-level-style-bullet>
      <text:list-level-style-bullet text:level="9" text:bullet-char="n">
        <style:list-level-properties text:space-before="4in" text:min-label-width="0.25in"/>
        <style:text-properties fo:color="#3300ff" fo:font-family="Wingdings" style:font-pitch="variable" fo:font-size="55%"/>
      </text:list-level-style-bullet>
    </text:list-style>
    <text:list-style style:name="a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n">
        <style:list-level-properties text:space-before="0.125in" text:min-label-width="0.25in"/>
        <style:text-properties fo:color="#009900" fo:font-family="Wingdings" style:font-pitch="variable" fo:font-size="50%"/>
      </text:list-level-style-bullet>
      <text:list-level-style-bullet text:level="2" text:bullet-char="n">
        <style:list-level-properties text:space-before="0.5625in" text:min-label-width="0.25in"/>
        <style:text-properties fo:color="#009900" fo:font-family="Wingdings" style:font-pitch="variable" fo:font-size="50%"/>
      </text:list-level-style-bullet>
      <text:list-level-style-bullet text:level="3" text:bullet-char="n">
        <style:list-level-properties text:space-before="1in" text:min-label-width="0.25in"/>
        <style:text-properties fo:color="#009900" fo:font-family="Wingdings" style:font-pitch="variable" fo:font-size="50%"/>
      </text:list-level-style-bullet>
      <text:list-level-style-bullet text:level="4" text:bullet-char="n">
        <style:list-level-properties text:space-before="1.5in" text:min-label-width="0.25in"/>
        <style:text-properties fo:color="#009900" fo:font-family="Wingdings" style:font-pitch="variable" fo:font-size="50%"/>
      </text:list-level-style-bullet>
      <text:list-level-style-bullet text:level="5" text:bullet-char="n">
        <style:list-level-properties text:space-before="2in" text:min-label-width="0.25in"/>
        <style:text-properties fo:color="#009900" fo:font-family="Wingdings" style:font-pitch="variable" fo:font-size="50%"/>
      </text:list-level-style-bullet>
      <text:list-level-style-bullet text:level="6" text:bullet-char="n">
        <style:list-level-properties text:space-before="2.5in" text:min-label-width="0.25in"/>
        <style:text-properties fo:color="#009900" fo:font-family="Wingdings" style:font-pitch="variable" fo:font-size="50%"/>
      </text:list-level-style-bullet>
      <text:list-level-style-bullet text:level="7" text:bullet-char="n">
        <style:list-level-properties text:space-before="3in" text:min-label-width="0.25in"/>
        <style:text-properties fo:color="#009900" fo:font-family="Wingdings" style:font-pitch="variable" fo:font-size="50%"/>
      </text:list-level-style-bullet>
      <text:list-level-style-bullet text:level="8" text:bullet-char="n">
        <style:list-level-properties text:space-before="3.5in" text:min-label-width="0.25in"/>
        <style:text-properties fo:color="#009900" fo:font-family="Wingdings" style:font-pitch="variable" fo:font-size="50%"/>
      </text:list-level-style-bullet>
      <text:list-level-style-bullet text:level="9" text:bullet-char="n">
        <style:list-level-properties text:space-before="4in" text:min-label-width="0.25in"/>
        <style:text-properties fo:color="#009900" fo:font-family="Wingdings" style:font-pitch="variable" fo:font-size="50%"/>
      </text:list-level-style-bullet>
    </text:list-style>
    <text:list-style style:name="a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n">
        <style:list-level-properties text:space-before="0.125in" text:min-label-width="0.25in"/>
        <style:text-properties fo:color="#009900" fo:font-family="Wingdings" style:font-pitch="variable" fo:font-size="50%"/>
      </text:list-level-style-bullet>
      <text:list-level-style-bullet text:level="2" text:bullet-char="n">
        <style:list-level-properties text:space-before="0.5625in" text:min-label-width="0.25in"/>
        <style:text-properties fo:color="#009900" fo:font-family="Wingdings" style:font-pitch="variable" fo:font-size="50%"/>
      </text:list-level-style-bullet>
      <text:list-level-style-bullet text:level="3" text:bullet-char="n">
        <style:list-level-properties text:space-before="1in" text:min-label-width="0.25in"/>
        <style:text-properties fo:color="#009900" fo:font-family="Wingdings" style:font-pitch="variable" fo:font-size="50%"/>
      </text:list-level-style-bullet>
      <text:list-level-style-bullet text:level="4" text:bullet-char="n">
        <style:list-level-properties text:space-before="1.5in" text:min-label-width="0.25in"/>
        <style:text-properties fo:color="#009900" fo:font-family="Wingdings" style:font-pitch="variable" fo:font-size="50%"/>
      </text:list-level-style-bullet>
      <text:list-level-style-bullet text:level="5" text:bullet-char="n">
        <style:list-level-properties text:space-before="2in" text:min-label-width="0.25in"/>
        <style:text-properties fo:color="#009900" fo:font-family="Wingdings" style:font-pitch="variable" fo:font-size="50%"/>
      </text:list-level-style-bullet>
      <text:list-level-style-bullet text:level="6" text:bullet-char="n">
        <style:list-level-properties text:space-before="2.5in" text:min-label-width="0.25in"/>
        <style:text-properties fo:color="#009900" fo:font-family="Wingdings" style:font-pitch="variable" fo:font-size="50%"/>
      </text:list-level-style-bullet>
      <text:list-level-style-bullet text:level="7" text:bullet-char="n">
        <style:list-level-properties text:space-before="3in" text:min-label-width="0.25in"/>
        <style:text-properties fo:color="#009900" fo:font-family="Wingdings" style:font-pitch="variable" fo:font-size="50%"/>
      </text:list-level-style-bullet>
      <text:list-level-style-bullet text:level="8" text:bullet-char="n">
        <style:list-level-properties text:space-before="3.5in" text:min-label-width="0.25in"/>
        <style:text-properties fo:color="#009900" fo:font-family="Wingdings" style:font-pitch="variable" fo:font-size="50%"/>
      </text:list-level-style-bullet>
      <text:list-level-style-bullet text:level="9" text:bullet-char="n">
        <style:list-level-properties text:space-before="4in" text:min-label-width="0.25in"/>
        <style:text-properties fo:color="#009900" fo:font-family="Wingdings" style:font-pitch="variable" fo:font-size="50%"/>
      </text:list-level-style-bullet>
    </text:list-style>
    <number:date-style xmlns:number="urn:oasis:names:tc:opendocument:xmlns:datastyle:1.0" style:name="a111" number:transliteration-format="" number:transliteration-style="long">
      <number:day number:calendar="gregorian"/>
      <number:text>-</number:text>
      <number:month number:textual="true" number:calendar="gregorian"/>
      <number:text>-</number:text>
      <number:year number:calendar="gregorian"/>
    </number:date-style>
  </office:automatic-styles>
  <office:master-styles>
    <draw:layer-set>
      <draw:layer draw:name="Master1-bg" draw:protected="true"/>
    </draw:layer-set>
    <style:master-page style:name="Master1-duke9" style:page-layout-name="pageLayout1" draw:style-name="a0">
      <draw:custom-shape svg:x="0.58333in" svg:y="0.28472in" svg:width="0.35243in" svg:height="0.5191in" draw:id="id0" draw:style-name="a3" draw:name="Rectangle 2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875in" svg:y="0.28472in" svg:width="0.35938in" svg:height="0.5191in" draw:id="id1" draw:style-name="a7" draw:name="Rectangle 3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9201in" svg:y="0.74653in" svg:width="0.46181in" svg:height="0.5191in" draw:id="id2" draw:style-name="a10" draw:name="Rectangle 4">
        <svg:title/>
        <svg:desc/>
        <text:p text:style-name="a9" text:class-names="" text:cond-style-name=""><text:span text:style-name="a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in" svg:y="0.75in" svg:width="0.40278in" svg:height="0.5191in" draw:id="id3" draw:style-name="a14" draw:name="Rectangle 5">
        <svg:title/>
        <svg:desc/>
        <text:p text:style-name="a12" text:class-names="" text:cond-style-name=""><text:span text:style-name="a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3889in" svg:y="0.66667in" svg:width="0.61285in" svg:height="0.46181in" draw:id="id4" draw:style-name="a18" draw:name="Rectangle 6">
        <svg:title/>
        <svg:desc/>
        <text:p text:style-name="a16" text:class-names="" text:cond-style-name=""><text:span text:style-name="a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83333in" svg:y="0.16667in" svg:width="0.03472in" svg:height="1.15104in" draw:id="id5" draw:style-name="a21" draw:name="Rectangle 7">
        <svg:title/>
        <svg:desc/>
        <text:p text:style-name="a20" text:class-names="" text:cond-style-name=""><text:span text:style-name="a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0347in" svg:y="1.08333in" svg:width="9.49653in" svg:height="0.05035in" draw:id="id6" draw:style-name="a25" draw:name="Rectangle 8">
        <svg:title/>
        <svg:desc/>
        <text:p text:style-name="a23" text:class-names="" text:cond-style-name=""><text:span text:style-name="a22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frame draw:id="id7" presentation:style-name="a28" draw:name="Rectangle 9" svg:x="1.33333in" svg:y="0.25in" svg:width="8.52257in" svg:height="0.91667in" presentation:class="title" presentation:placeholder="false">
        <draw:text-box>
          <text:p text:style-name="a27" text:class-names="" text:cond-style-name=""><text:span text:style-name="a26" text:class-names="">Click to edit Master title style</text:span></text:p>
        </draw:text-box>
        <svg:title/>
        <svg:desc/>
      </draw:frame>
      <draw:frame draw:id="id13" presentation:style-name="a44" draw:name="Rectangle 10" svg:x="0.41667in" svg:y="1.5in" svg:width="9.37674in" svg:height="5.2066in" presentation:class="outline" presentation:placeholder="false">
        <draw:text-box>
          <text:list text:style-name="a31">
            <text:list-item>
              <text:p text:style-name="a30" text:class-names="" text:cond-style-name="" text:id="id8"><text:span text:style-name="a29" text:class-names="">Click to edit Master text styles</text:span></text:p>
            </text:list-item>
          </text:list>
          <text:list text:style-name="a34">
            <text:list-item>
              <text:list text:style-name="a34">
                <text:list-item>
                  <text:p text:style-name="a33" text:class-names="" text:cond-style-name="" text:id="id9"><text:span text:style-name="a32" text:class-names="">Second level</text:span></text:p>
                </text:list-item>
              </text:list>
            </text:list-item>
          </text:list>
          <text:list text:style-name="a37">
            <text:list-item>
              <text:list text:style-name="a37">
                <text:list-item>
                  <text:list text:style-name="a37">
                    <text:list-item>
                      <text:p text:style-name="a36" text:class-names="" text:cond-style-name="" text:id="id10"><text:span text:style-name="a35" text:class-names="">Third level</text:span></text:p>
                    </text:list-item>
                  </text:list>
                </text:list-item>
              </text:list>
            </text:list-item>
          </text:list>
          <text:list text:style-name="a40">
            <text:list-item>
              <text:list text:style-name="a40">
                <text:list-item>
                  <text:list text:style-name="a40">
                    <text:list-item>
                      <text:list text:style-name="a40">
                        <text:list-item>
                          <text:p text:style-name="a39" text:class-names="" text:cond-style-name="" text:id="id11"><text:span text:style-name="a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">
            <text:list-item>
              <text:list text:style-name="a43">
                <text:list-item>
                  <text:list text:style-name="a43">
                    <text:list-item>
                      <text:list text:style-name="a43">
                        <text:list-item>
                          <text:list text:style-name="a43">
                            <text:list-item>
                              <text:p text:style-name="a42" text:class-names="" text:cond-style-name="" text:id="id12"><text:span text:style-name="a4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" presentation:style-name="a47" draw:name="Rectangle 11" svg:x="7.91667in" svg:y="7in" svg:width="2.08333in" svg:height="0.5in" presentation:class="page-number" presentation:placeholder="false">
        <draw:text-box>
          <text:p text:style-name="a46" text:class-names="" text:cond-style-name=""><text:span text:style-name="a45" text:class-names=""><text:page-number style:num-format="1" text:fixed="false"/></text:span></text:p>
        </draw:text-box>
        <svg:title/>
        <svg:desc/>
      </draw:frame>
      <presentation:notes style:page-layout-name="pageLayout2" draw:style-name="a76">
        <draw:frame draw:id="id15" presentation:style-name="a50" draw:name="Rectangle 2" svg:x="0in" svg:y="0in" svg:width="3.25in" svg:height="0.5in" presentation:class="header" presentation:placeholder="false">
          <draw:text-box>
            <text:p text:style-name="a49" text:class-names="" text:cond-style-name=""><text:span text:style-name="a48" text:class-names=""/></text:p>
          </draw:text-box>
          <svg:title/>
          <svg:desc/>
        </draw:frame>
        <draw:frame draw:id="id16" presentation:style-name="a53" draw:name="Rectangle 3" svg:x="4.25in" svg:y="0in" svg:width="3.25in" svg:height="0.5in" presentation:class="date-time" presentation:placeholder="false">
          <draw:text-box>
            <text:p text:style-name="a52" text:class-names="" text:cond-style-name=""><text:span text:style-name="a51" text:class-names=""/></text:p>
          </draw:text-box>
          <svg:title/>
          <svg:desc/>
        </draw:frame>
        <draw:page-thumbnail svg:x="1.25in" svg:y="0.75in" svg:width="5in" svg:height="3.75in" presentation:class="page" draw:id="id17" presentation:style-name="a54" draw:name="Rectangle 4">
          <svg:title/>
          <svg:desc/>
        </draw:page-thumbnail>
        <draw:frame draw:id="id18" presentation:style-name="a69" draw:name="Rectangle 5" svg:x="1in" svg:y="4.75in" svg:width="5.5in" svg:height="4.5in" presentation:class="notes" presentation:placeholder="false">
          <draw:text-box>
            <text:p text:style-name="a56" text:class-names="" text:cond-style-name=""><text:span text:style-name="a55" text:class-names="">Click to edit Master text styles</text:span></text:p>
            <text:list text:style-name="a59">
              <text:list-item>
                <text:list text:style-name="a59">
                  <text:list-item>
                    <text:p text:style-name="a58" text:class-names="" text:cond-style-name=""><text:span text:style-name="a57" text:class-names="">Second level</text:span></text:p>
                  </text:list-item>
                </text:list>
              </text:list-item>
            </text:list>
            <text:list text:style-name="a62">
              <text:list-item>
                <text:list text:style-name="a62">
                  <text:list-item>
                    <text:list text:style-name="a62">
                      <text:list-item>
                        <text:p text:style-name="a61" text:class-names="" text:cond-style-name=""><text:span text:style-name="a6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">
              <text:list-item>
                <text:list text:style-name="a65">
                  <text:list-item>
                    <text:list text:style-name="a65">
                      <text:list-item>
                        <text:list text:style-name="a65">
                          <text:list-item>
                            <text:p text:style-name="a64" text:class-names="" text:cond-style-name=""><text:span text:style-name="a6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">
              <text:list-item>
                <text:list text:style-name="a68">
                  <text:list-item>
                    <text:list text:style-name="a68">
                      <text:list-item>
                        <text:list text:style-name="a68">
                          <text:list-item>
                            <text:list text:style-name="a68">
                              <text:list-item>
                                <text:p text:style-name="a67" text:class-names="" text:cond-style-name=""><text:span text:style-name="a6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9" presentation:style-name="a72" draw:name="Rectangle 6" svg:x="0in" svg:y="9.5in" svg:width="3.25in" svg:height="0.5in" presentation:class="foot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20" presentation:style-name="a75" draw:name="Rectangle 7" svg:x="4.25in" svg:y="9.5in" svg:width="3.25in" svg:height="0.5in" presentation:class="page-number" presentation:placeholder="false">
          <draw:text-box>
            <text:p text:style-name="a74" text:class-names="" text:cond-style-name=""><text:span text:style-name="a73" text:class-names=""><text:page-number style:num-format="1" text:fixed="false"/></text:span></text:p>
          </draw:text-box>
          <svg:title/>
          <svg:desc/>
        </draw:frame>
      </presentation:notes>
      <anim:par xmlns:anim="urn:oasis:names:tc:opendocument:xmlns:animation:1.0" presentation:node-type="timing-root">
        <anim:seq presentation:node-type="main-sequence" smil:dur="indefinite">
          <anim:par presentation:node-type="on-click" smil:begin="indefinite" smil:fill="hold">
            <anim:par presentation:node-type="with-previous" smil:begin="0.0s" smil:fill="hold">
              <anim:par presentation:node-type="on-click" presentation:preset-id="22" presentation:preset-sub-type="8" presentation:preset-class="entrance" presentation:group-id="0" smil:begin="0.0s" smil:fill="hold">
                <anim:set smil:targetElement="id8" smil:attributeName="visibility" smil:to="visible" smil:begin="0.0s" smil:dur="0.001s" smil:fill="hold"/>
                <anim:transitionFilter smil:targetElement="id8" smil:type="slideWipe" smil:subtype="fromLeft" smil:dur="0.5s"/>
              </anim:par>
            </anim:par>
          </anim:par>
          <anim:par presentation:node-type="on-click" smil:begin="indefinite" smil:fill="hold">
            <anim:par presentation:node-type="with-previous" smil:begin="0.0s" smil:fill="hold">
              <anim:par presentation:node-type="on-click" presentation:preset-id="22" presentation:preset-sub-type="8" presentation:preset-class="entrance" presentation:group-id="0" smil:begin="0.0s" smil:fill="hold">
                <anim:set smil:targetElement="id9" smil:attributeName="visibility" smil:to="visible" smil:begin="0.0s" smil:dur="0.001s" smil:fill="hold"/>
                <anim:transitionFilter smil:targetElement="id9" smil:type="slideWipe" smil:subtype="fromLeft" smil:dur="0.5s"/>
              </anim:par>
            </anim:par>
          </anim:par>
          <anim:par presentation:node-type="on-click" smil:begin="indefinite" smil:fill="hold">
            <anim:par presentation:node-type="with-previous" smil:begin="0.0s" smil:fill="hold">
              <anim:par presentation:node-type="on-click" presentation:preset-id="22" presentation:preset-sub-type="8" presentation:preset-class="entrance" presentation:group-id="0" smil:begin="0.0s" smil:fill="hold">
                <anim:set smil:targetElement="id10" smil:attributeName="visibility" smil:to="visible" smil:begin="0.0s" smil:dur="0.001s" smil:fill="hold"/>
                <anim:transitionFilter smil:targetElement="id10" smil:type="slideWipe" smil:subtype="fromLeft" smil:dur="0.5s"/>
              </anim:par>
            </anim:par>
          </anim:par>
          <anim:par presentation:node-type="on-click" smil:begin="indefinite" smil:fill="hold">
            <anim:par presentation:node-type="with-previous" smil:begin="0.0s" smil:fill="hold">
              <anim:par presentation:node-type="on-click" presentation:preset-id="22" presentation:preset-sub-type="8" presentation:preset-class="entrance" presentation:group-id="0" smil:begin="0.0s" smil:fill="hold">
                <anim:set smil:targetElement="id11" smil:attributeName="visibility" smil:to="visible" smil:begin="0.0s" smil:dur="0.001s" smil:fill="hold"/>
                <anim:transitionFilter smil:targetElement="id11" smil:type="slideWipe" smil:subtype="fromLeft" smil:dur="0.5s"/>
              </anim:par>
            </anim:par>
          </anim:par>
          <anim:par presentation:node-type="on-click" smil:begin="indefinite" smil:fill="hold">
            <anim:par presentation:node-type="with-previous" smil:begin="0.0s" smil:fill="hold">
              <anim:par presentation:node-type="on-click" presentation:preset-id="22" presentation:preset-sub-type="8" presentation:preset-class="entrance" presentation:group-id="0" smil:begin="0.0s" smil:fill="hold">
                <anim:set smil:targetElement="id12" smil:attributeName="visibility" smil:to="visible" smil:begin="0.0s" smil:dur="0.001s" smil:fill="hold"/>
                <anim:transitionFilter smil:targetElement="id12" smil:type="slideWipe" smil:subtype="fromLeft" smil:dur="0.5s"/>
              </anim:par>
            </anim:par>
          </anim:par>
        </anim:seq>
      </anim:par>
    </style:master-page>
    <style:master-page style:name="Master1-Layout1-title-Title-Slide" style:page-layout-name="pageLayout1" draw:style-name="a77">
      <draw:frame draw:id="id21" draw:style-name="a78" draw:name="Picture 5" svg:x="4.5in" svg:y="5.83333in" svg:width="0.97917in" svg:height="0.69618in" style:rel-width="scale" style:rel-height="scale">
        <draw:image xlink:href="media/image1.png" xlink:type="simple" xlink:show="embed" xlink:actuate="onLoad"/>
        <svg:title/>
        <svg:desc>duke.wave.shadow.gif                                           0000A716Quicksilver                    ABA78158:</svg:desc>
      </draw:frame>
      <draw:custom-shape svg:x="0.61111in" svg:y="2.87153in" svg:width="0.35243in" svg:height="0.5191in" draw:id="id22" draw:style-name="a81" draw:name="Rectangle 6">
        <svg:title/>
        <svg:desc/>
        <text:p text:style-name="a80" text:class-names="" text:cond-style-name=""><text:span text:style-name="a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90278in" svg:y="2.87153in" svg:width="0.35938in" svg:height="0.5191in" draw:id="id23" draw:style-name="a85" draw:name="Rectangle 7">
        <svg:title/>
        <svg:desc/>
        <text:p text:style-name="a83" text:class-names="" text:cond-style-name=""><text:span text:style-name="a8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1979in" svg:y="3.33333in" svg:width="0.46181in" svg:height="0.5191in" draw:id="id24" draw:style-name="a88" draw:name="Rectangle 8">
        <svg:title/>
        <svg:desc/>
        <text:p text:style-name="a87" text:class-names="" text:cond-style-name=""><text:span text:style-name="a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02431in" svg:y="3.33333in" svg:width="0.40278in" svg:height="0.5191in" draw:id="id25" draw:style-name="a92" draw:name="Rectangle 9">
        <svg:title/>
        <svg:desc/>
        <text:p text:style-name="a90" text:class-names="" text:cond-style-name=""><text:span text:style-name="a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6667in" svg:y="3.25347in" svg:width="0.61285in" svg:height="0.46181in" draw:id="id26" draw:style-name="a96" draw:name="Rectangle 10">
        <svg:title/>
        <svg:desc/>
        <text:p text:style-name="a94" text:class-names="" text:cond-style-name=""><text:span text:style-name="a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86111in" svg:y="2.66667in" svg:width="0.03472in" svg:height="1.15104in" draw:id="id27" draw:style-name="a99" draw:name="Rectangle 11">
        <svg:title/>
        <svg:desc/>
        <text:p text:style-name="a98" text:class-names="" text:cond-style-name=""><text:span text:style-name="a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34549in" svg:y="3.57118in" svg:width="9.49653in" svg:height="0.05035in" draw:id="id28" draw:style-name="a103" draw:name="Rectangle 12">
        <svg:title/>
        <svg:desc/>
        <text:p text:style-name="a101" text:class-names="" text:cond-style-name=""><text:span text:style-name="a100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frame draw:id="id29" presentation:style-name="a106" draw:name="Rectangle 2" svg:x="0.91667in" svg:y="2.41667in" svg:width="8.33333in" svg:height="1.16667in" presentation:class="title" presentation:placeholder="false">
        <draw:text-box>
          <text:p text:style-name="a105" text:class-names="" text:cond-style-name=""><text:span text:style-name="a104" text:class-names="">Click to edit Master title style</text:span></text:p>
        </draw:text-box>
        <svg:title/>
        <svg:desc/>
      </draw:frame>
      <draw:frame draw:id="id30" presentation:style-name="a109" draw:name="Rectangle 3" svg:x="1.25in" svg:y="4.25in" svg:width="8.33333in" svg:height="1in" presentation:class="subtitle" presentation:placeholder="false">
        <draw:text-box>
          <text:p text:style-name="a108" text:class-names="" text:cond-style-name=""><text:span text:style-name="a107" text:class-names="">Click to edit Master subtitle style</text:span></text:p>
        </draw:text-box>
        <svg:title/>
        <svg:desc/>
      </draw:frame>
      <draw:frame draw:id="id31" presentation:style-name="a113" draw:name="Rectangle 4" svg:x="8.83333in" svg:y="7.16667in" svg:width="1.16667in" svg:height="0.33333in" presentation:class="date-time" presentation:placeholder="false">
        <draw:text-box>
          <text:p text:style-name="a112" text:class-names="" text:cond-style-name=""><text:span text:style-name="a110" text:class-names=""><text:date text:fixed="false" style:data-style-name="a111"/></text:span></text:p>
        </draw:text-box>
        <svg:title/>
        <svg:desc/>
      </draw:frame>
      <presentation:notes style:page-layout-name="pageLayout2" draw:style-name="a142">
        <draw:frame draw:id="id15" presentation:style-name="a116" draw:name="Rectangle 2" svg:x="0in" svg:y="0in" svg:width="3.25in" svg:height="0.5in" presentation:class="header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16" presentation:style-name="a119" draw:name="Rectangle 3" svg:x="4.25in" svg:y="0in" svg:width="3.25in" svg:height="0.5in" presentation:class="date-time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page-thumbnail svg:x="1.25in" svg:y="0.75in" svg:width="5in" svg:height="3.75in" presentation:class="page" draw:id="id17" presentation:style-name="a120" draw:name="Rectangle 4">
          <svg:title/>
          <svg:desc/>
        </draw:page-thumbnail>
        <draw:frame draw:id="id18" presentation:style-name="a135" draw:name="Rectangle 5" svg:x="1in" svg:y="4.75in" svg:width="5.5in" svg:height="4.5in" presentation:class="notes" presentation:placeholder="false">
          <draw:text-box>
            <text:p text:style-name="a122" text:class-names="" text:cond-style-name=""><text:span text:style-name="a121" text:class-names="">Click to edit Master text styles</text:span></text:p>
            <text:list text:style-name="a125">
              <text:list-item>
                <text:list text:style-name="a125">
                  <text:list-item>
                    <text:p text:style-name="a124" text:class-names="" text:cond-style-name=""><text:span text:style-name="a123" text:class-names="">Second level</text:span></text:p>
                  </text:list-item>
                </text:list>
              </text:list-item>
            </text:list>
            <text:list text:style-name="a128">
              <text:list-item>
                <text:list text:style-name="a128">
                  <text:list-item>
                    <text:list text:style-name="a128">
                      <text:list-item>
                        <text:p text:style-name="a127" text:class-names="" text:cond-style-name=""><text:span text:style-name="a12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1">
              <text:list-item>
                <text:list text:style-name="a131">
                  <text:list-item>
                    <text:list text:style-name="a131">
                      <text:list-item>
                        <text:list text:style-name="a131">
                          <text:list-item>
                            <text:p text:style-name="a130" text:class-names="" text:cond-style-name=""><text:span text:style-name="a12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4">
              <text:list-item>
                <text:list text:style-name="a134">
                  <text:list-item>
                    <text:list text:style-name="a134">
                      <text:list-item>
                        <text:list text:style-name="a134">
                          <text:list-item>
                            <text:list text:style-name="a134">
                              <text:list-item>
                                <text:p text:style-name="a133" text:class-names="" text:cond-style-name=""><text:span text:style-name="a13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9" presentation:style-name="a138" draw:name="Rectangle 6" svg:x="0in" svg:y="9.5in" svg:width="3.25in" svg:height="0.5in" presentation:class="footer" presentation:placeholder="false">
          <draw:text-box>
            <text:p text:style-name="a137" text:class-names="" text:cond-style-name=""><text:span text:style-name="a136" text:class-names=""/></text:p>
          </draw:text-box>
          <svg:title/>
          <svg:desc/>
        </draw:frame>
        <draw:frame draw:id="id20" presentation:style-name="a141" draw:name="Rectangle 7" svg:x="4.25in" svg:y="9.5in" svg:width="3.25in" svg:height="0.5in" presentation:class="page-number" presentation:placeholder="false">
          <draw:text-box>
            <text:p text:style-name="a140" text:class-names="" text:cond-style-name=""><text:span text:style-name="a1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43">
      <draw:custom-shape svg:x="0.58333in" svg:y="0.28472in" svg:width="0.35243in" svg:height="0.5191in" draw:id="id32" draw:layer="Master1-bg" draw:style-name="a146" draw:name="Rectangle 2">
        <svg:title/>
        <svg:desc/>
        <text:p text:style-name="a145" text:class-names="" text:cond-style-name=""><text:span text:style-name="a1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875in" svg:y="0.28472in" svg:width="0.35938in" svg:height="0.5191in" draw:id="id33" draw:layer="Master1-bg" draw:style-name="a150" draw:name="Rectangle 3">
        <svg:title/>
        <svg:desc/>
        <text:p text:style-name="a148" text:class-names="" text:cond-style-name=""><text:span text:style-name="a1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9201in" svg:y="0.74653in" svg:width="0.46181in" svg:height="0.5191in" draw:id="id34" draw:layer="Master1-bg" draw:style-name="a153" draw:name="Rectangle 4">
        <svg:title/>
        <svg:desc/>
        <text:p text:style-name="a152" text:class-names="" text:cond-style-name=""><text:span text:style-name="a1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in" svg:y="0.75in" svg:width="0.40278in" svg:height="0.5191in" draw:id="id35" draw:layer="Master1-bg" draw:style-name="a157" draw:name="Rectangle 5">
        <svg:title/>
        <svg:desc/>
        <text:p text:style-name="a155" text:class-names="" text:cond-style-name=""><text:span text:style-name="a1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3889in" svg:y="0.66667in" svg:width="0.61285in" svg:height="0.46181in" draw:id="id36" draw:layer="Master1-bg" draw:style-name="a161" draw:name="Rectangle 6">
        <svg:title/>
        <svg:desc/>
        <text:p text:style-name="a159" text:class-names="" text:cond-style-name=""><text:span text:style-name="a1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83333in" svg:y="0.16667in" svg:width="0.03472in" svg:height="1.15104in" draw:id="id37" draw:layer="Master1-bg" draw:style-name="a164" draw:name="Rectangle 7">
        <svg:title/>
        <svg:desc/>
        <text:p text:style-name="a163" text:class-names="" text:cond-style-name=""><text:span text:style-name="a1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0347in" svg:y="1.08333in" svg:width="9.49653in" svg:height="0.05035in" draw:id="id38" draw:layer="Master1-bg" draw:style-name="a168" draw:name="Rectangle 8">
        <svg:title/>
        <svg:desc/>
        <text:p text:style-name="a166" text:class-names="" text:cond-style-name=""><text:span text:style-name="a165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frame draw:id="id39" presentation:style-name="a172" draw:name="Title 1" svg:x="1.33333in" svg:y="0.25in" svg:width="8.52257in" svg:height="0.91667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40" presentation:style-name="a189" draw:name="Content Placeholder 2" svg:x="0.41667in" svg:y="1.5in" svg:width="9.37674in" svg:height="5.2066in" presentation:class="object" presentation:placeholder="false">
        <draw:text-box>
          <text:list text:style-name="a175">
            <text:list-item>
              <text:p text:style-name="a174" text:class-names="" text:cond-style-name=""><text:span text:style-name="a173" text:class-names="">Click to edit Master text styles</text:span></text:p>
            </text:list-item>
          </text:list>
          <text:list text:style-name="a178">
            <text:list-item>
              <text:list text:style-name="a178">
                <text:list-item>
                  <text:p text:style-name="a177" text:class-names="" text:cond-style-name=""><text:span text:style-name="a176" text:class-names="">Second level</text:span></text:p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p text:style-name="a180" text:class-names="" text:cond-style-name=""><text:span text:style-name="a179" text:class-names="">Third level</text:span></text:p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p text:style-name="a183" text:class-names="" text:cond-style-name=""><text:span text:style-name="a1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list text:style-name="a188">
                            <text:list-item>
                              <text:p text:style-name="a187" text:class-names="" text:cond-style-name=""><text:span text:style-name="a185" text:class-names="">Fifth level</text:span><text:span text:style-name="a1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92" draw:name="Rectangle 11" svg:x="7.91667in" svg:y="7in" svg:width="2.08333in" svg:height="0.5in" presentation:class="page-number" presentation:placeholder="false">
        <draw:text-box>
          <text:p text:style-name="a191" text:class-names="" text:cond-style-name=""><text:span text:style-name="a190" text:class-names=""><text:page-number style:num-format="1" text:fixed="false"/></text:span></text:p>
        </draw:text-box>
        <svg:title/>
        <svg:desc/>
      </draw:frame>
      <presentation:notes style:page-layout-name="pageLayout2" draw:style-name="a221">
        <draw:frame draw:id="id15" presentation:style-name="a195" draw:name="Rectangle 2" svg:x="0in" svg:y="0in" svg:width="3.25in" svg:height="0.5in" presentation:class="header" presentation:placeholder="false">
          <draw:text-box>
            <text:p text:style-name="a194" text:class-names="" text:cond-style-name=""><text:span text:style-name="a193" text:class-names=""/></text:p>
          </draw:text-box>
          <svg:title/>
          <svg:desc/>
        </draw:frame>
        <draw:frame draw:id="id16" presentation:style-name="a198" draw:name="Rectangle 3" svg:x="4.25in" svg:y="0in" svg:width="3.25in" svg:height="0.5in" presentation:class="date-time" presentation:placeholder="false">
          <draw:text-box>
            <text:p text:style-name="a197" text:class-names="" text:cond-style-name=""><text:span text:style-name="a196" text:class-names=""/></text:p>
          </draw:text-box>
          <svg:title/>
          <svg:desc/>
        </draw:frame>
        <draw:page-thumbnail svg:x="1.25in" svg:y="0.75in" svg:width="5in" svg:height="3.75in" presentation:class="page" draw:id="id17" presentation:style-name="a199" draw:name="Rectangle 4">
          <svg:title/>
          <svg:desc/>
        </draw:page-thumbnail>
        <draw:frame draw:id="id18" presentation:style-name="a214" draw:name="Rectangle 5" svg:x="1in" svg:y="4.75in" svg:width="5.5in" svg:height="4.5in" presentation:class="notes" presentation:placeholder="false">
          <draw:text-box>
            <text:p text:style-name="a201" text:class-names="" text:cond-style-name=""><text:span text:style-name="a200" text:class-names="">Click to edit Master text styles</text:span></text:p>
            <text:list text:style-name="a204">
              <text:list-item>
                <text:list text:style-name="a204">
                  <text:list-item>
                    <text:p text:style-name="a203" text:class-names="" text:cond-style-name=""><text:span text:style-name="a202" text:class-names="">Second level</text:span></text:p>
                  </text:list-item>
                </text:list>
              </text:list-item>
            </text:list>
            <text:list text:style-name="a207">
              <text:list-item>
                <text:list text:style-name="a207">
                  <text:list-item>
                    <text:list text:style-name="a207">
                      <text:list-item>
                        <text:p text:style-name="a206" text:class-names="" text:cond-style-name=""><text:span text:style-name="a2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list text:style-name="a210">
                          <text:list-item>
                            <text:p text:style-name="a209" text:class-names="" text:cond-style-name=""><text:span text:style-name="a2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list text:style-name="a213">
                              <text:list-item>
                                <text:p text:style-name="a212" text:class-names="" text:cond-style-name=""><text:span text:style-name="a2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9" presentation:style-name="a217" draw:name="Rectangle 6" svg:x="0in" svg:y="9.5in" svg:width="3.25in" svg:height="0.5in" presentation:class="footer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20" presentation:style-name="a220" draw:name="Rectangle 7" svg:x="4.25in" svg:y="9.5in" svg:width="3.25in" svg:height="0.5in" presentation:class="page-number" presentation:placeholder="false">
          <draw:text-box>
            <text:p text:style-name="a219" text:class-names="" text:cond-style-name=""><text:span text:style-name="a2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22">
      <draw:custom-shape svg:x="0.58333in" svg:y="0.28472in" svg:width="0.35243in" svg:height="0.5191in" draw:id="id42" draw:layer="Master1-bg" draw:style-name="a225" draw:name="Rectangle 2">
        <svg:title/>
        <svg:desc/>
        <text:p text:style-name="a224" text:class-names="" text:cond-style-name=""><text:span text:style-name="a2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875in" svg:y="0.28472in" svg:width="0.35938in" svg:height="0.5191in" draw:id="id43" draw:layer="Master1-bg" draw:style-name="a229" draw:name="Rectangle 3">
        <svg:title/>
        <svg:desc/>
        <text:p text:style-name="a227" text:class-names="" text:cond-style-name=""><text:span text:style-name="a2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9201in" svg:y="0.74653in" svg:width="0.46181in" svg:height="0.5191in" draw:id="id44" draw:layer="Master1-bg" draw:style-name="a232" draw:name="Rectangle 4">
        <svg:title/>
        <svg:desc/>
        <text:p text:style-name="a231" text:class-names="" text:cond-style-name=""><text:span text:style-name="a2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in" svg:y="0.75in" svg:width="0.40278in" svg:height="0.5191in" draw:id="id45" draw:layer="Master1-bg" draw:style-name="a236" draw:name="Rectangle 5">
        <svg:title/>
        <svg:desc/>
        <text:p text:style-name="a234" text:class-names="" text:cond-style-name=""><text:span text:style-name="a2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3889in" svg:y="0.66667in" svg:width="0.61285in" svg:height="0.46181in" draw:id="id46" draw:layer="Master1-bg" draw:style-name="a240" draw:name="Rectangle 6">
        <svg:title/>
        <svg:desc/>
        <text:p text:style-name="a238" text:class-names="" text:cond-style-name=""><text:span text:style-name="a2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83333in" svg:y="0.16667in" svg:width="0.03472in" svg:height="1.15104in" draw:id="id47" draw:layer="Master1-bg" draw:style-name="a243" draw:name="Rectangle 7">
        <svg:title/>
        <svg:desc/>
        <text:p text:style-name="a242" text:class-names="" text:cond-style-name=""><text:span text:style-name="a2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0347in" svg:y="1.08333in" svg:width="9.49653in" svg:height="0.05035in" draw:id="id48" draw:layer="Master1-bg" draw:style-name="a247" draw:name="Rectangle 8">
        <svg:title/>
        <svg:desc/>
        <text:p text:style-name="a245" text:class-names="" text:cond-style-name=""><text:span text:style-name="a244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frame draw:id="id49" presentation:style-name="a251" draw:name="Title 1" svg:x="0.78993in" svg:y="4.81944in" svg:width="8.5in" svg:height="1.48958in" presentation:class="title" presentation:placeholder="false">
        <draw:text-box>
          <text:p text:style-name="a250" text:class-names="" text:cond-style-name=""><text:span text:style-name="a248" text:class-names="">Click to edit Master title style</text:span><text:span text:style-name="a249" text:class-names=""/></text:p>
        </draw:text-box>
        <svg:title/>
        <svg:desc/>
      </draw:frame>
      <draw:frame draw:id="id50" presentation:style-name="a255" draw:name="Text Placeholder 2" svg:x="0.78993in" svg:y="3.17882in" svg:width="8.5in" svg:height="1.64062in" presentation:class="outline" presentation:placeholder="false">
        <draw:text-box>
          <text:list text:style-name="a254">
            <text:list-item>
              <text:p text:style-name="a253" text:class-names="" text:cond-style-name=""><text:span text:style-name="a252" text:class-names="">Click to edit Master text styles</text:span></text:p>
            </text:list-item>
          </text:list>
        </draw:text-box>
        <svg:title/>
        <svg:desc/>
      </draw:frame>
      <draw:frame draw:id="id51" presentation:style-name="a258" draw:name="Rectangle 11" svg:x="7.91667in" svg:y="7in" svg:width="2.08333in" svg:height="0.5in" presentation:class="page-number" presentation:placeholder="false">
        <draw:text-box>
          <text:p text:style-name="a257" text:class-names="" text:cond-style-name=""><text:span text:style-name="a256" text:class-names=""><text:page-number style:num-format="1" text:fixed="false"/></text:span></text:p>
        </draw:text-box>
        <svg:title/>
        <svg:desc/>
      </draw:frame>
      <presentation:notes style:page-layout-name="pageLayout2" draw:style-name="a287">
        <draw:frame draw:id="id15" presentation:style-name="a261" draw:name="Rectangle 2" svg:x="0in" svg:y="0in" svg:width="3.25in" svg:height="0.5in" presentation:class="header" presentation:placeholder="false">
          <draw:text-box>
            <text:p text:style-name="a260" text:class-names="" text:cond-style-name=""><text:span text:style-name="a259" text:class-names=""/></text:p>
          </draw:text-box>
          <svg:title/>
          <svg:desc/>
        </draw:frame>
        <draw:frame draw:id="id16" presentation:style-name="a264" draw:name="Rectangle 3" svg:x="4.25in" svg:y="0in" svg:width="3.25in" svg:height="0.5in" presentation:class="date-time" presentation:placeholder="false">
          <draw:text-box>
            <text:p text:style-name="a263" text:class-names="" text:cond-style-name=""><text:span text:style-name="a262" text:class-names=""/></text:p>
          </draw:text-box>
          <svg:title/>
          <svg:desc/>
        </draw:frame>
        <draw:page-thumbnail svg:x="1.25in" svg:y="0.75in" svg:width="5in" svg:height="3.75in" presentation:class="page" draw:id="id17" presentation:style-name="a265" draw:name="Rectangle 4">
          <svg:title/>
          <svg:desc/>
        </draw:page-thumbnail>
        <draw:frame draw:id="id18" presentation:style-name="a280" draw:name="Rectangle 5" svg:x="1in" svg:y="4.75in" svg:width="5.5in" svg:height="4.5in" presentation:class="notes" presentation:placeholder="false">
          <draw:text-box>
            <text:p text:style-name="a267" text:class-names="" text:cond-style-name=""><text:span text:style-name="a266" text:class-names="">Click to edit Master text styles</text:span></text:p>
            <text:list text:style-name="a270">
              <text:list-item>
                <text:list text:style-name="a270">
                  <text:list-item>
                    <text:p text:style-name="a269" text:class-names="" text:cond-style-name=""><text:span text:style-name="a268" text:class-names="">Second level</text:span></text:p>
                  </text:list-item>
                </text:list>
              </text:list-item>
            </text:list>
            <text:list text:style-name="a273">
              <text:list-item>
                <text:list text:style-name="a273">
                  <text:list-item>
                    <text:list text:style-name="a273">
                      <text:list-item>
                        <text:p text:style-name="a272" text:class-names="" text:cond-style-name=""><text:span text:style-name="a27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list text:style-name="a276">
                          <text:list-item>
                            <text:p text:style-name="a275" text:class-names="" text:cond-style-name=""><text:span text:style-name="a27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list text:style-name="a279">
                              <text:list-item>
                                <text:p text:style-name="a278" text:class-names="" text:cond-style-name=""><text:span text:style-name="a27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9" presentation:style-name="a283" draw:name="Rectangle 6" svg:x="0in" svg:y="9.5in" svg:width="3.25in" svg:height="0.5in" presentation:class="foot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20" presentation:style-name="a286" draw:name="Rectangle 7" svg:x="4.25in" svg:y="9.5in" svg:width="3.25in" svg:height="0.5in" presentation:class="page-number" presentation:placeholder="false">
          <draw:text-box>
            <text:p text:style-name="a285" text:class-names="" text:cond-style-name=""><text:span text:style-name="a2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88">
      <draw:custom-shape svg:x="0.58333in" svg:y="0.28472in" svg:width="0.35243in" svg:height="0.5191in" draw:id="id52" draw:layer="Master1-bg" draw:style-name="a291" draw:name="Rectangle 2">
        <svg:title/>
        <svg:desc/>
        <text:p text:style-name="a290" text:class-names="" text:cond-style-name=""><text:span text:style-name="a2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875in" svg:y="0.28472in" svg:width="0.35938in" svg:height="0.5191in" draw:id="id53" draw:layer="Master1-bg" draw:style-name="a295" draw:name="Rectangle 3">
        <svg:title/>
        <svg:desc/>
        <text:p text:style-name="a293" text:class-names="" text:cond-style-name=""><text:span text:style-name="a2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9201in" svg:y="0.74653in" svg:width="0.46181in" svg:height="0.5191in" draw:id="id54" draw:layer="Master1-bg" draw:style-name="a298" draw:name="Rectangle 4">
        <svg:title/>
        <svg:desc/>
        <text:p text:style-name="a297" text:class-names="" text:cond-style-name=""><text:span text:style-name="a2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in" svg:y="0.75in" svg:width="0.40278in" svg:height="0.5191in" draw:id="id55" draw:layer="Master1-bg" draw:style-name="a302" draw:name="Rectangle 5">
        <svg:title/>
        <svg:desc/>
        <text:p text:style-name="a300" text:class-names="" text:cond-style-name=""><text:span text:style-name="a2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3889in" svg:y="0.66667in" svg:width="0.61285in" svg:height="0.46181in" draw:id="id56" draw:layer="Master1-bg" draw:style-name="a306" draw:name="Rectangle 6">
        <svg:title/>
        <svg:desc/>
        <text:p text:style-name="a304" text:class-names="" text:cond-style-name=""><text:span text:style-name="a3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83333in" svg:y="0.16667in" svg:width="0.03472in" svg:height="1.15104in" draw:id="id57" draw:layer="Master1-bg" draw:style-name="a309" draw:name="Rectangle 7">
        <svg:title/>
        <svg:desc/>
        <text:p text:style-name="a308" text:class-names="" text:cond-style-name=""><text:span text:style-name="a3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0347in" svg:y="1.08333in" svg:width="9.49653in" svg:height="0.05035in" draw:id="id58" draw:layer="Master1-bg" draw:style-name="a313" draw:name="Rectangle 8">
        <svg:title/>
        <svg:desc/>
        <text:p text:style-name="a311" text:class-names="" text:cond-style-name=""><text:span text:style-name="a310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frame draw:id="id59" presentation:style-name="a317" draw:name="Title 1" svg:x="1.33333in" svg:y="0.25in" svg:width="8.52257in" svg:height="0.91667in" presentation:class="title" presentation:placeholder="false">
        <draw:text-box>
          <text:p text:style-name="a316" text:class-names="" text:cond-style-name=""><text:span text:style-name="a314" text:class-names="">Click to edit Master title style</text:span><text:span text:style-name="a315" text:class-names=""/></text:p>
        </draw:text-box>
        <svg:title/>
        <svg:desc/>
      </draw:frame>
      <draw:frame draw:id="id60" presentation:style-name="a334" draw:name="Content Placeholder 2" svg:x="0.41667in" svg:y="1.5in" svg:width="4.60417in" svg:height="5.2066in" presentation:class="object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  <text:list text:style-name="a323">
            <text:list-item>
              <text:list text:style-name="a323">
                <text:list-item>
                  <text:p text:style-name="a322" text:class-names="" text:cond-style-name=""><text:span text:style-name="a321" text:class-names="">Second level</text:span></text:p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p text:style-name="a325" text:class-names="" text:cond-style-name=""><text:span text:style-name="a324" text:class-names="">Third level</text:span></text:p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p text:style-name="a328" text:class-names="" text:cond-style-name=""><text:span text:style-name="a3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0" text:class-names="">Fifth level</text:span><text:span text:style-name="a3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351" draw:name="Content Placeholder 3" svg:x="5.1875in" svg:y="1.5in" svg:width="4.6059in" svg:height="5.2066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Click to edit Master text styles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Second level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hird level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Fifth level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354" draw:name="Rectangle 11" svg:x="7.91667in" svg:y="7in" svg:width="2.08333in" svg:height="0.5in" presentation:class="page-number" presentation:placeholder="false">
        <draw:text-box>
          <text:p text:style-name="a353" text:class-names="" text:cond-style-name=""><text:span text:style-name="a352" text:class-names=""><text:page-number style:num-format="1" text:fixed="false"/></text:span></text:p>
        </draw:text-box>
        <svg:title/>
        <svg:desc/>
      </draw:frame>
      <presentation:notes style:page-layout-name="pageLayout2" draw:style-name="a383">
        <draw:frame draw:id="id15" presentation:style-name="a357" draw:name="Rectangle 2" svg:x="0in" svg:y="0in" svg:width="3.25in" svg:height="0.5in" presentation:class="header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16" presentation:style-name="a360" draw:name="Rectangle 3" svg:x="4.25in" svg:y="0in" svg:width="3.25in" svg:height="0.5in" presentation:class="date-time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page-thumbnail svg:x="1.25in" svg:y="0.75in" svg:width="5in" svg:height="3.75in" presentation:class="page" draw:id="id17" presentation:style-name="a361" draw:name="Rectangle 4">
          <svg:title/>
          <svg:desc/>
        </draw:page-thumbnail>
        <draw:frame draw:id="id18" presentation:style-name="a376" draw:name="Rectangle 5" svg:x="1in" svg:y="4.75in" svg:width="5.5in" svg:height="4.5in" presentation:class="notes" presentation:placeholder="false">
          <draw:text-box>
            <text:p text:style-name="a363" text:class-names="" text:cond-style-name=""><text:span text:style-name="a362" text:class-names="">Click to edit Master text styles</text:span></text:p>
            <text:list text:style-name="a366">
              <text:list-item>
                <text:list text:style-name="a366">
                  <text:list-item>
                    <text:p text:style-name="a365" text:class-names="" text:cond-style-name=""><text:span text:style-name="a364" text:class-names="">Second level</text:span></text:p>
                  </text:list-item>
                </text:list>
              </text:list-item>
            </text:list>
            <text:list text:style-name="a369">
              <text:list-item>
                <text:list text:style-name="a369">
                  <text:list-item>
                    <text:list text:style-name="a369">
                      <text:list-item>
                        <text:p text:style-name="a368" text:class-names="" text:cond-style-name=""><text:span text:style-name="a36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72">
              <text:list-item>
                <text:list text:style-name="a372">
                  <text:list-item>
                    <text:list text:style-name="a372">
                      <text:list-item>
                        <text:list text:style-name="a372">
                          <text:list-item>
                            <text:p text:style-name="a371" text:class-names="" text:cond-style-name=""><text:span text:style-name="a37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5">
              <text:list-item>
                <text:list text:style-name="a375">
                  <text:list-item>
                    <text:list text:style-name="a375">
                      <text:list-item>
                        <text:list text:style-name="a375">
                          <text:list-item>
                            <text:list text:style-name="a375">
                              <text:list-item>
                                <text:p text:style-name="a374" text:class-names="" text:cond-style-name=""><text:span text:style-name="a37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9" presentation:style-name="a379" draw:name="Rectangle 6" svg:x="0in" svg:y="9.5in" svg:width="3.25in" svg:height="0.5in" presentation:class="footer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20" presentation:style-name="a382" draw:name="Rectangle 7" svg:x="4.25in" svg:y="9.5in" svg:width="3.25in" svg:height="0.5in" presentation:class="page-number" presentation:placeholder="false">
          <draw:text-box>
            <text:p text:style-name="a381" text:class-names="" text:cond-style-name=""><text:span text:style-name="a3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84">
      <draw:custom-shape svg:x="0.58333in" svg:y="0.28472in" svg:width="0.35243in" svg:height="0.5191in" draw:id="id63" draw:layer="Master1-bg" draw:style-name="a387" draw:name="Rectangle 2">
        <svg:title/>
        <svg:desc/>
        <text:p text:style-name="a386" text:class-names="" text:cond-style-name=""><text:span text:style-name="a3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875in" svg:y="0.28472in" svg:width="0.35938in" svg:height="0.5191in" draw:id="id64" draw:layer="Master1-bg" draw:style-name="a391" draw:name="Rectangle 3">
        <svg:title/>
        <svg:desc/>
        <text:p text:style-name="a389" text:class-names="" text:cond-style-name=""><text:span text:style-name="a3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9201in" svg:y="0.74653in" svg:width="0.46181in" svg:height="0.5191in" draw:id="id65" draw:layer="Master1-bg" draw:style-name="a394" draw:name="Rectangle 4">
        <svg:title/>
        <svg:desc/>
        <text:p text:style-name="a393" text:class-names="" text:cond-style-name=""><text:span text:style-name="a3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in" svg:y="0.75in" svg:width="0.40278in" svg:height="0.5191in" draw:id="id66" draw:layer="Master1-bg" draw:style-name="a398" draw:name="Rectangle 5">
        <svg:title/>
        <svg:desc/>
        <text:p text:style-name="a396" text:class-names="" text:cond-style-name=""><text:span text:style-name="a39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3889in" svg:y="0.66667in" svg:width="0.61285in" svg:height="0.46181in" draw:id="id67" draw:layer="Master1-bg" draw:style-name="a402" draw:name="Rectangle 6">
        <svg:title/>
        <svg:desc/>
        <text:p text:style-name="a400" text:class-names="" text:cond-style-name=""><text:span text:style-name="a3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83333in" svg:y="0.16667in" svg:width="0.03472in" svg:height="1.15104in" draw:id="id68" draw:layer="Master1-bg" draw:style-name="a405" draw:name="Rectangle 7">
        <svg:title/>
        <svg:desc/>
        <text:p text:style-name="a404" text:class-names="" text:cond-style-name=""><text:span text:style-name="a4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0347in" svg:y="1.08333in" svg:width="9.49653in" svg:height="0.05035in" draw:id="id69" draw:layer="Master1-bg" draw:style-name="a409" draw:name="Rectangle 8">
        <svg:title/>
        <svg:desc/>
        <text:p text:style-name="a407" text:class-names="" text:cond-style-name=""><text:span text:style-name="a406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frame draw:id="id70" presentation:style-name="a413" draw:name="Title 1" svg:x="0.5in" svg:y="0.30035in" svg:width="9in" svg:height="1.25in" presentation:class="title" presentation:placeholder="false">
        <draw:text-box>
          <text:p text:style-name="a412" text:class-names="" text:cond-style-name=""><text:span text:style-name="a410" text:class-names="">Click to edit Master title style</text:span><text:span text:style-name="a411" text:class-names=""/></text:p>
        </draw:text-box>
        <svg:title/>
        <svg:desc/>
      </draw:frame>
      <draw:frame draw:id="id71" presentation:style-name="a417" draw:name="Text Placeholder 2" svg:x="0.5in" svg:y="1.67882in" svg:width="4.4184in" svg:height="0.69965in" presentation:class="outline" presentation:placeholder="false">
        <draw:text-box>
          <text:list text:style-name="a416">
            <text:list-item>
              <text:p text:style-name="a415" text:class-names="" text:cond-style-name=""><text:span text:style-name="a414" text:class-names="">Click to edit Master text styles</text:span></text:p>
            </text:list-item>
          </text:list>
        </draw:text-box>
        <svg:title/>
        <svg:desc/>
      </draw:frame>
      <draw:frame draw:id="id72" presentation:style-name="a434" draw:name="Content Placeholder 3" svg:x="0.5in" svg:y="2.37847in" svg:width="4.4184in" svg:height="4.32118in" presentation:class="object" presentation:placeholder="false">
        <draw:text-box>
          <text:list text:style-name="a420">
            <text:list-item>
              <text:p text:style-name="a419" text:class-names="" text:cond-style-name=""><text:span text:style-name="a418" text:class-names="">Click to edit Master text styles</text:span></text:p>
            </text:list-item>
          </text:list>
          <text:list text:style-name="a423">
            <text:list-item>
              <text:list text:style-name="a423">
                <text:list-item>
                  <text:p text:style-name="a422" text:class-names="" text:cond-style-name=""><text:span text:style-name="a421" text:class-names="">Second level</text:span></text:p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p text:style-name="a425" text:class-names="" text:cond-style-name=""><text:span text:style-name="a424" text:class-names="">Third level</text:span></text:p>
                    </text:list-item>
                  </text:list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list text:style-name="a429">
                        <text:list-item>
                          <text:p text:style-name="a428" text:class-names="" text:cond-style-name=""><text:span text:style-name="a4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list text:style-name="a433">
                        <text:list-item>
                          <text:list text:style-name="a433">
                            <text:list-item>
                              <text:p text:style-name="a432" text:class-names="" text:cond-style-name=""><text:span text:style-name="a430" text:class-names="">Fifth level</text:span><text:span text:style-name="a4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438" draw:name="Text Placeholder 4" svg:x="5.07986in" svg:y="1.67882in" svg:width="4.42014in" svg:height="0.69965in" presentation:class="outline" presentation:placeholder="false">
        <draw:text-box>
          <text:list text:style-name="a437">
            <text:list-item>
              <text:p text:style-name="a436" text:class-names="" text:cond-style-name=""><text:span text:style-name="a435" text:class-names="">Click to edit Master text styles</text:span></text:p>
            </text:list-item>
          </text:list>
        </draw:text-box>
        <svg:title/>
        <svg:desc/>
      </draw:frame>
      <draw:frame draw:id="id74" presentation:style-name="a455" draw:name="Content Placeholder 5" svg:x="5.07986in" svg:y="2.37847in" svg:width="4.42014in" svg:height="4.32118in" presentation:class="object" presentation:placeholder="false">
        <draw:text-box>
          <text:list text:style-name="a441">
            <text:list-item>
              <text:p text:style-name="a440" text:class-names="" text:cond-style-name=""><text:span text:style-name="a439" text:class-names="">Click to edit Master text styles</text:span></text:p>
            </text:list-item>
          </text:list>
          <text:list text:style-name="a444">
            <text:list-item>
              <text:list text:style-name="a444">
                <text:list-item>
                  <text:p text:style-name="a443" text:class-names="" text:cond-style-name=""><text:span text:style-name="a442" text:class-names="">Second level</text:span></text:p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p text:style-name="a446" text:class-names="" text:cond-style-name=""><text:span text:style-name="a445" text:class-names="">Third level</text:span></text:p>
                    </text:list-item>
                  </text:list>
                </text:list-item>
              </text:list>
            </text:list-item>
          </text:list>
          <text:list text:style-name="a450">
            <text:list-item>
              <text:list text:style-name="a450">
                <text:list-item>
                  <text:list text:style-name="a450">
                    <text:list-item>
                      <text:list text:style-name="a450">
                        <text:list-item>
                          <text:p text:style-name="a449" text:class-names="" text:cond-style-name=""><text:span text:style-name="a4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4">
            <text:list-item>
              <text:list text:style-name="a454">
                <text:list-item>
                  <text:list text:style-name="a454">
                    <text:list-item>
                      <text:list text:style-name="a454">
                        <text:list-item>
                          <text:list text:style-name="a454">
                            <text:list-item>
                              <text:p text:style-name="a453" text:class-names="" text:cond-style-name=""><text:span text:style-name="a451" text:class-names="">Fifth level</text:span><text:span text:style-name="a4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5" presentation:style-name="a458" draw:name="Rectangle 11" svg:x="7.91667in" svg:y="7in" svg:width="2.08333in" svg:height="0.5in" presentation:class="page-number" presentation:placeholder="false">
        <draw:text-box>
          <text:p text:style-name="a457" text:class-names="" text:cond-style-name=""><text:span text:style-name="a456" text:class-names=""><text:page-number style:num-format="1" text:fixed="false"/></text:span></text:p>
        </draw:text-box>
        <svg:title/>
        <svg:desc/>
      </draw:frame>
      <presentation:notes style:page-layout-name="pageLayout2" draw:style-name="a487">
        <draw:frame draw:id="id15" presentation:style-name="a461" draw:name="Rectangle 2" svg:x="0in" svg:y="0in" svg:width="3.25in" svg:height="0.5in" presentation:class="head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16" presentation:style-name="a464" draw:name="Rectangle 3" svg:x="4.25in" svg:y="0in" svg:width="3.25in" svg:height="0.5in" presentation:class="date-time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page-thumbnail svg:x="1.25in" svg:y="0.75in" svg:width="5in" svg:height="3.75in" presentation:class="page" draw:id="id17" presentation:style-name="a465" draw:name="Rectangle 4">
          <svg:title/>
          <svg:desc/>
        </draw:page-thumbnail>
        <draw:frame draw:id="id18" presentation:style-name="a480" draw:name="Rectangle 5" svg:x="1in" svg:y="4.75in" svg:width="5.5in" svg:height="4.5in" presentation:class="notes" presentation:placeholder="false">
          <draw:text-box>
            <text:p text:style-name="a467" text:class-names="" text:cond-style-name=""><text:span text:style-name="a466" text:class-names="">Click to edit Master text styles</text:span></text:p>
            <text:list text:style-name="a470">
              <text:list-item>
                <text:list text:style-name="a470">
                  <text:list-item>
                    <text:p text:style-name="a469" text:class-names="" text:cond-style-name=""><text:span text:style-name="a468" text:class-names="">Second level</text:span></text:p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p text:style-name="a472" text:class-names="" text:cond-style-name=""><text:span text:style-name="a47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6">
              <text:list-item>
                <text:list text:style-name="a476">
                  <text:list-item>
                    <text:list text:style-name="a476">
                      <text:list-item>
                        <text:list text:style-name="a476">
                          <text:list-item>
                            <text:p text:style-name="a475" text:class-names="" text:cond-style-name=""><text:span text:style-name="a47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list text:style-name="a479">
                          <text:list-item>
                            <text:list text:style-name="a479">
                              <text:list-item>
                                <text:p text:style-name="a478" text:class-names="" text:cond-style-name=""><text:span text:style-name="a47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9" presentation:style-name="a483" draw:name="Rectangle 6" svg:x="0in" svg:y="9.5in" svg:width="3.25in" svg:height="0.5in" presentation:class="foot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20" presentation:style-name="a486" draw:name="Rectangle 7" svg:x="4.25in" svg:y="9.5in" svg:width="3.25in" svg:height="0.5in" presentation:class="page-number" presentation:placeholder="false">
          <draw:text-box>
            <text:p text:style-name="a485" text:class-names="" text:cond-style-name=""><text:span text:style-name="a4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88">
      <draw:custom-shape svg:x="0.58333in" svg:y="0.28472in" svg:width="0.35243in" svg:height="0.5191in" draw:id="id76" draw:layer="Master1-bg" draw:style-name="a491" draw:name="Rectangle 2">
        <svg:title/>
        <svg:desc/>
        <text:p text:style-name="a490" text:class-names="" text:cond-style-name=""><text:span text:style-name="a4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875in" svg:y="0.28472in" svg:width="0.35938in" svg:height="0.5191in" draw:id="id77" draw:layer="Master1-bg" draw:style-name="a495" draw:name="Rectangle 3">
        <svg:title/>
        <svg:desc/>
        <text:p text:style-name="a493" text:class-names="" text:cond-style-name=""><text:span text:style-name="a4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9201in" svg:y="0.74653in" svg:width="0.46181in" svg:height="0.5191in" draw:id="id78" draw:layer="Master1-bg" draw:style-name="a498" draw:name="Rectangle 4">
        <svg:title/>
        <svg:desc/>
        <text:p text:style-name="a497" text:class-names="" text:cond-style-name=""><text:span text:style-name="a4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in" svg:y="0.75in" svg:width="0.40278in" svg:height="0.5191in" draw:id="id79" draw:layer="Master1-bg" draw:style-name="a502" draw:name="Rectangle 5">
        <svg:title/>
        <svg:desc/>
        <text:p text:style-name="a500" text:class-names="" text:cond-style-name=""><text:span text:style-name="a4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3889in" svg:y="0.66667in" svg:width="0.61285in" svg:height="0.46181in" draw:id="id80" draw:layer="Master1-bg" draw:style-name="a506" draw:name="Rectangle 6">
        <svg:title/>
        <svg:desc/>
        <text:p text:style-name="a504" text:class-names="" text:cond-style-name=""><text:span text:style-name="a5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83333in" svg:y="0.16667in" svg:width="0.03472in" svg:height="1.15104in" draw:id="id81" draw:layer="Master1-bg" draw:style-name="a509" draw:name="Rectangle 7">
        <svg:title/>
        <svg:desc/>
        <text:p text:style-name="a508" text:class-names="" text:cond-style-name=""><text:span text:style-name="a5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0347in" svg:y="1.08333in" svg:width="9.49653in" svg:height="0.05035in" draw:id="id82" draw:layer="Master1-bg" draw:style-name="a513" draw:name="Rectangle 8">
        <svg:title/>
        <svg:desc/>
        <text:p text:style-name="a511" text:class-names="" text:cond-style-name=""><text:span text:style-name="a510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frame draw:id="id83" presentation:style-name="a517" draw:name="Title 1" svg:x="1.33333in" svg:y="0.25in" svg:width="8.52257in" svg:height="0.91667in" presentation:class="title" presentation:placeholder="false">
        <draw:text-box>
          <text:p text:style-name="a516" text:class-names="" text:cond-style-name=""><text:span text:style-name="a514" text:class-names="">Click to edit Master title style</text:span><text:span text:style-name="a515" text:class-names=""/></text:p>
        </draw:text-box>
        <svg:title/>
        <svg:desc/>
      </draw:frame>
      <draw:frame draw:id="id84" presentation:style-name="a520" draw:name="Rectangle 11" svg:x="7.91667in" svg:y="7in" svg:width="2.08333in" svg:height="0.5in" presentation:class="page-number" presentation:placeholder="false">
        <draw:text-box>
          <text:p text:style-name="a519" text:class-names="" text:cond-style-name=""><text:span text:style-name="a518" text:class-names=""><text:page-number style:num-format="1" text:fixed="false"/></text:span></text:p>
        </draw:text-box>
        <svg:title/>
        <svg:desc/>
      </draw:frame>
      <presentation:notes style:page-layout-name="pageLayout2" draw:style-name="a549">
        <draw:frame draw:id="id15" presentation:style-name="a523" draw:name="Rectangle 2" svg:x="0in" svg:y="0in" svg:width="3.25in" svg:height="0.5in" presentation:class="header" presentation:placeholder="false">
          <draw:text-box>
            <text:p text:style-name="a522" text:class-names="" text:cond-style-name=""><text:span text:style-name="a521" text:class-names=""/></text:p>
          </draw:text-box>
          <svg:title/>
          <svg:desc/>
        </draw:frame>
        <draw:frame draw:id="id16" presentation:style-name="a526" draw:name="Rectangle 3" svg:x="4.25in" svg:y="0in" svg:width="3.25in" svg:height="0.5in" presentation:class="date-time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page-thumbnail svg:x="1.25in" svg:y="0.75in" svg:width="5in" svg:height="3.75in" presentation:class="page" draw:id="id17" presentation:style-name="a527" draw:name="Rectangle 4">
          <svg:title/>
          <svg:desc/>
        </draw:page-thumbnail>
        <draw:frame draw:id="id18" presentation:style-name="a542" draw:name="Rectangle 5" svg:x="1in" svg:y="4.75in" svg:width="5.5in" svg:height="4.5in" presentation:class="notes" presentation:placeholder="false">
          <draw:text-box>
            <text:p text:style-name="a529" text:class-names="" text:cond-style-name=""><text:span text:style-name="a528" text:class-names="">Click to edit Master text styles</text:span></text:p>
            <text:list text:style-name="a532">
              <text:list-item>
                <text:list text:style-name="a532">
                  <text:list-item>
                    <text:p text:style-name="a531" text:class-names="" text:cond-style-name=""><text:span text:style-name="a530" text:class-names="">Second level</text:span></text:p>
                  </text:list-item>
                </text:list>
              </text:list-item>
            </text:list>
            <text:list text:style-name="a535">
              <text:list-item>
                <text:list text:style-name="a535">
                  <text:list-item>
                    <text:list text:style-name="a535">
                      <text:list-item>
                        <text:p text:style-name="a534" text:class-names="" text:cond-style-name=""><text:span text:style-name="a5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list text:style-name="a538">
                      <text:list-item>
                        <text:list text:style-name="a538">
                          <text:list-item>
                            <text:p text:style-name="a537" text:class-names="" text:cond-style-name=""><text:span text:style-name="a5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1">
              <text:list-item>
                <text:list text:style-name="a541">
                  <text:list-item>
                    <text:list text:style-name="a541">
                      <text:list-item>
                        <text:list text:style-name="a541">
                          <text:list-item>
                            <text:list text:style-name="a541">
                              <text:list-item>
                                <text:p text:style-name="a540" text:class-names="" text:cond-style-name=""><text:span text:style-name="a53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9" presentation:style-name="a545" draw:name="Rectangle 6" svg:x="0in" svg:y="9.5in" svg:width="3.25in" svg:height="0.5in" presentation:class="footer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20" presentation:style-name="a548" draw:name="Rectangle 7" svg:x="4.25in" svg:y="9.5in" svg:width="3.25in" svg:height="0.5in" presentation:class="page-number" presentation:placeholder="false">
          <draw:text-box>
            <text:p text:style-name="a547" text:class-names="" text:cond-style-name=""><text:span text:style-name="a5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550">
      <draw:custom-shape svg:x="0.58333in" svg:y="0.28472in" svg:width="0.35243in" svg:height="0.5191in" draw:id="id85" draw:layer="Master1-bg" draw:style-name="a553" draw:name="Rectangle 2">
        <svg:title/>
        <svg:desc/>
        <text:p text:style-name="a552" text:class-names="" text:cond-style-name=""><text:span text:style-name="a5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875in" svg:y="0.28472in" svg:width="0.35938in" svg:height="0.5191in" draw:id="id86" draw:layer="Master1-bg" draw:style-name="a557" draw:name="Rectangle 3">
        <svg:title/>
        <svg:desc/>
        <text:p text:style-name="a555" text:class-names="" text:cond-style-name=""><text:span text:style-name="a5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9201in" svg:y="0.74653in" svg:width="0.46181in" svg:height="0.5191in" draw:id="id87" draw:layer="Master1-bg" draw:style-name="a560" draw:name="Rectangle 4">
        <svg:title/>
        <svg:desc/>
        <text:p text:style-name="a559" text:class-names="" text:cond-style-name=""><text:span text:style-name="a5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in" svg:y="0.75in" svg:width="0.40278in" svg:height="0.5191in" draw:id="id88" draw:layer="Master1-bg" draw:style-name="a564" draw:name="Rectangle 5">
        <svg:title/>
        <svg:desc/>
        <text:p text:style-name="a562" text:class-names="" text:cond-style-name=""><text:span text:style-name="a5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3889in" svg:y="0.66667in" svg:width="0.61285in" svg:height="0.46181in" draw:id="id89" draw:layer="Master1-bg" draw:style-name="a568" draw:name="Rectangle 6">
        <svg:title/>
        <svg:desc/>
        <text:p text:style-name="a566" text:class-names="" text:cond-style-name=""><text:span text:style-name="a5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83333in" svg:y="0.16667in" svg:width="0.03472in" svg:height="1.15104in" draw:id="id90" draw:layer="Master1-bg" draw:style-name="a571" draw:name="Rectangle 7">
        <svg:title/>
        <svg:desc/>
        <text:p text:style-name="a570" text:class-names="" text:cond-style-name=""><text:span text:style-name="a5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0347in" svg:y="1.08333in" svg:width="9.49653in" svg:height="0.05035in" draw:id="id91" draw:layer="Master1-bg" draw:style-name="a575" draw:name="Rectangle 8">
        <svg:title/>
        <svg:desc/>
        <text:p text:style-name="a573" text:class-names="" text:cond-style-name=""><text:span text:style-name="a572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frame draw:id="id92" presentation:style-name="a578" draw:name="Rectangle 11" svg:x="7.91667in" svg:y="7in" svg:width="2.08333in" svg:height="0.5in" presentation:class="page-number" presentation:placeholder="false">
        <draw:text-box>
          <text:p text:style-name="a577" text:class-names="" text:cond-style-name=""><text:span text:style-name="a576" text:class-names=""><text:page-number style:num-format="1" text:fixed="false"/></text:span></text:p>
        </draw:text-box>
        <svg:title/>
        <svg:desc/>
      </draw:frame>
      <presentation:notes style:page-layout-name="pageLayout2" draw:style-name="a607">
        <draw:frame draw:id="id15" presentation:style-name="a581" draw:name="Rectangle 2" svg:x="0in" svg:y="0in" svg:width="3.25in" svg:height="0.5in" presentation:class="header" presentation:placeholder="false">
          <draw:text-box>
            <text:p text:style-name="a580" text:class-names="" text:cond-style-name=""><text:span text:style-name="a579" text:class-names=""/></text:p>
          </draw:text-box>
          <svg:title/>
          <svg:desc/>
        </draw:frame>
        <draw:frame draw:id="id16" presentation:style-name="a584" draw:name="Rectangle 3" svg:x="4.25in" svg:y="0in" svg:width="3.25in" svg:height="0.5in" presentation:class="date-time" presentation:placeholder="false">
          <draw:text-box>
            <text:p text:style-name="a583" text:class-names="" text:cond-style-name=""><text:span text:style-name="a582" text:class-names=""/></text:p>
          </draw:text-box>
          <svg:title/>
          <svg:desc/>
        </draw:frame>
        <draw:page-thumbnail svg:x="1.25in" svg:y="0.75in" svg:width="5in" svg:height="3.75in" presentation:class="page" draw:id="id17" presentation:style-name="a585" draw:name="Rectangle 4">
          <svg:title/>
          <svg:desc/>
        </draw:page-thumbnail>
        <draw:frame draw:id="id18" presentation:style-name="a600" draw:name="Rectangle 5" svg:x="1in" svg:y="4.75in" svg:width="5.5in" svg:height="4.5in" presentation:class="notes" presentation:placeholder="false">
          <draw:text-box>
            <text:p text:style-name="a587" text:class-names="" text:cond-style-name=""><text:span text:style-name="a586" text:class-names="">Click to edit Master text styles</text:span></text:p>
            <text:list text:style-name="a590">
              <text:list-item>
                <text:list text:style-name="a590">
                  <text:list-item>
                    <text:p text:style-name="a589" text:class-names="" text:cond-style-name=""><text:span text:style-name="a588" text:class-names="">Second level</text:span></text:p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p text:style-name="a592" text:class-names="" text:cond-style-name=""><text:span text:style-name="a5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96">
              <text:list-item>
                <text:list text:style-name="a596">
                  <text:list-item>
                    <text:list text:style-name="a596">
                      <text:list-item>
                        <text:list text:style-name="a596">
                          <text:list-item>
                            <text:p text:style-name="a595" text:class-names="" text:cond-style-name=""><text:span text:style-name="a5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9">
              <text:list-item>
                <text:list text:style-name="a599">
                  <text:list-item>
                    <text:list text:style-name="a599">
                      <text:list-item>
                        <text:list text:style-name="a599">
                          <text:list-item>
                            <text:list text:style-name="a599">
                              <text:list-item>
                                <text:p text:style-name="a598" text:class-names="" text:cond-style-name=""><text:span text:style-name="a59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9" presentation:style-name="a603" draw:name="Rectangle 6" svg:x="0in" svg:y="9.5in" svg:width="3.25in" svg:height="0.5in" presentation:class="footer" presentation:placeholder="false">
          <draw:text-box>
            <text:p text:style-name="a602" text:class-names="" text:cond-style-name=""><text:span text:style-name="a601" text:class-names=""/></text:p>
          </draw:text-box>
          <svg:title/>
          <svg:desc/>
        </draw:frame>
        <draw:frame draw:id="id20" presentation:style-name="a606" draw:name="Rectangle 7" svg:x="4.25in" svg:y="9.5in" svg:width="3.25in" svg:height="0.5in" presentation:class="page-number" presentation:placeholder="false">
          <draw:text-box>
            <text:p text:style-name="a605" text:class-names="" text:cond-style-name=""><text:span text:style-name="a6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608">
      <draw:custom-shape svg:x="0.58333in" svg:y="0.28472in" svg:width="0.35243in" svg:height="0.5191in" draw:id="id93" draw:layer="Master1-bg" draw:style-name="a611" draw:name="Rectangle 2">
        <svg:title/>
        <svg:desc/>
        <text:p text:style-name="a610" text:class-names="" text:cond-style-name=""><text:span text:style-name="a6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875in" svg:y="0.28472in" svg:width="0.35938in" svg:height="0.5191in" draw:id="id94" draw:layer="Master1-bg" draw:style-name="a615" draw:name="Rectangle 3">
        <svg:title/>
        <svg:desc/>
        <text:p text:style-name="a613" text:class-names="" text:cond-style-name=""><text:span text:style-name="a6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9201in" svg:y="0.74653in" svg:width="0.46181in" svg:height="0.5191in" draw:id="id95" draw:layer="Master1-bg" draw:style-name="a618" draw:name="Rectangle 4">
        <svg:title/>
        <svg:desc/>
        <text:p text:style-name="a617" text:class-names="" text:cond-style-name=""><text:span text:style-name="a6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in" svg:y="0.75in" svg:width="0.40278in" svg:height="0.5191in" draw:id="id96" draw:layer="Master1-bg" draw:style-name="a622" draw:name="Rectangle 5">
        <svg:title/>
        <svg:desc/>
        <text:p text:style-name="a620" text:class-names="" text:cond-style-name=""><text:span text:style-name="a6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3889in" svg:y="0.66667in" svg:width="0.61285in" svg:height="0.46181in" draw:id="id97" draw:layer="Master1-bg" draw:style-name="a626" draw:name="Rectangle 6">
        <svg:title/>
        <svg:desc/>
        <text:p text:style-name="a624" text:class-names="" text:cond-style-name=""><text:span text:style-name="a6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83333in" svg:y="0.16667in" svg:width="0.03472in" svg:height="1.15104in" draw:id="id98" draw:layer="Master1-bg" draw:style-name="a629" draw:name="Rectangle 7">
        <svg:title/>
        <svg:desc/>
        <text:p text:style-name="a628" text:class-names="" text:cond-style-name=""><text:span text:style-name="a6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0347in" svg:y="1.08333in" svg:width="9.49653in" svg:height="0.05035in" draw:id="id99" draw:layer="Master1-bg" draw:style-name="a633" draw:name="Rectangle 8">
        <svg:title/>
        <svg:desc/>
        <text:p text:style-name="a631" text:class-names="" text:cond-style-name=""><text:span text:style-name="a630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frame draw:id="id100" presentation:style-name="a637" draw:name="Title 1" svg:x="0.5in" svg:y="0.29861in" svg:width="3.28993in" svg:height="1.27083in" presentation:class="title" presentation:placeholder="false">
        <draw:text-box>
          <text:p text:style-name="a636" text:class-names="" text:cond-style-name=""><text:span text:style-name="a634" text:class-names="">Click to edit Master title style</text:span><text:span text:style-name="a635" text:class-names=""/></text:p>
        </draw:text-box>
        <svg:title/>
        <svg:desc/>
      </draw:frame>
      <draw:frame draw:id="id101" presentation:style-name="a654" draw:name="Content Placeholder 2" svg:x="3.90972in" svg:y="0.29861in" svg:width="5.59028in" svg:height="6.40104in" presentation:class="object" presentation:placeholder="false">
        <draw:text-box>
          <text:list text:style-name="a640">
            <text:list-item>
              <text:p text:style-name="a639" text:class-names="" text:cond-style-name=""><text:span text:style-name="a638" text:class-names="">Click to edit Master text styles</text:span></text:p>
            </text:list-item>
          </text:list>
          <text:list text:style-name="a643">
            <text:list-item>
              <text:list text:style-name="a643">
                <text:list-item>
                  <text:p text:style-name="a642" text:class-names="" text:cond-style-name=""><text:span text:style-name="a641" text:class-names="">Second level</text:span></text:p>
                </text:list-item>
              </text:list>
            </text:list-item>
          </text:list>
          <text:list text:style-name="a646">
            <text:list-item>
              <text:list text:style-name="a646">
                <text:list-item>
                  <text:list text:style-name="a646">
                    <text:list-item>
                      <text:p text:style-name="a645" text:class-names="" text:cond-style-name=""><text:span text:style-name="a644" text:class-names="">Third level</text:span></text:p>
                    </text:list-item>
                  </text:list>
                </text:list-item>
              </text:list>
            </text:list-item>
          </text:list>
          <text:list text:style-name="a649">
            <text:list-item>
              <text:list text:style-name="a649">
                <text:list-item>
                  <text:list text:style-name="a649">
                    <text:list-item>
                      <text:list text:style-name="a649">
                        <text:list-item>
                          <text:p text:style-name="a648" text:class-names="" text:cond-style-name=""><text:span text:style-name="a6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0" text:class-names="">Fifth level</text:span><text:span text:style-name="a6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658" draw:name="Text Placeholder 3" svg:x="0.5in" svg:y="1.56944in" svg:width="3.28993in" svg:height="5.13021in" presentation:class="outline" presentation:placeholder="false">
        <draw:text-box>
          <text:list text:style-name="a657">
            <text:list-item>
              <text:p text:style-name="a656" text:class-names="" text:cond-style-name=""><text:span text:style-name="a655" text:class-names="">Click to edit Master text styles</text:span></text:p>
            </text:list-item>
          </text:list>
        </draw:text-box>
        <svg:title/>
        <svg:desc/>
      </draw:frame>
      <draw:frame draw:id="id103" presentation:style-name="a661" draw:name="Rectangle 11" svg:x="7.91667in" svg:y="7in" svg:width="2.08333in" svg:height="0.5in" presentation:class="page-number" presentation:placeholder="false">
        <draw:text-box>
          <text:p text:style-name="a660" text:class-names="" text:cond-style-name=""><text:span text:style-name="a659" text:class-names=""><text:page-number style:num-format="1" text:fixed="false"/></text:span></text:p>
        </draw:text-box>
        <svg:title/>
        <svg:desc/>
      </draw:frame>
      <presentation:notes style:page-layout-name="pageLayout2" draw:style-name="a690">
        <draw:frame draw:id="id15" presentation:style-name="a664" draw:name="Rectangle 2" svg:x="0in" svg:y="0in" svg:width="3.25in" svg:height="0.5in" presentation:class="header" presentation:placeholder="false">
          <draw:text-box>
            <text:p text:style-name="a663" text:class-names="" text:cond-style-name=""><text:span text:style-name="a662" text:class-names=""/></text:p>
          </draw:text-box>
          <svg:title/>
          <svg:desc/>
        </draw:frame>
        <draw:frame draw:id="id16" presentation:style-name="a667" draw:name="Rectangle 3" svg:x="4.25in" svg:y="0in" svg:width="3.25in" svg:height="0.5in" presentation:class="date-time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page-thumbnail svg:x="1.25in" svg:y="0.75in" svg:width="5in" svg:height="3.75in" presentation:class="page" draw:id="id17" presentation:style-name="a668" draw:name="Rectangle 4">
          <svg:title/>
          <svg:desc/>
        </draw:page-thumbnail>
        <draw:frame draw:id="id18" presentation:style-name="a683" draw:name="Rectangle 5" svg:x="1in" svg:y="4.75in" svg:width="5.5in" svg:height="4.5in" presentation:class="notes" presentation:placeholder="false">
          <draw:text-box>
            <text:p text:style-name="a670" text:class-names="" text:cond-style-name=""><text:span text:style-name="a669" text:class-names="">Click to edit Master text styles</text:span></text:p>
            <text:list text:style-name="a673">
              <text:list-item>
                <text:list text:style-name="a673">
                  <text:list-item>
                    <text:p text:style-name="a672" text:class-names="" text:cond-style-name=""><text:span text:style-name="a671" text:class-names="">Second level</text:span></text:p>
                  </text:list-item>
                </text:list>
              </text:list-item>
            </text:list>
            <text:list text:style-name="a676">
              <text:list-item>
                <text:list text:style-name="a676">
                  <text:list-item>
                    <text:list text:style-name="a676">
                      <text:list-item>
                        <text:p text:style-name="a675" text:class-names="" text:cond-style-name=""><text:span text:style-name="a6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9">
              <text:list-item>
                <text:list text:style-name="a679">
                  <text:list-item>
                    <text:list text:style-name="a679">
                      <text:list-item>
                        <text:list text:style-name="a679">
                          <text:list-item>
                            <text:p text:style-name="a678" text:class-names="" text:cond-style-name=""><text:span text:style-name="a6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2">
              <text:list-item>
                <text:list text:style-name="a682">
                  <text:list-item>
                    <text:list text:style-name="a682">
                      <text:list-item>
                        <text:list text:style-name="a682">
                          <text:list-item>
                            <text:list text:style-name="a682">
                              <text:list-item>
                                <text:p text:style-name="a681" text:class-names="" text:cond-style-name=""><text:span text:style-name="a68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9" presentation:style-name="a686" draw:name="Rectangle 6" svg:x="0in" svg:y="9.5in" svg:width="3.25in" svg:height="0.5in" presentation:class="footer" presentation:placeholder="false">
          <draw:text-box>
            <text:p text:style-name="a685" text:class-names="" text:cond-style-name=""><text:span text:style-name="a684" text:class-names=""/></text:p>
          </draw:text-box>
          <svg:title/>
          <svg:desc/>
        </draw:frame>
        <draw:frame draw:id="id20" presentation:style-name="a689" draw:name="Rectangle 7" svg:x="4.25in" svg:y="9.5in" svg:width="3.25in" svg:height="0.5in" presentation:class="page-number" presentation:placeholder="false">
          <draw:text-box>
            <text:p text:style-name="a688" text:class-names="" text:cond-style-name=""><text:span text:style-name="a6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91">
      <draw:custom-shape svg:x="0.58333in" svg:y="0.28472in" svg:width="0.35243in" svg:height="0.5191in" draw:id="id104" draw:layer="Master1-bg" draw:style-name="a694" draw:name="Rectangle 2">
        <svg:title/>
        <svg:desc/>
        <text:p text:style-name="a693" text:class-names="" text:cond-style-name=""><text:span text:style-name="a6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875in" svg:y="0.28472in" svg:width="0.35938in" svg:height="0.5191in" draw:id="id105" draw:layer="Master1-bg" draw:style-name="a698" draw:name="Rectangle 3">
        <svg:title/>
        <svg:desc/>
        <text:p text:style-name="a696" text:class-names="" text:cond-style-name=""><text:span text:style-name="a69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9201in" svg:y="0.74653in" svg:width="0.46181in" svg:height="0.5191in" draw:id="id106" draw:layer="Master1-bg" draw:style-name="a701" draw:name="Rectangle 4">
        <svg:title/>
        <svg:desc/>
        <text:p text:style-name="a700" text:class-names="" text:cond-style-name=""><text:span text:style-name="a6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in" svg:y="0.75in" svg:width="0.40278in" svg:height="0.5191in" draw:id="id107" draw:layer="Master1-bg" draw:style-name="a705" draw:name="Rectangle 5">
        <svg:title/>
        <svg:desc/>
        <text:p text:style-name="a703" text:class-names="" text:cond-style-name=""><text:span text:style-name="a7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3889in" svg:y="0.66667in" svg:width="0.61285in" svg:height="0.46181in" draw:id="id108" draw:layer="Master1-bg" draw:style-name="a709" draw:name="Rectangle 6">
        <svg:title/>
        <svg:desc/>
        <text:p text:style-name="a707" text:class-names="" text:cond-style-name=""><text:span text:style-name="a7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83333in" svg:y="0.16667in" svg:width="0.03472in" svg:height="1.15104in" draw:id="id109" draw:layer="Master1-bg" draw:style-name="a712" draw:name="Rectangle 7">
        <svg:title/>
        <svg:desc/>
        <text:p text:style-name="a711" text:class-names="" text:cond-style-name=""><text:span text:style-name="a7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0347in" svg:y="1.08333in" svg:width="9.49653in" svg:height="0.05035in" draw:id="id110" draw:layer="Master1-bg" draw:style-name="a716" draw:name="Rectangle 8">
        <svg:title/>
        <svg:desc/>
        <text:p text:style-name="a714" text:class-names="" text:cond-style-name=""><text:span text:style-name="a713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frame draw:id="id111" presentation:style-name="a720" draw:name="Title 1" svg:x="1.96007in" svg:y="5.25in" svg:width="6in" svg:height="0.61979in" presentation:class="title" presentation:placeholder="false">
        <draw:text-box>
          <text:p text:style-name="a719" text:class-names="" text:cond-style-name=""><text:span text:style-name="a717" text:class-names="">Click to edit Master title style</text:span><text:span text:style-name="a718" text:class-names=""/></text:p>
        </draw:text-box>
        <svg:title/>
        <svg:desc/>
      </draw:frame>
      <draw:frame draw:id="id112" presentation:style-name="a723" draw:name="Picture Placeholder 2" svg:x="1.96007in" svg:y="0.67014in" svg:width="6in" svg:height="4.5in" presentation:class="graphic" presentation:placeholder="false">
        <draw:text-box>
          <text:p text:style-name="a722" text:class-names="" text:cond-style-name=""><text:span text:style-name="a721" text:class-names=""/></text:p>
        </draw:text-box>
        <svg:title/>
        <svg:desc/>
      </draw:frame>
      <draw:frame draw:id="id113" presentation:style-name="a727" draw:name="Text Placeholder 3" svg:x="1.96007in" svg:y="5.86979in" svg:width="6in" svg:height="0.88021in" presentation:class="outline" presentation:placeholder="false">
        <draw:text-box>
          <text:list text:style-name="a726">
            <text:list-item>
              <text:p text:style-name="a725" text:class-names="" text:cond-style-name=""><text:span text:style-name="a724" text:class-names="">Click to edit Master text styles</text:span></text:p>
            </text:list-item>
          </text:list>
        </draw:text-box>
        <svg:title/>
        <svg:desc/>
      </draw:frame>
      <draw:frame draw:id="id114" presentation:style-name="a730" draw:name="Rectangle 11" svg:x="7.91667in" svg:y="7in" svg:width="2.08333in" svg:height="0.5in" presentation:class="page-number" presentation:placeholder="false">
        <draw:text-box>
          <text:p text:style-name="a729" text:class-names="" text:cond-style-name=""><text:span text:style-name="a728" text:class-names=""><text:page-number style:num-format="1" text:fixed="false"/></text:span></text:p>
        </draw:text-box>
        <svg:title/>
        <svg:desc/>
      </draw:frame>
      <presentation:notes style:page-layout-name="pageLayout2" draw:style-name="a759">
        <draw:frame draw:id="id15" presentation:style-name="a733" draw:name="Rectangle 2" svg:x="0in" svg:y="0in" svg:width="3.25in" svg:height="0.5in" presentation:class="header" presentation:placeholder="false">
          <draw:text-box>
            <text:p text:style-name="a732" text:class-names="" text:cond-style-name=""><text:span text:style-name="a731" text:class-names=""/></text:p>
          </draw:text-box>
          <svg:title/>
          <svg:desc/>
        </draw:frame>
        <draw:frame draw:id="id16" presentation:style-name="a736" draw:name="Rectangle 3" svg:x="4.25in" svg:y="0in" svg:width="3.25in" svg:height="0.5in" presentation:class="date-time" presentation:placeholder="false">
          <draw:text-box>
            <text:p text:style-name="a735" text:class-names="" text:cond-style-name=""><text:span text:style-name="a734" text:class-names=""/></text:p>
          </draw:text-box>
          <svg:title/>
          <svg:desc/>
        </draw:frame>
        <draw:page-thumbnail svg:x="1.25in" svg:y="0.75in" svg:width="5in" svg:height="3.75in" presentation:class="page" draw:id="id17" presentation:style-name="a737" draw:name="Rectangle 4">
          <svg:title/>
          <svg:desc/>
        </draw:page-thumbnail>
        <draw:frame draw:id="id18" presentation:style-name="a752" draw:name="Rectangle 5" svg:x="1in" svg:y="4.75in" svg:width="5.5in" svg:height="4.5in" presentation:class="notes" presentation:placeholder="false">
          <draw:text-box>
            <text:p text:style-name="a739" text:class-names="" text:cond-style-name=""><text:span text:style-name="a738" text:class-names="">Click to edit Master text styles</text:span></text:p>
            <text:list text:style-name="a742">
              <text:list-item>
                <text:list text:style-name="a742">
                  <text:list-item>
                    <text:p text:style-name="a741" text:class-names="" text:cond-style-name=""><text:span text:style-name="a740" text:class-names="">Second level</text:span></text:p>
                  </text:list-item>
                </text:list>
              </text:list-item>
            </text:list>
            <text:list text:style-name="a745">
              <text:list-item>
                <text:list text:style-name="a745">
                  <text:list-item>
                    <text:list text:style-name="a745">
                      <text:list-item>
                        <text:p text:style-name="a744" text:class-names="" text:cond-style-name=""><text:span text:style-name="a7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48">
              <text:list-item>
                <text:list text:style-name="a748">
                  <text:list-item>
                    <text:list text:style-name="a748">
                      <text:list-item>
                        <text:list text:style-name="a748">
                          <text:list-item>
                            <text:p text:style-name="a747" text:class-names="" text:cond-style-name=""><text:span text:style-name="a7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1">
              <text:list-item>
                <text:list text:style-name="a751">
                  <text:list-item>
                    <text:list text:style-name="a751">
                      <text:list-item>
                        <text:list text:style-name="a751">
                          <text:list-item>
                            <text:list text:style-name="a751">
                              <text:list-item>
                                <text:p text:style-name="a750" text:class-names="" text:cond-style-name=""><text:span text:style-name="a7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9" presentation:style-name="a755" draw:name="Rectangle 6" svg:x="0in" svg:y="9.5in" svg:width="3.25in" svg:height="0.5in" presentation:class="footer" presentation:placeholder="false">
          <draw:text-box>
            <text:p text:style-name="a754" text:class-names="" text:cond-style-name=""><text:span text:style-name="a753" text:class-names=""/></text:p>
          </draw:text-box>
          <svg:title/>
          <svg:desc/>
        </draw:frame>
        <draw:frame draw:id="id20" presentation:style-name="a758" draw:name="Rectangle 7" svg:x="4.25in" svg:y="9.5in" svg:width="3.25in" svg:height="0.5in" presentation:class="page-number" presentation:placeholder="false">
          <draw:text-box>
            <text:p text:style-name="a757" text:class-names="" text:cond-style-name=""><text:span text:style-name="a7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760">
      <draw:custom-shape svg:x="0.58333in" svg:y="0.28472in" svg:width="0.35243in" svg:height="0.5191in" draw:id="id115" draw:layer="Master1-bg" draw:style-name="a763" draw:name="Rectangle 2">
        <svg:title/>
        <svg:desc/>
        <text:p text:style-name="a762" text:class-names="" text:cond-style-name=""><text:span text:style-name="a7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875in" svg:y="0.28472in" svg:width="0.35938in" svg:height="0.5191in" draw:id="id116" draw:layer="Master1-bg" draw:style-name="a767" draw:name="Rectangle 3">
        <svg:title/>
        <svg:desc/>
        <text:p text:style-name="a765" text:class-names="" text:cond-style-name=""><text:span text:style-name="a7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9201in" svg:y="0.74653in" svg:width="0.46181in" svg:height="0.5191in" draw:id="id117" draw:layer="Master1-bg" draw:style-name="a770" draw:name="Rectangle 4">
        <svg:title/>
        <svg:desc/>
        <text:p text:style-name="a769" text:class-names="" text:cond-style-name=""><text:span text:style-name="a7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in" svg:y="0.75in" svg:width="0.40278in" svg:height="0.5191in" draw:id="id118" draw:layer="Master1-bg" draw:style-name="a774" draw:name="Rectangle 5">
        <svg:title/>
        <svg:desc/>
        <text:p text:style-name="a772" text:class-names="" text:cond-style-name=""><text:span text:style-name="a7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3889in" svg:y="0.66667in" svg:width="0.61285in" svg:height="0.46181in" draw:id="id119" draw:layer="Master1-bg" draw:style-name="a778" draw:name="Rectangle 6">
        <svg:title/>
        <svg:desc/>
        <text:p text:style-name="a776" text:class-names="" text:cond-style-name=""><text:span text:style-name="a7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83333in" svg:y="0.16667in" svg:width="0.03472in" svg:height="1.15104in" draw:id="id120" draw:layer="Master1-bg" draw:style-name="a781" draw:name="Rectangle 7">
        <svg:title/>
        <svg:desc/>
        <text:p text:style-name="a780" text:class-names="" text:cond-style-name=""><text:span text:style-name="a7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0347in" svg:y="1.08333in" svg:width="9.49653in" svg:height="0.05035in" draw:id="id121" draw:layer="Master1-bg" draw:style-name="a785" draw:name="Rectangle 8">
        <svg:title/>
        <svg:desc/>
        <text:p text:style-name="a783" text:class-names="" text:cond-style-name=""><text:span text:style-name="a782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frame draw:id="id122" presentation:style-name="a789" draw:name="Title 1" svg:x="1.33333in" svg:y="0.25in" svg:width="8.52257in" svg:height="0.91667in" presentation:class="title" presentation:placeholder="false">
        <draw:text-box>
          <text:p text:style-name="a788" text:class-names="" text:cond-style-name=""><text:span text:style-name="a786" text:class-names="">Click to edit Master title style</text:span><text:span text:style-name="a787" text:class-names=""/></text:p>
        </draw:text-box>
        <svg:title/>
        <svg:desc/>
      </draw:frame>
      <draw:frame draw:id="id123" presentation:style-name="a806" draw:name="Vertical Text Placeholder 2" svg:x="0.41667in" svg:y="1.5in" svg:width="9.37674in" svg:height="5.2066in" presentation:class="outline" presentation:placeholder="false">
        <draw:text-box>
          <text:list text:style-name="a792">
            <text:list-item>
              <text:p text:style-name="a791" text:class-names="" text:cond-style-name=""><text:span text:style-name="a790" text:class-names="">Click to edit Master text styles</text:span></text:p>
            </text:list-item>
          </text:list>
          <text:list text:style-name="a795">
            <text:list-item>
              <text:list text:style-name="a795">
                <text:list-item>
                  <text:p text:style-name="a794" text:class-names="" text:cond-style-name=""><text:span text:style-name="a793" text:class-names="">Second level</text:span></text:p>
                </text:list-item>
              </text:list>
            </text:list-item>
          </text:list>
          <text:list text:style-name="a798">
            <text:list-item>
              <text:list text:style-name="a798">
                <text:list-item>
                  <text:list text:style-name="a798">
                    <text:list-item>
                      <text:p text:style-name="a797" text:class-names="" text:cond-style-name=""><text:span text:style-name="a796" text:class-names="">Third level</text:span></text:p>
                    </text:list-item>
                  </text:list>
                </text:list-item>
              </text:list>
            </text:list-item>
          </text:list>
          <text:list text:style-name="a801">
            <text:list-item>
              <text:list text:style-name="a801">
                <text:list-item>
                  <text:list text:style-name="a801">
                    <text:list-item>
                      <text:list text:style-name="a801">
                        <text:list-item>
                          <text:p text:style-name="a800" text:class-names="" text:cond-style-name=""><text:span text:style-name="a7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5">
            <text:list-item>
              <text:list text:style-name="a805">
                <text:list-item>
                  <text:list text:style-name="a805">
                    <text:list-item>
                      <text:list text:style-name="a805">
                        <text:list-item>
                          <text:list text:style-name="a805">
                            <text:list-item>
                              <text:p text:style-name="a804" text:class-names="" text:cond-style-name=""><text:span text:style-name="a802" text:class-names="">Fifth level</text:span><text:span text:style-name="a8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809" draw:name="Rectangle 11" svg:x="7.91667in" svg:y="7in" svg:width="2.08333in" svg:height="0.5in" presentation:class="page-number" presentation:placeholder="false">
        <draw:text-box>
          <text:p text:style-name="a808" text:class-names="" text:cond-style-name=""><text:span text:style-name="a807" text:class-names=""><text:page-number style:num-format="1" text:fixed="false"/></text:span></text:p>
        </draw:text-box>
        <svg:title/>
        <svg:desc/>
      </draw:frame>
      <presentation:notes style:page-layout-name="pageLayout2" draw:style-name="a838">
        <draw:frame draw:id="id15" presentation:style-name="a812" draw:name="Rectangle 2" svg:x="0in" svg:y="0in" svg:width="3.25in" svg:height="0.5in" presentation:class="header" presentation:placeholder="false">
          <draw:text-box>
            <text:p text:style-name="a811" text:class-names="" text:cond-style-name=""><text:span text:style-name="a810" text:class-names=""/></text:p>
          </draw:text-box>
          <svg:title/>
          <svg:desc/>
        </draw:frame>
        <draw:frame draw:id="id16" presentation:style-name="a815" draw:name="Rectangle 3" svg:x="4.25in" svg:y="0in" svg:width="3.25in" svg:height="0.5in" presentation:class="date-time" presentation:placeholder="false">
          <draw:text-box>
            <text:p text:style-name="a814" text:class-names="" text:cond-style-name=""><text:span text:style-name="a813" text:class-names=""/></text:p>
          </draw:text-box>
          <svg:title/>
          <svg:desc/>
        </draw:frame>
        <draw:page-thumbnail svg:x="1.25in" svg:y="0.75in" svg:width="5in" svg:height="3.75in" presentation:class="page" draw:id="id17" presentation:style-name="a816" draw:name="Rectangle 4">
          <svg:title/>
          <svg:desc/>
        </draw:page-thumbnail>
        <draw:frame draw:id="id18" presentation:style-name="a831" draw:name="Rectangle 5" svg:x="1in" svg:y="4.75in" svg:width="5.5in" svg:height="4.5in" presentation:class="notes" presentation:placeholder="false">
          <draw:text-box>
            <text:p text:style-name="a818" text:class-names="" text:cond-style-name=""><text:span text:style-name="a817" text:class-names="">Click to edit Master text styles</text:span></text:p>
            <text:list text:style-name="a821">
              <text:list-item>
                <text:list text:style-name="a821">
                  <text:list-item>
                    <text:p text:style-name="a820" text:class-names="" text:cond-style-name=""><text:span text:style-name="a819" text:class-names="">Second level</text:span></text:p>
                  </text:list-item>
                </text:list>
              </text:list-item>
            </text:list>
            <text:list text:style-name="a824">
              <text:list-item>
                <text:list text:style-name="a824">
                  <text:list-item>
                    <text:list text:style-name="a824">
                      <text:list-item>
                        <text:p text:style-name="a823" text:class-names="" text:cond-style-name=""><text:span text:style-name="a8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27">
              <text:list-item>
                <text:list text:style-name="a827">
                  <text:list-item>
                    <text:list text:style-name="a827">
                      <text:list-item>
                        <text:list text:style-name="a827">
                          <text:list-item>
                            <text:p text:style-name="a826" text:class-names="" text:cond-style-name=""><text:span text:style-name="a8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0">
              <text:list-item>
                <text:list text:style-name="a830">
                  <text:list-item>
                    <text:list text:style-name="a830">
                      <text:list-item>
                        <text:list text:style-name="a830">
                          <text:list-item>
                            <text:list text:style-name="a830">
                              <text:list-item>
                                <text:p text:style-name="a829" text:class-names="" text:cond-style-name=""><text:span text:style-name="a82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9" presentation:style-name="a834" draw:name="Rectangle 6" svg:x="0in" svg:y="9.5in" svg:width="3.25in" svg:height="0.5in" presentation:class="footer" presentation:placeholder="false">
          <draw:text-box>
            <text:p text:style-name="a833" text:class-names="" text:cond-style-name=""><text:span text:style-name="a832" text:class-names=""/></text:p>
          </draw:text-box>
          <svg:title/>
          <svg:desc/>
        </draw:frame>
        <draw:frame draw:id="id20" presentation:style-name="a837" draw:name="Rectangle 7" svg:x="4.25in" svg:y="9.5in" svg:width="3.25in" svg:height="0.5in" presentation:class="page-number" presentation:placeholder="false">
          <draw:text-box>
            <text:p text:style-name="a836" text:class-names="" text:cond-style-name=""><text:span text:style-name="a8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839">
      <draw:custom-shape svg:x="0.58333in" svg:y="0.28472in" svg:width="0.35243in" svg:height="0.5191in" draw:id="id125" draw:layer="Master1-bg" draw:style-name="a842" draw:name="Rectangle 2">
        <svg:title/>
        <svg:desc/>
        <text:p text:style-name="a841" text:class-names="" text:cond-style-name=""><text:span text:style-name="a8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875in" svg:y="0.28472in" svg:width="0.35938in" svg:height="0.5191in" draw:id="id126" draw:layer="Master1-bg" draw:style-name="a846" draw:name="Rectangle 3">
        <svg:title/>
        <svg:desc/>
        <text:p text:style-name="a844" text:class-names="" text:cond-style-name=""><text:span text:style-name="a8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9201in" svg:y="0.74653in" svg:width="0.46181in" svg:height="0.5191in" draw:id="id127" draw:layer="Master1-bg" draw:style-name="a849" draw:name="Rectangle 4">
        <svg:title/>
        <svg:desc/>
        <text:p text:style-name="a848" text:class-names="" text:cond-style-name=""><text:span text:style-name="a8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in" svg:y="0.75in" svg:width="0.40278in" svg:height="0.5191in" draw:id="id128" draw:layer="Master1-bg" draw:style-name="a853" draw:name="Rectangle 5">
        <svg:title/>
        <svg:desc/>
        <text:p text:style-name="a851" text:class-names="" text:cond-style-name=""><text:span text:style-name="a8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13889in" svg:y="0.66667in" svg:width="0.61285in" svg:height="0.46181in" draw:id="id129" draw:layer="Master1-bg" draw:style-name="a857" draw:name="Rectangle 6">
        <svg:title/>
        <svg:desc/>
        <text:p text:style-name="a855" text:class-names="" text:cond-style-name=""><text:span text:style-name="a8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83333in" svg:y="0.16667in" svg:width="0.03472in" svg:height="1.15104in" draw:id="id130" draw:layer="Master1-bg" draw:style-name="a860" draw:name="Rectangle 7">
        <svg:title/>
        <svg:desc/>
        <text:p text:style-name="a859" text:class-names="" text:cond-style-name=""><text:span text:style-name="a8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0347in" svg:y="1.08333in" svg:width="9.49653in" svg:height="0.05035in" draw:id="id131" draw:layer="Master1-bg" draw:style-name="a864" draw:name="Rectangle 8">
        <svg:title/>
        <svg:desc/>
        <text:p text:style-name="a862" text:class-names="" text:cond-style-name=""><text:span text:style-name="a861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draw:frame draw:id="id132" presentation:style-name="a868" draw:name="Vertical Title 1" svg:x="7.49653in" svg:y="0.25in" svg:width="2.35938in" svg:height="6.4566in" presentation:class="title" presentation:placeholder="false">
        <draw:text-box>
          <text:p text:style-name="a867" text:class-names="" text:cond-style-name=""><text:span text:style-name="a865" text:class-names="">Click to edit Master title style</text:span><text:span text:style-name="a866" text:class-names=""/></text:p>
        </draw:text-box>
        <svg:title/>
        <svg:desc/>
      </draw:frame>
      <draw:frame draw:id="id133" presentation:style-name="a885" draw:name="Vertical Text Placeholder 2" svg:x="0.41667in" svg:y="0.25in" svg:width="6.91319in" svg:height="6.4566in" presentation:class="outline" presentation:placeholder="false">
        <draw:text-box>
          <text:list text:style-name="a871">
            <text:list-item>
              <text:p text:style-name="a870" text:class-names="" text:cond-style-name=""><text:span text:style-name="a869" text:class-names="">Click to edit Master text styles</text:span></text:p>
            </text:list-item>
          </text:list>
          <text:list text:style-name="a874">
            <text:list-item>
              <text:list text:style-name="a874">
                <text:list-item>
                  <text:p text:style-name="a873" text:class-names="" text:cond-style-name=""><text:span text:style-name="a872" text:class-names="">Second level</text:span></text:p>
                </text:list-item>
              </text:list>
            </text:list-item>
          </text:list>
          <text:list text:style-name="a877">
            <text:list-item>
              <text:list text:style-name="a877">
                <text:list-item>
                  <text:list text:style-name="a877">
                    <text:list-item>
                      <text:p text:style-name="a876" text:class-names="" text:cond-style-name=""><text:span text:style-name="a875" text:class-names="">Third level</text:span></text:p>
                    </text:list-item>
                  </text:list>
                </text:list-item>
              </text:list>
            </text:list-item>
          </text:list>
          <text:list text:style-name="a880">
            <text:list-item>
              <text:list text:style-name="a880">
                <text:list-item>
                  <text:list text:style-name="a880">
                    <text:list-item>
                      <text:list text:style-name="a880">
                        <text:list-item>
                          <text:p text:style-name="a879" text:class-names="" text:cond-style-name=""><text:span text:style-name="a8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4">
            <text:list-item>
              <text:list text:style-name="a884">
                <text:list-item>
                  <text:list text:style-name="a884">
                    <text:list-item>
                      <text:list text:style-name="a884">
                        <text:list-item>
                          <text:list text:style-name="a884">
                            <text:list-item>
                              <text:p text:style-name="a883" text:class-names="" text:cond-style-name=""><text:span text:style-name="a881" text:class-names="">Fifth level</text:span><text:span text:style-name="a8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4" presentation:style-name="a888" draw:name="Rectangle 11" svg:x="7.91667in" svg:y="7in" svg:width="2.08333in" svg:height="0.5in" presentation:class="page-number" presentation:placeholder="false">
        <draw:text-box>
          <text:p text:style-name="a887" text:class-names="" text:cond-style-name=""><text:span text:style-name="a886" text:class-names=""><text:page-number style:num-format="1" text:fixed="false"/></text:span></text:p>
        </draw:text-box>
        <svg:title/>
        <svg:desc/>
      </draw:frame>
      <presentation:notes style:page-layout-name="pageLayout2" draw:style-name="a917">
        <draw:frame draw:id="id15" presentation:style-name="a891" draw:name="Rectangle 2" svg:x="0in" svg:y="0in" svg:width="3.25in" svg:height="0.5in" presentation:class="header" presentation:placeholder="false">
          <draw:text-box>
            <text:p text:style-name="a890" text:class-names="" text:cond-style-name=""><text:span text:style-name="a889" text:class-names=""/></text:p>
          </draw:text-box>
          <svg:title/>
          <svg:desc/>
        </draw:frame>
        <draw:frame draw:id="id16" presentation:style-name="a894" draw:name="Rectangle 3" svg:x="4.25in" svg:y="0in" svg:width="3.25in" svg:height="0.5in" presentation:class="date-time" presentation:placeholder="false">
          <draw:text-box>
            <text:p text:style-name="a893" text:class-names="" text:cond-style-name=""><text:span text:style-name="a892" text:class-names=""/></text:p>
          </draw:text-box>
          <svg:title/>
          <svg:desc/>
        </draw:frame>
        <draw:page-thumbnail svg:x="1.25in" svg:y="0.75in" svg:width="5in" svg:height="3.75in" presentation:class="page" draw:id="id17" presentation:style-name="a895" draw:name="Rectangle 4">
          <svg:title/>
          <svg:desc/>
        </draw:page-thumbnail>
        <draw:frame draw:id="id18" presentation:style-name="a910" draw:name="Rectangle 5" svg:x="1in" svg:y="4.75in" svg:width="5.5in" svg:height="4.5in" presentation:class="notes" presentation:placeholder="false">
          <draw:text-box>
            <text:p text:style-name="a897" text:class-names="" text:cond-style-name=""><text:span text:style-name="a896" text:class-names="">Click to edit Master text styles</text:span></text:p>
            <text:list text:style-name="a900">
              <text:list-item>
                <text:list text:style-name="a900">
                  <text:list-item>
                    <text:p text:style-name="a899" text:class-names="" text:cond-style-name=""><text:span text:style-name="a898" text:class-names="">Second level</text:span></text:p>
                  </text:list-item>
                </text:list>
              </text:list-item>
            </text:list>
            <text:list text:style-name="a903">
              <text:list-item>
                <text:list text:style-name="a903">
                  <text:list-item>
                    <text:list text:style-name="a903">
                      <text:list-item>
                        <text:p text:style-name="a902" text:class-names="" text:cond-style-name=""><text:span text:style-name="a9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06">
              <text:list-item>
                <text:list text:style-name="a906">
                  <text:list-item>
                    <text:list text:style-name="a906">
                      <text:list-item>
                        <text:list text:style-name="a906">
                          <text:list-item>
                            <text:p text:style-name="a905" text:class-names="" text:cond-style-name=""><text:span text:style-name="a9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09">
              <text:list-item>
                <text:list text:style-name="a909">
                  <text:list-item>
                    <text:list text:style-name="a909">
                      <text:list-item>
                        <text:list text:style-name="a909">
                          <text:list-item>
                            <text:list text:style-name="a909">
                              <text:list-item>
                                <text:p text:style-name="a908" text:class-names="" text:cond-style-name=""><text:span text:style-name="a90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9" presentation:style-name="a913" draw:name="Rectangle 6" svg:x="0in" svg:y="9.5in" svg:width="3.25in" svg:height="0.5in" presentation:class="footer" presentation:placeholder="false">
          <draw:text-box>
            <text:p text:style-name="a912" text:class-names="" text:cond-style-name=""><text:span text:style-name="a911" text:class-names=""/></text:p>
          </draw:text-box>
          <svg:title/>
          <svg:desc/>
        </draw:frame>
        <draw:frame draw:id="id20" presentation:style-name="a916" draw:name="Rectangle 7" svg:x="4.25in" svg:y="9.5in" svg:width="3.25in" svg:height="0.5in" presentation:class="page-number" presentation:placeholder="false">
          <draw:text-box>
            <text:p text:style-name="a915" text:class-names="" text:cond-style-name=""><text:span text:style-name="a91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rigonometry</dc:title>
    <meta:initial-creator>David Matuszek</meta:initial-creator>
    <dc:creator>Devajith VS</dc:creator>
    <meta:creation-date>2006-03-05T00:58:22Z</meta:creation-date>
    <dc:date>2018-04-01T08:15:39Z</dc:date>
    <meta:template xlink:href="Macintosh%20HD:Applications:Microsoft%20Office%20X:Templates:Presentations:duke9.pot" xlink:type="simple"/>
    <meta:editing-cycles>11</meta:editing-cycles>
    <meta:editing-duration>PT12618S</meta:editing-duration>
    <meta:document-statistic meta:paragraph-count="128" meta:word-count="607"/>
  </office:meta>
</office:document-meta>
</file>